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5" style:family="table-column">
      <style:table-column-properties fo:break-before="auto" style:column-width="3.7453in"/>
    </style:style>
    <style:style style:name="co26" style:family="table-column">
      <style:table-column-properties fo:break-before="auto" style:column-width="3.4756in"/>
    </style:style>
    <style:style style:name="co27" style:family="table-column">
      <style:table-column-properties fo:break-before="auto" style:column-width="7.9957in"/>
    </style:style>
    <style:style style:name="co28" style:family="table-column">
      <style:table-column-properties fo:break-before="auto" style:column-width="0.6563in"/>
    </style:style>
    <style:style style:name="co29" style:family="table-column">
      <style:table-column-properties fo:break-before="auto" style:column-width="5.2626in"/>
    </style:style>
    <style:style style:name="co30" style:family="table-column">
      <style:table-column-properties fo:break-before="auto" style:column-width="2.4535in"/>
    </style:style>
    <style:style style:name="co7" style:family="table-column">
      <style:table-column-properties fo:break-before="auto" style:column-width="3.99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472in"/>
    </style:style>
    <style:style style:name="co11" style:family="table-column">
      <style:table-column-properties fo:break-before="auto" style:column-width="1.8835in"/>
    </style:style>
    <style:style style:name="co12" style:family="table-column">
      <style:table-column-properties fo:break-before="auto" style:column-width="2.130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3.1854in"/>
    </style:style>
    <style:style style:name="co15" style:family="table-column">
      <style:table-column-properties fo:break-before="auto" style:column-width="6.3819in"/>
    </style:style>
    <style:style style:name="co16" style:family="table-column">
      <style:table-column-properties fo:break-before="auto" style:column-width="3.690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7256in"/>
    </style:style>
    <style:style style:name="co19" style:family="table-column">
      <style:table-column-properties fo:break-before="auto" style:column-width="4.9929in"/>
    </style:style>
    <style:style style:name="co20" style:family="table-column">
      <style:table-column-properties fo:break-before="auto" style:column-width="2.4547in"/>
    </style:style>
    <style:style style:name="co21" style:family="table-column">
      <style:table-column-properties fo:break-before="auto" style:column-width="2.1335in"/>
    </style:style>
    <style:style style:name="co22" style:family="table-column">
      <style:table-column-properties fo:break-before="auto" style:column-width="1.7154in"/>
    </style:style>
    <style:style style:name="co23" style:family="table-column">
      <style:table-column-properties fo:break-before="auto" style:column-width="2.228in"/>
    </style:style>
    <style:style style:name="co24" style:family="table-column">
      <style:table-column-properties fo:break-before="auto" style:column-width="3.8098in"/>
    </style:style>
    <style:style style:name="co31" style:family="table-column">
      <style:table-column-properties fo:break-before="auto" style:column-width="3.152in"/>
    </style:style>
    <style:style style:name="co32" style:family="table-column">
      <style:table-column-properties fo:break-before="auto" style:column-width="5.4453in"/>
    </style:style>
    <style:style style:name="co33" style:family="table-column">
      <style:table-column-properties fo:break-before="auto" style:column-width="3.5272in"/>
    </style:style>
    <style:style style:name="co34" style:family="table-column">
      <style:table-column-properties fo:break-before="auto" style:column-width="2.5827in"/>
    </style:style>
    <style:style style:name="co35" style:family="table-column">
      <style:table-column-properties fo:break-before="auto" style:column-width="3.1528in"/>
    </style:style>
    <style:style style:name="co36" style:family="table-column">
      <style:table-column-properties fo:break-before="auto" style:column-width="6.3063in"/>
    </style:style>
    <style:style style:name="co37" style:family="table-column">
      <style:table-column-properties fo:break-before="auto" style:column-width="3.0661in"/>
    </style:style>
    <style:style style:name="co38" style:family="table-column">
      <style:table-column-properties fo:break-before="auto" style:column-width="1.8118in"/>
    </style:style>
    <style:style style:name="co39" style:family="table-column">
      <style:table-column-properties fo:break-before="auto" style:column-width="2.8091in"/>
    </style:style>
    <style:style style:name="co40" style:family="table-column">
      <style:table-column-properties fo:break-before="auto" style:column-width="4.7819in"/>
    </style:style>
    <style:style style:name="co41" style:family="table-column">
      <style:table-column-properties fo:break-before="auto" style:column-width="2.2299in"/>
    </style:style>
    <style:style style:name="co42" style:family="table-column">
      <style:table-column-properties fo:break-before="auto" style:column-width="4.1492in"/>
    </style:style>
    <style:style style:name="co43" style:family="table-column">
      <style:table-column-properties fo:break-before="auto" style:column-width="0.9646in"/>
    </style:style>
    <style:style style:name="ro5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7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7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1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2" style:family="table-cell" style:parent-style-name="Default">
      <style:text-properties fo:font-size="16pt" fo:font-weight="bold"/>
    </style:style>
    <style:style style:name="ce33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4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5" style:family="table-cell" style:parent-style-name="Default">
      <style:table-cell-properties fo:border-bottom="none" fo:border-left="0.06pt solid #000000" fo:border-right="none" fo:border-top="0.06pt solid #000000"/>
    </style:style>
    <style:style style:name="ce46" style:family="table-cell" style:parent-style-name="Default">
      <style:table-cell-properties fo:border-bottom="none" fo:border-left="none" fo:border-right="none" fo:border-top="0.06pt solid #000000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0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3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Droid Sans Fallback" style:font-name-complex="Lohit Hindi"/>
    </style:style>
    <style:style style:name="ce54" style:family="table-cell" style:parent-style-name="Default">
      <style:table-cell-properties fo:border-bottom="none" fo:border-left="none" fo:border-right="0.06pt solid #000000" fo:border-top="0.06pt solid #000000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8" style:family="table-cell" style:parent-style-name="Default" style:data-style-name="N100">
      <style:text-properties fo:font-size="12pt" fo:font-weight="bold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ext-properties style:font-name="Arial" style:font-name-asian="Droid Sans Fallback" style:font-name-complex="Lohit Hindi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8" table:default-cell-style-name="ce4"/>
        <table:table-column table:style-name="co8" table:default-cell-style-name="Default"/>
        <table:table-column table:style-name="co10" table:default-cell-style-name="Default"/>
        <table:table-column table:style-name="co8" table:number-columns-repeated="1018" table:default-cell-style-name="Default"/>
        <table:table-row table:style-name="ro5">
          <table:table-cell table:style-name="ce1" table:number-columns-repeated="1024"/>
        </table:table-row>
        <table:table-row table:style-name="ro3">
          <table:table-cell table:style-name="ce1" table:number-columns-repeated="2"/>
          <table:table-cell table:style-name="ce5" office:value-type="string">
            <text:p>Linphone Web</text:p>
          </table:table-cell>
          <table:table-cell table:style-name="ce1" table:number-columns-repeated="1021"/>
        </table:table-row>
        <table:table-row table:style-name="ro5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/>
          <table:table-cell table:style-name="ce2" office:value-type="string">
            <text:p>IMPLEMENTED</text:p>
          </table:table-cell>
          <table:table-cell/>
          <table:table-cell table:style-name="ce4" table:number-columns-repeated="1020"/>
        </table:table-row>
        <table:table-row table:style-name="ro5">
          <table:table-cell office:value-type="string">
            <text:p>linphone_account_creator_destroy</text:p>
          </table:table-cell>
          <table:table-cell/>
          <table:table-cell table:style-name="ce6" table:formula="of:=[Auth.D2]+[Address.D2]+[Call.D2]+[Core.D2]+[ProxyConfig.D2]+[Auth.D3]+[Address.D3]+[Call.D3]+[Core.D3]+[ProxyConfig.D3]" office:value-type="float" office:value="320">
            <text:p>320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domain</text:p>
          </table:table-cell>
          <table:table-cell/>
          <table:table-cell table:style-name="ce7" table:formula="of:=[Auth.D2]+[Address.D2]+[Call.D2]+[Core.D2]+[ProxyConfig.D2]" office:value-type="float" office:value="253">
            <text:p>253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username</text:p>
          </table:table-cell>
          <table:table-cell/>
          <table:table-cell table:style-name="ce8" table:formula="of:=[Auth.D3]+[Address.D3]+[Call.D3]+[Core.D3]+[ProxyConfig.D3]" office:value-type="float" office:value="67">
            <text:p>67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new</text:p>
          </table:table-cell>
          <table:table-cell/>
          <table:table-cell table:style-name="ce9" table:formula="of:=[.C9]/[.C7]" office:value-type="percentage" office:value="0.209375">
            <text:p>20.94%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set_domain</text:p>
          </table:table-cell>
          <table:table-cell/>
          <table:table-cell table:style-name="ce4"/>
          <table:table-cell table:number-columns-repeated="1021"/>
        </table:table-row>
        <table:table-row table:style-name="ro5">
          <table:table-cell office:value-type="string">
            <text:p>linphone_account_creator_set_email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password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rout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suscrib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usernam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existenc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validation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validate</text:p>
          </table:table-cell>
          <table:table-cell table:number-columns-repeated="1023"/>
        </table:table-row>
        <table:table-row table:style-name="ro5">
          <table:table-cell office:value-type="string">
            <text:p>linphone_chat_room_destroy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peer_address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nd_message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global_state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ason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gistration_state_to_string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<text:s/></text:p>
          </table:table-cell>
          <table:table-cell table:number-columns-repeated="1023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uth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7">
          <table:table-cell table:style-name="ce1" table:number-columns-repeated="3"/>
          <table:table-cell table:style-name="ce21" table:formula="of:=COUNTIF([.$D$2:.$D$9004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" table:number-columns-repeated="3"/>
          <table:table-cell table:style-name="ce22" table:formula="of:=COUNTIF([.$D$2:.$D$9004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0" table:formula="of:=INDEX([Linphone.$A$2:.$E$9000];MATCH([.E7];[Linphone.$D$2:.$D$9000]);5)" office:value-type="string" office:string-value="(const LinphoneAuthInfo *i)">
            <text:p>(const LinphoneAuthInfo *i)</text:p>
          </table:table-cell>
          <table:table-cell table:style-name="ce18" table:formula="of:=INDEX([Linphone.$A$2:.$E$9000];MATCH([.E7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1" table:formula="of:=INDEX([Linphone.$A$2:.$E$9000];MATCH([.E8];[Linphone.$D$2:.$D$9000]);5)" office:value-type="string" office:string-value="(LinphoneAuthInfo *info, const char *userid)">
            <text:p>(LinphoneAuthInfo *info, const char *userid)</text:p>
          </table:table-cell>
          <table:table-cell table:style-name="ce19" table:formula="of:=INDEX([Linphone.$A$2:.$E$9000];MATCH([.E8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0" table:formula="of:=INDEX([Linphone.$A$2:.$E$9000];MATCH([.E9];[Linphone.$D$2:.$D$9000]);5)" office:value-type="string" office:string-value="(const LinphoneAuthInfo *i)">
            <text:p>(const LinphoneAuthInfo *i)</text:p>
          </table:table-cell>
          <table:table-cell table:style-name="ce18" table:formula="of:=INDEX([Linphone.$A$2:.$E$9000];MATCH([.E9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1" table:formula="of:=INDEX([Linphone.$A$2:.$E$9000];MATCH([.E10];[Linphone.$D$2:.$D$9000]);5)" office:value-type="string" office:string-value="(LinphoneAuthInfo *info, const char *username)">
            <text:p>(LinphoneAuthInfo *info, const char *username)</text:p>
          </table:table-cell>
          <table:table-cell table:style-name="ce19" table:formula="of:=INDEX([Linphone.$A$2:.$E$9000];MATCH([.E10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0" table:formula="of:=INDEX([Linphone.$A$2:.$E$9000];MATCH([.E11];[Linphone.$D$2:.$D$9000]);5)" office:value-type="string" office:string-value="(const LinphoneAuthInfo *i)">
            <text:p>(const LinphoneAuthInfo *i)</text:p>
          </table:table-cell>
          <table:table-cell table:style-name="ce18" table:formula="of:=INDEX([Linphone.$A$2:.$E$9000];MATCH([.E11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1" table:formula="of:=INDEX([Linphone.$A$2:.$E$9000];MATCH([.E12];[Linphone.$D$2:.$D$9000]);5)" office:value-type="string" office:string-value="(LinphoneAuthInfo *info, const char *passwd)">
            <text:p>(LinphoneAuthInfo *info, const char *passwd)</text:p>
          </table:table-cell>
          <table:table-cell table:style-name="ce19" table:formula="of:=INDEX([Linphone.$A$2:.$E$9000];MATCH([.E12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15"/>
          <table:table-cell table:number-columns-repeated="2"/>
          <table:table-cell table:style-name="ce25"/>
          <table:table-cell/>
          <table:table-cell table:style-name="ce15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 table:number-rows-repeated="2">
          <table:table-cell table:style-name="ce4" table:number-columns-repeated="3"/>
          <table:table-cell table:style-name="ce26"/>
          <table:table-cell table:style-name="ce4" table:number-columns-repeated="1020"/>
        </table:table-row>
        <table:table-row table:style-name="ro7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Linphone.$A$2:.$E$9000];MATCH([.E23];[Linphone.$D$2:.$D$9000]);5)" office:value-type="string" office:string-value="(LinphoneAuthInfo *info)">
            <text:p>(LinphoneAuthInfo *info)</text:p>
          </table:table-cell>
          <table:table-cell table:formula="of:=INDEX([Linphone.$A$2:.$E$9000];MATCH([.E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5" table:formula="of:=INDEX([Linphone.$A$2:.$E$9000];MATCH([.E24];[Linphone.$D$2:.$D$9000]);5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formula="of:=INDEX([Linphone.$A$2:.$E$9000];MATCH([.E24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Linphone.$A$2:.$E$9000];MATCH([.E25];[Linphone.$D$2:.$D$9000]);5)" office:value-type="string" office:string-value="(struct _LpConfig *config, int pos)">
            <text:p>(struct _LpConfig *config, int pos)</text:p>
          </table:table-cell>
          <table:table-cell table:formula="of:=INDEX([Linphone.$A$2:.$E$9000];MATCH([.E25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5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dres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5">
          <table:table-cell table:style-name="ce1" table:number-columns-repeated="3"/>
          <table:table-cell table:style-name="ce21" table:formula="of:=COUNTIF([.$D$2:.$D$9003];&quot;No&quot;)" office:value-type="float" office:value="16">
            <text:p>1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9003];&quot;Yes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9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36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9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10">
          <table:table-cell table:formula="of:=NOTATION(SUBSTITUTE([.E16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37" table:formula="of:=SEEKIMPL(&quot;Impl&quot;;&quot;class:AuthAPI&quot;;[.A16])" office:value-type="string" office:string-value="No">
            <text:p>No</text:p>
          </table:table-cell>
          <table:table-cell office:value-type="string">
            <text:p>linphone_address_as_string</text:p>
          </table:table-cell>
          <table:table-cell table:style-name="ce15" table:formula="of:=INDEX([Linphone.$A$2:.$E$9000];MATCH([.E16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6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0">
          <table:table-cell table:formula="of:=NOTATION(SUBSTITUTE([.E17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37" table:formula="of:=SEEKIMPL(&quot;Impl&quot;;&quot;class:AuthAPI&quot;;[.A17])" office:value-type="string" office:string-value="No">
            <text:p>No</text:p>
          </table:table-cell>
          <table:table-cell office:value-type="string">
            <text:p>linphone_address_as_string_uri_only</text:p>
          </table:table-cell>
          <table:table-cell table:style-name="ce15" table:formula="of:=INDEX([Linphone.$A$2:.$E$9000];MATCH([.E17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7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0">
          <table:table-cell table:formula="of:=NOTATION(SUBSTITUTE([.E18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37" table:formula="of:=SEEKIMPL(&quot;Impl&quot;;&quot;class:AuthAPI&quot;;[.A18])" office:value-type="string" office:string-value="No">
            <text:p>No</text:p>
          </table:table-cell>
          <table:table-cell office:value-type="string">
            <text:p>linphone_address_clean</text:p>
          </table:table-cell>
          <table:table-cell table:style-name="ce15" table:formula="of:=INDEX([Linphone.$A$2:.$E$9000];MATCH([.E18];[Linphone.$D$2:.$D$9000]);5)" office:value-type="string" office:string-value="(LinphoneAddress *uri)">
            <text:p>(LinphoneAddress *uri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9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37" table:formula="of:=SEEKIMPL(&quot;Impl&quot;;&quot;class:AuthAPI&quot;;[.A19])" office:value-type="string" office:string-value="No">
            <text:p>No</text:p>
          </table:table-cell>
          <table:table-cell office:value-type="string">
            <text:p>linphone_address_clone</text:p>
          </table:table-cell>
          <table:table-cell table:style-name="ce15" table:formula="of:=INDEX([Linphone.$A$2:.$E$9000];MATCH([.E19];[Linphone.$D$2:.$D$9000]);5)" office:value-type="string" office:string-value="(const LinphoneAddress *uri)">
            <text:p>(const LinphoneAddress *uri)</text:p>
          </table:table-cell>
          <table:table-cell table:formula="of:=INDEX([Linphone.$A$2:.$E$9000];MATCH([.E1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38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Linphone.$A$2:.$E$9000];MATCH([.E20];[Linphone.$D$2:.$D$9000]);5)" office:value-type="string" office:string-value="(LinphoneAddress *u)">
            <text:p>(LinphoneAddress *u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];&quot;linphone_address_&quot;;&quot;&quot;))" office:value-type="string" office:string-value="getDisplayName">
            <text:p>getDisplayName</text:p>
          </table:table-cell>
          <table:table-cell table:number-columns-repeated="2"/>
          <table:table-cell table:style-name="ce37" table:formula="of:=SEEKIMPL(&quot;Impl&quot;;&quot;class:AuthAPI&quot;;[.A21])" office:value-type="string" office:string-value="No">
            <text:p>No</text:p>
          </table:table-cell>
          <table:table-cell office:value-type="string">
            <text:p>linphone_address_get_display_name</text:p>
          </table:table-cell>
          <table:table-cell table:style-name="ce15" table:formula="of:=INDEX([Linphone.$A$2:.$E$9000];MATCH([.E21];[Linphone.$D$2:.$D$9000]);5)" office:value-type="string" office:string-value="(const LinphoneAddress* u)">
            <text:p>(const LinphoneAddress* u)</text:p>
          </table:table-cell>
          <table:table-cell table:formula="of:=INDEX([Linphone.$A$2:.$E$9000];MATCH([.E2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22];&quot;linphone_address_&quot;;&quot;&quot;))" office:value-type="string" office:string-value="getDomain">
            <text:p>getDomain</text:p>
          </table:table-cell>
          <table:table-cell table:number-columns-repeated="2"/>
          <table:table-cell table:style-name="ce37" table:formula="of:=SEEKIMPL(&quot;Impl&quot;;&quot;class:AuthAPI&quot;;[.A22])" office:value-type="string" office:string-value="No">
            <text:p>No</text:p>
          </table:table-cell>
          <table:table-cell office:value-type="string">
            <text:p>linphone_address_get_domain</text:p>
          </table:table-cell>
          <table:table-cell table:style-name="ce15" table:formula="of:=INDEX([Linphone.$A$2:.$E$9000];MATCH([.E22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23];&quot;linphone_address_&quot;;&quot;&quot;))" office:value-type="string" office:string-value="getPort">
            <text:p>getPort</text:p>
          </table:table-cell>
          <table:table-cell table:number-columns-repeated="2"/>
          <table:table-cell table:style-name="ce37" table:formula="of:=SEEKIMPL(&quot;Impl&quot;;&quot;class:AuthAPI&quot;;[.A23])" office:value-type="string" office:string-value="No">
            <text:p>No</text:p>
          </table:table-cell>
          <table:table-cell office:value-type="string">
            <text:p>linphone_address_get_port</text:p>
          </table:table-cell>
          <table:table-cell table:style-name="ce15" table:formula="of:=INDEX([Linphone.$A$2:.$E$9000];MATCH([.E23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24];&quot;linphone_address_&quot;;&quot;&quot;))" office:value-type="string" office:string-value="getPortInt">
            <text:p>getPortInt</text:p>
          </table:table-cell>
          <table:table-cell table:number-columns-repeated="2"/>
          <table:table-cell table:style-name="ce37" table:formula="of:=SEEKIMPL(&quot;Impl&quot;;&quot;class:AuthAPI&quot;;[.A24])" office:value-type="string" office:string-value="No">
            <text:p>No</text:p>
          </table:table-cell>
          <table:table-cell office:value-type="string">
            <text:p>linphone_address_get_port_int</text:p>
          </table:table-cell>
          <table:table-cell table:style-name="ce15" table:formula="of:=INDEX([Linphone.$A$2:.$E$9000];MATCH([.E24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5];&quot;linphone_address_&quot;;&quot;&quot;))" office:value-type="string" office:string-value="getScheme">
            <text:p>getScheme</text:p>
          </table:table-cell>
          <table:table-cell table:number-columns-repeated="2"/>
          <table:table-cell table:style-name="ce37" table:formula="of:=SEEKIMPL(&quot;Impl&quot;;&quot;class:AuthAPI&quot;;[.A25])" office:value-type="string" office:string-value="No">
            <text:p>No</text:p>
          </table:table-cell>
          <table:table-cell office:value-type="string">
            <text:p>linphone_address_get_scheme</text:p>
          </table:table-cell>
          <table:table-cell table:style-name="ce15" table:formula="of:=INDEX([Linphone.$A$2:.$E$9000];MATCH([.E25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26];&quot;linphone_address_&quot;;&quot;&quot;))" office:value-type="string" office:string-value="getUsername">
            <text:p>getUsername</text:p>
          </table:table-cell>
          <table:table-cell table:number-columns-repeated="2"/>
          <table:table-cell table:style-name="ce37" table:formula="of:=SEEKIMPL(&quot;Impl&quot;;&quot;class:AuthAPI&quot;;[.A26])" office:value-type="string" office:string-value="No">
            <text:p>No</text:p>
          </table:table-cell>
          <table:table-cell office:value-type="string">
            <text:p>linphone_address_get_username</text:p>
          </table:table-cell>
          <table:table-cell table:style-name="ce15" table:formula="of:=INDEX([Linphone.$A$2:.$E$9000];MATCH([.E26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38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Linphone.$A$2:.$E$9000];MATCH([.E27];[Linphone.$D$2:.$D$9000]);5)" office:value-type="string" office:string-value="(const char *uri)">
            <text:p>(const char *uri)</text:p>
          </table:table-cell>
          <table:table-cell table:formula="of:=INDEX([Linphone.$A$2:.$E$9000];MATCH([.E27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0">
          <table:table-cell table:formula="of:=NOTATION(SUBSTITUTE([.E28];&quot;linphone_address_&quot;;&quot;&quot;))" office:value-type="string" office:string-value="setDisplayName">
            <text:p>setDisplayName</text:p>
          </table:table-cell>
          <table:table-cell table:number-columns-repeated="2"/>
          <table:table-cell table:style-name="ce37" table:formula="of:=SEEKIMPL(&quot;Impl&quot;;&quot;class:AuthAPI&quot;;[.A28])" office:value-type="string" office:string-value="No">
            <text:p>No</text:p>
          </table:table-cell>
          <table:table-cell office:value-type="string">
            <text:p>linphone_address_set_display_name</text:p>
          </table:table-cell>
          <table:table-cell table:style-name="ce15" table:formula="of:=INDEX([Linphone.$A$2:.$E$9000];MATCH([.E28];[Linphone.$D$2:.$D$9000]);5)" office:value-type="string" office:string-value="(LinphoneAddress *u, const char *display_name)">
            <text:p>(LinphoneAddress *u, const char *display_name)</text:p>
          </table:table-cell>
          <table:table-cell table:formula="of:=INDEX([Linphone.$A$2:.$E$9000];MATCH([.E2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9];&quot;linphone_address_&quot;;&quot;&quot;))" office:value-type="string" office:string-value="setDomain">
            <text:p>setDomain</text:p>
          </table:table-cell>
          <table:table-cell table:number-columns-repeated="2"/>
          <table:table-cell table:style-name="ce37" table:formula="of:=SEEKIMPL(&quot;Impl&quot;;&quot;class:AuthAPI&quot;;[.A29])" office:value-type="string" office:string-value="No">
            <text:p>No</text:p>
          </table:table-cell>
          <table:table-cell office:value-type="string">
            <text:p>linphone_address_set_domain</text:p>
          </table:table-cell>
          <table:table-cell table:style-name="ce15" table:formula="of:=INDEX([Linphone.$A$2:.$E$9000];MATCH([.E29];[Linphone.$D$2:.$D$9000]);5)" office:value-type="string" office:string-value="(LinphoneAddress *uri, const char *host)">
            <text:p>(LinphoneAddress *uri, const char *host)</text:p>
          </table:table-cell>
          <table:table-cell table:formula="of:=INDEX([Linphone.$A$2:.$E$9000];MATCH([.E2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30];&quot;linphone_address_&quot;;&quot;&quot;))" office:value-type="string" office:string-value="setPort">
            <text:p>setPort</text:p>
          </table:table-cell>
          <table:table-cell table:number-columns-repeated="2"/>
          <table:table-cell table:style-name="ce37" table:formula="of:=SEEKIMPL(&quot;Impl&quot;;&quot;class:AuthAPI&quot;;[.A30])" office:value-type="string" office:string-value="No">
            <text:p>No</text:p>
          </table:table-cell>
          <table:table-cell office:value-type="string">
            <text:p>linphone_address_set_port</text:p>
          </table:table-cell>
          <table:table-cell table:style-name="ce15" table:formula="of:=INDEX([Linphone.$A$2:.$E$9000];MATCH([.E30];[Linphone.$D$2:.$D$9000]);5)" office:value-type="string" office:string-value="(LinphoneAddress *uri, const char *port)">
            <text:p>(LinphoneAddress *uri, const char *port)</text:p>
          </table:table-cell>
          <table:table-cell table:formula="of:=INDEX([Linphone.$A$2:.$E$9000];MATCH([.E3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31];&quot;linphone_address_&quot;;&quot;&quot;))" office:value-type="string" office:string-value="setPortInt">
            <text:p>setPortInt</text:p>
          </table:table-cell>
          <table:table-cell table:number-columns-repeated="2"/>
          <table:table-cell table:style-name="ce37" table:formula="of:=SEEKIMPL(&quot;Impl&quot;;&quot;class:AuthAPI&quot;;[.A31])" office:value-type="string" office:string-value="No">
            <text:p>No</text:p>
          </table:table-cell>
          <table:table-cell office:value-type="string">
            <text:p>linphone_address_set_port_int</text:p>
          </table:table-cell>
          <table:table-cell table:style-name="ce15" table:formula="of:=INDEX([Linphone.$A$2:.$E$9000];MATCH([.E31];[Linphone.$D$2:.$D$9000]);5)" office:value-type="string" office:string-value="(LinphoneAddress *uri, int port)">
            <text:p>(LinphoneAddress *uri, int port)</text:p>
          </table:table-cell>
          <table:table-cell table:formula="of:=INDEX([Linphone.$A$2:.$E$9000];MATCH([.E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32];&quot;linphone_address_&quot;;&quot;&quot;))" office:value-type="string" office:string-value="setUsername">
            <text:p>setUsername</text:p>
          </table:table-cell>
          <table:table-cell table:number-columns-repeated="2"/>
          <table:table-cell table:style-name="ce37" table:formula="of:=SEEKIMPL(&quot;Impl&quot;;&quot;class:AuthAPI&quot;;[.A32])" office:value-type="string" office:string-value="No">
            <text:p>No</text:p>
          </table:table-cell>
          <table:table-cell office:value-type="string">
            <text:p>linphone_address_set_username</text:p>
          </table:table-cell>
          <table:table-cell table:style-name="ce15" table:formula="of:=INDEX([Linphone.$A$2:.$E$9000];MATCH([.E32];[Linphone.$D$2:.$D$9000]);5)" office:value-type="string" office:string-value="(LinphoneAddress *uri, const char *username)">
            <text:p>(LinphoneAddress *uri, const char *username)</text:p>
          </table:table-cell>
          <table:table-cell table:formula="of:=INDEX([Linphone.$A$2:.$E$9000];MATCH([.E3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37" table:formula="of:=SEEKIMPL(&quot;Impl&quot;;&quot;class:Auth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Linphone.$A$2:.$E$9000];MATCH([.E33];[Linphone.$D$2:.$D$9000]);5)" office:value-type="string" office:string-value="(const LinphoneAddress *a1, const LinphoneAddress *a2)">
            <text:p>(const LinphoneAddress *a1, const LinphoneAddress *a2)</text:p>
          </table:table-cell>
          <table:table-cell table:formula="of:=INDEX([Linphone.$A$2:.$E$9000];MATCH([.E3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5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l" table:style-name="ta1"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21" table:formula="of:=COUNTIF([.$D$2:.$D$9007];&quot;No&quot;)" office:value-type="float" office:value="52">
            <text:p>5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9007];&quot;Yes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9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39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9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10">
          <table:table-cell table:style-name="ce15" table:formula="of:=NOTATION(SUBSTITUTE([.E16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0" table:formula="of:=SEEKIMPL(&quot;Impl&quot;;&quot;class:CallAPI&quot;;[.A16])" office:value-type="string" office:string-value="No">
            <text:p>No</text:p>
          </table:table-cell>
          <table:table-cell office:value-type="string">
            <text:p>linphone_call_asked_to_autoanswer</text:p>
          </table:table-cell>
          <table:table-cell table:style-name="ce15" table:formula="of:=INDEX([Linphone.$A$2:.$E$9000];MATCH([.E16];[Linphone.$D$2:.$D$9000]);5)" office:value-type="string" office:string-value="(LinphoneCall *call)">
            <text:p>(LinphoneCall *call)</text:p>
          </table:table-cell>
          <table:table-cell table:formula="of:=INDEX([Linphone.$A$2:.$E$9000];MATCH([.E1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style-name="ce15" table:formula="of:=NOTATION(SUBSTITUTE([.E17];&quot;linphone_call_&quot;;&quot;&quot;))" office:value-type="string" office:string-value="cameraEnabled">
            <text:p>cameraEnabled</text:p>
          </table:table-cell>
          <table:table-cell table:number-columns-repeated="2"/>
          <table:table-cell table:style-name="ce40" table:formula="of:=SEEKIMPL(&quot;Impl&quot;;&quot;class:CallAPI&quot;;[.A17])" office:value-type="string" office:string-value="No">
            <text:p>No</text:p>
          </table:table-cell>
          <table:table-cell office:value-type="string">
            <text:p>linphone_call_camera_enabled</text:p>
          </table:table-cell>
          <table:table-cell table:style-name="ce15" table:formula="of:=INDEX([Linphone.$A$2:.$E$9000];MATCH([.E17];[Linphone.$D$2:.$D$9000]);5)" office:value-type="string" office:string-value="(const LinphoneCall *lc)">
            <text:p>(const LinphoneCall *lc)</text:p>
          </table:table-cell>
          <table:table-cell table:formula="of:=INDEX([Linphone.$A$2:.$E$9000];MATCH([.E1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style-name="ce15" table:formula="of:=NOTATION(SUBSTITUTE([.E18];&quot;linphone_call_&quot;;&quot;&quot;))" office:value-type="string" office:string-value="echoCancellationEnabled">
            <text:p>echoCancellationEnabled</text:p>
          </table:table-cell>
          <table:table-cell table:number-columns-repeated="2"/>
          <table:table-cell table:style-name="ce40" table:formula="of:=SEEKIMPL(&quot;Impl&quot;;&quot;class:CallAPI&quot;;[.A18])" office:value-type="string" office:string-value="No">
            <text:p>No</text:p>
          </table:table-cell>
          <table:table-cell office:value-type="string">
            <text:p>linphone_call_echo_cancellation_enabled</text:p>
          </table:table-cell>
          <table:table-cell table:style-name="ce15" table:formula="of:=INDEX([Linphone.$A$2:.$E$9000];MATCH([.E18];[Linphone.$D$2:.$D$9000]);5)" office:value-type="string" office:string-value="(LinphoneCall *lc)">
            <text:p>(LinphoneCall *lc)</text:p>
          </table:table-cell>
          <table:table-cell table:formula="of:=INDEX([Linphone.$A$2:.$E$9000];MATCH([.E1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style-name="ce15" table:formula="of:=NOTATION(SUBSTITUTE([.E19];&quot;linphone_call_&quot;;&quot;&quot;))" office:value-type="string" office:string-value="echoLimiterEnabled">
            <text:p>echoLimiterEnabled</text:p>
          </table:table-cell>
          <table:table-cell table:number-columns-repeated="2"/>
          <table:table-cell table:style-name="ce40" table:formula="of:=SEEKIMPL(&quot;Impl&quot;;&quot;class:CallAPI&quot;;[.A19])" office:value-type="string" office:string-value="No">
            <text:p>No</text:p>
          </table:table-cell>
          <table:table-cell office:value-type="string">
            <text:p>linphone_call_echo_limiter_enabled</text:p>
          </table:table-cell>
          <table:table-cell table:style-name="ce15" table:formula="of:=INDEX([Linphone.$A$2:.$E$9000];MATCH([.E1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1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style-name="ce15" table:formula="of:=NOTATION(SUBSTITUTE([.E20];&quot;linphone_call_&quot;;&quot;&quot;))" office:value-type="string" office:string-value="enableCamera">
            <text:p>enableCamera</text:p>
          </table:table-cell>
          <table:table-cell table:number-columns-repeated="2"/>
          <table:table-cell table:style-name="ce40" table:formula="of:=SEEKIMPL(&quot;Impl&quot;;&quot;class:CallAPI&quot;;[.A20])" office:value-type="string" office:string-value="No">
            <text:p>No</text:p>
          </table:table-cell>
          <table:table-cell office:value-type="string">
            <text:p>linphone_call_enable_camera</text:p>
          </table:table-cell>
          <table:table-cell table:style-name="ce15" table:formula="of:=INDEX([Linphone.$A$2:.$E$9000];MATCH([.E20];[Linphone.$D$2:.$D$9000]);5)" office:value-type="string" office:string-value="(LinphoneCall *lc, bool_t enabled)">
            <text:p>(LinphoneCall *lc, bool_t enabled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21];&quot;linphone_call_&quot;;&quot;&quot;))" office:value-type="string" office:string-value="enableEchoCancellation">
            <text:p>enableEchoCancellation</text:p>
          </table:table-cell>
          <table:table-cell table:number-columns-repeated="2"/>
          <table:table-cell table:style-name="ce40" table:formula="of:=SEEKIMPL(&quot;Impl&quot;;&quot;class:CallAPI&quot;;[.A21])" office:value-type="string" office:string-value="No">
            <text:p>No</text:p>
          </table:table-cell>
          <table:table-cell office:value-type="string">
            <text:p>linphone_call_enable_echo_cancellation</text:p>
          </table:table-cell>
          <table:table-cell table:style-name="ce15" table:formula="of:=INDEX([Linphone.$A$2:.$E$9000];MATCH([.E21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22];&quot;linphone_call_&quot;;&quot;&quot;))" office:value-type="string" office:string-value="enableEchoLimiter">
            <text:p>enableEchoLimiter</text:p>
          </table:table-cell>
          <table:table-cell table:number-columns-repeated="2"/>
          <table:table-cell table:style-name="ce40" table:formula="of:=SEEKIMPL(&quot;Impl&quot;;&quot;class:CallAPI&quot;;[.A22])" office:value-type="string" office:string-value="No">
            <text:p>No</text:p>
          </table:table-cell>
          <table:table-cell office:value-type="string">
            <text:p>linphone_call_enable_echo_limiter</text:p>
          </table:table-cell>
          <table:table-cell table:style-name="ce15" table:formula="of:=INDEX([Linphone.$A$2:.$E$9000];MATCH([.E22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23];&quot;linphone_call_&quot;;&quot;&quot;))" office:value-type="string" office:string-value="getAudioStats">
            <text:p>getAudioStats</text:p>
          </table:table-cell>
          <table:table-cell table:number-columns-repeated="2"/>
          <table:table-cell table:style-name="ce40" table:formula="of:=SEEKIMPL(&quot;Impl&quot;;&quot;class:CallAPI&quot;;[.A23])" office:value-type="string" office:string-value="No">
            <text:p>No</text:p>
          </table:table-cell>
          <table:table-cell office:value-type="string">
            <text:p>linphone_call_get_audio_stats</text:p>
          </table:table-cell>
          <table:table-cell table:style-name="ce15" table:formula="of:=INDEX([Linphone.$A$2:.$E$9000];MATCH([.E23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3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0">
          <table:table-cell table:style-name="ce15" table:formula="of:=NOTATION(SUBSTITUTE([.E24];&quot;linphone_call_&quot;;&quot;&quot;))" office:value-type="string" office:string-value="getAuthenticationToken">
            <text:p>getAuthenticationToken</text:p>
          </table:table-cell>
          <table:table-cell table:number-columns-repeated="2"/>
          <table:table-cell table:style-name="ce40" table:formula="of:=SEEKIMPL(&quot;Impl&quot;;&quot;class:CallAPI&quot;;[.A24])" office:value-type="string" office:string-value="No">
            <text:p>No</text:p>
          </table:table-cell>
          <table:table-cell office:value-type="string">
            <text:p>linphone_call_get_authentication_token</text:p>
          </table:table-cell>
          <table:table-cell table:style-name="ce15" table:formula="of:=INDEX([Linphone.$A$2:.$E$9000];MATCH([.E24];[Linphone.$D$2:.$D$9000]);5)" office:value-type="string" office:string-value="(LinphoneCall *call)">
            <text:p>(LinphoneCall *call)</text:p>
          </table:table-cell>
          <table:table-cell table:formula="of:=INDEX([Linphone.$A$2:.$E$9000];MATCH([.E2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style-name="ce15" table:formula="of:=NOTATION(SUBSTITUTE([.E25];&quot;linphone_call_&quot;;&quot;&quot;))" office:value-type="string" office:string-value="getAuthenticationTokenVerified">
            <text:p>getAuthenticationTokenVerified</text:p>
          </table:table-cell>
          <table:table-cell table:number-columns-repeated="2"/>
          <table:table-cell table:style-name="ce40" table:formula="of:=SEEKIMPL(&quot;Impl&quot;;&quot;class:CallAPI&quot;;[.A25])" office:value-type="string" office:string-value="No">
            <text:p>No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Linphone.$A$2:.$E$9000];MATCH([.E25];[Linphone.$D$2:.$D$9000]);5)" office:value-type="string" office:string-value="(LinphoneCall *call)">
            <text:p>(LinphoneCall *call)</text:p>
          </table:table-cell>
          <table:table-cell table:formula="of:=INDEX([Linphone.$A$2:.$E$9000];MATCH([.E2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style-name="ce15" table:formula="of:=NOTATION(SUBSTITUTE([.E26];&quot;linphone_call_&quot;;&quot;&quot;))" office:value-type="string" office:string-value="getAverageQuality">
            <text:p>getAverageQuality</text:p>
          </table:table-cell>
          <table:table-cell table:number-columns-repeated="2"/>
          <table:table-cell table:style-name="ce40" table:formula="of:=SEEKIMPL(&quot;Impl&quot;;&quot;class:CallAPI&quot;;[.A26])" office:value-type="string" office:string-value="No">
            <text:p>No</text:p>
          </table:table-cell>
          <table:table-cell office:value-type="string">
            <text:p>linphone_call_get_average_quality</text:p>
          </table:table-cell>
          <table:table-cell table:style-name="ce15" table:formula="of:=INDEX([Linphone.$A$2:.$E$9000];MATCH([.E26];[Linphone.$D$2:.$D$9000]);5)" office:value-type="string" office:string-value="(LinphoneCall *call)">
            <text:p>(LinphoneCall *call)</text:p>
          </table:table-cell>
          <table:table-cell table:formula="of:=INDEX([Linphone.$A$2:.$E$9000];MATCH([.E2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0">
          <table:table-cell table:style-name="ce15" table:formula="of:=NOTATION(SUBSTITUTE([.E27];&quot;linphone_call_&quot;;&quot;&quot;))" office:value-type="string" office:string-value="getCallLog">
            <text:p>getCallLog</text:p>
          </table:table-cell>
          <table:table-cell table:number-columns-repeated="2"/>
          <table:table-cell table:style-name="ce40" table:formula="of:=SEEKIMPL(&quot;Impl&quot;;&quot;class:CallAPI&quot;;[.A27])" office:value-type="string" office:string-value="No">
            <text:p>No</text:p>
          </table:table-cell>
          <table:table-cell office:value-type="string">
            <text:p>linphone_call_get_call_log</text:p>
          </table:table-cell>
          <table:table-cell table:style-name="ce15" table:formula="of:=INDEX([Linphone.$A$2:.$E$9000];MATCH([.E2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7];[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10">
          <table:table-cell table:style-name="ce15" table:formula="of:=NOTATION(SUBSTITUTE([.E28];&quot;linphone_call_&quot;;&quot;&quot;))" office:value-type="string" office:string-value="getCore">
            <text:p>getCore</text:p>
          </table:table-cell>
          <table:table-cell table:number-columns-repeated="2"/>
          <table:table-cell table:style-name="ce40" table:formula="of:=SEEKIMPL(&quot;Impl&quot;;&quot;class:CallAPI&quot;;[.A28])" office:value-type="string" office:string-value="No">
            <text:p>No</text:p>
          </table:table-cell>
          <table:table-cell office:value-type="string">
            <text:p>linphone_call_get_core</text:p>
          </table:table-cell>
          <table:table-cell table:style-name="ce15" table:formula="of:=INDEX([Linphone.$A$2:.$E$9000];MATCH([.E2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8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10">
          <table:table-cell table:style-name="ce15" table:formula="of:=NOTATION(SUBSTITUTE([.E29];&quot;linphone_call_&quot;;&quot;&quot;))" office:value-type="string" office:string-value="getCurrentParams">
            <text:p>getCurrentParams</text:p>
          </table:table-cell>
          <table:table-cell table:number-columns-repeated="2"/>
          <table:table-cell table:style-name="ce40" table:formula="of:=SEEKIMPL(&quot;Impl&quot;;&quot;class:CallAPI&quot;;[.A29])" office:value-type="string" office:string-value="No">
            <text:p>No</text:p>
          </table:table-cell>
          <table:table-cell office:value-type="string">
            <text:p>linphone_call_get_current_params</text:p>
          </table:table-cell>
          <table:table-cell table:style-name="ce15" table:formula="of:=INDEX([Linphone.$A$2:.$E$9000];MATCH([.E2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10">
          <table:table-cell table:style-name="ce15" table:formula="of:=NOTATION(SUBSTITUTE([.E30];&quot;linphone_call_&quot;;&quot;&quot;))" office:value-type="string" office:string-value="getCurrentQuality">
            <text:p>getCurrentQuality</text:p>
          </table:table-cell>
          <table:table-cell table:number-columns-repeated="2"/>
          <table:table-cell table:style-name="ce40" table:formula="of:=SEEKIMPL(&quot;Impl&quot;;&quot;class:CallAPI&quot;;[.A30])" office:value-type="string" office:string-value="No">
            <text:p>No</text:p>
          </table:table-cell>
          <table:table-cell office:value-type="string">
            <text:p>linphone_call_get_current_quality</text:p>
          </table:table-cell>
          <table:table-cell table:style-name="ce15" table:formula="of:=INDEX([Linphone.$A$2:.$E$9000];MATCH([.E30];[Linphone.$D$2:.$D$9000]);5)" office:value-type="string" office:string-value="(LinphoneCall *call)">
            <text:p>(LinphoneCall *call)</text:p>
          </table:table-cell>
          <table:table-cell table:formula="of:=INDEX([Linphone.$A$2:.$E$9000];MATCH([.E30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0">
          <table:table-cell table:style-name="ce15" table:formula="of:=NOTATION(SUBSTITUTE([.E31];&quot;linphone_call_&quot;;&quot;&quot;))" office:value-type="string" office:string-value="getDir">
            <text:p>getDir</text:p>
          </table:table-cell>
          <table:table-cell table:number-columns-repeated="2"/>
          <table:table-cell table:style-name="ce40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Linphone.$A$2:.$E$9000];MATCH([.E31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1];[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10">
          <table:table-cell table:style-name="ce15" table:formula="of:=NOTATION(SUBSTITUTE([.E32];&quot;linphone_call_&quot;;&quot;&quot;))" office:value-type="string" office:string-value="getDuration">
            <text:p>getDuration</text:p>
          </table:table-cell>
          <table:table-cell table:number-columns-repeated="2"/>
          <table:table-cell table:style-name="ce40" table:formula="of:=SEEKIMPL(&quot;Impl&quot;;&quot;class:CallAPI&quot;;[.A32])" office:value-type="string" office:string-value="No">
            <text:p>No</text:p>
          </table:table-cell>
          <table:table-cell office:value-type="string">
            <text:p>linphone_call_get_duration</text:p>
          </table:table-cell>
          <table:table-cell table:style-name="ce15" table:formula="of:=INDEX([Linphone.$A$2:.$E$9000];MATCH([.E3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style-name="ce15" table:formula="of:=NOTATION(SUBSTITUTE([.E33];&quot;linphone_call_&quot;;&quot;&quot;))" office:value-type="string" office:string-value="getPlayVolume">
            <text:p>getPlayVolume</text:p>
          </table:table-cell>
          <table:table-cell table:number-columns-repeated="2"/>
          <table:table-cell table:style-name="ce40" table:formula="of:=SEEKIMPL(&quot;Impl&quot;;&quot;class:CallAPI&quot;;[.A33])" office:value-type="string" office:string-value="No">
            <text:p>No</text:p>
          </table:table-cell>
          <table:table-cell office:value-type="string">
            <text:p>linphone_call_get_play_volume</text:p>
          </table:table-cell>
          <table:table-cell table:style-name="ce15" table:formula="of:=INDEX([Linphone.$A$2:.$E$9000];MATCH([.E33];[Linphone.$D$2:.$D$9000]);5)" office:value-type="string" office:string-value="(LinphoneCall *call)">
            <text:p>(LinphoneCall *call)</text:p>
          </table:table-cell>
          <table:table-cell table:formula="of:=INDEX([Linphone.$A$2:.$E$9000];MATCH([.E3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0">
          <table:table-cell table:style-name="ce15" table:formula="of:=NOTATION(SUBSTITUTE([.E34];&quot;linphone_call_&quot;;&quot;&quot;))" office:value-type="string" office:string-value="getReason">
            <text:p>getReason</text:p>
          </table:table-cell>
          <table:table-cell table:number-columns-repeated="2"/>
          <table:table-cell table:style-name="ce40" table:formula="of:=SEEKIMPL(&quot;Impl&quot;;&quot;class:CallAPI&quot;;[.A34])" office:value-type="string" office:string-value="No">
            <text:p>No</text:p>
          </table:table-cell>
          <table:table-cell office:value-type="string">
            <text:p>linphone_call_get_reason</text:p>
          </table:table-cell>
          <table:table-cell table:style-name="ce15" table:formula="of:=INDEX([Linphone.$A$2:.$E$9000];MATCH([.E34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4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10">
          <table:table-cell table:style-name="ce15" table:formula="of:=NOTATION(SUBSTITUTE([.E35];&quot;linphone_call_&quot;;&quot;&quot;))" office:value-type="string" office:string-value="getRecordVolume">
            <text:p>getRecordVolume</text:p>
          </table:table-cell>
          <table:table-cell table:number-columns-repeated="2"/>
          <table:table-cell table:style-name="ce40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get_record_volume</text:p>
          </table:table-cell>
          <table:table-cell table:style-name="ce15" table:formula="of:=INDEX([Linphone.$A$2:.$E$9000];MATCH([.E35];[Linphone.$D$2:.$D$9000]);5)" office:value-type="string" office:string-value="(LinphoneCall *call)">
            <text:p>(LinphoneCall *call)</text:p>
          </table:table-cell>
          <table:table-cell table:formula="of:=INDEX([Linphone.$A$2:.$E$9000];MATCH([.E35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0">
          <table:table-cell table:style-name="ce15" table:formula="of:=NOTATION(SUBSTITUTE([.E36];&quot;linphone_call_&quot;;&quot;&quot;))" office:value-type="string" office:string-value="getReferTo">
            <text:p>getReferTo</text:p>
          </table:table-cell>
          <table:table-cell table:number-columns-repeated="2"/>
          <table:table-cell table:style-name="ce40" table:formula="of:=SEEKIMPL(&quot;Impl&quot;;&quot;class:CallAPI&quot;;[.A36])" office:value-type="string" office:string-value="No">
            <text:p>No</text:p>
          </table:table-cell>
          <table:table-cell office:value-type="string">
            <text:p>linphone_call_get_refer_to</text:p>
          </table:table-cell>
          <table:table-cell table:style-name="ce15" table:formula="of:=INDEX([Linphone.$A$2:.$E$9000];MATCH([.E3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style-name="ce15" table:formula="of:=NOTATION(SUBSTITUTE([.E37];&quot;linphone_call_&quot;;&quot;&quot;))" office:value-type="string" office:string-value="getRemoteAddress">
            <text:p>getRemoteAddress</text:p>
          </table:table-cell>
          <table:table-cell table:number-columns-repeated="2"/>
          <table:table-cell table:style-name="ce40" table:formula="of:=SEEKIMPL(&quot;Impl&quot;;&quot;class:CallAPI&quot;;[.A3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Linphone.$A$2:.$E$9000];MATCH([.E3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7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10">
          <table:table-cell table:style-name="ce15" table:formula="of:=NOTATION(SUBSTITUTE([.E38];&quot;linphone_call_&quot;;&quot;&quot;))" office:value-type="string" office:string-value="getRemoteAddressAsString">
            <text:p>getRemoteAddressAsString</text:p>
          </table:table-cell>
          <table:table-cell table:number-columns-repeated="2"/>
          <table:table-cell table:style-name="ce40" table:formula="of:=SEEKIMPL(&quot;Impl&quot;;&quot;class:CallAPI&quot;;[.A38])" office:value-type="string" office:string-value="No">
            <text:p>No</text:p>
          </table:table-cell>
          <table:table-cell office:value-type="string">
            <text:p>linphone_call_get_remote_address_as_string</text:p>
          </table:table-cell>
          <table:table-cell table:style-name="ce15" table:formula="of:=INDEX([Linphone.$A$2:.$E$9000];MATCH([.E3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8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0">
          <table:table-cell table:style-name="ce15" table:formula="of:=NOTATION(SUBSTITUTE([.E39];&quot;linphone_call_&quot;;&quot;&quot;))" office:value-type="string" office:string-value="getRemoteParams">
            <text:p>getRemoteParams</text:p>
          </table:table-cell>
          <table:table-cell table:number-columns-repeated="2"/>
          <table:table-cell table:style-name="ce40" table:formula="of:=SEEKIMPL(&quot;Impl&quot;;&quot;class:CallAPI&quot;;[.A39])" office:value-type="string" office:string-value="No">
            <text:p>No</text:p>
          </table:table-cell>
          <table:table-cell office:value-type="string">
            <text:p>linphone_call_get_remote_params</text:p>
          </table:table-cell>
          <table:table-cell table:style-name="ce15" table:formula="of:=INDEX([Linphone.$A$2:.$E$9000];MATCH([.E39];[Linphone.$D$2:.$D$9000]);5)" office:value-type="string" office:string-value="(LinphoneCall *call)">
            <text:p>(LinphoneCall *call)</text:p>
          </table:table-cell>
          <table:table-cell table:formula="of:=INDEX([Linphone.$A$2:.$E$9000];MATCH([.E3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10">
          <table:table-cell table:style-name="ce15" table:formula="of:=NOTATION(SUBSTITUTE([.E40];&quot;linphone_call_&quot;;&quot;&quot;))" office:value-type="string" office:string-value="getRemoteUserAgent">
            <text:p>getRemoteUserAgent</text:p>
          </table:table-cell>
          <table:table-cell table:number-columns-repeated="2"/>
          <table:table-cell table:style-name="ce40" table:formula="of:=SEEKIMPL(&quot;Impl&quot;;&quot;class:CallAPI&quot;;[.A40])" office:value-type="string" office:string-value="No">
            <text:p>No</text:p>
          </table:table-cell>
          <table:table-cell office:value-type="string">
            <text:p>linphone_call_get_remote_user_agent</text:p>
          </table:table-cell>
          <table:table-cell table:style-name="ce15" table:formula="of:=INDEX([Linphone.$A$2:.$E$9000];MATCH([.E40];[Linphone.$D$2:.$D$9000]);5)" office:value-type="string" office:string-value="(LinphoneCall *call)">
            <text:p>(LinphoneCall *call)</text:p>
          </table:table-cell>
          <table:table-cell table:formula="of:=INDEX([Linphone.$A$2:.$E$9000];MATCH([.E4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style-name="ce15" table:formula="of:=NOTATION(SUBSTITUTE([.E41];&quot;linphone_call_&quot;;&quot;&quot;))" office:value-type="string" office:string-value="getReplacedCall">
            <text:p>getReplacedCall</text:p>
          </table:table-cell>
          <table:table-cell table:number-columns-repeated="2"/>
          <table:table-cell table:style-name="ce40" table:formula="of:=SEEKIMPL(&quot;Impl&quot;;&quot;class:CallAPI&quot;;[.A41])" office:value-type="string" office:string-value="No">
            <text:p>No</text:p>
          </table:table-cell>
          <table:table-cell office:value-type="string">
            <text:p>linphone_call_get_replaced_call</text:p>
          </table:table-cell>
          <table:table-cell table:style-name="ce15" table:formula="of:=INDEX([Linphone.$A$2:.$E$9000];MATCH([.E41];[Linphone.$D$2:.$D$9000]);5)" office:value-type="string" office:string-value="(LinphoneCall *call)">
            <text:p>(LinphoneCall *call)</text:p>
          </table:table-cell>
          <table:table-cell table:formula="of:=INDEX([Linphone.$A$2:.$E$9000];MATCH([.E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0">
          <table:table-cell table:style-name="ce15" table:formula="of:=NOTATION(SUBSTITUTE([.E42];&quot;linphone_call_&quot;;&quot;&quot;))" office:value-type="string" office:string-value="getState">
            <text:p>getState</text:p>
          </table:table-cell>
          <table:table-cell table:number-columns-repeated="2"/>
          <table:table-cell table:style-name="ce40" table:formula="of:=SEEKIMPL(&quot;Impl&quot;;&quot;class:CallAPI&quot;;[.A4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Linphone.$A$2:.$E$9000];MATCH([.E4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2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10">
          <table:table-cell table:style-name="ce15" table:formula="of:=NOTATION(SUBSTITUTE([.E43];&quot;linphone_call_&quot;;&quot;&quot;))" office:value-type="string" office:string-value="getTransferState">
            <text:p>getTransferState</text:p>
          </table:table-cell>
          <table:table-cell table:number-columns-repeated="2"/>
          <table:table-cell table:style-name="ce40" table:formula="of:=SEEKIMPL(&quot;Impl&quot;;&quot;class:CallAPI&quot;;[.A43])" office:value-type="string" office:string-value="No">
            <text:p>No</text:p>
          </table:table-cell>
          <table:table-cell office:value-type="string">
            <text:p>linphone_call_get_transfer_state</text:p>
          </table:table-cell>
          <table:table-cell table:style-name="ce15" table:formula="of:=INDEX([Linphone.$A$2:.$E$9000];MATCH([.E43];[Linphone.$D$2:.$D$9000]);5)" office:value-type="string" office:string-value="(LinphoneCall *call)">
            <text:p>(LinphoneCall *call)</text:p>
          </table:table-cell>
          <table:table-cell table:formula="of:=INDEX([Linphone.$A$2:.$E$9000];MATCH([.E43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41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Linphone.$A$2:.$E$9000];MATCH([.E44];[Linphone.$D$2:.$D$9000]);5)" office:value-type="string" office:string-value="(LinphoneCall *call)">
            <text:p>(LinphoneCall *call)</text:p>
          </table:table-cell>
          <table:table-cell table:formula="of:=INDEX([Linphone.$A$2:.$E$9000];MATCH([.E4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0">
          <table:table-cell table:style-name="ce15" table:formula="of:=NOTATION(SUBSTITUTE([.E45];&quot;linphone_call_&quot;;&quot;&quot;))" office:value-type="string" office:string-value="getVideoStats">
            <text:p>getVideoStats</text:p>
          </table:table-cell>
          <table:table-cell table:number-columns-repeated="2"/>
          <table:table-cell table:style-name="ce40" table:formula="of:=SEEKIMPL(&quot;Impl&quot;;&quot;class:CallAPI&quot;;[.A45])" office:value-type="string" office:string-value="No">
            <text:p>No</text:p>
          </table:table-cell>
          <table:table-cell office:value-type="string">
            <text:p>linphone_call_get_video_stats</text:p>
          </table:table-cell>
          <table:table-cell table:style-name="ce15" table:formula="of:=INDEX([Linphone.$A$2:.$E$9000];MATCH([.E45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5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0">
          <table:table-cell table:style-name="ce15" table:formula="of:=NOTATION(SUBSTITUTE([.E46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0" table:formula="of:=SEEKIMPL(&quot;Impl&quot;;&quot;class:CallAPI&quot;;[.A46])" office:value-type="string" office:string-value="No">
            <text:p>No</text:p>
          </table:table-cell>
          <table:table-cell office:value-type="string">
            <text:p>linphone_call_has_transfer_pending</text:p>
          </table:table-cell>
          <table:table-cell table:style-name="ce15" table:formula="of:=INDEX([Linphone.$A$2:.$E$9000];MATCH([.E4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style-name="ce15" table:formula="of:=NOTATION(SUBSTITUTE([.E47];&quot;linphone_call_&quot;;&quot;&quot;))" office:value-type="string" office:string-value="logGetLocalStats">
            <text:p>logGetLocalStats</text:p>
          </table:table-cell>
          <table:table-cell table:number-columns-repeated="2"/>
          <table:table-cell table:style-name="ce40" table:formula="of:=SEEKIMPL(&quot;Impl&quot;;&quot;class:CallAPI&quot;;[.A4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Linphone.$A$2:.$E$9000];MATCH([.E47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7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10">
          <table:table-cell table:style-name="ce15" table:formula="of:=NOTATION(SUBSTITUTE([.E48];&quot;linphone_call_&quot;;&quot;&quot;))" office:value-type="string" office:string-value="logGetRefKey">
            <text:p>logGetRefKey</text:p>
          </table:table-cell>
          <table:table-cell table:number-columns-repeated="2"/>
          <table:table-cell table:style-name="ce40" table:formula="of:=SEEKIMPL(&quot;Impl&quot;;&quot;class:CallAPI&quot;;[.A48])" office:value-type="string" office:string-value="No">
            <text:p>No</text:p>
          </table:table-cell>
          <table:table-cell office:value-type="string">
            <text:p>linphone_call_log_get_ref_key</text:p>
          </table:table-cell>
          <table:table-cell table:style-name="ce15" table:formula="of:=INDEX([Linphone.$A$2:.$E$9000];MATCH([.E48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style-name="ce15" table:formula="of:=NOTATION(SUBSTITUTE([.E49];&quot;linphone_call_&quot;;&quot;&quot;))" office:value-type="string" office:string-value="logGetRemoteStats">
            <text:p>logGetRemoteStats</text:p>
          </table:table-cell>
          <table:table-cell table:number-columns-repeated="2"/>
          <table:table-cell table:style-name="ce40" table:formula="of:=SEEKIMPL(&quot;Impl&quot;;&quot;class:CallAPI&quot;;[.A49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Linphone.$A$2:.$E$9000];MATCH([.E49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9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10">
          <table:table-cell table:style-name="ce15" table:formula="of:=NOTATION(SUBSTITUTE([.E50];&quot;linphone_call_&quot;;&quot;&quot;))" office:value-type="string" office:string-value="logGetUserPointer">
            <text:p>logGetUserPointer</text:p>
          </table:table-cell>
          <table:table-cell table:number-columns-repeated="2"/>
          <table:table-cell table:style-name="ce40" table:formula="of:=SEEKIMPL(&quot;Impl&quot;;&quot;class:CallAPI&quot;;[.A50])" office:value-type="string" office:string-value="No">
            <text:p>No</text:p>
          </table:table-cell>
          <table:table-cell office:value-type="string">
            <text:p>linphone_call_log_get_user_pointer</text:p>
          </table:table-cell>
          <table:table-cell table:style-name="ce15" table:formula="of:=INDEX([Linphone.$A$2:.$E$9000];MATCH([.E50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5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0">
          <table:table-cell table:style-name="ce15" table:formula="of:=NOTATION(SUBSTITUTE([.E51];&quot;linphone_call_&quot;;&quot;&quot;))" office:value-type="string" office:string-value="logSetRefKey">
            <text:p>logSetRefKey</text:p>
          </table:table-cell>
          <table:table-cell table:number-columns-repeated="2"/>
          <table:table-cell table:style-name="ce40" table:formula="of:=SEEKIMPL(&quot;Impl&quot;;&quot;class:CallAPI&quot;;[.A51])" office:value-type="string" office:string-value="No">
            <text:p>No</text:p>
          </table:table-cell>
          <table:table-cell office:value-type="string">
            <text:p>linphone_call_log_set_ref_key</text:p>
          </table:table-cell>
          <table:table-cell table:style-name="ce15" table:formula="of:=INDEX([Linphone.$A$2:.$E$9000];MATCH([.E51];[Linphone.$D$2:.$D$9000]);5)" office:value-type="string" office:string-value="(LinphoneCallLog *cl, const char *refkey)">
            <text:p>(LinphoneCallLog *cl, const char *refkey)</text:p>
          </table:table-cell>
          <table:table-cell table:formula="of:=INDEX([Linphone.$A$2:.$E$9000];MATCH([.E5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52];&quot;linphone_call_&quot;;&quot;&quot;))" office:value-type="string" office:string-value="logSetUserPointer">
            <text:p>logSetUserPointer</text:p>
          </table:table-cell>
          <table:table-cell table:number-columns-repeated="2"/>
          <table:table-cell table:style-name="ce40" table:formula="of:=SEEKIMPL(&quot;Impl&quot;;&quot;class:CallAPI&quot;;[.A52])" office:value-type="string" office:string-value="No">
            <text:p>No</text:p>
          </table:table-cell>
          <table:table-cell office:value-type="string">
            <text:p>linphone_call_log_set_user_pointer</text:p>
          </table:table-cell>
          <table:table-cell table:style-name="ce15" table:formula="of:=INDEX([Linphone.$A$2:.$E$9000];MATCH([.E52];[Linphone.$D$2:.$D$9000]);5)" office:value-type="string" office:string-value="(LinphoneCallLog *cl, void *up)">
            <text:p>(LinphoneCallLog *cl, void *up)</text:p>
          </table:table-cell>
          <table:table-cell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53];&quot;linphone_call_&quot;;&quot;&quot;))" office:value-type="string" office:string-value="logToStr">
            <text:p>logToStr</text:p>
          </table:table-cell>
          <table:table-cell table:number-columns-repeated="2"/>
          <table:table-cell table:style-name="ce40" table:formula="of:=SEEKIMPL(&quot;Impl&quot;;&quot;class:CallAPI&quot;;[.A5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Linphone.$A$2:.$E$9000];MATCH([.E53];[Linphone.$D$2:.$D$9000]);5)" office:value-type="string" office:string-value="(LinphoneCallLog *cl)">
            <text:p>(LinphoneCallLog *cl)</text:p>
          </table:table-cell>
          <table:table-cell table:formula="of:=INDEX([Linphone.$A$2:.$E$9000];MATCH([.E53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0">
          <table:table-cell table:style-name="ce15" table:formula="of:=NOTATION(SUBSTITUTE([.E54];&quot;linphone_call_&quot;;&quot;&quot;))" office:value-type="string" office:string-value="paramsCopy">
            <text:p>paramsCopy</text:p>
          </table:table-cell>
          <table:table-cell table:number-columns-repeated="2"/>
          <table:table-cell table:style-name="ce40" table:formula="of:=SEEKIMPL(&quot;Impl&quot;;&quot;class:CallAPI&quot;;[.A54])" office:value-type="string" office:string-value="No">
            <text:p>No</text:p>
          </table:table-cell>
          <table:table-cell office:value-type="string">
            <text:p>linphone_call_params_copy</text:p>
          </table:table-cell>
          <table:table-cell table:style-name="ce15" table:formula="of:=INDEX([Linphone.$A$2:.$E$9000];MATCH([.E54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4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10">
          <table:table-cell table:style-name="ce15" table:formula="of:=NOTATION(SUBSTITUTE([.E55];&quot;linphone_call_&quot;;&quot;&quot;))" office:value-type="string" office:string-value="paramsDestroy">
            <text:p>paramsDestroy</text:p>
          </table:table-cell>
          <table:table-cell table:number-columns-repeated="2"/>
          <table:table-cell table:style-name="ce40" table:formula="of:=SEEKIMPL(&quot;Impl&quot;;&quot;class:CallAPI&quot;;[.A55])" office:value-type="string" office:string-value="No">
            <text:p>No</text:p>
          </table:table-cell>
          <table:table-cell office:value-type="string">
            <text:p>linphone_call_params_destroy</text:p>
          </table:table-cell>
          <table:table-cell table:style-name="ce15" table:formula="of:=INDEX([Linphone.$A$2:.$E$9000];MATCH([.E55];[Linphone.$D$2:.$D$9000]);5)" office:value-type="string" office:string-value="(LinphoneCallParams *cp)">
            <text:p>(LinphoneCallParams *cp)</text:p>
          </table:table-cell>
          <table:table-cell table:formula="of:=INDEX([Linphone.$A$2:.$E$9000];MATCH([.E5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56];&quot;linphone_call_&quot;;&quot;&quot;))" office:value-type="string" office:string-value="paramsEarlyMediaSendingEnabled">
            <text:p>paramsEarlyMediaSendingEnabled</text:p>
          </table:table-cell>
          <table:table-cell table:number-columns-repeated="2"/>
          <table:table-cell table:style-name="ce40" table:formula="of:=SEEKIMPL(&quot;Impl&quot;;&quot;class:CallAPI&quot;;[.A56])" office:value-type="string" office:string-value="No">
            <text:p>No</text:p>
          </table:table-cell>
          <table:table-cell office:value-type="string">
            <text:p>linphone_call_params_early_media_sending_enabled</text:p>
          </table:table-cell>
          <table:table-cell table:style-name="ce15" table:formula="of:=INDEX([Linphone.$A$2:.$E$9000];MATCH([.E56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style-name="ce15" table:formula="of:=NOTATION(SUBSTITUTE([.E57];&quot;linphone_call_&quot;;&quot;&quot;))" office:value-type="string" office:string-value="paramsEnableEarlyMediaSending">
            <text:p>paramsEnableEarlyMediaSending</text:p>
          </table:table-cell>
          <table:table-cell table:number-columns-repeated="2"/>
          <table:table-cell table:style-name="ce40" table:formula="of:=SEEKIMPL(&quot;Impl&quot;;&quot;class:CallAPI&quot;;[.A57])" office:value-type="string" office:string-value="No">
            <text:p>No</text:p>
          </table:table-cell>
          <table:table-cell office:value-type="string">
            <text:p>linphone_call_params_enable_early_media_sending</text:p>
          </table:table-cell>
          <table:table-cell table:style-name="ce15" table:formula="of:=INDEX([Linphone.$A$2:.$E$9000];MATCH([.E57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58];&quot;linphone_call_&quot;;&quot;&quot;))" office:value-type="string" office:string-value="paramsEnableVideo">
            <text:p>paramsEnableVideo</text:p>
          </table:table-cell>
          <table:table-cell table:number-columns-repeated="2"/>
          <table:table-cell table:style-name="ce40" table:formula="of:=SEEKIMPL(&quot;Impl&quot;;&quot;class:CallAPI&quot;;[.A58])" office:value-type="string" office:string-value="No">
            <text:p>No</text:p>
          </table:table-cell>
          <table:table-cell office:value-type="string">
            <text:p>linphone_call_params_enable_video</text:p>
          </table:table-cell>
          <table:table-cell table:style-name="ce15" table:formula="of:=INDEX([Linphone.$A$2:.$E$9000];MATCH([.E58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59];&quot;linphone_call_&quot;;&quot;&quot;))" office:value-type="string" office:string-value="paramsGetMediaEncryption">
            <text:p>paramsGetMediaEncryption</text:p>
          </table:table-cell>
          <table:table-cell table:number-columns-repeated="2"/>
          <table:table-cell table:style-name="ce40" table:formula="of:=SEEKIMPL(&quot;Impl&quot;;&quot;class:CallAPI&quot;;[.A59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5" table:formula="of:=INDEX([Linphone.$A$2:.$E$9000];MATCH([.E59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9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10">
          <table:table-cell table:style-name="ce15" table:formula="of:=NOTATION(SUBSTITUTE([.E60];&quot;linphone_call_&quot;;&quot;&quot;))" office:value-type="string" office:string-value="paramsGetUsedAudioCodec">
            <text:p>paramsGetUsedAudioCodec</text:p>
          </table:table-cell>
          <table:table-cell table:number-columns-repeated="2"/>
          <table:table-cell table:style-name="ce40" table:formula="of:=SEEKIMPL(&quot;Impl&quot;;&quot;class:CallAPI&quot;;[.A60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Linphone.$A$2:.$E$9000];MATCH([.E60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0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10">
          <table:table-cell table:style-name="ce15" table:formula="of:=NOTATION(SUBSTITUTE([.E61];&quot;linphone_call_&quot;;&quot;&quot;))" office:value-type="string" office:string-value="paramsGetUsedVideoCodec">
            <text:p>paramsGetUsedVideoCodec</text:p>
          </table:table-cell>
          <table:table-cell table:number-columns-repeated="2"/>
          <table:table-cell table:style-name="ce40" table:formula="of:=SEEKIMPL(&quot;Impl&quot;;&quot;class:CallAPI&quot;;[.A61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Linphone.$A$2:.$E$9000];MATCH([.E61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1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10">
          <table:table-cell table:style-name="ce15" table:formula="of:=NOTATION(SUBSTITUTE([.E62];&quot;linphone_call_&quot;;&quot;&quot;))" office:value-type="string" office:string-value="paramsLocalConferenceMode">
            <text:p>paramsLocalConferenceMode</text:p>
          </table:table-cell>
          <table:table-cell table:number-columns-repeated="2"/>
          <table:table-cell table:style-name="ce40" table:formula="of:=SEEKIMPL(&quot;Impl&quot;;&quot;class:CallAPI&quot;;[.A62])" office:value-type="string" office:string-value="No">
            <text:p>No</text:p>
          </table:table-cell>
          <table:table-cell office:value-type="string">
            <text:p>linphone_call_params_local_conference_mode</text:p>
          </table:table-cell>
          <table:table-cell table:style-name="ce15" table:formula="of:=INDEX([Linphone.$A$2:.$E$9000];MATCH([.E62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style-name="ce15" table:formula="of:=NOTATION(SUBSTITUTE([.E63];&quot;linphone_call_&quot;;&quot;&quot;))" office:value-type="string" office:string-value="paramsSetAudioBandwidthLimit">
            <text:p>paramsSetAudioBandwidthLimit</text:p>
          </table:table-cell>
          <table:table-cell table:number-columns-repeated="2"/>
          <table:table-cell table:style-name="ce40" table:formula="of:=SEEKIMPL(&quot;Impl&quot;;&quot;class:CallAPI&quot;;[.A63])" office:value-type="string" office:string-value="No">
            <text:p>No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Linphone.$A$2:.$E$9000];MATCH([.E63];[Linphone.$D$2:.$D$9000]);5)" office:value-type="string" office:string-value="(LinphoneCallParams *cp, int bw)">
            <text:p>(LinphoneCallParams *cp, int bw)</text:p>
          </table:table-cell>
          <table:table-cell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64];&quot;linphone_call_&quot;;&quot;&quot;))" office:value-type="string" office:string-value="paramsSetMediaEncryption">
            <text:p>paramsSetMediaEncryption</text:p>
          </table:table-cell>
          <table:table-cell table:number-columns-repeated="2"/>
          <table:table-cell table:style-name="ce40" table:formula="of:=SEEKIMPL(&quot;Impl&quot;;&quot;class:CallAPI&quot;;[.A64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5" table:formula="of:=INDEX([Linphone.$A$2:.$E$9000];MATCH([.E64];[Linphone.$D$2:.$D$9000]);5)" office:value-type="string" office:string-value="(LinphoneCallParams *cp, LinphoneMediaEncryption e)">
            <text:p>(LinphoneCallParams *cp, LinphoneMediaEncryption e)</text:p>
          </table:table-cell>
          <table:table-cell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65];&quot;linphone_call_&quot;;&quot;&quot;))" office:value-type="string" office:string-value="paramsVideoEnabled">
            <text:p>paramsVideoEnabled</text:p>
          </table:table-cell>
          <table:table-cell table:number-columns-repeated="2"/>
          <table:table-cell table:style-name="ce40" table:formula="of:=SEEKIMPL(&quot;Impl&quot;;&quot;class:CallAPI&quot;;[.A65])" office:value-type="string" office:string-value="No">
            <text:p>No</text:p>
          </table:table-cell>
          <table:table-cell office:value-type="string">
            <text:p>linphone_call_params_video_enabled</text:p>
          </table:table-cell>
          <table:table-cell table:style-name="ce15" table:formula="of:=INDEX([Linphone.$A$2:.$E$9000];MATCH([.E65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41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Linphone.$A$2:.$E$9000];MATCH([.E66];[Linphone.$D$2:.$D$9000]);5)" office:value-type="string" office:string-value="(LinphoneCall *call)">
            <text:p>(LinphoneCall *call)</text:p>
          </table:table-cell>
          <table:table-cell table:formula="of:=INDEX([Linphone.$A$2:.$E$9000];MATCH([.E6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0">
          <table:table-cell table:style-name="ce15" table:formula="of:=NOTATION(SUBSTITUTE([.E67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0" table:formula="of:=SEEKIMPL(&quot;Impl&quot;;&quot;class:CallAPI&quot;;[.A67])" office:value-type="string" office:string-value="No">
            <text:p>No</text:p>
          </table:table-cell>
          <table:table-cell office:value-type="string">
            <text:p>linphone_call_send_vfu_request</text:p>
          </table:table-cell>
          <table:table-cell table:style-name="ce15" table:formula="of:=INDEX([Linphone.$A$2:.$E$9000];MATCH([.E67];[Linphone.$D$2:.$D$9000]);5)" office:value-type="string" office:string-value="(LinphoneCall *call)">
            <text:p>(LinphoneCall *call)</text:p>
          </table:table-cell>
          <table:table-cell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68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0" table:formula="of:=SEEKIMPL(&quot;Impl&quot;;&quot;class:CallAPI&quot;;[.A68])" office:value-type="string" office:string-value="No">
            <text:p>No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Linphone.$A$2:.$E$9000];MATCH([.E68];[Linphone.$D$2:.$D$9000]);5)" office:value-type="string" office:string-value="(LinphoneCall *call, bool_t verified)">
            <text:p>(LinphoneCall *call, bool_t verified)</text:p>
          </table:table-cell>
          <table:table-cell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69];&quot;linphone_call_&quot;;&quot;&quot;))" office:value-type="string" office:string-value="setNextVideoFrameDecodedCallback">
            <text:p>setNextVideoFrameDecodedCallback</text:p>
          </table:table-cell>
          <table:table-cell table:number-columns-repeated="2"/>
          <table:table-cell table:style-name="ce40" table:formula="of:=SEEKIMPL(&quot;Impl&quot;;&quot;class:CallAPI&quot;;[.A69])" office:value-type="string" office:string-value="No">
            <text:p>No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Linphone.$A$2:.$E$9000];MATCH([.E69];[Linphone.$D$2:.$D$9000]);5)" office:value-type="string" office:string-value="(LinphoneCall *call, LinphoneCallCbFunc cb, void* user_data)">
            <text:p>(LinphoneCall *call, LinphoneCallCbFunc cb, void* user_data)</text:p>
          </table:table-cell>
          <table:table-cell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41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Linphone.$A$2:.$E$9000];MATCH([.E70];[Linphone.$D$2:.$D$9000]);5)" office:value-type="string" office:string-value="(LinphoneCall *call, void *user_pointer)">
            <text:p>(LinphoneCall *call, void *user_pointer)</text:p>
          </table:table-cell>
          <table:table-cell table:formula="of:=INDEX([Linphone.$A$2:.$E$9000];MATCH([.E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71];&quot;linphone_call_&quot;;&quot;&quot;))" office:value-type="string" office:string-value="stateToString">
            <text:p>stateToString</text:p>
          </table:table-cell>
          <table:table-cell table:number-columns-repeated="2"/>
          <table:table-cell table:style-name="ce40" table:formula="of:=SEEKIMPL(&quot;Impl&quot;;&quot;class:CallAPI&quot;;[.A71])" office:value-type="string" office:string-value="No">
            <text:p>No</text:p>
          </table:table-cell>
          <table:table-cell office:value-type="string">
            <text:p>linphone_call_state_to_string</text:p>
          </table:table-cell>
          <table:table-cell table:style-name="ce15" table:formula="of:=INDEX([Linphone.$A$2:.$E$9000];MATCH([.E71];[Linphone.$D$2:.$D$9000]);5)" office:value-type="string" office:string-value="(LinphoneCallState cs)">
            <text:p>(LinphoneCallState cs)</text:p>
          </table:table-cell>
          <table:table-cell table:formula="of:=INDEX([Linphone.$A$2:.$E$9000];MATCH([.E7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style-name="ce15" table:formula="of:=NOTATION(SUBSTITUTE([.E72];&quot;linphone_call_&quot;;&quot;&quot;))" office:value-type="string" office:string-value="takeVideoSnapshot">
            <text:p>takeVideoSnapshot</text:p>
          </table:table-cell>
          <table:table-cell table:number-columns-repeated="2"/>
          <table:table-cell table:style-name="ce40" table:formula="of:=SEEKIMPL(&quot;Impl&quot;;&quot;class:CallAPI&quot;;[.A72])" office:value-type="string" office:string-value="No">
            <text:p>No</text:p>
          </table:table-cell>
          <table:table-cell office:value-type="string">
            <text:p>linphone_call_take_video_snapshot</text:p>
          </table:table-cell>
          <table:table-cell table:style-name="ce15" table:formula="of:=INDEX([Linphone.$A$2:.$E$9000];MATCH([.E72];[Linphone.$D$2:.$D$9000]);5)" office:value-type="string" office:string-value="(LinphoneCall *call, const char *file)">
            <text:p>(LinphoneCall *call, const char *file)</text:p>
          </table:table-cell>
          <table:table-cell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41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Linphone.$A$2:.$E$9000];MATCH([.E73];[Linphone.$D$2:.$D$9000]);5)" office:value-type="string" office:string-value="(LinphoneCall *call)">
            <text:p>(LinphoneCall *call)</text:p>
          </table:table-cell>
          <table:table-cell table:formula="of:=INDEX([Linphone.$A$2:.$E$9000];MATCH([.E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15" table:formula="of:=NOTATION(SUBSTITUTE([.E74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0" table:formula="of:=SEEKIMPL(&quot;Impl&quot;;&quot;class:CallAPI&quot;;[.A74])" office:value-type="string" office:string-value="No">
            <text:p>No</text:p>
          </table:table-cell>
          <table:table-cell office:value-type="string">
            <text:p>linphone_call_zoom_video</text:p>
          </table:table-cell>
          <table:table-cell table:style-name="ce15" table:formula="of:=INDEX([Linphone.$A$2:.$E$9000];MATCH([.E74];[Linphone.$D$2:.$D$9000]);5)" office:value-type="string" office:string-value="(LinphoneCall* call, float zoom_factor, float* cx, float* cy)">
            <text:p>(LinphoneCall* call, float zoom_factor, float* cx, float* cy)</text:p>
          </table:table-cell>
          <table:table-cell table:formula="of:=INDEX([Linphone.$A$2:.$E$9000];MATCH([.E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2" table:default-cell-style-name="ce4"/>
        <table:table-column table:style-name="co2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21" table:formula="of:=COUNTIF([.$D$2:.$D$9004];&quot;No&quot;)" office:value-type="float" office:value="166">
            <text:p>16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9004];&quot;Yes&quot;)" office:value-type="float" office:value="47">
            <text:p>47</text:p>
          </table:table-cell>
          <table:table-cell table:style-name="ce1" table:number-columns-repeated="3"/>
          <table:table-cell table:number-columns-repeated="1017"/>
        </table:table-row>
        <table:table-row table:style-name="ro9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style-name="ce42" table:number-columns-repeated="3"/>
          <table:table-cell/>
          <table:table-cell table:style-name="ce42" table:number-columns-repeated="3"/>
          <table:table-cell table:number-columns-repeated="1017"/>
        </table:table-row>
        <table:table-row table:style-name="ro10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Linphone.$A$2:.$E$9000];MATCH([.E7];[Linphone.$D$2:.$D$9000]);5)" office:value-type="string" office:string-value="(void)">
            <text:p>(void)</text:p>
          </table:table-cell>
          <table:table-cell table:style-name="ce15" table:formula="of:=INDEX([Linphone.$A$2:.$E$9000];MATCH([.E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style-name="ce43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48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0" table:formula="of:=INDEX([Linphone.$A$2:.$E$9000];MATCH([.E8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8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10">
          <table:table-cell table:style-name="ce44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49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1" table:formula="of:=INDEX([Linphone.$A$2:.$E$9000];MATCH([.E9];[Linphone.$D$2:.$D$9000]);5)" office:value-type="string" office:string-value="(LinphoneCore *lc, const char * devid)">
            <text:p>(LinphoneCore *lc, const char * devid)</text:p>
          </table:table-cell>
          <table:table-cell table:style-name="ce31" table:formula="of:=INDEX([Linphone.$A$2:.$E$9000];MATCH([.E9];[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10">
          <table:table-cell table:style-name="ce45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46" office:value-type="string">
            <text:p>nativePreviewWindowId</text:p>
          </table:table-cell>
          <table:table-cell table:style-name="ce46" office:value-type="string">
            <text:p>number</text:p>
          </table:table-cell>
          <table:table-cell table:style-name="ce50" table:formula="of:=SEEKIMPL(&quot;Impl&quot;;&quot;class:CoreAPI&quot;;[.A10])" office:value-type="string" office:string-value="Yes">
            <text:p>Yes</text:p>
          </table:table-cell>
          <table:table-cell table:style-name="ce46" office:value-type="string">
            <text:p>linphone_core_get_native_preview_window_id</text:p>
          </table:table-cell>
          <table:table-cell table:style-name="ce53" table:formula="of:=INDEX([Linphone.$A$2:.$E$9000];MATCH([.E10];[Linphone.$D$2:.$D$9000]);5)" office:value-type="string" office:string-value="(const LinphoneCore *lc)">
            <text:p>(const LinphoneCore *lc)</text:p>
          </table:table-cell>
          <table:table-cell table:style-name="ce53" table:formula="of:=INDEX([Linphone.$A$2:.$E$9000];MATCH([.E10];[Linphone.$D$2:.$D$9000]);3)" office:value-type="string" office:string-value="unsigned long">
            <text:p>unsigned long</text:p>
          </table:table-cell>
          <table:table-cell table:style-name="ce46" table:number-columns-repeated="1016"/>
          <table:table-cell table:style-name="ce54"/>
        </table:table-row>
        <table:table-row table:style-name="ro10">
          <table:table-cell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15" office:value-type="string">
            <text:p>nativePreviewWindowId</text:p>
          </table:table-cell>
          <table:table-cell table:style-name="ce15" office:value-type="string">
            <text:p>number</text:p>
          </table:table-cell>
          <table:table-cell table:style-name="ce47" table:formula="of:=SEEKIMPL(&quot;Impl&quot;;&quot;class:CoreAPI&quot;;[.A11])" office:value-type="string" office:string-value="Yes">
            <text:p>Yes</text:p>
          </table:table-cell>
          <table:table-cell office:value-type="string">
            <text:p>linphone_core_set_native_preview_window_id</text:p>
          </table:table-cell>
          <table:table-cell table:style-name="ce15" table:formula="of:=INDEX([Linphone.$A$2:.$E$9000];MATCH([.E11];[Linphone.$D$2:.$D$9000]);5)" office:value-type="string" office:string-value="(LinphoneCore *lc, unsigned long id)">
            <text:p>(LinphoneCore *lc, unsigned long id)</text:p>
          </table:table-cell>
          <table:table-cell table:style-name="ce15" table:formula="of:=INDEX([Linphone.$A$2:.$E$9000];MATCH([.E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45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46" office:value-type="string">
            <text:p>nativeVideoWindowId</text:p>
          </table:table-cell>
          <table:table-cell table:style-name="ce46" office:value-type="string">
            <text:p>number</text:p>
          </table:table-cell>
          <table:table-cell table:style-name="ce50" table:formula="of:=SEEKIMPL(&quot;Impl&quot;;&quot;class:CoreAPI&quot;;[.A12])" office:value-type="string" office:string-value="Yes">
            <text:p>Yes</text:p>
          </table:table-cell>
          <table:table-cell table:style-name="ce46" office:value-type="string">
            <text:p>linphone_core_get_native_video_window_id</text:p>
          </table:table-cell>
          <table:table-cell table:style-name="ce53" table:formula="of:=INDEX([Linphone.$A$2:.$E$9000];MATCH([.E12];[Linphone.$D$2:.$D$9000]);5)" office:value-type="string" office:string-value="(const LinphoneCore *lc)">
            <text:p>(const LinphoneCore *lc)</text:p>
          </table:table-cell>
          <table:table-cell table:style-name="ce53" table:formula="of:=INDEX([Linphone.$A$2:.$E$9000];MATCH([.E12];[Linphone.$D$2:.$D$9000]);3)" office:value-type="string" office:string-value="unsigned long">
            <text:p>unsigned long</text:p>
          </table:table-cell>
          <table:table-cell table:style-name="ce46" table:number-columns-repeated="1016"/>
          <table:table-cell table:style-name="ce54"/>
        </table:table-row>
        <table:table-row table:style-name="ro10">
          <table:table-cell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15" office:value-type="string">
            <text:p>nativeVideoWindowId</text:p>
          </table:table-cell>
          <table:table-cell table:style-name="ce15" office:value-type="string">
            <text:p>number</text:p>
          </table:table-cell>
          <table:table-cell table:style-name="ce47" table:formula="of:=SEEKIMPL(&quot;Impl&quot;;&quot;class:CoreAPI&quot;;[.A13])" office:value-type="string" office:string-value="Yes">
            <text:p>Yes</text:p>
          </table:table-cell>
          <table:table-cell office:value-type="string">
            <text:p>linphone_core_set_native_video_window_id</text:p>
          </table:table-cell>
          <table:table-cell table:style-name="ce15" table:formula="of:=INDEX([Linphone.$A$2:.$E$9000];MATCH([.E13];[Linphone.$D$2:.$D$9000]);5)" office:value-type="string" office:string-value="(LinphoneCore *lc, unsigned long id)">
            <text:p>(LinphoneCore *lc, unsigned long id)</text:p>
          </table:table-cell>
          <table:table-cell table:style-name="ce15" table:formula="of:=INDEX([Linphone.$A$2:.$E$9000];MATCH([.E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style-name="ce43" table:formula="of:=NOTATION(SUBSTITUTE([.E14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48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0" table:formula="of:=INDEX([Linphone.$A$2:.$E$9000];MATCH([.E14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14];[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10">
          <table:table-cell table:style-name="ce44" table:formula="of:=NOTATION(SUBSTITUTE([.E15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49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1" table:formula="of:=INDEX([Linphone.$A$2:.$E$9000];MATCH([.E15];[Linphone.$D$2:.$D$9000]);5)" office:value-type="string" office:string-value="(LinphoneCore *lc, int level)">
            <text:p>(LinphoneCore *lc, int level)</text:p>
          </table:table-cell>
          <table:table-cell table:style-name="ce31" table:formula="of:=INDEX([Linphone.$A$2:.$E$9000];MATCH([.E15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10">
          <table:table-cell table:style-name="ce43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48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0" table:formula="of:=INDEX([Linphone.$A$2:.$E$9000];MATCH([.E16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16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10">
          <table:table-cell table:style-name="ce44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49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1" table:formula="of:=INDEX([Linphone.$A$2:.$E$9000];MATCH([.E17];[Linphone.$D$2:.$D$9000]);5)" office:value-type="string" office:string-value="(LinphoneCore *lc, const char * devid)">
            <text:p>(LinphoneCore *lc, const char * devid)</text:p>
          </table:table-cell>
          <table:table-cell table:style-name="ce31" table:formula="of:=INDEX([Linphone.$A$2:.$E$9000];MATCH([.E17];[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10">
          <table:table-cell table:style-name="ce43" table:formula="of:=NOTATION(SUBSTITUTE([.E18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48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0" table:formula="of:=INDEX([Linphone.$A$2:.$E$9000];MATCH([.E18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18];[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10">
          <table:table-cell table:style-name="ce44" table:formula="of:=NOTATION(SUBSTITUTE([.E19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49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1" table:formula="of:=INDEX([Linphone.$A$2:.$E$9000];MATCH([.E19];[Linphone.$D$2:.$D$9000]);5)" office:value-type="string" office:string-value="(LinphoneCore *lc, int level)">
            <text:p>(LinphoneCore *lc, int level)</text:p>
          </table:table-cell>
          <table:table-cell table:style-name="ce31" table:formula="of:=INDEX([Linphone.$A$2:.$E$9000];MATCH([.E19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10">
          <table:table-cell table:style-name="ce43" table:formula="of:=NOTATION(SUBSTITUTE([.E20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48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0" table:formula="of:=INDEX([Linphone.$A$2:.$E$9000];MATCH([.E20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20];[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10">
          <table:table-cell table:style-name="ce44" table:formula="of:=NOTATION(SUBSTITUTE([.E21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49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1" table:formula="of:=INDEX([Linphone.$A$2:.$E$9000];MATCH([.E21];[Linphone.$D$2:.$D$9000]);5)" office:value-type="string" office:string-value="(LinphoneCore *lc, int level)">
            <text:p>(LinphoneCore *lc, int level)</text:p>
          </table:table-cell>
          <table:table-cell table:style-name="ce31" table:formula="of:=INDEX([Linphone.$A$2:.$E$9000];MATCH([.E21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10">
          <table:table-cell table:style-name="ce43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48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0" table:formula="of:=INDEX([Linphone.$A$2:.$E$9000];MATCH([.E22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22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10">
          <table:table-cell table:style-name="ce44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49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1" table:formula="of:=INDEX([Linphone.$A$2:.$E$9000];MATCH([.E23];[Linphone.$D$2:.$D$9000]);5)" office:value-type="string" office:string-value="(LinphoneCore *lc, const char * devid)">
            <text:p>(LinphoneCore *lc, const char * devid)</text:p>
          </table:table-cell>
          <table:table-cell table:style-name="ce31" table:formula="of:=INDEX([Linphone.$A$2:.$E$9000];MATCH([.E23];[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10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47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Linphone.$A$2:.$E$9000];MATCH([.E24];[Linphone.$D$2:.$D$9000]);5)" office:value-type="string" office:string-value="(void)">
            <text:p>(void)</text:p>
          </table:table-cell>
          <table:table-cell table:style-name="ce15"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style-name="ce43" table:formula="of:=NOTATION(SUBSTITUTE([.E25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48" table:formula="of:=SEEKIMPL(&quot;Impl&quot;;&quot;class:CoreAPI&quot;;[.A25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0" table:formula="of:=INDEX([Linphone.$A$2:.$E$9000];MATCH([.E25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25];[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10">
          <table:table-cell table:style-name="ce44" table:formula="of:=NOTATION(SUBSTITUTE([.E26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49" table:formula="of:=SEEKIMPL(&quot;Impl&quot;;&quot;class:CoreAPI&quot;;[.A26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1" table:formula="of:=INDEX([Linphone.$A$2:.$E$9000];MATCH([.E26];[Linphone.$D$2:.$D$9000]);5)" office:value-type="string" office:string-value="(LinphoneCore *lc, bool_t vcap_enabled, bool_t display_enabled)">
            <text:p>(LinphoneCore *lc, bool_t vcap_enabled, bool_t display_enabled)</text:p>
          </table:table-cell>
          <table:table-cell table:style-name="ce31" table:formula="of:=INDEX([Linphone.$A$2:.$E$9000];MATCH([.E26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10">
          <table:table-cell table:style-name="ce43" table:formula="of:=NOTATION(SUBSTITUTE([.E27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48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0" table:formula="of:=INDEX([Linphone.$A$2:.$E$9000];MATCH([.E27];[Linphone.$D$2:.$D$9000]);5)" office:value-type="string" office:string-value="(const LinphoneCore *lc)">
            <text:p>(const LinphoneCore *lc)</text:p>
          </table:table-cell>
          <table:table-cell table:style-name="ce30" table:formula="of:=INDEX([Linphone.$A$2:.$E$9000];MATCH([.E27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10">
          <table:table-cell table:style-name="ce44" table:formula="of:=NOTATION(SUBSTITUTE([.E28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49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1" table:formula="of:=INDEX([Linphone.$A$2:.$E$9000];MATCH([.E28];[Linphone.$D$2:.$D$9000]);5)" office:value-type="string" office:string-value="(LinphoneCore *lc, const char *id)">
            <text:p>(LinphoneCore *lc, const char *id)</text:p>
          </table:table-cell>
          <table:table-cell table:style-name="ce31" table:formula="of:=INDEX([Linphone.$A$2:.$E$9000];MATCH([.E28];[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10">
          <table:table-cell table:style-name="ce43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48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0" table:formula="of:=INDEX([Linphone.$A$2:.$E$9000];MATCH([.E29];[Linphone.$D$2:.$D$9000]);5)" office:value-type="string" office:string-value="(const LinphoneCore *lc)">
            <text:p>(const LinphoneCore *lc)</text:p>
          </table:table-cell>
          <table:table-cell table:style-name="ce30" table:formula="of:=INDEX([Linphone.$A$2:.$E$9000];MATCH([.E29];[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10">
          <table:table-cell table:style-name="ce44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49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1" table:formula="of:=INDEX([Linphone.$A$2:.$E$9000];MATCH([.E30];[Linphone.$D$2:.$D$9000]);5)" office:value-type="string" office:string-value="(LinphoneCore *lc, bool_t val)">
            <text:p>(LinphoneCore *lc, bool_t val)</text:p>
          </table:table-cell>
          <table:table-cell table:style-name="ce31" table:formula="of:=INDEX([Linphone.$A$2:.$E$9000];MATCH([.E30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 table:number-rows-repeated="2">
          <table:table-cell table:number-columns-repeated="3"/>
          <table:table-cell table:style-name="ce51"/>
          <table:table-cell table:number-columns-repeated="1020"/>
        </table:table-row>
        <table:table-row table:style-name="ro5" table:number-rows-repeated="2">
          <table:table-cell table:style-name="ce4" table:number-columns-repeated="3"/>
          <table:table-cell table:style-name="ce51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3"/>
          <table:table-cell table:style-name="ce51"/>
          <table:table-cell table:number-columns-repeated="1020"/>
        </table:table-row>
        <table:table-row table:style-name="ro9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10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Linphone.$A$2:.$E$9000];MATCH([.E41];[Linphone.$D$2:.$D$9000]);5)" office:value-type="string" office:string-value="(LinphoneCore *lc, LinphoneAuthInfo *info)">
            <text:p>(LinphoneCore *lc, LinphoneAuthInfo *info)</text:p>
          </table:table-cell>
          <table:table-cell table:style-name="ce15"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Linphone.$A$2:.$E$9000];MATCH([.E42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4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Linphone.$A$2:.$E$9000];MATCH([.E43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5"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Linphone.$A$2:.$E$9000];MATCH([.E44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5"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Linphone.$A$2:.$E$9000];MATCH([.E4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Linphone.$A$2:.$E$9000];MATCH([.E4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4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Linphone.$A$2:.$E$9000];MATCH([.E47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5"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Linphone.$A$2:.$E$9000];MATCH([.E48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5" table:formula="of:=INDEX([Linphone.$A$2:.$E$9000];MATCH([.E4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Linphone.$A$2:.$E$9000];MATCH([.E49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4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Linphone.$A$2:.$E$9000];MATCH([.E50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5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Linphone.$A$2:.$E$9000];MATCH([.E51];[Linphone.$D$2:.$D$9000]);5)" office:value-type="string" office:string-value="(LinphoneCore *lc, PayloadType *pt)">
            <text:p>(LinphoneCore *lc, PayloadType *pt)</text:p>
          </table:table-cell>
          <table:table-cell table:style-name="ce15" table:formula="of:=INDEX([Linphone.$A$2:.$E$9000];MATCH([.E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Linphone.$A$2:.$E$9000];MATCH([.E5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Linphone.$A$2:.$E$9000];MATCH([.E5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Linphone.$A$2:.$E$9000];MATCH([.E5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47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Linphone.$A$2:.$E$9000];MATCH([.E55];[Linphone.$D$2:.$D$9000]);5)" office:value-type="string" office:string-value="(LinphoneCore *lc, const char *to)">
            <text:p>(LinphoneCore *lc, const char *to)</text:p>
          </table:table-cell>
          <table:table-cell table:style-name="ce15" table:formula="of:=INDEX([Linphone.$A$2:.$E$9000];MATCH([.E55];[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10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47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Linphone.$A$2:.$E$9000];MATCH([.E5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6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10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Linphone.$A$2:.$E$9000];MATCH([.E57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Linphone.$A$2:.$E$9000];MATCH([.E5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Linphone.$A$2:.$E$9000];MATCH([.E59];[Linphone.$D$2:.$D$9000]);5)" office:value-type="string" office:string-value="(void)">
            <text:p>(void)</text:p>
          </table:table-cell>
          <table:table-cell table:style-name="ce15" table:formula="of:=INDEX([Linphone.$A$2:.$E$9000];MATCH([.E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5" table:formula="of:=INDEX([Linphone.$A$2:.$E$9000];MATCH([.E6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6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5" table:formula="of:=INDEX([Linphone.$A$2:.$E$9000];MATCH([.E61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6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Linphone.$A$2:.$E$9000];MATCH([.E62];[Linphone.$D$2:.$D$9000]);5)" office:value-type="string" office:string-value="(LinphoneCore *lc, bool_t enabled)">
            <text:p>(LinphoneCore *lc, bool_t enabled)</text:p>
          </table:table-cell>
          <table:table-cell table:style-name="ce15" table:formula="of:=INDEX([Linphone.$A$2:.$E$9000];MATCH([.E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63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Linphone.$A$2:.$E$9000];MATCH([.E63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5" table:formula="of:=INDEX([Linphone.$A$2:.$E$9000];MATCH([.E64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5" table:formula="of:=INDEX([Linphone.$A$2:.$E$9000];MATCH([.E65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66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5" table:formula="of:=INDEX([Linphone.$A$2:.$E$9000];MATCH([.E66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6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5" table:formula="of:=INDEX([Linphone.$A$2:.$E$9000];MATCH([.E67];[Linphone.$D$2:.$D$9000]);5)" office:value-type="string" office:string-value="(LinphoneCore* lc,bool_t enable)">
            <text:p>(LinphoneCore* lc,bool_t enable)</text:p>
          </table:table-cell>
          <table:table-cell table:style-name="ce15"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Linphone.$A$2:.$E$9000];MATCH([.E68];[Linphone.$D$2:.$D$9000]);5)" office:value-type="string" office:string-value="(FILE *file)">
            <text:p>(FILE *file)</text:p>
          </table:table-cell>
          <table:table-cell table:style-name="ce15"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Linphone.$A$2:.$E$9000];MATCH([.E69];[Linphone.$D$2:.$D$9000]);5)" office:value-type="string" office:string-value="(OrtpLogFunc logfunc)">
            <text:p>(OrtpLogFunc logfunc)</text:p>
          </table:table-cell>
          <table:table-cell table:style-name="ce15"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Linphone.$A$2:.$E$9000];MATCH([.E70];[Linphone.$D$2:.$D$9000]);5)" office:value-type="string" office:string-value="(LinphoneCore *lc, PayloadType *pt, bool_t enable)">
            <text:p>(LinphoneCore *lc, PayloadType *pt, bool_t enable)</text:p>
          </table:table-cell>
          <table:table-cell table:style-name="ce15" table:formula="of:=INDEX([Linphone.$A$2:.$E$9000];MATCH([.E7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Linphone.$A$2:.$E$9000];MATCH([.E71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7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Linphone.$A$2:.$E$9000];MATCH([.E7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47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Linphone.$A$2:.$E$9000];MATCH([.E73];[Linphone.$D$2:.$D$9000]);5)" office:value-type="string" office:string-value="(LinphoneCore *lc, const char *realm, const char *username)">
            <text:p>(LinphoneCore *lc, const char *realm, const char *username)</text:p>
          </table:table-cell>
          <table:table-cell table:style-name="ce15" table:formula="of:=INDEX([Linphone.$A$2:.$E$9000];MATCH([.E73];[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10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47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Linphone.$A$2:.$E$9000];MATCH([.E74];[Linphone.$D$2:.$D$9000]);5)" office:value-type="string" office:string-value="(LinphoneCore *lc, const char *uri)">
            <text:p>(LinphoneCore *lc, const char *uri)</text:p>
          </table:table-cell>
          <table:table-cell table:style-name="ce15" table:formula="of:=INDEX([Linphone.$A$2:.$E$9000];MATCH([.E74];[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10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47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Linphone.$A$2:.$E$9000];MATCH([.E75];[Linphone.$D$2:.$D$9000]);5)" office:value-type="string" office:string-value="(LinphoneCore* lc, const char* type, int rate)">
            <text:p>(LinphoneCore* lc, const char* type, int rate)</text:p>
          </table:table-cell>
          <table:table-cell table:style-name="ce15" table:formula="of:=INDEX([Linphone.$A$2:.$E$9000];MATCH([.E75];[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10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47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Linphone.$A$2:.$E$9000];MATCH([.E76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76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0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Linphone.$A$2:.$E$9000];MATCH([.E7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7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Linphone.$A$2:.$E$9000];MATCH([.E78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7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47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Linphone.$A$2:.$E$9000];MATCH([.E79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79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0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47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Linphone.$A$2:.$E$9000];MATCH([.E80];[Linphone.$D$2:.$D$9000]);5)" office:value-type="string" office:string-value="(LinphoneCore *lc, const char *remote_address)">
            <text:p>(LinphoneCore *lc, const char *remote_address)</text:p>
          </table:table-cell>
          <table:table-cell table:style-name="ce15" table:formula="of:=INDEX([Linphone.$A$2:.$E$9000];MATCH([.E8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0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47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Linphone.$A$2:.$E$9000];MATCH([.E81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0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47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Linphone.$A$2:.$E$9000];MATCH([.E8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2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0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Linphone.$A$2:.$E$9000];MATCH([.E8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0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Linphone.$A$2:.$E$9000];MATCH([.E8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47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Linphone.$A$2:.$E$9000];MATCH([.E85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5];[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10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47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Linphone.$A$2:.$E$9000];MATCH([.E86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8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0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 table:number-columns-repeated="2"/>
          <table:table-cell table:style-name="ce47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Linphone.$A$2:.$E$9000];MATCH([.E87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8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 table:number-columns-repeated="2"/>
          <table:table-cell table:style-name="ce47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Linphone.$A$2:.$E$9000];MATCH([.E88];[Linphone.$D$2:.$D$9000]);5)" office:value-type="string" office:string-value="(struct _LinphoneCore *lc)">
            <text:p>(struct _LinphoneCore *lc)</text:p>
          </table:table-cell>
          <table:table-cell table:style-name="ce15" table:formula="of:=INDEX([Linphone.$A$2:.$E$9000];MATCH([.E88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10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Linphone.$A$2:.$E$9000];MATCH([.E89];[Linphone.$D$2:.$D$9000]);5)" office:value-type="string" office:string-value="(LinphoneCore *lc, rtp_stats_t *local, rtp_stats_t *remote)">
            <text:p>(LinphoneCore *lc, rtp_stats_t *local, rtp_stats_t *remote)</text:p>
          </table:table-cell>
          <table:table-cell table:style-name="ce15" table:formula="of:=INDEX([Linphone.$A$2:.$E$9000];MATCH([.E8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Linphone.$A$2:.$E$9000];MATCH([.E90];[Linphone.$D$2:.$D$9000]);5)" office:value-type="string" office:string-value="(LinphoneCore *lc, LinphoneProxyConfig **config)">
            <text:p>(LinphoneCore *lc, LinphoneProxyConfig **config)</text:p>
          </table:table-cell>
          <table:table-cell table:style-name="ce15" table:formula="of:=INDEX([Linphone.$A$2:.$E$9000];MATCH([.E9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Linphone.$A$2:.$E$9000];MATCH([.E91];[Linphone.$D$2:.$D$9000]);5)" office:value-type="string" office:string-value="(LinphoneCore *lc )">
            <text:p>(LinphoneCore *lc )</text:p>
          </table:table-cell>
          <table:table-cell table:style-name="ce15" table:formula="of:=INDEX([Linphone.$A$2:.$E$9000];MATCH([.E9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Linphone.$A$2:.$E$9000];MATCH([.E92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9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Linphone.$A$2:.$E$9000];MATCH([.E9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47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Linphone.$A$2:.$E$9000];MATCH([.E94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94];[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10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47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Linphone.$A$2:.$E$9000];MATCH([.E9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95];[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10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47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Linphone.$A$2:.$E$9000];MATCH([.E9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7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Linphone.$A$2:.$E$9000];MATCH([.E9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Linphone.$A$2:.$E$9000];MATCH([.E9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Linphone.$A$2:.$E$9000];MATCH([.E99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47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Linphone.$A$2:.$E$9000];MATCH([.E10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0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10">
          <table:table-cell table:formula="of:=NOTATION(SUBSTITUTE([.E101];&quot;linphone_core_&quot;;&quot;&quot;))" office:value-type="string" office:string-value="getMtu">
            <text:p>getMtu</text:p>
          </table:table-cell>
          <table:table-cell table:number-columns-repeated="2"/>
          <table:table-cell table:style-name="ce47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Linphone.$A$2:.$E$9000];MATCH([.E101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0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 table:number-columns-repeated="2"/>
          <table:table-cell table:style-name="ce47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Linphone.$A$2:.$E$9000];MATCH([.E102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0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Linphone.$A$2:.$E$9000];MATCH([.E103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 table:number-columns-repeated="2"/>
          <table:table-cell table:style-name="ce47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Linphone.$A$2:.$E$9000];MATCH([.E104];[Linphone.$D$2:.$D$9000]);5)" office:value-type="string" office:string-value="(LinphoneCore *lc, PayloadType *pt)">
            <text:p>(LinphoneCore *lc, PayloadType *pt)</text:p>
          </table:table-cell>
          <table:table-cell table:style-name="ce15" table:formula="of:=INDEX([Linphone.$A$2:.$E$9000];MATCH([.E10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 table:number-columns-repeated="2"/>
          <table:table-cell table:style-name="ce47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Linphone.$A$2:.$E$9000];MATCH([.E105];[Linphone.$D$2:.$D$9000]);5)" office:value-type="string" office:string-value="(LinphoneCore *lc, const PayloadType *pt)">
            <text:p>(LinphoneCore *lc, const PayloadType *pt)</text:p>
          </table:table-cell>
          <table:table-cell table:style-name="ce15" table:formula="of:=INDEX([Linphone.$A$2:.$E$9000];MATCH([.E1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Linphone.$A$2:.$E$9000];MATCH([.E10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0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47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Linphone.$A$2:.$E$9000];MATCH([.E10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7];[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10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 table:number-columns-repeated="2"/>
          <table:table-cell table:style-name="ce47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Linphone.$A$2:.$E$9000];MATCH([.E10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 table:number-columns-repeated="2"/>
          <table:table-cell table:style-name="ce47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Linphone.$A$2:.$E$9000];MATCH([.E109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0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47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Linphone.$A$2:.$E$9000];MATCH([.E110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0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0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 table:number-columns-repeated="2"/>
          <table:table-cell table:style-name="ce47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Linphone.$A$2:.$E$9000];MATCH([.E111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 table:number-columns-repeated="2"/>
          <table:table-cell table:style-name="ce47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Linphone.$A$2:.$E$9000];MATCH([.E112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113];&quot;linphone_core_&quot;;&quot;&quot;))" office:value-type="string" office:string-value="getRing">
            <text:p>getRing</text:p>
          </table:table-cell>
          <table:table-cell table:number-columns-repeated="2"/>
          <table:table-cell table:style-name="ce47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Linphone.$A$2:.$E$9000];MATCH([.E113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 table:number-columns-repeated="2"/>
          <table:table-cell table:style-name="ce47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Linphone.$A$2:.$E$9000];MATCH([.E114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Linphone.$A$2:.$E$9000];MATCH([.E11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Linphone.$A$2:.$E$9000];MATCH([.E11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1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47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Linphone.$A$2:.$E$9000];MATCH([.E11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17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0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47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Linphone.$A$2:.$E$9000];MATCH([.E11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18];[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10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Linphone.$A$2:.$E$9000];MATCH([.E119];[Linphone.$D$2:.$D$9000]);5)" office:value-type="string" office:string-value="(LinphoneCore *lc, LCSipTransports *transports)">
            <text:p>(LinphoneCore *lc, LCSipTransports *transports)</text:p>
          </table:table-cell>
          <table:table-cell table:style-name="ce15" table:formula="of:=INDEX([Linphone.$A$2:.$E$9000];MATCH([.E11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47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Linphone.$A$2:.$E$9000];MATCH([.E12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0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10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47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Linphone.$A$2:.$E$9000];MATCH([.E121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1];[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10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Linphone.$A$2:.$E$9000];MATCH([.E12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2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0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47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Linphone.$A$2:.$E$9000];MATCH([.E123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0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47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Linphone.$A$2:.$E$9000];MATCH([.E12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4];[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10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47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Linphone.$A$2:.$E$9000];MATCH([.E125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5];[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10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Linphone.$A$2:.$E$9000];MATCH([.E126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Linphone.$A$2:.$E$9000];MATCH([.E12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Linphone.$A$2:.$E$9000];MATCH([.E12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Linphone.$A$2:.$E$9000];MATCH([.E129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Linphone.$A$2:.$E$9000];MATCH([.E13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3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0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47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Linphone.$A$2:.$E$9000];MATCH([.E131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3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10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47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Linphone.$A$2:.$E$9000];MATCH([.E132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32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10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47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Linphone.$A$2:.$E$9000];MATCH([.E13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33];[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10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Linphone.$A$2:.$E$9000];MATCH([.E134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3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Linphone.$A$2:.$E$9000];MATCH([.E13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Linphone.$A$2:.$E$9000];MATCH([.E136];[Linphone.$D$2:.$D$9000]);5)" office:value-type="string" office:string-value="(LinphoneCore*lc)">
            <text:p>(LinphoneCore*lc)</text:p>
          </table:table-cell>
          <table:table-cell table:style-name="ce15" table:formula="of:=INDEX([Linphone.$A$2:.$E$9000];MATCH([.E13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47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Linphone.$A$2:.$E$9000];MATCH([.E137];[Linphone.$D$2:.$D$9000]);5)" office:value-type="string" office:string-value="(LinphoneCore*lc, LinphoneCallParams *params)">
            <text:p>(LinphoneCore*lc, LinphoneCallParams *params)</text:p>
          </table:table-cell>
          <table:table-cell table:style-name="ce15" table:formula="of:=INDEX([Linphone.$A$2:.$E$9000];MATCH([.E13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47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Linphone.$A$2:.$E$9000];MATCH([.E138];[Linphone.$D$2:.$D$9000]);5)" office:value-type="string" office:string-value="(LinphoneCore *lc, const char *url)">
            <text:p>(LinphoneCore *lc, const char *url)</text:p>
          </table:table-cell>
          <table:table-cell table:style-name="ce15" table:formula="of:=INDEX([Linphone.$A$2:.$E$9000];MATCH([.E138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0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47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Linphone.$A$2:.$E$9000];MATCH([.E139];[Linphone.$D$2:.$D$9000]);5)" office:value-type="string" office:string-value="(LinphoneCore *lc, const char *url)">
            <text:p>(LinphoneCore *lc, const char *url)</text:p>
          </table:table-cell>
          <table:table-cell table:style-name="ce15" table:formula="of:=INDEX([Linphone.$A$2:.$E$9000];MATCH([.E139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0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47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Linphone.$A$2:.$E$9000];MATCH([.E140];[Linphone.$D$2:.$D$9000]);5)" office:value-type="string" office:string-value="(LinphoneCore *lc, const LinphoneAddress *addr)">
            <text:p>(LinphoneCore *lc, const LinphoneAddress *addr)</text:p>
          </table:table-cell>
          <table:table-cell table:style-name="ce15" table:formula="of:=INDEX([Linphone.$A$2:.$E$9000];MATCH([.E14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0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47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Linphone.$A$2:.$E$9000];MATCH([.E141];[Linphone.$D$2:.$D$9000]);5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style-name="ce15" table:formula="of:=INDEX([Linphone.$A$2:.$E$9000];MATCH([.E1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0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47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Linphone.$A$2:.$E$9000];MATCH([.E142];[Linphone.$D$2:.$D$9000]);5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style-name="ce15" table:formula="of:=INDEX([Linphone.$A$2:.$E$9000];MATCH([.E142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0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5" table:formula="of:=INDEX([Linphone.$A$2:.$E$9000];MATCH([.E14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Linphone.$A$2:.$E$9000];MATCH([.E14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Linphone.$A$2:.$E$9000];MATCH([.E14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Linphone.$A$2:.$E$9000];MATCH([.E14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Linphone.$A$2:.$E$9000];MATCH([.E14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Linphone.$A$2:.$E$9000];MATCH([.E148];[Linphone.$D$2:.$D$9000]);5)" office:value-type="string" office:string-value="(LinphoneCore* lc)">
            <text:p>(LinphoneCore* lc)</text:p>
          </table:table-cell>
          <table:table-cell table:style-name="ce15" table:formula="of:=INDEX([Linphone.$A$2:.$E$9000];MATCH([.E14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47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Linphone.$A$2:.$E$9000];MATCH([.E149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Linphone.$A$2:.$E$9000];MATCH([.E15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5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47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5" table:formula="of:=INDEX([Linphone.$A$2:.$E$9000];MATCH([.E151];[Linphone.$D$2:.$D$9000]);5)" office:value-type="string" office:string-value="(LinphoneCore* lc)">
            <text:p>(LinphoneCore* lc)</text:p>
          </table:table-cell>
          <table:table-cell table:style-name="ce15" table:formula="of:=INDEX([Linphone.$A$2:.$E$9000];MATCH([.E1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47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Linphone.$A$2:.$E$9000];MATCH([.E15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5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47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Linphone.$A$2:.$E$9000];MATCH([.E153];[Linphone.$D$2:.$D$9000]);5)" office:value-type="string" office:string-value="(const LinphoneCore *lc, LinphoneMediaEncryption menc)">
            <text:p>(const LinphoneCore *lc, LinphoneMediaEncryption menc)</text:p>
          </table:table-cell>
          <table:table-cell table:style-name="ce15" table:formula="of:=INDEX([Linphone.$A$2:.$E$9000];MATCH([.E15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Linphone.$A$2:.$E$9000];MATCH([.E154];[Linphone.$D$2:.$D$9000]);5)" office:value-type="string" office:string-value="(LinphoneCore *lc, bool_t muted)">
            <text:p>(LinphoneCore *lc, bool_t muted)</text:p>
          </table:table-cell>
          <table:table-cell table:style-name="ce15" table:formula="of:=INDEX([Linphone.$A$2:.$E$9000];MATCH([.E1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number-columns-repeated="3" table:style-name="ce16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Linphone.$A$2:.$E$9000];MATCH([.E155];[Linphone.$D$2:.$D$9000]);5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style-name="ce15" table:formula="of:=INDEX([Linphone.$A$2:.$E$9000];MATCH([.E155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10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47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Linphone.$A$2:.$E$9000];MATCH([.E15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5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47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Linphone.$A$2:.$E$9000];MATCH([.E157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1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47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Linphone.$A$2:.$E$9000];MATCH([.E158];[Linphone.$D$2:.$D$9000]);5)" office:value-type="string" office:string-value="(LinphoneCore *lc, const PayloadType *pt)">
            <text:p>(LinphoneCore *lc, const PayloadType *pt)</text:p>
          </table:table-cell>
          <table:table-cell table:style-name="ce15" table:formula="of:=INDEX([Linphone.$A$2:.$E$9000];MATCH([.E15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47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5" table:formula="of:=INDEX([Linphone.$A$2:.$E$9000];MATCH([.E159];[Linphone.$D$2:.$D$9000]);5)" office:value-type="string" office:string-value="(LinphoneCore *lc, char dtmf, int duration_ms)">
            <text:p>(LinphoneCore *lc, char dtmf, int duration_ms)</text:p>
          </table:table-cell>
          <table:table-cell table:style-name="ce15" table:formula="of:=INDEX([Linphone.$A$2:.$E$9000];MATCH([.E1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47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Linphone.$A$2:.$E$9000];MATCH([.E160];[Linphone.$D$2:.$D$9000]);5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style-name="ce15" table:formula="of:=INDEX([Linphone.$A$2:.$E$9000];MATCH([.E16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47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Linphone.$A$2:.$E$9000];MATCH([.E161];[Linphone.$D$2:.$D$9000]);5)" office:value-type="string" office:string-value="(LinphoneCore *lc, LinphoneCall *call, const char *redirect_uri)">
            <text:p>(LinphoneCore *lc, LinphoneCall *call, const char *redirect_uri)</text:p>
          </table:table-cell>
          <table:table-cell table:style-name="ce15" table:formula="of:=INDEX([Linphone.$A$2:.$E$9000];MATCH([.E16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47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Linphone.$A$2:.$E$9000];MATCH([.E162];[Linphone.$D$2:.$D$9000]);5)" office:value-type="string" office:string-value="(LinphoneCore* lc)">
            <text:p>(LinphoneCore* lc)</text:p>
          </table:table-cell>
          <table:table-cell table:style-name="ce15" table:formula="of:=INDEX([Linphone.$A$2:.$E$9000];MATCH([.E1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Linphone.$A$2:.$E$9000];MATCH([.E16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Linphone.$A$2:.$E$9000];MATCH([.E16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47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Linphone.$A$2:.$E$9000];MATCH([.E165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5" table:formula="of:=INDEX([Linphone.$A$2:.$E$9000];MATCH([.E1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47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Linphone.$A$2:.$E$9000];MATCH([.E166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16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Linphone.$A$2:.$E$9000];MATCH([.E167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5" table:formula="of:=INDEX([Linphone.$A$2:.$E$9000];MATCH([.E1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47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Linphone.$A$2:.$E$9000];MATCH([.E168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16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47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Linphone.$A$2:.$E$9000];MATCH([.E169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6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Linphone.$A$2:.$E$9000];MATCH([.E170];[Linphone.$D$2:.$D$9000]);5)" office:value-type="string" office:string-value="(LinphoneCore *lc,char dtmf)">
            <text:p>(LinphoneCore *lc,char dtmf)</text:p>
          </table:table-cell>
          <table:table-cell table:style-name="ce15" table:formula="of:=INDEX([Linphone.$A$2:.$E$9000];MATCH([.E1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Linphone.$A$2:.$E$9000];MATCH([.E171];[Linphone.$D$2:.$D$9000]);5)" office:value-type="string" office:string-value="(LinphoneCore *lc, MSList *codecs)">
            <text:p>(LinphoneCore *lc, MSList *codecs)</text:p>
          </table:table-cell>
          <table:table-cell table:style-name="ce15" table:formula="of:=INDEX([Linphone.$A$2:.$E$9000];MATCH([.E17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47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Linphone.$A$2:.$E$9000];MATCH([.E172];[Linphone.$D$2:.$D$9000]);5)" office:value-type="string" office:string-value="(LinphoneCore *lc, int value)">
            <text:p>(LinphoneCore *lc, int value)</text:p>
          </table:table-cell>
          <table:table-cell table:style-name="ce15" table:formula="of:=INDEX([Linphone.$A$2:.$E$9000];MATCH([.E17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47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Linphone.$A$2:.$E$9000];MATCH([.E173];[Linphone.$D$2:.$D$9000]);5)" office:value-type="string" office:string-value="(LinphoneCore *lc, int port)">
            <text:p>(LinphoneCore *lc, int port)</text:p>
          </table:table-cell>
          <table:table-cell table:style-name="ce15" table:formula="of:=INDEX([Linphone.$A$2:.$E$9000];MATCH([.E1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Linphone.$A$2:.$E$9000];MATCH([.E174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5" table:formula="of:=INDEX([Linphone.$A$2:.$E$9000];MATCH([.E1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Linphone.$A$2:.$E$9000];MATCH([.E175];[Linphone.$D$2:.$D$9000]);5)" office:value-type="string" office:string-value="(LinphoneCore *lc, int index)">
            <text:p>(LinphoneCore *lc, int index)</text:p>
          </table:table-cell>
          <table:table-cell table:style-name="ce15" table:formula="of:=INDEX([Linphone.$A$2:.$E$9000];MATCH([.E17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Linphone.$A$2:.$E$9000];MATCH([.E176];[Linphone.$D$2:.$D$9000]);5)" office:value-type="string" office:string-value="(LinphoneCore *lc, int rotation)">
            <text:p>(LinphoneCore *lc, int rotation)</text:p>
          </table:table-cell>
          <table:table-cell table:style-name="ce15" table:formula="of:=INDEX([Linphone.$A$2:.$E$9000];MATCH([.E17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Linphone.$A$2:.$E$9000];MATCH([.E177];[Linphone.$D$2:.$D$9000]);5)" office:value-type="string" office:string-value="(LinphoneCore *lc, int bw)">
            <text:p>(LinphoneCore *lc, int bw)</text:p>
          </table:table-cell>
          <table:table-cell table:style-name="ce15" table:formula="of:=INDEX([Linphone.$A$2:.$E$9000];MATCH([.E17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Linphone.$A$2:.$E$9000];MATCH([.E178];[Linphone.$D$2:.$D$9000]);5)" office:value-type="string" office:string-value="(LinphoneCore *lc, int ptime)">
            <text:p>(LinphoneCore *lc, int ptime)</text:p>
          </table:table-cell>
          <table:table-cell table:style-name="ce15" table:formula="of:=INDEX([Linphone.$A$2:.$E$9000];MATCH([.E17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Linphone.$A$2:.$E$9000];MATCH([.E179];[Linphone.$D$2:.$D$9000]);5)" office:value-type="string" office:string-value="(LinphoneCore *lc, LinphoneFirewallPolicy pol)">
            <text:p>(LinphoneCore *lc, LinphoneFirewallPolicy pol)</text:p>
          </table:table-cell>
          <table:table-cell table:style-name="ce15" table:formula="of:=INDEX([Linphone.$A$2:.$E$9000];MATCH([.E17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Linphone.$A$2:.$E$9000];MATCH([.E180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18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Linphone.$A$2:.$E$9000];MATCH([.E181];[Linphone.$D$2:.$D$9000]);5)" office:value-type="string" office:string-value="(LinphoneCore *lc, int seconds)">
            <text:p>(LinphoneCore *lc, int seconds)</text:p>
          </table:table-cell>
          <table:table-cell table:style-name="ce15" table:formula="of:=INDEX([Linphone.$A$2:.$E$9000];MATCH([.E18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Linphone.$A$2:.$E$9000];MATCH([.E182];[Linphone.$D$2:.$D$9000]);5)" office:value-type="string" office:string-value="(LinphoneCore *lc, int max)">
            <text:p>(LinphoneCore *lc, int max)</text:p>
          </table:table-cell>
          <table:table-cell table:style-name="ce15" table:formula="of:=INDEX([Linphone.$A$2:.$E$9000];MATCH([.E18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Linphone.$A$2:.$E$9000];MATCH([.E183];[Linphone.$D$2:.$D$9000]);5)" office:value-type="string" office:string-value="(LinphoneCore *lc, enum LinphoneMediaEncryption menc)">
            <text:p>(LinphoneCore *lc, enum LinphoneMediaEncryption menc)</text:p>
          </table:table-cell>
          <table:table-cell table:style-name="ce15" table:formula="of:=INDEX([Linphone.$A$2:.$E$9000];MATCH([.E18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Linphone.$A$2:.$E$9000];MATCH([.E184];[Linphone.$D$2:.$D$9000]);5)" office:value-type="string" office:string-value="(LinphoneCore *lc, bool_t m)">
            <text:p>(LinphoneCore *lc, bool_t m)</text:p>
          </table:table-cell>
          <table:table-cell table:style-name="ce15" table:formula="of:=INDEX([Linphone.$A$2:.$E$9000];MATCH([.E18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Linphone.$A$2:.$E$9000];MATCH([.E185];[Linphone.$D$2:.$D$9000]);5)" office:value-type="string" office:string-value="(LinphoneCore *lc, int mtu)">
            <text:p>(LinphoneCore *lc, int mtu)</text:p>
          </table:table-cell>
          <table:table-cell table:style-name="ce15" table:formula="of:=INDEX([Linphone.$A$2:.$E$9000];MATCH([.E18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Linphone.$A$2:.$E$9000];MATCH([.E186];[Linphone.$D$2:.$D$9000]);5)" office:value-type="string" office:string-value="(LinphoneCore *lc, const char *addr)">
            <text:p>(LinphoneCore *lc, const char *addr)</text:p>
          </table:table-cell>
          <table:table-cell table:style-name="ce15" table:formula="of:=INDEX([Linphone.$A$2:.$E$9000];MATCH([.E18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Linphone.$A$2:.$E$9000];MATCH([.E187];[Linphone.$D$2:.$D$9000]);5)" office:value-type="string" office:string-value="(LinphoneCore* lc,bool_t value)">
            <text:p>(LinphoneCore* lc,bool_t value)</text:p>
          </table:table-cell>
          <table:table-cell table:style-name="ce15" table:formula="of:=INDEX([Linphone.$A$2:.$E$9000];MATCH([.E18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Linphone.$A$2:.$E$9000];MATCH([.E188];[Linphone.$D$2:.$D$9000]);5)" office:value-type="string" office:string-value="(LinphoneCore *lc, int port)">
            <text:p>(LinphoneCore *lc, int port)</text:p>
          </table:table-cell>
          <table:table-cell table:style-name="ce15" table:formula="of:=INDEX([Linphone.$A$2:.$E$9000];MATCH([.E18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Linphone.$A$2:.$E$9000];MATCH([.E189];[Linphone.$D$2:.$D$9000]);5)" office:value-type="string" office:string-value="(LinphoneCore *lc, const char *file)">
            <text:p>(LinphoneCore *lc, const char *file)</text:p>
          </table:table-cell>
          <table:table-cell table:style-name="ce15" table:formula="of:=INDEX([Linphone.$A$2:.$E$9000];MATCH([.E18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47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Linphone.$A$2:.$E$9000];MATCH([.E190];[Linphone.$D$2:.$D$9000]);5)" office:value-type="string" office:string-value="(LinphoneCore *lc, float level)">
            <text:p>(LinphoneCore *lc, float level)</text:p>
          </table:table-cell>
          <table:table-cell table:style-name="ce15" table:formula="of:=INDEX([Linphone.$A$2:.$E$9000];MATCH([.E19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47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Linphone.$A$2:.$E$9000];MATCH([.E191];[Linphone.$D$2:.$D$9000]);5)" office:value-type="string" office:string-value="(LinphoneCore *lc, MSVideoSize vsize)">
            <text:p>(LinphoneCore *lc, MSVideoSize vsize)</text:p>
          </table:table-cell>
          <table:table-cell table:style-name="ce15" table:formula="of:=INDEX([Linphone.$A$2:.$E$9000];MATCH([.E19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47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Linphone.$A$2:.$E$9000];MATCH([.E192];[Linphone.$D$2:.$D$9000]);5)" office:value-type="string" office:string-value="(LinphoneCore *lc, const char *name)">
            <text:p>(LinphoneCore *lc, const char *name)</text:p>
          </table:table-cell>
          <table:table-cell table:style-name="ce15" table:formula="of:=INDEX([Linphone.$A$2:.$E$9000];MATCH([.E19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47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Linphone.$A$2:.$E$9000];MATCH([.E193];[Linphone.$D$2:.$D$9000]);5)" office:value-type="string" office:string-value="(LinphoneCore *lc, const char *contact)">
            <text:p>(LinphoneCore *lc, const char *contact)</text:p>
          </table:table-cell>
          <table:table-cell table:style-name="ce15" table:formula="of:=INDEX([Linphone.$A$2:.$E$9000];MATCH([.E1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47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Linphone.$A$2:.$E$9000];MATCH([.E194];[Linphone.$D$2:.$D$9000]);5)" office:value-type="string" office:string-value="(LinphoneCore *lc, const char *file)">
            <text:p>(LinphoneCore *lc, const char *file)</text:p>
          </table:table-cell>
          <table:table-cell table:style-name="ce15" table:formula="of:=INDEX([Linphone.$A$2:.$E$9000];MATCH([.E19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47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Linphone.$A$2:.$E$9000];MATCH([.E195];[Linphone.$D$2:.$D$9000]);5)" office:value-type="string" office:string-value="(LinphoneCore *lc, const char *addr)">
            <text:p>(LinphoneCore *lc, const char *addr)</text:p>
          </table:table-cell>
          <table:table-cell table:style-name="ce15" table:formula="of:=INDEX([Linphone.$A$2:.$E$9000];MATCH([.E19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47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Linphone.$A$2:.$E$9000];MATCH([.E196];[Linphone.$D$2:.$D$9000]);5)" office:value-type="string" office:string-value="(LinphoneCore *lc,const char *)">
            <text:p>(LinphoneCore *lc,const char *)</text:p>
          </table:table-cell>
          <table:table-cell table:style-name="ce15" table:formula="of:=INDEX([Linphone.$A$2:.$E$9000];MATCH([.E19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47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Linphone.$A$2:.$E$9000];MATCH([.E197];[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Linphone.$A$2:.$E$9000];MATCH([.E19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47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Linphone.$A$2:.$E$9000];MATCH([.E198];[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Linphone.$A$2:.$E$9000];MATCH([.E19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47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Linphone.$A$2:.$E$9000];MATCH([.E199];[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Linphone.$A$2:.$E$9000];MATCH([.E19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47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Linphone.$A$2:.$E$9000];MATCH([.E200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20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47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Linphone.$A$2:.$E$9000];MATCH([.E201];[Linphone.$D$2:.$D$9000]);5)" office:value-type="string" office:string-value="(LinphoneCore* lc, LinphoneRtpTransportFactories *factories)">
            <text:p>(LinphoneCore* lc, LinphoneRtpTransportFactories *factories)</text:p>
          </table:table-cell>
          <table:table-cell table:style-name="ce15" table:formula="of:=INDEX([Linphone.$A$2:.$E$9000];MATCH([.E20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47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Linphone.$A$2:.$E$9000];MATCH([.E202];[Linphone.$D$2:.$D$9000]);5)" office:value-type="string" office:string-value="(LinphoneCore *lc, int port)">
            <text:p>(LinphoneCore *lc, int port)</text:p>
          </table:table-cell>
          <table:table-cell table:style-name="ce15" table:formula="of:=INDEX([Linphone.$A$2:.$E$9000];MATCH([.E20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47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Linphone.$A$2:.$E$9000];MATCH([.E203];[Linphone.$D$2:.$D$9000]);5)" office:value-type="string" office:string-value="(LinphoneCore *lc, const LCSipTransports *transports)">
            <text:p>(LinphoneCore *lc, const LCSipTransports *transports)</text:p>
          </table:table-cell>
          <table:table-cell table:style-name="ce15" table:formula="of:=INDEX([Linphone.$A$2:.$E$9000];MATCH([.E2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47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Linphone.$A$2:.$E$9000];MATCH([.E204];[Linphone.$D$2:.$D$9000]);5)" office:value-type="string" office:string-value="(LinphoneCore *lc, char source)">
            <text:p>(LinphoneCore *lc, char source)</text:p>
          </table:table-cell>
          <table:table-cell table:style-name="ce15" table:formula="of:=INDEX([Linphone.$A$2:.$E$9000];MATCH([.E20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47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Linphone.$A$2:.$E$9000];MATCH([.E205];[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Linphone.$A$2:.$E$9000];MATCH([.E2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47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Linphone.$A$2:.$E$9000];MATCH([.E206];[Linphone.$D$2:.$D$9000]);5)" office:value-type="string" office:string-value="(LinphoneCore *lc, float fps)">
            <text:p>(LinphoneCore *lc, float fps)</text:p>
          </table:table-cell>
          <table:table-cell table:style-name="ce15" table:formula="of:=INDEX([Linphone.$A$2:.$E$9000];MATCH([.E20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47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Linphone.$A$2:.$E$9000];MATCH([.E207];[Linphone.$D$2:.$D$9000]);5)" office:value-type="string" office:string-value="(LinphoneCore *lc, const char *server)">
            <text:p>(LinphoneCore *lc, const char *server)</text:p>
          </table:table-cell>
          <table:table-cell table:style-name="ce15" table:formula="of:=INDEX([Linphone.$A$2:.$E$9000];MATCH([.E20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47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Linphone.$A$2:.$E$9000];MATCH([.E208];[Linphone.$D$2:.$D$9000]);5)" office:value-type="string" office:string-value="(LinphoneCore *lc, int bw)">
            <text:p>(LinphoneCore *lc, int bw)</text:p>
          </table:table-cell>
          <table:table-cell table:style-name="ce15" table:formula="of:=INDEX([Linphone.$A$2:.$E$9000];MATCH([.E20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Linphone.$A$2:.$E$9000];MATCH([.E209];[Linphone.$D$2:.$D$9000]);5)" office:value-type="string" office:string-value="(LinphoneCore *lc, int ptime)">
            <text:p>(LinphoneCore *lc, int ptime)</text:p>
          </table:table-cell>
          <table:table-cell table:style-name="ce15" table:formula="of:=INDEX([Linphone.$A$2:.$E$9000];MATCH([.E20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47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Linphone.$A$2:.$E$9000];MATCH([.E210];[Linphone.$D$2:.$D$9000]);5)" office:value-type="string" office:string-value="(LinphoneCore *lc, bool_t use_info)">
            <text:p>(LinphoneCore *lc, bool_t use_info)</text:p>
          </table:table-cell>
          <table:table-cell table:style-name="ce15" table:formula="of:=INDEX([Linphone.$A$2:.$E$9000];MATCH([.E21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47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Linphone.$A$2:.$E$9000];MATCH([.E211];[Linphone.$D$2:.$D$9000]);5)" office:value-type="string" office:string-value="(LinphoneCore *lc,bool_t use_rfc2833)">
            <text:p>(LinphoneCore *lc,bool_t use_rfc2833)</text:p>
          </table:table-cell>
          <table:table-cell table:style-name="ce15" table:formula="of:=INDEX([Linphone.$A$2:.$E$9000];MATCH([.E2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47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Linphone.$A$2:.$E$9000];MATCH([.E212];[Linphone.$D$2:.$D$9000]);5)" office:value-type="string" office:string-value="(const char *ua_name, const char *version)">
            <text:p>(const char *ua_name, const char *version)</text:p>
          </table:table-cell>
          <table:table-cell table:style-name="ce15" table:formula="of:=INDEX([Linphone.$A$2:.$E$9000];MATCH([.E21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47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Linphone.$A$2:.$E$9000];MATCH([.E213];[Linphone.$D$2:.$D$9000]);5)" office:value-type="string" office:string-value="(LinphoneCore *lc, void *userdata)">
            <text:p>(LinphoneCore *lc, void *userdata)</text:p>
          </table:table-cell>
          <table:table-cell table:style-name="ce15" table:formula="of:=INDEX([Linphone.$A$2:.$E$9000];MATCH([.E2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Linphone.$A$2:.$E$9000];MATCH([.E214];[Linphone.$D$2:.$D$9000]);5)" office:value-type="string" office:string-value="(LinphoneCore *lc, MSList *codecs)">
            <text:p>(LinphoneCore *lc, MSList *codecs)</text:p>
          </table:table-cell>
          <table:table-cell table:style-name="ce15" table:formula="of:=INDEX([Linphone.$A$2:.$E$9000];MATCH([.E21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47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Linphone.$A$2:.$E$9000];MATCH([.E215];[Linphone.$D$2:.$D$9000]);5)" office:value-type="string" office:string-value="(LinphoneCore *lc, const LinphoneVideoPolicy *policy)">
            <text:p>(LinphoneCore *lc, const LinphoneVideoPolicy *policy)</text:p>
          </table:table-cell>
          <table:table-cell table:style-name="ce15" table:formula="of:=INDEX([Linphone.$A$2:.$E$9000];MATCH([.E21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Linphone.$A$2:.$E$9000];MATCH([.E216];[Linphone.$D$2:.$D$9000]);5)" office:value-type="string" office:string-value="(LinphoneCore *lc, int port)">
            <text:p>(LinphoneCore *lc, int port)</text:p>
          </table:table-cell>
          <table:table-cell table:style-name="ce15" table:formula="of:=INDEX([Linphone.$A$2:.$E$9000];MATCH([.E2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47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Linphone.$A$2:.$E$9000];MATCH([.E217];[Linphone.$D$2:.$D$9000]);5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style-name="ce15" table:formula="of:=INDEX([Linphone.$A$2:.$E$9000];MATCH([.E21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47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Linphone.$A$2:.$E$9000];MATCH([.E218];[Linphone.$D$2:.$D$9000]);5)" office:value-type="string" office:string-value="(LinphoneCore *lc, const char* file)">
            <text:p>(LinphoneCore *lc, const char* file)</text:p>
          </table:table-cell>
          <table:table-cell table:style-name="ce15" table:formula="of:=INDEX([Linphone.$A$2:.$E$9000];MATCH([.E2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47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Linphone.$A$2:.$E$9000];MATCH([.E219];[Linphone.$D$2:.$D$9000]);5)" office:value-type="string" office:string-value="(LinphoneCore *lc, bool_t show)">
            <text:p>(LinphoneCore *lc, bool_t show)</text:p>
          </table:table-cell>
          <table:table-cell table:style-name="ce15" table:formula="of:=INDEX([Linphone.$A$2:.$E$9000];MATCH([.E2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47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Linphone.$A$2:.$E$9000];MATCH([.E220];[Linphone.$D$2:.$D$9000]);5)" office:value-type="string" office:string-value="(LinphoneCore *lc, const char *device)">
            <text:p>(LinphoneCore *lc, const char *device)</text:p>
          </table:table-cell>
          <table:table-cell table:style-name="ce15" table:formula="of:=INDEX([Linphone.$A$2:.$E$9000];MATCH([.E22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47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Linphone.$A$2:.$E$9000];MATCH([.E221];[Linphone.$D$2:.$D$9000]);5)" office:value-type="string" office:string-value="(LinphoneCore *lc, const char *device)">
            <text:p>(LinphoneCore *lc, const char *device)</text:p>
          </table:table-cell>
          <table:table-cell table:style-name="ce15" table:formula="of:=INDEX([Linphone.$A$2:.$E$9000];MATCH([.E22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47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Linphone.$A$2:.$E$9000];MATCH([.E22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2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0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47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5" table:formula="of:=INDEX([Linphone.$A$2:.$E$9000];MATCH([.E22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Linphone.$A$2:.$E$9000];MATCH([.E22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2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47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Linphone.$A$2:.$E$9000];MATCH([.E225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22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Linphone.$A$2:.$E$9000];MATCH([.E22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Linphone.$A$2:.$E$9000];MATCH([.E227];[Linphone.$D$2:.$D$9000]);5)" office:value-type="string" office:string-value="(LinphoneCore *lc, LinphoneCall *call, const char *refer_to)">
            <text:p>(LinphoneCore *lc, LinphoneCall *call, const char *refer_to)</text:p>
          </table:table-cell>
          <table:table-cell table:style-name="ce15" table:formula="of:=INDEX([Linphone.$A$2:.$E$9000];MATCH([.E2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Linphone.$A$2:.$E$9000];MATCH([.E228];[Linphone.$D$2:.$D$9000]);5)" office:value-type="string" office:string-value="(LinphoneCore *lc, LinphoneCall *call, LinphoneCall *dest)">
            <text:p>(LinphoneCore *lc, LinphoneCall *call, LinphoneCall *dest)</text:p>
          </table:table-cell>
          <table:table-cell table:style-name="ce15" table:formula="of:=INDEX([Linphone.$A$2:.$E$9000];MATCH([.E2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47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Linphone.$A$2:.$E$9000];MATCH([.E229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5" table:formula="of:=INDEX([Linphone.$A$2:.$E$9000];MATCH([.E22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0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Linphone.$A$2:.$E$9000];MATCH([.E230];[Linphone.$D$2:.$D$9000]);5)" office:value-type="string" office:string-value="(LinphoneCore *lc, bool_t yesno)">
            <text:p>(LinphoneCore *lc, bool_t yesno)</text:p>
          </table:table-cell>
          <table:table-cell table:style-name="ce15" table:formula="of:=INDEX([Linphone.$A$2:.$E$9000];MATCH([.E23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5" table:formula="of:=INDEX([Linphone.$A$2:.$E$9000];MATCH([.E231];[Linphone.$D$2:.$D$9000]);5)" office:value-type="string" office:string-value="(LinphoneCore *lc, bool_t yesno)">
            <text:p>(LinphoneCore *lc, bool_t yesno)</text:p>
          </table:table-cell>
          <table:table-cell table:style-name="ce15" table:formula="of:=INDEX([Linphone.$A$2:.$E$9000];MATCH([.E2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47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Linphone.$A$2:.$E$9000];MATCH([.E232];[Linphone.$D$2:.$D$9000]);5)" office:value-type="string" office:string-value="(LinphoneCore *lc, bool_t yesno)">
            <text:p>(LinphoneCore *lc, bool_t yesno)</text:p>
          </table:table-cell>
          <table:table-cell table:style-name="ce15" table:formula="of:=INDEX([Linphone.$A$2:.$E$9000];MATCH([.E23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0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47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Linphone.$A$2:.$E$9000];MATCH([.E23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3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0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47" table:formula="of:=SEEKIMPL(&quot;Impl&quot;;&quot;class:CoreAPI&quot;;[.A235])" office:value-type="string" office:string-value="Yes">
            <text:p>Yes</text:p>
          </table:table-cell>
          <table:table-cell table:number-columns-repeated="3" table:style-name="ce16" office:value-type="string">
            <text:p>NOT A WRAPPER</text:p>
          </table:table-cell>
          <table:table-cell table:number-columns-repeated="1017"/>
        </table:table-row>
        <table:table-row table:style-name="ro10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47" table:formula="of:=SEEKIMPL(&quot;Impl&quot;;&quot;class:CoreAPI&quot;;[.A236])" office:value-type="string" office:string-value="Yes">
            <text:p>Yes</text:p>
          </table:table-cell>
          <table:table-cell table:number-columns-repeated="3" table:style-name="ce16" office:value-type="string">
            <text:p>NOT A WRAPPER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5" table:number-rows-repeated="10483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xyConfig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7">
          <table:table-cell table:style-name="ce1" table:number-columns-repeated="3"/>
          <table:table-cell table:style-name="ce21" table:formula="of:=COUNTIF([.$D$2:.$D$9003];&quot;No&quot;)" office:value-type="float" office:value="19">
            <text:p>19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" table:number-columns-repeated="3"/>
          <table:table-cell table:style-name="ce22" table:formula="of:=COUNTIF([.$D$2:.$D$9003];&quot;Yes&quot;)" office:value-type="float" office:value="11">
            <text:p>11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 table:number-rows-repeated="2">
          <table:table-cell table:style-name="ce4" table:number-columns-repeated="3"/>
          <table:table-cell table:style-name="ce55"/>
          <table:table-cell table:style-name="ce4" table:number-columns-repeated="1020"/>
        </table:table-row>
        <table:table-row table:style-name="ro7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6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Linphone.$A$2:.$E$9000];MATCH([.E16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7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7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Linphone.$A$2:.$E$9000];MATCH([.E17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18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7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Linphone.$A$2:.$E$9000];MATCH([.E18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57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5" table:formula="of:=INDEX([Linphone.$A$2:.$E$9000];MATCH([.E19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0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57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Linphone.$A$2:.$E$9000];MATCH([.E20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1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57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5" table:formula="of:=INDEX([Linphone.$A$2:.$E$9000];MATCH([.E21];[Linphone.$D$2:.$D$9000]);5)" office:value-type="string" office:string-value="(LinphoneProxyConfig *obj, int expires)">
            <text:p>(LinphoneProxyConfig *obj, int expires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2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57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5" table:formula="of:=INDEX([Linphone.$A$2:.$E$9000];MATCH([.E22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3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57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5" table:formula="of:=INDEX([Linphone.$A$2:.$E$9000];MATCH([.E2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3];[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7">
          <table:table-cell table:style-name="ce15" table:formula="of:=NOTATION(SUBSTITUTE([.E24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57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5" table:formula="of:=INDEX([Linphone.$A$2:.$E$9000];MATCH([.E24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25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57" table:formula="of:=SEEKIMPL(&quot;Impl&quot;;&quot;class:ProxyConfigAPI&quot;;[.A25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5" table:formula="of:=INDEX([Linphone.$A$2:.$E$9000];MATCH([.E25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6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57" table:formula="of:=SEEKIMPL(&quot;Impl&quot;;&quot;class:ProxyConfigAPI&quot;;[.A26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5" table:formula="of:=INDEX([Linphone.$A$2:.$E$9000];MATCH([.E26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7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57" table:formula="of:=SEEKIMPL(&quot;Impl&quot;;&quot;class:ProxyConfigAPI&quot;;[.A27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5" table:formula="of:=INDEX([Linphone.$A$2:.$E$9000];MATCH([.E27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7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57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Linphone.$A$2:.$E$9000];MATCH([.E2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29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57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Linphone.$A$2:.$E$9000];MATCH([.E29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30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57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Linphone.$A$2:.$E$9000];MATCH([.E3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31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57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5" table:formula="of:=INDEX([Linphone.$A$2:.$E$9000];MATCH([.E31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1];[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7">
          <table:table-cell table:style-name="ce15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57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Linphone.$A$2:.$E$9000];MATCH([.E32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2];[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7">
          <table:table-cell table:style-name="ce15" table:formula="of:=NOTATION(SUBSTITUTE([.E33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57" table:formula="of:=SEEKIMPL(&quot;Impl&quot;;&quot;class:ProxyConfigAPI&quot;;[.A33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Linphone.$A$2:.$E$9000];MATCH([.E3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3];[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7">
          <table:table-cell table:style-name="ce15" table:formula="of:=NOTATION(SUBSTITUTE([.E34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57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5" table:formula="of:=INDEX([Linphone.$A$2:.$E$9000];MATCH([.E34];[Linphone.$D$2:.$D$9000]);5)" office:value-type="string" office:string-value="(LinphoneProxyConfig *cr)">
            <text:p>(LinphoneProxyConfig *cr)</text:p>
          </table:table-cell>
          <table:table-cell table:formula="of:=INDEX([Linphone.$A$2:.$E$9000];MATCH([.E3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5" table:formula="of:=NOTATION(SUBSTITUTE([.E35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57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5" table:formula="of:=INDEX([Linphone.$A$2:.$E$9000];MATCH([.E35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6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5" table:formula="of:=INDEX([Linphone.$A$2:.$E$9000];MATCH([.E36];[Linphone.$D$2:.$D$9000]);5)" office:value-type="string" office:string-value="(void)">
            <text:p>(void)</text:p>
          </table:table-cell>
          <table:table-cell table:formula="of:=INDEX([Linphone.$A$2:.$E$9000];MATCH([.E36];[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7">
          <table:table-cell table:style-name="ce15" table:formula="of:=NOTATION(SUBSTITUTE([.E37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57" table:formula="of:=SEEKIMPL(&quot;Impl&quot;;&quot;class:ProxyConfigAPI&quot;;[.A37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5" table:formula="of:=INDEX([Linphone.$A$2:.$E$9000];MATCH([.E37];[Linphone.$D$2:.$D$9000]);5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formula="of:=INDEX([Linphone.$A$2:.$E$9000];MATCH([.E3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38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57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5" table:formula="of:=INDEX([Linphone.$A$2:.$E$9000];MATCH([.E3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39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57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5" table:formula="of:=INDEX([Linphone.$A$2:.$E$9000];MATCH([.E39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3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0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57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Linphone.$A$2:.$E$9000];MATCH([.E4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4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41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57" table:formula="of:=SEEKIMPL(&quot;Impl&quot;;&quot;class:ProxyConfigAPI&quot;;[.A41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5" table:formula="of:=INDEX([Linphone.$A$2:.$E$9000];MATCH([.E41];[Linphone.$D$2:.$D$9000]);5)" office:value-type="string" office:string-value="(LinphoneProxyConfig *cfg, bool_t val)">
            <text:p>(LinphoneProxyConfig *cfg, bool_t val)</text:p>
          </table:table-cell>
          <table:table-cell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2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57" table:formula="of:=SEEKIMPL(&quot;Impl&quot;;&quot;class:ProxyConfigAPI&quot;;[.A42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5" table:formula="of:=INDEX([Linphone.$A$2:.$E$9000];MATCH([.E42];[Linphone.$D$2:.$D$9000]);5)" office:value-type="string" office:string-value="(LinphoneProxyConfig *cfg, const char *prefix)">
            <text:p>(LinphoneProxyConfig *cfg, const char *prefix)</text:p>
          </table:table-cell>
          <table:table-cell table:formula="of:=INDEX([Linphone.$A$2:.$E$9000];MATCH([.E4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3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57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Linphone.$A$2:.$E$9000];MATCH([.E43];[Linphone.$D$2:.$D$9000]);5)" office:value-type="string" office:string-value="(LinphoneProxyConfig *obj, const char *identity)">
            <text:p>(LinphoneProxyConfig *obj, const char *identity)</text:p>
          </table:table-cell>
          <table:table-cell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44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57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Linphone.$A$2:.$E$9000];MATCH([.E44];[Linphone.$D$2:.$D$9000]);5)" office:value-type="string" office:string-value="(LinphoneProxyConfig *obj, const char *route)">
            <text:p>(LinphoneProxyConfig *obj, const char *route)</text:p>
          </table:table-cell>
          <table:table-cell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45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57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Linphone.$A$2:.$E$9000];MATCH([.E45];[Linphone.$D$2:.$D$9000]);5)" office:value-type="string" office:string-value="(LinphoneProxyConfig *obj, const char *server_addr)">
            <text:p>(LinphoneProxyConfig *obj, const char *server_addr)</text:p>
          </table:table-cell>
          <table:table-cell table:formula="of:=INDEX([Linphone.$A$2:.$E$9000];MATCH([.E4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46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57" table:formula="of:=SEEKIMPL(&quot;Impl&quot;;&quot;class:ProxyConfigAPI&quot;;[.A46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5" table:formula="of:=INDEX([Linphone.$A$2:.$E$9000];MATCH([.E46];[Linphone.$D$2:.$D$9000]);5)" office:value-type="string" office:string-value="(LinphoneProxyConfig *cfg, const char *type)">
            <text:p>(LinphoneProxyConfig *cfg, const char *type)</text:p>
          </table:table-cell>
          <table:table-cell table:formula="of:=INDEX([Linphone.$A$2:.$E$9000];MATCH([.E4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7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57" table:formula="of:=SEEKIMPL(&quot;Impl&quot;;&quot;class:ProxyConfigAPI&quot;;[.A47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5" table:formula="of:=INDEX([Linphone.$A$2:.$E$9000];MATCH([.E47];[Linphone.$D$2:.$D$9000]);5)" office:value-type="string" office:string-value="(LinphoneProxyConfig *cr, void * ud)">
            <text:p>(LinphoneProxyConfig *cr, void * ud)</text:p>
          </table:table-cell>
          <table:table-cell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phone" table:style-name="ta1">
        <table:table-column table:style-name="co33" table:default-cell-style-name="ce59"/>
        <table:table-column table:style-name="co17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4" table:default-cell-style-name="ce59"/>
        <table:table-column table:style-name="co17" table:number-columns-repeated="1017" table:default-cell-style-name="ce59"/>
        <table:table-row table:style-name="ro9">
          <table:table-cell table:style-name="ce58" office:value-type="string">
            <text:p>File</text:p>
          </table:table-cell>
          <table:table-cell table:style-name="ce58" office:value-type="string">
            <text:p>Line</text:p>
          </table:table-cell>
          <table:table-cell table:style-name="ce58" office:value-type="string">
            <text:p>Return type</text:p>
          </table:table-cell>
          <table:table-cell table:style-name="ce58" office:value-type="string">
            <text:p>Function</text:p>
          </table:table-cell>
          <table:table-cell table:style-name="ce58" office:value-type="string">
            <text:p>Parameters</text:p>
          </table:table-cell>
          <table:table-cell table:style-name="ce58" table:number-columns-repeated="1018"/>
        </table:table-row>
        <table:table-row table:style-name="ro5">
          <table:table-cell table:formula="of:=['RAW Linphone'.B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];&quot;line:&quot;;&quot;&quot;)" office:value-type="string" office:string-value="478">
            <text:p>478</text:p>
          </table:table-cell>
          <table:table-cell table:style-name="ce60" table:formula="of:=SUBSTITUTE(['RAW Linphone'.F8];&quot;returntype:&quot;;&quot;&quot;)" office:value-type="string" office:string-value="void">
            <text:p>void</text:p>
          </table:table-cell>
          <table:table-cell table:formula="of:=['RAW Linphone'.A8]" office:value-type="string" office:string-value="linphone_account_creator_destroy">
            <text:p>linphone_account_creator_destroy</text:p>
          </table:table-cell>
          <table:table-cell table:style-name="ce60" table:formula="of:=SUBSTITUTE(['RAW Linphone'.E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];&quot;line:&quot;;&quot;&quot;)" office:value-type="string" office:string-value="474">
            <text:p>474</text:p>
          </table:table-cell>
          <table:table-cell table:style-name="ce60" table:formula="of:=SUBSTITUTE(['RAW Linphone'.F9];&quot;returntype:&quot;;&quot;&quot;)" office:value-type="string" office:string-value="const char*">
            <text:p>const char*</text:p>
          </table:table-cell>
          <table:table-cell table:formula="of:=['RAW Linphone'.A9]" office:value-type="string" office:string-value="linphone_account_creator_get_domain">
            <text:p>linphone_account_creator_get_domain</text:p>
          </table:table-cell>
          <table:table-cell table:style-name="ce60" table:formula="of:=SUBSTITUTE(['RAW Linphone'.E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];&quot;line:&quot;;&quot;&quot;)" office:value-type="string" office:string-value="473">
            <text:p>473</text:p>
          </table:table-cell>
          <table:table-cell table:style-name="ce60" table:formula="of:=SUBSTITUTE(['RAW Linphone'.F10];&quot;returntype:&quot;;&quot;&quot;)" office:value-type="string" office:string-value="const char*">
            <text:p>const char*</text:p>
          </table:table-cell>
          <table:table-cell table:formula="of:=['RAW Linphone'.A10]" office:value-type="string" office:string-value="linphone_account_creator_get_username">
            <text:p>linphone_account_creator_get_username</text:p>
          </table:table-cell>
          <table:table-cell table:style-name="ce60" table:formula="of:=SUBSTITUTE(['RAW Linphone'.E1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];&quot;line:&quot;;&quot;&quot;)" office:value-type="string" office:string-value="466">
            <text:p>466</text:p>
          </table:table-cell>
          <table:table-cell table:style-name="ce60" table:formula="of:=SUBSTITUTE(['RAW Linphone'.F11];&quot;returntype:&quot;;&quot;&quot;)" office:value-type="string" office:string-value="LinphoneAccountCreator*">
            <text:p>LinphoneAccountCreator*</text:p>
          </table:table-cell>
          <table:table-cell table:formula="of:=['RAW Linphone'.A11]" office:value-type="string" office:string-value="linphone_account_creator_new">
            <text:p>linphone_account_creator_new</text:p>
          </table:table-cell>
          <table:table-cell table:style-name="ce60" table:formula="of:=SUBSTITUTE(['RAW Linphone'.E11];&quot;signature:&quot;;&quot;&quot;)" office:value-type="string" office:string-value="(struct _LinphoneCore *core, const char *type)">
            <text:p>(struct _LinphoneCore *core, const char *type)</text:p>
          </table:table-cell>
          <table:table-cell table:number-columns-repeated="1018"/>
        </table:table-row>
        <table:table-row table:style-name="ro5">
          <table:table-cell table:formula="of:=['RAW Linphone'.B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];&quot;line:&quot;;&quot;&quot;)" office:value-type="string" office:string-value="469">
            <text:p>469</text:p>
          </table:table-cell>
          <table:table-cell table:style-name="ce60" table:formula="of:=SUBSTITUTE(['RAW Linphone'.F12];&quot;returntype:&quot;;&quot;&quot;)" office:value-type="string" office:string-value="void">
            <text:p>void</text:p>
          </table:table-cell>
          <table:table-cell table:formula="of:=['RAW Linphone'.A12]" office:value-type="string" office:string-value="linphone_account_creator_set_domain">
            <text:p>linphone_account_creator_set_domain</text:p>
          </table:table-cell>
          <table:table-cell table:style-name="ce60" table:formula="of:=SUBSTITUTE(['RAW Linphone'.E12];&quot;signature:&quot;;&quot;&quot;)" office:value-type="string" office:string-value="(LinphoneAccountCreator *obj, const char *domain)">
            <text:p>(LinphoneAccountCreator *obj, const char *domain)</text:p>
          </table:table-cell>
          <table:table-cell table:number-columns-repeated="1018"/>
        </table:table-row>
        <table:table-row table:style-name="ro5">
          <table:table-cell table:formula="of:=['RAW Linphone'.B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];&quot;line:&quot;;&quot;&quot;)" office:value-type="string" office:string-value="471">
            <text:p>471</text:p>
          </table:table-cell>
          <table:table-cell table:style-name="ce60" table:formula="of:=SUBSTITUTE(['RAW Linphone'.F13];&quot;returntype:&quot;;&quot;&quot;)" office:value-type="string" office:string-value="void">
            <text:p>void</text:p>
          </table:table-cell>
          <table:table-cell table:formula="of:=['RAW Linphone'.A13]" office:value-type="string" office:string-value="linphone_account_creator_set_email">
            <text:p>linphone_account_creator_set_email</text:p>
          </table:table-cell>
          <table:table-cell table:style-name="ce60" table:formula="of:=SUBSTITUTE(['RAW Linphone'.E13];&quot;signature:&quot;;&quot;&quot;)" office:value-type="string" office:string-value="(LinphoneAccountCreator *obj, const char *email)">
            <text:p>(LinphoneAccountCreator *obj, const char *email)</text:p>
          </table:table-cell>
          <table:table-cell table:number-columns-repeated="1018"/>
        </table:table-row>
        <table:table-row table:style-name="ro5">
          <table:table-cell table:formula="of:=['RAW Linphone'.B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];&quot;line:&quot;;&quot;&quot;)" office:value-type="string" office:string-value="468">
            <text:p>468</text:p>
          </table:table-cell>
          <table:table-cell table:style-name="ce60" table:formula="of:=SUBSTITUTE(['RAW Linphone'.F14];&quot;returntype:&quot;;&quot;&quot;)" office:value-type="string" office:string-value="void">
            <text:p>void</text:p>
          </table:table-cell>
          <table:table-cell table:formula="of:=['RAW Linphone'.A14]" office:value-type="string" office:string-value="linphone_account_creator_set_password">
            <text:p>linphone_account_creator_set_password</text:p>
          </table:table-cell>
          <table:table-cell table:style-name="ce60" table:formula="of:=SUBSTITUTE(['RAW Linphone'.E14];&quot;signature:&quot;;&quot;&quot;)" office:value-type="string" office:string-value="(LinphoneAccountCreator *obj, const char *password)">
            <text:p>(LinphoneAccountCreator *obj, const char *password)</text:p>
          </table:table-cell>
          <table:table-cell table:number-columns-repeated="1018"/>
        </table:table-row>
        <table:table-row table:style-name="ro5">
          <table:table-cell table:formula="of:=['RAW Linphone'.B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];&quot;line:&quot;;&quot;&quot;)" office:value-type="string" office:string-value="470">
            <text:p>470</text:p>
          </table:table-cell>
          <table:table-cell table:style-name="ce60" table:formula="of:=SUBSTITUTE(['RAW Linphone'.F15];&quot;returntype:&quot;;&quot;&quot;)" office:value-type="string" office:string-value="void">
            <text:p>void</text:p>
          </table:table-cell>
          <table:table-cell table:formula="of:=['RAW Linphone'.A15]" office:value-type="string" office:string-value="linphone_account_creator_set_route">
            <text:p>linphone_account_creator_set_route</text:p>
          </table:table-cell>
          <table:table-cell table:style-name="ce60" table:formula="of:=SUBSTITUTE(['RAW Linphone'.E15];&quot;signature:&quot;;&quot;&quot;)" office:value-type="string" office:string-value="(LinphoneAccountCreator *obj, const char *route)">
            <text:p>(LinphoneAccountCreator *obj, const char *route)</text:p>
          </table:table-cell>
          <table:table-cell table:number-columns-repeated="1018"/>
        </table:table-row>
        <table:table-row table:style-name="ro5">
          <table:table-cell table:formula="of:=['RAW Linphone'.B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];&quot;line:&quot;;&quot;&quot;)" office:value-type="string" office:string-value="472">
            <text:p>472</text:p>
          </table:table-cell>
          <table:table-cell table:style-name="ce60" table:formula="of:=SUBSTITUTE(['RAW Linphone'.F16];&quot;returntype:&quot;;&quot;&quot;)" office:value-type="string" office:string-value="void">
            <text:p>void</text:p>
          </table:table-cell>
          <table:table-cell table:formula="of:=['RAW Linphone'.A16]" office:value-type="string" office:string-value="linphone_account_creator_set_suscribe">
            <text:p>linphone_account_creator_set_suscribe</text:p>
          </table:table-cell>
          <table:table-cell table:style-name="ce60" table:formula="of:=SUBSTITUTE(['RAW Linphone'.E16];&quot;signature:&quot;;&quot;&quot;)" office:value-type="string" office:string-value="(LinphoneAccountCreator *obj, int suscribre)">
            <text:p>(LinphoneAccountCreator *obj, int suscribre)</text:p>
          </table:table-cell>
          <table:table-cell table:number-columns-repeated="1018"/>
        </table:table-row>
        <table:table-row table:style-name="ro5">
          <table:table-cell table:formula="of:=['RAW Linphone'.B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];&quot;line:&quot;;&quot;&quot;)" office:value-type="string" office:string-value="467">
            <text:p>467</text:p>
          </table:table-cell>
          <table:table-cell table:style-name="ce60" table:formula="of:=SUBSTITUTE(['RAW Linphone'.F17];&quot;returntype:&quot;;&quot;&quot;)" office:value-type="string" office:string-value="void">
            <text:p>void</text:p>
          </table:table-cell>
          <table:table-cell table:formula="of:=['RAW Linphone'.A17]" office:value-type="string" office:string-value="linphone_account_creator_set_username">
            <text:p>linphone_account_creator_set_username</text:p>
          </table:table-cell>
          <table:table-cell table:style-name="ce60" table:formula="of:=SUBSTITUTE(['RAW Linphone'.E17];&quot;signature:&quot;;&quot;&quot;)" office:value-type="string" office:string-value="(LinphoneAccountCreator *obj, const char *username)">
            <text:p>(LinphoneAccountCreator *obj, const char *username)</text:p>
          </table:table-cell>
          <table:table-cell table:number-columns-repeated="1018"/>
        </table:table-row>
        <table:table-row table:style-name="ro5">
          <table:table-cell table:formula="of:=['RAW Linphone'.B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];&quot;line:&quot;;&quot;&quot;)" office:value-type="string" office:string-value="475">
            <text:p>475</text:p>
          </table:table-cell>
          <table:table-cell table:style-name="ce60" table:formula="of:=SUBSTITUTE(['RAW Linphone'.F18];&quot;returntype:&quot;;&quot;&quot;)" office:value-type="string" office:string-value="int">
            <text:p>int</text:p>
          </table:table-cell>
          <table:table-cell table:formula="of:=['RAW Linphone'.A18]" office:value-type="string" office:string-value="linphone_account_creator_test_existence">
            <text:p>linphone_account_creator_test_existence</text:p>
          </table:table-cell>
          <table:table-cell table:style-name="ce60" table:formula="of:=SUBSTITUTE(['RAW Linphone'.E1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];&quot;line:&quot;;&quot;&quot;)" office:value-type="string" office:string-value="476">
            <text:p>476</text:p>
          </table:table-cell>
          <table:table-cell table:style-name="ce60" table:formula="of:=SUBSTITUTE(['RAW Linphone'.F19];&quot;returntype:&quot;;&quot;&quot;)" office:value-type="string" office:string-value="int">
            <text:p>int</text:p>
          </table:table-cell>
          <table:table-cell table:formula="of:=['RAW Linphone'.A19]" office:value-type="string" office:string-value="linphone_account_creator_test_validation">
            <text:p>linphone_account_creator_test_validation</text:p>
          </table:table-cell>
          <table:table-cell table:style-name="ce60" table:formula="of:=SUBSTITUTE(['RAW Linphone'.E1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];&quot;line:&quot;;&quot;&quot;)" office:value-type="string" office:string-value="477">
            <text:p>477</text:p>
          </table:table-cell>
          <table:table-cell table:style-name="ce60" table:formula="of:=SUBSTITUTE(['RAW Linphone'.F20];&quot;returntype:&quot;;&quot;&quot;)" office:value-type="string" office:string-value="LinphoneProxyConfig*">
            <text:p>LinphoneProxyConfig*</text:p>
          </table:table-cell>
          <table:table-cell table:formula="of:=['RAW Linphone'.A20]" office:value-type="string" office:string-value="linphone_account_creator_validate">
            <text:p>linphone_account_creator_validate</text:p>
          </table:table-cell>
          <table:table-cell table:style-name="ce60" table:formula="of:=SUBSTITUTE(['RAW Linphone'.E2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];&quot;line:&quot;;&quot;&quot;)" office:value-type="string" office:string-value="104">
            <text:p>104</text:p>
          </table:table-cell>
          <table:table-cell table:style-name="ce60" table:formula="of:=SUBSTITUTE(['RAW Linphone'.F21];&quot;returntype:&quot;;&quot;&quot;)" office:value-type="string" office:string-value="char*">
            <text:p>char*</text:p>
          </table:table-cell>
          <table:table-cell table:formula="of:=['RAW Linphone'.A21]" office:value-type="string" office:string-value="linphone_address_as_string">
            <text:p>linphone_address_as_string</text:p>
          </table:table-cell>
          <table:table-cell table:style-name="ce60" table:formula="of:=SUBSTITUTE(['RAW Linphone'.E2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];&quot;line:&quot;;&quot;&quot;)" office:value-type="string" office:string-value="105">
            <text:p>105</text:p>
          </table:table-cell>
          <table:table-cell table:style-name="ce60" table:formula="of:=SUBSTITUTE(['RAW Linphone'.F22];&quot;returntype:&quot;;&quot;&quot;)" office:value-type="string" office:string-value="char*">
            <text:p>char*</text:p>
          </table:table-cell>
          <table:table-cell table:formula="of:=['RAW Linphone'.A22]" office:value-type="string" office:string-value="linphone_address_as_string_uri_only">
            <text:p>linphone_address_as_string_uri_only</text:p>
          </table:table-cell>
          <table:table-cell table:style-name="ce60" table:formula="of:=SUBSTITUTE(['RAW Linphone'.E22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];&quot;line:&quot;;&quot;&quot;)" office:value-type="string" office:string-value="103">
            <text:p>103</text:p>
          </table:table-cell>
          <table:table-cell table:style-name="ce60" table:formula="of:=SUBSTITUTE(['RAW Linphone'.F23];&quot;returntype:&quot;;&quot;&quot;)" office:value-type="string" office:string-value="void">
            <text:p>void</text:p>
          </table:table-cell>
          <table:table-cell table:formula="of:=['RAW Linphone'.A23]" office:value-type="string" office:string-value="linphone_address_clean">
            <text:p>linphone_address_clean</text:p>
          </table:table-cell>
          <table:table-cell table:style-name="ce60" table:formula="of:=SUBSTITUTE(['RAW Linphone'.E23];&quot;signature:&quot;;&quot;&quot;)" office:value-type="string" office:string-value="(LinphoneAddress *uri)">
            <text:p>(LinphoneAddress *uri)</text:p>
          </table:table-cell>
          <table:table-cell table:number-columns-repeated="1018"/>
        </table:table-row>
        <table:table-row table:style-name="ro5">
          <table:table-cell table:formula="of:=['RAW Linphone'.B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];&quot;line:&quot;;&quot;&quot;)" office:value-type="string" office:string-value="83">
            <text:p>83</text:p>
          </table:table-cell>
          <table:table-cell table:style-name="ce60" table:formula="of:=SUBSTITUTE(['RAW Linphone'.F24];&quot;returntype:&quot;;&quot;&quot;)" office:value-type="string" office:string-value="LinphoneAddress*">
            <text:p>LinphoneAddress*</text:p>
          </table:table-cell>
          <table:table-cell table:formula="of:=['RAW Linphone'.A24]" office:value-type="string" office:string-value="linphone_address_clone">
            <text:p>linphone_address_clone</text:p>
          </table:table-cell>
          <table:table-cell table:style-name="ce60" table:formula="of:=SUBSTITUTE(['RAW Linphone'.E24];&quot;signature:&quot;;&quot;&quot;)" office:value-type="string" office:string-value="(const LinphoneAddress *uri)">
            <text:p>(const LinphoneAddress *uri)</text:p>
          </table:table-cell>
          <table:table-cell table:number-columns-repeated="1018"/>
        </table:table-row>
        <table:table-row table:style-name="ro5">
          <table:table-cell table:formula="of:=['RAW Linphone'.B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];&quot;line:&quot;;&quot;&quot;)" office:value-type="string" office:string-value="107">
            <text:p>107</text:p>
          </table:table-cell>
          <table:table-cell table:style-name="ce60" table:formula="of:=SUBSTITUTE(['RAW Linphone'.F25];&quot;returntype:&quot;;&quot;&quot;)" office:value-type="string" office:string-value="void">
            <text:p>void</text:p>
          </table:table-cell>
          <table:table-cell table:formula="of:=['RAW Linphone'.A25]" office:value-type="string" office:string-value="linphone_address_destroy">
            <text:p>linphone_address_destroy</text:p>
          </table:table-cell>
          <table:table-cell table:style-name="ce60" table:formula="of:=SUBSTITUTE(['RAW Linphone'.E25];&quot;signature:&quot;;&quot;&quot;)" office:value-type="string" office:string-value="(LinphoneAddress *u)">
            <text:p>(LinphoneAddress *u)</text:p>
          </table:table-cell>
          <table:table-cell table:number-columns-repeated="1018"/>
        </table:table-row>
        <table:table-row table:style-name="ro5">
          <table:table-cell table:formula="of:=['RAW Linphone'.B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];&quot;line:&quot;;&quot;&quot;)" office:value-type="string" office:string-value="85">
            <text:p>85</text:p>
          </table:table-cell>
          <table:table-cell table:style-name="ce60" table:formula="of:=SUBSTITUTE(['RAW Linphone'.F26];&quot;returntype:&quot;;&quot;&quot;)" office:value-type="string" office:string-value="const char*">
            <text:p>const char*</text:p>
          </table:table-cell>
          <table:table-cell table:formula="of:=['RAW Linphone'.A26]" office:value-type="string" office:string-value="linphone_address_get_display_name">
            <text:p>linphone_address_get_display_name</text:p>
          </table:table-cell>
          <table:table-cell table:style-name="ce60" table:formula="of:=SUBSTITUTE(['RAW Linphone'.E26];&quot;signature:&quot;;&quot;&quot;)" office:value-type="string" office:string-value="(const LinphoneAddress* u)">
            <text:p>(const LinphoneAddress* u)</text:p>
          </table:table-cell>
          <table:table-cell table:number-columns-repeated="1018"/>
        </table:table-row>
        <table:table-row table:style-name="ro5">
          <table:table-cell table:formula="of:=['RAW Linphone'.B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];&quot;line:&quot;;&quot;&quot;)" office:value-type="string" office:string-value="87">
            <text:p>87</text:p>
          </table:table-cell>
          <table:table-cell table:style-name="ce60" table:formula="of:=SUBSTITUTE(['RAW Linphone'.F27];&quot;returntype:&quot;;&quot;&quot;)" office:value-type="string" office:string-value="const char*">
            <text:p>const char*</text:p>
          </table:table-cell>
          <table:table-cell table:formula="of:=['RAW Linphone'.A27]" office:value-type="string" office:string-value="linphone_address_get_domain">
            <text:p>linphone_address_get_domain</text:p>
          </table:table-cell>
          <table:table-cell table:style-name="ce60" table:formula="of:=SUBSTITUTE(['RAW Linphone'.E27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];&quot;line:&quot;;&quot;&quot;)" office:value-type="string" office:string-value="96">
            <text:p>96</text:p>
          </table:table-cell>
          <table:table-cell table:style-name="ce60" table:formula="of:=SUBSTITUTE(['RAW Linphone'.F28];&quot;returntype:&quot;;&quot;&quot;)" office:value-type="string" office:string-value="const char*">
            <text:p>const char*</text:p>
          </table:table-cell>
          <table:table-cell table:formula="of:=['RAW Linphone'.A28]" office:value-type="string" office:string-value="linphone_address_get_port">
            <text:p>linphone_address_get_port</text:p>
          </table:table-cell>
          <table:table-cell table:style-name="ce60" table:formula="of:=SUBSTITUTE(['RAW Linphone'.E28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];&quot;line:&quot;;&quot;&quot;)" office:value-type="string" office:string-value="92">
            <text:p>92</text:p>
          </table:table-cell>
          <table:table-cell table:style-name="ce60" table:formula="of:=SUBSTITUTE(['RAW Linphone'.F29];&quot;returntype:&quot;;&quot;&quot;)" office:value-type="string" office:string-value="int">
            <text:p>int</text:p>
          </table:table-cell>
          <table:table-cell table:formula="of:=['RAW Linphone'.A29]" office:value-type="string" office:string-value="linphone_address_get_port_int">
            <text:p>linphone_address_get_port_int</text:p>
          </table:table-cell>
          <table:table-cell table:style-name="ce60" table:formula="of:=SUBSTITUTE(['RAW Linphone'.E29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];&quot;line:&quot;;&quot;&quot;)" office:value-type="string" office:string-value="84">
            <text:p>84</text:p>
          </table:table-cell>
          <table:table-cell table:style-name="ce60" table:formula="of:=SUBSTITUTE(['RAW Linphone'.F30];&quot;returntype:&quot;;&quot;&quot;)" office:value-type="string" office:string-value="const char*">
            <text:p>const char*</text:p>
          </table:table-cell>
          <table:table-cell table:formula="of:=['RAW Linphone'.A30]" office:value-type="string" office:string-value="linphone_address_get_scheme">
            <text:p>linphone_address_get_scheme</text:p>
          </table:table-cell>
          <table:table-cell table:style-name="ce60" table:formula="of:=SUBSTITUTE(['RAW Linphone'.E30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];&quot;line:&quot;;&quot;&quot;)" office:value-type="string" office:string-value="86">
            <text:p>86</text:p>
          </table:table-cell>
          <table:table-cell table:style-name="ce60" table:formula="of:=SUBSTITUTE(['RAW Linphone'.F31];&quot;returntype:&quot;;&quot;&quot;)" office:value-type="string" office:string-value="const char*">
            <text:p>const char*</text:p>
          </table:table-cell>
          <table:table-cell table:formula="of:=['RAW Linphone'.A31]" office:value-type="string" office:string-value="linphone_address_get_username">
            <text:p>linphone_address_get_username</text:p>
          </table:table-cell>
          <table:table-cell table:style-name="ce60" table:formula="of:=SUBSTITUTE(['RAW Linphone'.E3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];&quot;line:&quot;;&quot;&quot;)" office:value-type="string" office:string-value="82">
            <text:p>82</text:p>
          </table:table-cell>
          <table:table-cell table:style-name="ce60" table:formula="of:=SUBSTITUTE(['RAW Linphone'.F32];&quot;returntype:&quot;;&quot;&quot;)" office:value-type="string" office:string-value="LinphoneAddress*">
            <text:p>LinphoneAddress*</text:p>
          </table:table-cell>
          <table:table-cell table:formula="of:=['RAW Linphone'.A32]" office:value-type="string" office:string-value="linphone_address_new">
            <text:p>linphone_address_new</text:p>
          </table:table-cell>
          <table:table-cell table:style-name="ce60" table:formula="of:=SUBSTITUTE(['RAW Linphone'.E32];&quot;signature:&quot;;&quot;&quot;)" office:value-type="string" office:string-value="(const char *uri)">
            <text:p>(const char *uri)</text:p>
          </table:table-cell>
          <table:table-cell table:number-columns-repeated="1018"/>
        </table:table-row>
        <table:table-row table:style-name="ro5">
          <table:table-cell table:formula="of:=['RAW Linphone'.B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];&quot;line:&quot;;&quot;&quot;)" office:value-type="string" office:string-value="97">
            <text:p>97</text:p>
          </table:table-cell>
          <table:table-cell table:style-name="ce60" table:formula="of:=SUBSTITUTE(['RAW Linphone'.F33];&quot;returntype:&quot;;&quot;&quot;)" office:value-type="string" office:string-value="void">
            <text:p>void</text:p>
          </table:table-cell>
          <table:table-cell table:formula="of:=['RAW Linphone'.A33]" office:value-type="string" office:string-value="linphone_address_set_display_name">
            <text:p>linphone_address_set_display_name</text:p>
          </table:table-cell>
          <table:table-cell table:style-name="ce60" table:formula="of:=SUBSTITUTE(['RAW Linphone'.E33];&quot;signature:&quot;;&quot;&quot;)" office:value-type="string" office:string-value="(LinphoneAddress *u, const char *display_name)">
            <text:p>(LinphoneAddress *u, const char *display_name)</text:p>
          </table:table-cell>
          <table:table-cell table:number-columns-repeated="1018"/>
        </table:table-row>
        <table:table-row table:style-name="ro5">
          <table:table-cell table:formula="of:=['RAW Linphone'.B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];&quot;line:&quot;;&quot;&quot;)" office:value-type="string" office:string-value="99">
            <text:p>99</text:p>
          </table:table-cell>
          <table:table-cell table:style-name="ce60" table:formula="of:=SUBSTITUTE(['RAW Linphone'.F34];&quot;returntype:&quot;;&quot;&quot;)" office:value-type="string" office:string-value="void">
            <text:p>void</text:p>
          </table:table-cell>
          <table:table-cell table:formula="of:=['RAW Linphone'.A34]" office:value-type="string" office:string-value="linphone_address_set_domain">
            <text:p>linphone_address_set_domain</text:p>
          </table:table-cell>
          <table:table-cell table:style-name="ce60" table:formula="of:=SUBSTITUTE(['RAW Linphone'.E34];&quot;signature:&quot;;&quot;&quot;)" office:value-type="string" office:string-value="(LinphoneAddress *uri, const char *host)">
            <text:p>(LinphoneAddress *uri, const char *host)</text:p>
          </table:table-cell>
          <table:table-cell table:number-columns-repeated="1018"/>
        </table:table-row>
        <table:table-row table:style-name="ro5">
          <table:table-cell table:formula="of:=['RAW Linphone'.B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];&quot;line:&quot;;&quot;&quot;)" office:value-type="string" office:string-value="100">
            <text:p>100</text:p>
          </table:table-cell>
          <table:table-cell table:style-name="ce60" table:formula="of:=SUBSTITUTE(['RAW Linphone'.F35];&quot;returntype:&quot;;&quot;&quot;)" office:value-type="string" office:string-value="void">
            <text:p>void</text:p>
          </table:table-cell>
          <table:table-cell table:formula="of:=['RAW Linphone'.A35]" office:value-type="string" office:string-value="linphone_address_set_port">
            <text:p>linphone_address_set_port</text:p>
          </table:table-cell>
          <table:table-cell table:style-name="ce60" table:formula="of:=SUBSTITUTE(['RAW Linphone'.E35];&quot;signature:&quot;;&quot;&quot;)" office:value-type="string" office:string-value="(LinphoneAddress *uri, const char *port)">
            <text:p>(LinphoneAddress *uri, const char *port)</text:p>
          </table:table-cell>
          <table:table-cell table:number-columns-repeated="1018"/>
        </table:table-row>
        <table:table-row table:style-name="ro5">
          <table:table-cell table:formula="of:=['RAW Linphone'.B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];&quot;line:&quot;;&quot;&quot;)" office:value-type="string" office:string-value="101">
            <text:p>101</text:p>
          </table:table-cell>
          <table:table-cell table:style-name="ce60" table:formula="of:=SUBSTITUTE(['RAW Linphone'.F36];&quot;returntype:&quot;;&quot;&quot;)" office:value-type="string" office:string-value="void">
            <text:p>void</text:p>
          </table:table-cell>
          <table:table-cell table:formula="of:=['RAW Linphone'.A36]" office:value-type="string" office:string-value="linphone_address_set_port_int">
            <text:p>linphone_address_set_port_int</text:p>
          </table:table-cell>
          <table:table-cell table:style-name="ce60" table:formula="of:=SUBSTITUTE(['RAW Linphone'.E36];&quot;signature:&quot;;&quot;&quot;)" office:value-type="string" office:string-value="(LinphoneAddress *uri, int port)">
            <text:p>(LinphoneAddress *uri, int port)</text:p>
          </table:table-cell>
          <table:table-cell table:number-columns-repeated="1018"/>
        </table:table-row>
        <table:table-row table:style-name="ro5">
          <table:table-cell table:formula="of:=['RAW Linphone'.B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7];&quot;line:&quot;;&quot;&quot;)" office:value-type="string" office:string-value="98">
            <text:p>98</text:p>
          </table:table-cell>
          <table:table-cell table:style-name="ce60" table:formula="of:=SUBSTITUTE(['RAW Linphone'.F37];&quot;returntype:&quot;;&quot;&quot;)" office:value-type="string" office:string-value="void">
            <text:p>void</text:p>
          </table:table-cell>
          <table:table-cell table:formula="of:=['RAW Linphone'.A37]" office:value-type="string" office:string-value="linphone_address_set_username">
            <text:p>linphone_address_set_username</text:p>
          </table:table-cell>
          <table:table-cell table:style-name="ce60" table:formula="of:=SUBSTITUTE(['RAW Linphone'.E37];&quot;signature:&quot;;&quot;&quot;)" office:value-type="string" office:string-value="(LinphoneAddress *uri, const char *username)">
            <text:p>(LinphoneAddress *uri, const char *username)</text:p>
          </table:table-cell>
          <table:table-cell table:number-columns-repeated="1018"/>
        </table:table-row>
        <table:table-row table:style-name="ro5">
          <table:table-cell table:formula="of:=['RAW Linphone'.B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8];&quot;line:&quot;;&quot;&quot;)" office:value-type="string" office:string-value="106">
            <text:p>106</text:p>
          </table:table-cell>
          <table:table-cell table:style-name="ce60" table:formula="of:=SUBSTITUTE(['RAW Linphone'.F38];&quot;returntype:&quot;;&quot;&quot;)" office:value-type="string" office:string-value="bool_t">
            <text:p>bool_t</text:p>
          </table:table-cell>
          <table:table-cell table:formula="of:=['RAW Linphone'.A38]" office:value-type="string" office:string-value="linphone_address_weak_equal">
            <text:p>linphone_address_weak_equal</text:p>
          </table:table-cell>
          <table:table-cell table:style-name="ce60" table:formula="of:=SUBSTITUTE(['RAW Linphone'.E38];&quot;signature:&quot;;&quot;&quot;)" office:value-type="string" office:string-value="(const LinphoneAddress *a1, const LinphoneAddress *a2)">
            <text:p>(const LinphoneAddress *a1, const LinphoneAddress *a2)</text:p>
          </table:table-cell>
          <table:table-cell table:number-columns-repeated="1018"/>
        </table:table-row>
        <table:table-row table:style-name="ro5">
          <table:table-cell table:formula="of:=['RAW Linphone'.B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9];&quot;line:&quot;;&quot;&quot;)" office:value-type="string" office:string-value="519">
            <text:p>519</text:p>
          </table:table-cell>
          <table:table-cell table:style-name="ce60" table:formula="of:=SUBSTITUTE(['RAW Linphone'.F39];&quot;returntype:&quot;;&quot;&quot;)" office:value-type="string" office:string-value="void">
            <text:p>void</text:p>
          </table:table-cell>
          <table:table-cell table:formula="of:=['RAW Linphone'.A39]" office:value-type="string" office:string-value="linphone_auth_info_destroy">
            <text:p>linphone_auth_info_destroy</text:p>
          </table:table-cell>
          <table:table-cell table:style-name="ce60" table:formula="of:=SUBSTITUTE(['RAW Linphone'.E39];&quot;signature:&quot;;&quot;&quot;)" office:value-type="string" office:string-value="(LinphoneAuthInfo *info)">
            <text:p>(LinphoneAuthInfo *info)</text:p>
          </table:table-cell>
          <table:table-cell table:number-columns-repeated="1018"/>
        </table:table-row>
        <table:table-row table:style-name="ro5">
          <table:table-cell table:formula="of:=['RAW Linphone'.B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0];&quot;line:&quot;;&quot;&quot;)" office:value-type="string" office:string-value="515">
            <text:p>515</text:p>
          </table:table-cell>
          <table:table-cell table:style-name="ce60" table:formula="of:=SUBSTITUTE(['RAW Linphone'.F40];&quot;returntype:&quot;;&quot;&quot;)" office:value-type="string" office:string-value="const char*">
            <text:p>const char*</text:p>
          </table:table-cell>
          <table:table-cell table:formula="of:=['RAW Linphone'.A40]" office:value-type="string" office:string-value="linphone_auth_info_get_passwd">
            <text:p>linphone_auth_info_get_passwd</text:p>
          </table:table-cell>
          <table:table-cell table:style-name="ce60" table:formula="of:=SUBSTITUTE(['RAW Linphone'.E40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5">
          <table:table-cell table:formula="of:=['RAW Linphone'.B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1];&quot;line:&quot;;&quot;&quot;)" office:value-type="string" office:string-value="516">
            <text:p>516</text:p>
          </table:table-cell>
          <table:table-cell table:style-name="ce60" table:formula="of:=SUBSTITUTE(['RAW Linphone'.F41];&quot;returntype:&quot;;&quot;&quot;)" office:value-type="string" office:string-value="const char*">
            <text:p>const char*</text:p>
          </table:table-cell>
          <table:table-cell table:formula="of:=['RAW Linphone'.A41]" office:value-type="string" office:string-value="linphone_auth_info_get_userid">
            <text:p>linphone_auth_info_get_userid</text:p>
          </table:table-cell>
          <table:table-cell table:style-name="ce60" table:formula="of:=SUBSTITUTE(['RAW Linphone'.E41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5">
          <table:table-cell table:formula="of:=['RAW Linphone'.B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2];&quot;line:&quot;;&quot;&quot;)" office:value-type="string" office:string-value="514">
            <text:p>514</text:p>
          </table:table-cell>
          <table:table-cell table:style-name="ce60" table:formula="of:=SUBSTITUTE(['RAW Linphone'.F42];&quot;returntype:&quot;;&quot;&quot;)" office:value-type="string" office:string-value="const char*">
            <text:p>const char*</text:p>
          </table:table-cell>
          <table:table-cell table:formula="of:=['RAW Linphone'.A42]" office:value-type="string" office:string-value="linphone_auth_info_get_username">
            <text:p>linphone_auth_info_get_username</text:p>
          </table:table-cell>
          <table:table-cell table:style-name="ce60" table:formula="of:=SUBSTITUTE(['RAW Linphone'.E42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5">
          <table:table-cell table:formula="of:=['RAW Linphone'.B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3];&quot;line:&quot;;&quot;&quot;)" office:value-type="string" office:string-value="508">
            <text:p>508</text:p>
          </table:table-cell>
          <table:table-cell table:style-name="ce60" table:formula="of:=SUBSTITUTE(['RAW Linphone'.F43];&quot;returntype:&quot;;&quot;&quot;)" office:value-type="string" office:string-value="LinphoneAuthInfo*">
            <text:p>LinphoneAuthInfo*</text:p>
          </table:table-cell>
          <table:table-cell table:formula="of:=['RAW Linphone'.A43]" office:value-type="string" office:string-value="linphone_auth_info_new">
            <text:p>linphone_auth_info_new</text:p>
          </table:table-cell>
          <table:table-cell table:style-name="ce60" table:formula="of:=SUBSTITUTE(['RAW Linphone'.E43];&quot;signature:&quot;;&quot;&quot;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number-columns-repeated="1018"/>
        </table:table-row>
        <table:table-row table:style-name="ro5">
          <table:table-cell table:formula="of:=['RAW Linphone'.B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4];&quot;line:&quot;;&quot;&quot;)" office:value-type="string" office:string-value="520">
            <text:p>520</text:p>
          </table:table-cell>
          <table:table-cell table:style-name="ce60" table:formula="of:=SUBSTITUTE(['RAW Linphone'.F44];&quot;returntype:&quot;;&quot;&quot;)" office:value-type="string" office:string-value="LinphoneAuthInfo*">
            <text:p>LinphoneAuthInfo*</text:p>
          </table:table-cell>
          <table:table-cell table:formula="of:=['RAW Linphone'.A44]" office:value-type="string" office:string-value="linphone_auth_info_new_from_config_file">
            <text:p>linphone_auth_info_new_from_config_file</text:p>
          </table:table-cell>
          <table:table-cell table:style-name="ce60" table:formula="of:=SUBSTITUTE(['RAW Linphone'.E44];&quot;signature:&quot;;&quot;&quot;)" office:value-type="string" office:string-value="(struct _LpConfig *config, int pos)">
            <text:p>(struct _LpConfig *config, int pos)</text:p>
          </table:table-cell>
          <table:table-cell table:number-columns-repeated="1018"/>
        </table:table-row>
        <table:table-row table:style-name="ro5">
          <table:table-cell table:formula="of:=['RAW Linphone'.B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5];&quot;line:&quot;;&quot;&quot;)" office:value-type="string" office:string-value="510">
            <text:p>510</text:p>
          </table:table-cell>
          <table:table-cell table:style-name="ce60" table:formula="of:=SUBSTITUTE(['RAW Linphone'.F45];&quot;returntype:&quot;;&quot;&quot;)" office:value-type="string" office:string-value="void">
            <text:p>void</text:p>
          </table:table-cell>
          <table:table-cell table:formula="of:=['RAW Linphone'.A45]" office:value-type="string" office:string-value="linphone_auth_info_set_passwd">
            <text:p>linphone_auth_info_set_passwd</text:p>
          </table:table-cell>
          <table:table-cell table:style-name="ce60" table:formula="of:=SUBSTITUTE(['RAW Linphone'.E45];&quot;signature:&quot;;&quot;&quot;)" office:value-type="string" office:string-value="(LinphoneAuthInfo *info, const char *passwd)">
            <text:p>(LinphoneAuthInfo *info, const char *passwd)</text:p>
          </table:table-cell>
          <table:table-cell table:number-columns-repeated="1018"/>
        </table:table-row>
        <table:table-row table:style-name="ro5">
          <table:table-cell table:formula="of:=['RAW Linphone'.B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6];&quot;line:&quot;;&quot;&quot;)" office:value-type="string" office:string-value="512">
            <text:p>512</text:p>
          </table:table-cell>
          <table:table-cell table:style-name="ce60" table:formula="of:=SUBSTITUTE(['RAW Linphone'.F46];&quot;returntype:&quot;;&quot;&quot;)" office:value-type="string" office:string-value="void">
            <text:p>void</text:p>
          </table:table-cell>
          <table:table-cell table:formula="of:=['RAW Linphone'.A46]" office:value-type="string" office:string-value="linphone_auth_info_set_userid">
            <text:p>linphone_auth_info_set_userid</text:p>
          </table:table-cell>
          <table:table-cell table:style-name="ce60" table:formula="of:=SUBSTITUTE(['RAW Linphone'.E46];&quot;signature:&quot;;&quot;&quot;)" office:value-type="string" office:string-value="(LinphoneAuthInfo *info, const char *userid)">
            <text:p>(LinphoneAuthInfo *info, const char *userid)</text:p>
          </table:table-cell>
          <table:table-cell table:number-columns-repeated="1018"/>
        </table:table-row>
        <table:table-row table:style-name="ro5">
          <table:table-cell table:formula="of:=['RAW Linphone'.B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7];&quot;line:&quot;;&quot;&quot;)" office:value-type="string" office:string-value="511">
            <text:p>511</text:p>
          </table:table-cell>
          <table:table-cell table:style-name="ce60" table:formula="of:=SUBSTITUTE(['RAW Linphone'.F47];&quot;returntype:&quot;;&quot;&quot;)" office:value-type="string" office:string-value="void">
            <text:p>void</text:p>
          </table:table-cell>
          <table:table-cell table:formula="of:=['RAW Linphone'.A47]" office:value-type="string" office:string-value="linphone_auth_info_set_username">
            <text:p>linphone_auth_info_set_username</text:p>
          </table:table-cell>
          <table:table-cell table:style-name="ce60" table:formula="of:=SUBSTITUTE(['RAW Linphone'.E47];&quot;signature:&quot;;&quot;&quot;)" office:value-type="string" office:string-value="(LinphoneAuthInfo *info, const char *username)">
            <text:p>(LinphoneAuthInfo *info, const char *username)</text:p>
          </table:table-cell>
          <table:table-cell table:number-columns-repeated="1018"/>
        </table:table-row>
        <table:table-row table:style-name="ro5">
          <table:table-cell table:formula="of:=['RAW Linphone'.B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8];&quot;line:&quot;;&quot;&quot;)" office:value-type="string" office:string-value="285">
            <text:p>285</text:p>
          </table:table-cell>
          <table:table-cell table:style-name="ce60" table:formula="of:=SUBSTITUTE(['RAW Linphone'.F48];&quot;returntype:&quot;;&quot;&quot;)" office:value-type="string" office:string-value="bool_t">
            <text:p>bool_t</text:p>
          </table:table-cell>
          <table:table-cell table:formula="of:=['RAW Linphone'.A48]" office:value-type="string" office:string-value="linphone_call_asked_to_autoanswer">
            <text:p>linphone_call_asked_to_autoanswer</text:p>
          </table:table-cell>
          <table:table-cell table:style-name="ce60" table:formula="of:=SUBSTITUTE(['RAW Linphone'.E4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9];&quot;line:&quot;;&quot;&quot;)" office:value-type="string" office:string-value="300">
            <text:p>300</text:p>
          </table:table-cell>
          <table:table-cell table:style-name="ce60" table:formula="of:=SUBSTITUTE(['RAW Linphone'.F49];&quot;returntype:&quot;;&quot;&quot;)" office:value-type="string" office:string-value="bool_t">
            <text:p>bool_t</text:p>
          </table:table-cell>
          <table:table-cell table:formula="of:=['RAW Linphone'.A49]" office:value-type="string" office:string-value="linphone_call_camera_enabled">
            <text:p>linphone_call_camera_enabled</text:p>
          </table:table-cell>
          <table:table-cell table:style-name="ce60" table:formula="of:=SUBSTITUTE(['RAW Linphone'.E49];&quot;signature:&quot;;&quot;&quot;)" office:value-type="string" office:string-value="(const LinphoneCall *lc)">
            <text:p>(const LinphoneCall *lc)</text:p>
          </table:table-cell>
          <table:table-cell table:number-columns-repeated="1018"/>
        </table:table-row>
        <table:table-row table:style-name="ro5">
          <table:table-cell table:formula="of:=['RAW Linphone'.B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0];&quot;line:&quot;;&quot;&quot;)" office:value-type="string" office:string-value="330">
            <text:p>330</text:p>
          </table:table-cell>
          <table:table-cell table:style-name="ce60" table:formula="of:=SUBSTITUTE(['RAW Linphone'.F50];&quot;returntype:&quot;;&quot;&quot;)" office:value-type="string" office:string-value="bool_t">
            <text:p>bool_t</text:p>
          </table:table-cell>
          <table:table-cell table:formula="of:=['RAW Linphone'.A50]" office:value-type="string" office:string-value="linphone_call_echo_cancellation_enabled">
            <text:p>linphone_call_echo_cancellation_enabled</text:p>
          </table:table-cell>
          <table:table-cell table:style-name="ce60" table:formula="of:=SUBSTITUTE(['RAW Linphone'.E50];&quot;signature:&quot;;&quot;&quot;)" office:value-type="string" office:string-value="(LinphoneCall *lc)">
            <text:p>(LinphoneCall *lc)</text:p>
          </table:table-cell>
          <table:table-cell table:number-columns-repeated="1018"/>
        </table:table-row>
        <table:table-row table:style-name="ro5">
          <table:table-cell table:formula="of:=['RAW Linphone'.B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1];&quot;line:&quot;;&quot;&quot;)" office:value-type="string" office:string-value="344">
            <text:p>344</text:p>
          </table:table-cell>
          <table:table-cell table:style-name="ce60" table:formula="of:=SUBSTITUTE(['RAW Linphone'.F51];&quot;returntype:&quot;;&quot;&quot;)" office:value-type="string" office:string-value="bool_t">
            <text:p>bool_t</text:p>
          </table:table-cell>
          <table:table-cell table:formula="of:=['RAW Linphone'.A51]" office:value-type="string" office:string-value="linphone_call_echo_limiter_enabled">
            <text:p>linphone_call_echo_limiter_enabled</text:p>
          </table:table-cell>
          <table:table-cell table:style-name="ce60" table:formula="of:=SUBSTITUTE(['RAW Linphone'.E5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2];&quot;line:&quot;;&quot;&quot;)" office:value-type="string" office:string-value="299">
            <text:p>299</text:p>
          </table:table-cell>
          <table:table-cell table:style-name="ce60" table:formula="of:=SUBSTITUTE(['RAW Linphone'.F52];&quot;returntype:&quot;;&quot;&quot;)" office:value-type="string" office:string-value="void">
            <text:p>void</text:p>
          </table:table-cell>
          <table:table-cell table:formula="of:=['RAW Linphone'.A52]" office:value-type="string" office:string-value="linphone_call_enable_camera">
            <text:p>linphone_call_enable_camera</text:p>
          </table:table-cell>
          <table:table-cell table:style-name="ce60" table:formula="of:=SUBSTITUTE(['RAW Linphone'.E52];&quot;signature:&quot;;&quot;&quot;)" office:value-type="string" office:string-value="(LinphoneCall *lc, bool_t enabled)">
            <text:p>(LinphoneCall *lc, bool_t enabled)</text:p>
          </table:table-cell>
          <table:table-cell table:number-columns-repeated="1018"/>
        </table:table-row>
        <table:table-row table:style-name="ro5">
          <table:table-cell table:formula="of:=['RAW Linphone'.B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3];&quot;line:&quot;;&quot;&quot;)" office:value-type="string" office:string-value="324">
            <text:p>324</text:p>
          </table:table-cell>
          <table:table-cell table:style-name="ce60" table:formula="of:=SUBSTITUTE(['RAW Linphone'.F53];&quot;returntype:&quot;;&quot;&quot;)" office:value-type="string" office:string-value="void">
            <text:p>void</text:p>
          </table:table-cell>
          <table:table-cell table:formula="of:=['RAW Linphone'.A53]" office:value-type="string" office:string-value="linphone_call_enable_echo_cancellation">
            <text:p>linphone_call_enable_echo_cancellation</text:p>
          </table:table-cell>
          <table:table-cell table:style-name="ce60" table:formula="of:=SUBSTITUTE(['RAW Linphone'.E53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5">
          <table:table-cell table:formula="of:=['RAW Linphone'.B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4];&quot;line:&quot;;&quot;&quot;)" office:value-type="string" office:string-value="338">
            <text:p>338</text:p>
          </table:table-cell>
          <table:table-cell table:style-name="ce60" table:formula="of:=SUBSTITUTE(['RAW Linphone'.F54];&quot;returntype:&quot;;&quot;&quot;)" office:value-type="string" office:string-value="void">
            <text:p>void</text:p>
          </table:table-cell>
          <table:table-cell table:formula="of:=['RAW Linphone'.A54]" office:value-type="string" office:string-value="linphone_call_enable_echo_limiter">
            <text:p>linphone_call_enable_echo_limiter</text:p>
          </table:table-cell>
          <table:table-cell table:style-name="ce60" table:formula="of:=SUBSTITUTE(['RAW Linphone'.E54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5">
          <table:table-cell table:formula="of:=['RAW Linphone'.B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5];&quot;line:&quot;;&quot;&quot;)" office:value-type="string" office:string-value="247">
            <text:p>247</text:p>
          </table:table-cell>
          <table:table-cell table:style-name="ce60" table:formula="of:=SUBSTITUTE(['RAW Linphone'.F55];&quot;returntype:&quot;;&quot;&quot;)" office:value-type="string" office:string-value="constLinphoneCallStats*">
            <text:p>constLinphoneCallStats*</text:p>
          </table:table-cell>
          <table:table-cell table:formula="of:=['RAW Linphone'.A55]" office:value-type="string" office:string-value="linphone_call_get_audio_stats">
            <text:p>linphone_call_get_audio_stats</text:p>
          </table:table-cell>
          <table:table-cell table:style-name="ce60" table:formula="of:=SUBSTITUTE(['RAW Linphone'.E55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6];&quot;line:&quot;;&quot;&quot;)" office:value-type="string" office:string-value="308">
            <text:p>308</text:p>
          </table:table-cell>
          <table:table-cell table:style-name="ce60" table:formula="of:=SUBSTITUTE(['RAW Linphone'.F56];&quot;returntype:&quot;;&quot;&quot;)" office:value-type="string" office:string-value="const char*">
            <text:p>const char*</text:p>
          </table:table-cell>
          <table:table-cell table:formula="of:=['RAW Linphone'.A56]" office:value-type="string" office:string-value="linphone_call_get_authentication_token">
            <text:p>linphone_call_get_authentication_token</text:p>
          </table:table-cell>
          <table:table-cell table:style-name="ce60" table:formula="of:=SUBSTITUTE(['RAW Linphone'.E5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7];&quot;line:&quot;;&quot;&quot;)" office:value-type="string" office:string-value="309">
            <text:p>309</text:p>
          </table:table-cell>
          <table:table-cell table:style-name="ce60" table:formula="of:=SUBSTITUTE(['RAW Linphone'.F57];&quot;returntype:&quot;;&quot;&quot;)" office:value-type="string" office:string-value="bool_t">
            <text:p>bool_t</text:p>
          </table:table-cell>
          <table:table-cell table:formula="of:=['RAW Linphone'.A57]" office:value-type="string" office:string-value="linphone_call_get_authentication_token_verified">
            <text:p>linphone_call_get_authentication_token_verified</text:p>
          </table:table-cell>
          <table:table-cell table:style-name="ce60" table:formula="of:=SUBSTITUTE(['RAW Linphone'.E5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8];&quot;line:&quot;;&quot;&quot;)" office:value-type="string" office:string-value="307">
            <text:p>307</text:p>
          </table:table-cell>
          <table:table-cell table:style-name="ce60" table:formula="of:=SUBSTITUTE(['RAW Linphone'.F58];&quot;returntype:&quot;;&quot;&quot;)" office:value-type="string" office:string-value="float">
            <text:p>float</text:p>
          </table:table-cell>
          <table:table-cell table:formula="of:=['RAW Linphone'.A58]" office:value-type="string" office:string-value="linphone_call_get_average_quality">
            <text:p>linphone_call_get_average_quality</text:p>
          </table:table-cell>
          <table:table-cell table:style-name="ce60" table:formula="of:=SUBSTITUTE(['RAW Linphone'.E5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9];&quot;line:&quot;;&quot;&quot;)" office:value-type="string" office:string-value="292">
            <text:p>292</text:p>
          </table:table-cell>
          <table:table-cell table:style-name="ce60" table:formula="of:=SUBSTITUTE(['RAW Linphone'.F59];&quot;returntype:&quot;;&quot;&quot;)" office:value-type="string" office:string-value="LinphoneCallLog*">
            <text:p>LinphoneCallLog*</text:p>
          </table:table-cell>
          <table:table-cell table:formula="of:=['RAW Linphone'.A59]" office:value-type="string" office:string-value="linphone_call_get_call_log">
            <text:p>linphone_call_get_call_log</text:p>
          </table:table-cell>
          <table:table-cell table:style-name="ce60" table:formula="of:=SUBSTITUTE(['RAW Linphone'.E5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0];&quot;line:&quot;;&quot;&quot;)" office:value-type="string" office:string-value="283">
            <text:p>283</text:p>
          </table:table-cell>
          <table:table-cell table:style-name="ce60" table:formula="of:=SUBSTITUTE(['RAW Linphone'.F60];&quot;returntype:&quot;;&quot;&quot;)" office:value-type="string" office:string-value="LinphoneCore*">
            <text:p>LinphoneCore*</text:p>
          </table:table-cell>
          <table:table-cell table:formula="of:=['RAW Linphone'.A60]" office:value-type="string" office:string-value="linphone_call_get_core">
            <text:p>linphone_call_get_core</text:p>
          </table:table-cell>
          <table:table-cell table:style-name="ce60" table:formula="of:=SUBSTITUTE(['RAW Linphone'.E6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1];&quot;line:&quot;;&quot;&quot;)" office:value-type="string" office:string-value="297">
            <text:p>297</text:p>
          </table:table-cell>
          <table:table-cell table:style-name="ce60" table:formula="of:=SUBSTITUTE(['RAW Linphone'.F61];&quot;returntype:&quot;;&quot;&quot;)" office:value-type="string" office:string-value="constLinphoneCallParams*">
            <text:p>constLinphoneCallParams*</text:p>
          </table:table-cell>
          <table:table-cell table:formula="of:=['RAW Linphone'.A61]" office:value-type="string" office:string-value="linphone_call_get_current_params">
            <text:p>linphone_call_get_current_params</text:p>
          </table:table-cell>
          <table:table-cell table:style-name="ce60" table:formula="of:=SUBSTITUTE(['RAW Linphone'.E6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2];&quot;line:&quot;;&quot;&quot;)" office:value-type="string" office:string-value="306">
            <text:p>306</text:p>
          </table:table-cell>
          <table:table-cell table:style-name="ce60" table:formula="of:=SUBSTITUTE(['RAW Linphone'.F62];&quot;returntype:&quot;;&quot;&quot;)" office:value-type="string" office:string-value="float">
            <text:p>float</text:p>
          </table:table-cell>
          <table:table-cell table:formula="of:=['RAW Linphone'.A62]" office:value-type="string" office:string-value="linphone_call_get_current_quality">
            <text:p>linphone_call_get_current_quality</text:p>
          </table:table-cell>
          <table:table-cell table:style-name="ce60" table:formula="of:=SUBSTITUTE(['RAW Linphone'.E6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3];&quot;line:&quot;;&quot;&quot;)" office:value-type="string" office:string-value="289">
            <text:p>289</text:p>
          </table:table-cell>
          <table:table-cell table:style-name="ce60" table:formula="of:=SUBSTITUTE(['RAW Linphone'.F63];&quot;returntype:&quot;;&quot;&quot;)" office:value-type="string" office:string-value="LinphoneCallDir">
            <text:p>LinphoneCallDir</text:p>
          </table:table-cell>
          <table:table-cell table:formula="of:=['RAW Linphone'.A63]" office:value-type="string" office:string-value="linphone_call_get_dir">
            <text:p>linphone_call_get_dir</text:p>
          </table:table-cell>
          <table:table-cell table:style-name="ce60" table:formula="of:=SUBSTITUTE(['RAW Linphone'.E63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4];&quot;line:&quot;;&quot;&quot;)" office:value-type="string" office:string-value="296">
            <text:p>296</text:p>
          </table:table-cell>
          <table:table-cell table:style-name="ce60" table:formula="of:=SUBSTITUTE(['RAW Linphone'.F64];&quot;returntype:&quot;;&quot;&quot;)" office:value-type="string" office:string-value="int">
            <text:p>int</text:p>
          </table:table-cell>
          <table:table-cell table:formula="of:=['RAW Linphone'.A64]" office:value-type="string" office:string-value="linphone_call_get_duration">
            <text:p>linphone_call_get_duration</text:p>
          </table:table-cell>
          <table:table-cell table:style-name="ce60" table:formula="of:=SUBSTITUTE(['RAW Linphone'.E6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5];&quot;line:&quot;;&quot;&quot;)" office:value-type="string" office:string-value="304">
            <text:p>304</text:p>
          </table:table-cell>
          <table:table-cell table:style-name="ce60" table:formula="of:=SUBSTITUTE(['RAW Linphone'.F65];&quot;returntype:&quot;;&quot;&quot;)" office:value-type="string" office:string-value="float">
            <text:p>float</text:p>
          </table:table-cell>
          <table:table-cell table:formula="of:=['RAW Linphone'.A65]" office:value-type="string" office:string-value="linphone_call_get_play_volume">
            <text:p>linphone_call_get_play_volume</text:p>
          </table:table-cell>
          <table:table-cell table:style-name="ce60" table:formula="of:=SUBSTITUTE(['RAW Linphone'.E6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6];&quot;line:&quot;;&quot;&quot;)" office:value-type="string" office:string-value="302">
            <text:p>302</text:p>
          </table:table-cell>
          <table:table-cell table:style-name="ce60" table:formula="of:=SUBSTITUTE(['RAW Linphone'.F66];&quot;returntype:&quot;;&quot;&quot;)" office:value-type="string" office:string-value="LinphoneReason">
            <text:p>LinphoneReason</text:p>
          </table:table-cell>
          <table:table-cell table:formula="of:=['RAW Linphone'.A66]" office:value-type="string" office:string-value="linphone_call_get_reason">
            <text:p>linphone_call_get_reason</text:p>
          </table:table-cell>
          <table:table-cell table:style-name="ce60" table:formula="of:=SUBSTITUTE(['RAW Linphone'.E66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7];&quot;line:&quot;;&quot;&quot;)" office:value-type="string" office:string-value="305">
            <text:p>305</text:p>
          </table:table-cell>
          <table:table-cell table:style-name="ce60" table:formula="of:=SUBSTITUTE(['RAW Linphone'.F67];&quot;returntype:&quot;;&quot;&quot;)" office:value-type="string" office:string-value="float">
            <text:p>float</text:p>
          </table:table-cell>
          <table:table-cell table:formula="of:=['RAW Linphone'.A67]" office:value-type="string" office:string-value="linphone_call_get_record_volume">
            <text:p>linphone_call_get_record_volume</text:p>
          </table:table-cell>
          <table:table-cell table:style-name="ce60" table:formula="of:=SUBSTITUTE(['RAW Linphone'.E6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8];&quot;line:&quot;;&quot;&quot;)" office:value-type="string" office:string-value="293">
            <text:p>293</text:p>
          </table:table-cell>
          <table:table-cell table:style-name="ce60" table:formula="of:=SUBSTITUTE(['RAW Linphone'.F68];&quot;returntype:&quot;;&quot;&quot;)" office:value-type="string" office:string-value="const char*">
            <text:p>const char*</text:p>
          </table:table-cell>
          <table:table-cell table:formula="of:=['RAW Linphone'.A68]" office:value-type="string" office:string-value="linphone_call_get_refer_to">
            <text:p>linphone_call_get_refer_to</text:p>
          </table:table-cell>
          <table:table-cell table:style-name="ce60" table:formula="of:=SUBSTITUTE(['RAW Linphone'.E6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9];&quot;line:&quot;;&quot;&quot;)" office:value-type="string" office:string-value="287">
            <text:p>287</text:p>
          </table:table-cell>
          <table:table-cell table:style-name="ce60" table:formula="of:=SUBSTITUTE(['RAW Linphone'.F69];&quot;returntype:&quot;;&quot;&quot;)" office:value-type="string" office:string-value="constLinphoneAddress*">
            <text:p>constLinphoneAddress*</text:p>
          </table:table-cell>
          <table:table-cell table:formula="of:=['RAW Linphone'.A69]" office:value-type="string" office:string-value="linphone_call_get_remote_address">
            <text:p>linphone_call_get_remote_address</text:p>
          </table:table-cell>
          <table:table-cell table:style-name="ce60" table:formula="of:=SUBSTITUTE(['RAW Linphone'.E6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0];&quot;line:&quot;;&quot;&quot;)" office:value-type="string" office:string-value="288">
            <text:p>288</text:p>
          </table:table-cell>
          <table:table-cell table:style-name="ce60" table:formula="of:=SUBSTITUTE(['RAW Linphone'.F70];&quot;returntype:&quot;;&quot;&quot;)" office:value-type="string" office:string-value="char*">
            <text:p>char*</text:p>
          </table:table-cell>
          <table:table-cell table:formula="of:=['RAW Linphone'.A70]" office:value-type="string" office:string-value="linphone_call_get_remote_address_as_string">
            <text:p>linphone_call_get_remote_address_as_string</text:p>
          </table:table-cell>
          <table:table-cell table:style-name="ce60" table:formula="of:=SUBSTITUTE(['RAW Linphone'.E7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1];&quot;line:&quot;;&quot;&quot;)" office:value-type="string" office:string-value="298">
            <text:p>298</text:p>
          </table:table-cell>
          <table:table-cell table:style-name="ce60" table:formula="of:=SUBSTITUTE(['RAW Linphone'.F71];&quot;returntype:&quot;;&quot;&quot;)" office:value-type="string" office:string-value="constLinphoneCallParams*">
            <text:p>constLinphoneCallParams*</text:p>
          </table:table-cell>
          <table:table-cell table:formula="of:=['RAW Linphone'.A71]" office:value-type="string" office:string-value="linphone_call_get_remote_params">
            <text:p>linphone_call_get_remote_params</text:p>
          </table:table-cell>
          <table:table-cell table:style-name="ce60" table:formula="of:=SUBSTITUTE(['RAW Linphone'.E71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2];&quot;line:&quot;;&quot;&quot;)" office:value-type="string" office:string-value="303">
            <text:p>303</text:p>
          </table:table-cell>
          <table:table-cell table:style-name="ce60" table:formula="of:=SUBSTITUTE(['RAW Linphone'.F72];&quot;returntype:&quot;;&quot;&quot;)" office:value-type="string" office:string-value="const char*">
            <text:p>const char*</text:p>
          </table:table-cell>
          <table:table-cell table:formula="of:=['RAW Linphone'.A72]" office:value-type="string" office:string-value="linphone_call_get_remote_user_agent">
            <text:p>linphone_call_get_remote_user_agent</text:p>
          </table:table-cell>
          <table:table-cell table:style-name="ce60" table:formula="of:=SUBSTITUTE(['RAW Linphone'.E7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3];&quot;line:&quot;;&quot;&quot;)" office:value-type="string" office:string-value="295">
            <text:p>295</text:p>
          </table:table-cell>
          <table:table-cell table:style-name="ce60" table:formula="of:=SUBSTITUTE(['RAW Linphone'.F73];&quot;returntype:&quot;;&quot;&quot;)" office:value-type="string" office:string-value="LinphoneCall*">
            <text:p>LinphoneCall*</text:p>
          </table:table-cell>
          <table:table-cell table:formula="of:=['RAW Linphone'.A73]" office:value-type="string" office:string-value="linphone_call_get_replaced_call">
            <text:p>linphone_call_get_replaced_call</text:p>
          </table:table-cell>
          <table:table-cell table:style-name="ce60" table:formula="of:=SUBSTITUTE(['RAW Linphone'.E73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4];&quot;line:&quot;;&quot;&quot;)" office:value-type="string" office:string-value="284">
            <text:p>284</text:p>
          </table:table-cell>
          <table:table-cell table:style-name="ce60" table:formula="of:=SUBSTITUTE(['RAW Linphone'.F74];&quot;returntype:&quot;;&quot;&quot;)" office:value-type="string" office:string-value="LinphoneCallState">
            <text:p>LinphoneCallState</text:p>
          </table:table-cell>
          <table:table-cell table:formula="of:=['RAW Linphone'.A74]" office:value-type="string" office:string-value="linphone_call_get_state">
            <text:p>linphone_call_get_state</text:p>
          </table:table-cell>
          <table:table-cell table:style-name="ce60" table:formula="of:=SUBSTITUTE(['RAW Linphone'.E7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5];&quot;line:&quot;;&quot;&quot;)" office:value-type="string" office:string-value="315">
            <text:p>315</text:p>
          </table:table-cell>
          <table:table-cell table:style-name="ce60" table:formula="of:=SUBSTITUTE(['RAW Linphone'.F75];&quot;returntype:&quot;;&quot;&quot;)" office:value-type="string" office:string-value="LinphoneCallState">
            <text:p>LinphoneCallState</text:p>
          </table:table-cell>
          <table:table-cell table:formula="of:=['RAW Linphone'.A75]" office:value-type="string" office:string-value="linphone_call_get_transfer_state">
            <text:p>linphone_call_get_transfer_state</text:p>
          </table:table-cell>
          <table:table-cell table:style-name="ce60" table:formula="of:=SUBSTITUTE(['RAW Linphone'.E7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6];&quot;line:&quot;;&quot;&quot;)" office:value-type="string" office:string-value="312">
            <text:p>312</text:p>
          </table:table-cell>
          <table:table-cell table:style-name="ce60" table:formula="of:=SUBSTITUTE(['RAW Linphone'.F76];&quot;returntype:&quot;;&quot;&quot;)" office:value-type="string" office:string-value="void*">
            <text:p>void*</text:p>
          </table:table-cell>
          <table:table-cell table:formula="of:=['RAW Linphone'.A76]" office:value-type="string" office:string-value="linphone_call_get_user_pointer">
            <text:p>linphone_call_get_user_pointer</text:p>
          </table:table-cell>
          <table:table-cell table:style-name="ce60" table:formula="of:=SUBSTITUTE(['RAW Linphone'.E7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7];&quot;line:&quot;;&quot;&quot;)" office:value-type="string" office:string-value="248">
            <text:p>248</text:p>
          </table:table-cell>
          <table:table-cell table:style-name="ce60" table:formula="of:=SUBSTITUTE(['RAW Linphone'.F77];&quot;returntype:&quot;;&quot;&quot;)" office:value-type="string" office:string-value="constLinphoneCallStats*">
            <text:p>constLinphoneCallStats*</text:p>
          </table:table-cell>
          <table:table-cell table:formula="of:=['RAW Linphone'.A77]" office:value-type="string" office:string-value="linphone_call_get_video_stats">
            <text:p>linphone_call_get_video_stats</text:p>
          </table:table-cell>
          <table:table-cell table:style-name="ce60" table:formula="of:=SUBSTITUTE(['RAW Linphone'.E77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8];&quot;line:&quot;;&quot;&quot;)" office:value-type="string" office:string-value="294">
            <text:p>294</text:p>
          </table:table-cell>
          <table:table-cell table:style-name="ce60" table:formula="of:=SUBSTITUTE(['RAW Linphone'.F78];&quot;returntype:&quot;;&quot;&quot;)" office:value-type="string" office:string-value="bool_t">
            <text:p>bool_t</text:p>
          </table:table-cell>
          <table:table-cell table:formula="of:=['RAW Linphone'.A78]" office:value-type="string" office:string-value="linphone_call_has_transfer_pending">
            <text:p>linphone_call_has_transfer_pending</text:p>
          </table:table-cell>
          <table:table-cell table:style-name="ce60" table:formula="of:=SUBSTITUTE(['RAW Linphone'.E7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9];&quot;line:&quot;;&quot;&quot;)" office:value-type="string" office:string-value="173">
            <text:p>173</text:p>
          </table:table-cell>
          <table:table-cell table:style-name="ce60" table:formula="of:=SUBSTITUTE(['RAW Linphone'.F79];&quot;returntype:&quot;;&quot;&quot;)" office:value-type="string" office:string-value="constrtp_stats_t*">
            <text:p>constrtp_stats_t*</text:p>
          </table:table-cell>
          <table:table-cell table:formula="of:=['RAW Linphone'.A79]" office:value-type="string" office:string-value="linphone_call_log_get_local_stats">
            <text:p>linphone_call_log_get_local_stats</text:p>
          </table:table-cell>
          <table:table-cell table:style-name="ce60" table:formula="of:=SUBSTITUTE(['RAW Linphone'.E79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0];&quot;line:&quot;;&quot;&quot;)" office:value-type="string" office:string-value="172">
            <text:p>172</text:p>
          </table:table-cell>
          <table:table-cell table:style-name="ce60" table:formula="of:=SUBSTITUTE(['RAW Linphone'.F80];&quot;returntype:&quot;;&quot;&quot;)" office:value-type="string" office:string-value="const char*">
            <text:p>const char*</text:p>
          </table:table-cell>
          <table:table-cell table:formula="of:=['RAW Linphone'.A80]" office:value-type="string" office:string-value="linphone_call_log_get_ref_key">
            <text:p>linphone_call_log_get_ref_key</text:p>
          </table:table-cell>
          <table:table-cell table:style-name="ce60" table:formula="of:=SUBSTITUTE(['RAW Linphone'.E80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1];&quot;line:&quot;;&quot;&quot;)" office:value-type="string" office:string-value="174">
            <text:p>174</text:p>
          </table:table-cell>
          <table:table-cell table:style-name="ce60" table:formula="of:=SUBSTITUTE(['RAW Linphone'.F81];&quot;returntype:&quot;;&quot;&quot;)" office:value-type="string" office:string-value="constrtp_stats_t*">
            <text:p>constrtp_stats_t*</text:p>
          </table:table-cell>
          <table:table-cell table:formula="of:=['RAW Linphone'.A81]" office:value-type="string" office:string-value="linphone_call_log_get_remote_stats">
            <text:p>linphone_call_log_get_remote_stats</text:p>
          </table:table-cell>
          <table:table-cell table:style-name="ce60" table:formula="of:=SUBSTITUTE(['RAW Linphone'.E81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2];&quot;line:&quot;;&quot;&quot;)" office:value-type="string" office:string-value="170">
            <text:p>170</text:p>
          </table:table-cell>
          <table:table-cell table:style-name="ce60" table:formula="of:=SUBSTITUTE(['RAW Linphone'.F82];&quot;returntype:&quot;;&quot;&quot;)" office:value-type="string" office:string-value="void*">
            <text:p>void*</text:p>
          </table:table-cell>
          <table:table-cell table:formula="of:=['RAW Linphone'.A82]" office:value-type="string" office:string-value="linphone_call_log_get_user_pointer">
            <text:p>linphone_call_log_get_user_pointer</text:p>
          </table:table-cell>
          <table:table-cell table:style-name="ce60" table:formula="of:=SUBSTITUTE(['RAW Linphone'.E82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3];&quot;line:&quot;;&quot;&quot;)" office:value-type="string" office:string-value="171">
            <text:p>171</text:p>
          </table:table-cell>
          <table:table-cell table:style-name="ce60" table:formula="of:=SUBSTITUTE(['RAW Linphone'.F83];&quot;returntype:&quot;;&quot;&quot;)" office:value-type="string" office:string-value="void">
            <text:p>void</text:p>
          </table:table-cell>
          <table:table-cell table:formula="of:=['RAW Linphone'.A83]" office:value-type="string" office:string-value="linphone_call_log_set_ref_key">
            <text:p>linphone_call_log_set_ref_key</text:p>
          </table:table-cell>
          <table:table-cell table:style-name="ce60" table:formula="of:=SUBSTITUTE(['RAW Linphone'.E83];&quot;signature:&quot;;&quot;&quot;)" office:value-type="string" office:string-value="(LinphoneCallLog *cl, const char *refkey)">
            <text:p>(LinphoneCallLog *cl, const char *refkey)</text:p>
          </table:table-cell>
          <table:table-cell table:number-columns-repeated="1018"/>
        </table:table-row>
        <table:table-row table:style-name="ro5">
          <table:table-cell table:formula="of:=['RAW Linphone'.B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4];&quot;line:&quot;;&quot;&quot;)" office:value-type="string" office:string-value="169">
            <text:p>169</text:p>
          </table:table-cell>
          <table:table-cell table:style-name="ce60" table:formula="of:=SUBSTITUTE(['RAW Linphone'.F84];&quot;returntype:&quot;;&quot;&quot;)" office:value-type="string" office:string-value="void">
            <text:p>void</text:p>
          </table:table-cell>
          <table:table-cell table:formula="of:=['RAW Linphone'.A84]" office:value-type="string" office:string-value="linphone_call_log_set_user_pointer">
            <text:p>linphone_call_log_set_user_pointer</text:p>
          </table:table-cell>
          <table:table-cell table:style-name="ce60" table:formula="of:=SUBSTITUTE(['RAW Linphone'.E84];&quot;signature:&quot;;&quot;&quot;)" office:value-type="string" office:string-value="(LinphoneCallLog *cl, void *up)">
            <text:p>(LinphoneCallLog *cl, void *up)</text:p>
          </table:table-cell>
          <table:table-cell table:number-columns-repeated="1018"/>
        </table:table-row>
        <table:table-row table:style-name="ro5">
          <table:table-cell table:formula="of:=['RAW Linphone'.B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5];&quot;line:&quot;;&quot;&quot;)" office:value-type="string" office:string-value="175">
            <text:p>175</text:p>
          </table:table-cell>
          <table:table-cell table:style-name="ce60" table:formula="of:=SUBSTITUTE(['RAW Linphone'.F85];&quot;returntype:&quot;;&quot;&quot;)" office:value-type="string" office:string-value="char*">
            <text:p>char*</text:p>
          </table:table-cell>
          <table:table-cell table:formula="of:=['RAW Linphone'.A85]" office:value-type="string" office:string-value="linphone_call_log_to_str">
            <text:p>linphone_call_log_to_str</text:p>
          </table:table-cell>
          <table:table-cell table:style-name="ce60" table:formula="of:=SUBSTITUTE(['RAW Linphone'.E85];&quot;signature:&quot;;&quot;&quot;)" office:value-type="string" office:string-value="(LinphoneCallLog *cl)">
            <text:p>(LinphoneCallLog *cl)</text:p>
          </table:table-cell>
          <table:table-cell table:number-columns-repeated="1018"/>
        </table:table-row>
        <table:table-row table:style-name="ro5">
          <table:table-cell table:formula="of:=['RAW Linphone'.B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6];&quot;line:&quot;;&quot;&quot;)" office:value-type="string" office:string-value="188">
            <text:p>188</text:p>
          </table:table-cell>
          <table:table-cell table:style-name="ce60" table:formula="of:=SUBSTITUTE(['RAW Linphone'.F86];&quot;returntype:&quot;;&quot;&quot;)" office:value-type="string" office:string-value="LinphoneCallParams*">
            <text:p>LinphoneCallParams*</text:p>
          </table:table-cell>
          <table:table-cell table:formula="of:=['RAW Linphone'.A86]" office:value-type="string" office:string-value="linphone_call_params_copy">
            <text:p>linphone_call_params_copy</text:p>
          </table:table-cell>
          <table:table-cell table:style-name="ce60" table:formula="of:=SUBSTITUTE(['RAW Linphone'.E86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7];&quot;line:&quot;;&quot;&quot;)" office:value-type="string" office:string-value="197">
            <text:p>197</text:p>
          </table:table-cell>
          <table:table-cell table:style-name="ce60" table:formula="of:=SUBSTITUTE(['RAW Linphone'.F87];&quot;returntype:&quot;;&quot;&quot;)" office:value-type="string" office:string-value="void">
            <text:p>void</text:p>
          </table:table-cell>
          <table:table-cell table:formula="of:=['RAW Linphone'.A87]" office:value-type="string" office:string-value="linphone_call_params_destroy">
            <text:p>linphone_call_params_destroy</text:p>
          </table:table-cell>
          <table:table-cell table:style-name="ce60" table:formula="of:=SUBSTITUTE(['RAW Linphone'.E87];&quot;signature:&quot;;&quot;&quot;)" office:value-type="string" office:string-value="(LinphoneCallParams *cp)">
            <text:p>(LinphoneCallParams *cp)</text:p>
          </table:table-cell>
          <table:table-cell table:number-columns-repeated="1018"/>
        </table:table-row>
        <table:table-row table:style-name="ro5">
          <table:table-cell table:formula="of:=['RAW Linphone'.B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8];&quot;line:&quot;;&quot;&quot;)" office:value-type="string" office:string-value="194">
            <text:p>194</text:p>
          </table:table-cell>
          <table:table-cell table:style-name="ce60" table:formula="of:=SUBSTITUTE(['RAW Linphone'.F88];&quot;returntype:&quot;;&quot;&quot;)" office:value-type="string" office:string-value="bool_t">
            <text:p>bool_t</text:p>
          </table:table-cell>
          <table:table-cell table:formula="of:=['RAW Linphone'.A88]" office:value-type="string" office:string-value="linphone_call_params_early_media_sending_enabled">
            <text:p>linphone_call_params_early_media_sending_enabled</text:p>
          </table:table-cell>
          <table:table-cell table:style-name="ce60" table:formula="of:=SUBSTITUTE(['RAW Linphone'.E88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9];&quot;line:&quot;;&quot;&quot;)" office:value-type="string" office:string-value="193">
            <text:p>193</text:p>
          </table:table-cell>
          <table:table-cell table:style-name="ce60" table:formula="of:=SUBSTITUTE(['RAW Linphone'.F89];&quot;returntype:&quot;;&quot;&quot;)" office:value-type="string" office:string-value="void">
            <text:p>void</text:p>
          </table:table-cell>
          <table:table-cell table:formula="of:=['RAW Linphone'.A89]" office:value-type="string" office:string-value="linphone_call_params_enable_early_media_sending">
            <text:p>linphone_call_params_enable_early_media_sending</text:p>
          </table:table-cell>
          <table:table-cell table:style-name="ce60" table:formula="of:=SUBSTITUTE(['RAW Linphone'.E89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5">
          <table:table-cell table:formula="of:=['RAW Linphone'.B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0];&quot;line:&quot;;&quot;&quot;)" office:value-type="string" office:string-value="189">
            <text:p>189</text:p>
          </table:table-cell>
          <table:table-cell table:style-name="ce60" table:formula="of:=SUBSTITUTE(['RAW Linphone'.F90];&quot;returntype:&quot;;&quot;&quot;)" office:value-type="string" office:string-value="void">
            <text:p>void</text:p>
          </table:table-cell>
          <table:table-cell table:formula="of:=['RAW Linphone'.A90]" office:value-type="string" office:string-value="linphone_call_params_enable_video">
            <text:p>linphone_call_params_enable_video</text:p>
          </table:table-cell>
          <table:table-cell table:style-name="ce60" table:formula="of:=SUBSTITUTE(['RAW Linphone'.E90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5">
          <table:table-cell table:formula="of:=['RAW Linphone'.B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1];&quot;line:&quot;;&quot;&quot;)" office:value-type="string" office:string-value="191">
            <text:p>191</text:p>
          </table:table-cell>
          <table:table-cell table:style-name="ce60" table:formula="of:=SUBSTITUTE(['RAW Linphone'.F91];&quot;returntype:&quot;;&quot;&quot;)" office:value-type="string" office:string-value="LinphoneMediaEncryption">
            <text:p>LinphoneMediaEncryption</text:p>
          </table:table-cell>
          <table:table-cell table:formula="of:=['RAW Linphone'.A91]" office:value-type="string" office:string-value="linphone_call_params_get_media_encryption">
            <text:p>linphone_call_params_get_media_encryption</text:p>
          </table:table-cell>
          <table:table-cell table:style-name="ce60" table:formula="of:=SUBSTITUTE(['RAW Linphone'.E91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2];&quot;line:&quot;;&quot;&quot;)" office:value-type="string" office:string-value="186">
            <text:p>186</text:p>
          </table:table-cell>
          <table:table-cell table:style-name="ce60" table:formula="of:=SUBSTITUTE(['RAW Linphone'.F92];&quot;returntype:&quot;;&quot;&quot;)" office:value-type="string" office:string-value="constPayloadType*">
            <text:p>constPayloadType*</text:p>
          </table:table-cell>
          <table:table-cell table:formula="of:=['RAW Linphone'.A92]" office:value-type="string" office:string-value="linphone_call_params_get_used_audio_codec">
            <text:p>linphone_call_params_get_used_audio_codec</text:p>
          </table:table-cell>
          <table:table-cell table:style-name="ce60" table:formula="of:=SUBSTITUTE(['RAW Linphone'.E92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3];&quot;line:&quot;;&quot;&quot;)" office:value-type="string" office:string-value="187">
            <text:p>187</text:p>
          </table:table-cell>
          <table:table-cell table:style-name="ce60" table:formula="of:=SUBSTITUTE(['RAW Linphone'.F93];&quot;returntype:&quot;;&quot;&quot;)" office:value-type="string" office:string-value="constPayloadType*">
            <text:p>constPayloadType*</text:p>
          </table:table-cell>
          <table:table-cell table:formula="of:=['RAW Linphone'.A93]" office:value-type="string" office:string-value="linphone_call_params_get_used_video_codec">
            <text:p>linphone_call_params_get_used_video_codec</text:p>
          </table:table-cell>
          <table:table-cell table:style-name="ce60" table:formula="of:=SUBSTITUTE(['RAW Linphone'.E93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4];&quot;line:&quot;;&quot;&quot;)" office:value-type="string" office:string-value="195">
            <text:p>195</text:p>
          </table:table-cell>
          <table:table-cell table:style-name="ce60" table:formula="of:=SUBSTITUTE(['RAW Linphone'.F94];&quot;returntype:&quot;;&quot;&quot;)" office:value-type="string" office:string-value="bool_t">
            <text:p>bool_t</text:p>
          </table:table-cell>
          <table:table-cell table:formula="of:=['RAW Linphone'.A94]" office:value-type="string" office:string-value="linphone_call_params_local_conference_mode">
            <text:p>linphone_call_params_local_conference_mode</text:p>
          </table:table-cell>
          <table:table-cell table:style-name="ce60" table:formula="of:=SUBSTITUTE(['RAW Linphone'.E94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5];&quot;line:&quot;;&quot;&quot;)" office:value-type="string" office:string-value="196">
            <text:p>196</text:p>
          </table:table-cell>
          <table:table-cell table:style-name="ce60" table:formula="of:=SUBSTITUTE(['RAW Linphone'.F95];&quot;returntype:&quot;;&quot;&quot;)" office:value-type="string" office:string-value="void">
            <text:p>void</text:p>
          </table:table-cell>
          <table:table-cell table:formula="of:=['RAW Linphone'.A95]" office:value-type="string" office:string-value="linphone_call_params_set_audio_bandwidth_limit">
            <text:p>linphone_call_params_set_audio_bandwidth_limit</text:p>
          </table:table-cell>
          <table:table-cell table:style-name="ce60" table:formula="of:=SUBSTITUTE(['RAW Linphone'.E95];&quot;signature:&quot;;&quot;&quot;)" office:value-type="string" office:string-value="(LinphoneCallParams *cp, int bw)">
            <text:p>(LinphoneCallParams *cp, int bw)</text:p>
          </table:table-cell>
          <table:table-cell table:number-columns-repeated="1018"/>
        </table:table-row>
        <table:table-row table:style-name="ro5">
          <table:table-cell table:formula="of:=['RAW Linphone'.B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6];&quot;line:&quot;;&quot;&quot;)" office:value-type="string" office:string-value="192">
            <text:p>192</text:p>
          </table:table-cell>
          <table:table-cell table:style-name="ce60" table:formula="of:=SUBSTITUTE(['RAW Linphone'.F96];&quot;returntype:&quot;;&quot;&quot;)" office:value-type="string" office:string-value="void">
            <text:p>void</text:p>
          </table:table-cell>
          <table:table-cell table:formula="of:=['RAW Linphone'.A96]" office:value-type="string" office:string-value="linphone_call_params_set_media_encryption">
            <text:p>linphone_call_params_set_media_encryption</text:p>
          </table:table-cell>
          <table:table-cell table:style-name="ce60" table:formula="of:=SUBSTITUTE(['RAW Linphone'.E96];&quot;signature:&quot;;&quot;&quot;)" office:value-type="string" office:string-value="(LinphoneCallParams *cp, LinphoneMediaEncryption e)">
            <text:p>(LinphoneCallParams *cp, LinphoneMediaEncryption e)</text:p>
          </table:table-cell>
          <table:table-cell table:number-columns-repeated="1018"/>
        </table:table-row>
        <table:table-row table:style-name="ro5">
          <table:table-cell table:formula="of:=['RAW Linphone'.B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7];&quot;line:&quot;;&quot;&quot;)" office:value-type="string" office:string-value="190">
            <text:p>190</text:p>
          </table:table-cell>
          <table:table-cell table:style-name="ce60" table:formula="of:=SUBSTITUTE(['RAW Linphone'.F97];&quot;returntype:&quot;;&quot;&quot;)" office:value-type="string" office:string-value="bool_t">
            <text:p>bool_t</text:p>
          </table:table-cell>
          <table:table-cell table:formula="of:=['RAW Linphone'.A97]" office:value-type="string" office:string-value="linphone_call_params_video_enabled">
            <text:p>linphone_call_params_video_enabled</text:p>
          </table:table-cell>
          <table:table-cell table:style-name="ce60" table:formula="of:=SUBSTITUTE(['RAW Linphone'.E97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8];&quot;line:&quot;;&quot;&quot;)" office:value-type="string" office:string-value="290">
            <text:p>290</text:p>
          </table:table-cell>
          <table:table-cell table:style-name="ce60" table:formula="of:=SUBSTITUTE(['RAW Linphone'.F98];&quot;returntype:&quot;;&quot;&quot;)" office:value-type="string" office:string-value="LinphoneCall*">
            <text:p>LinphoneCall*</text:p>
          </table:table-cell>
          <table:table-cell table:formula="of:=['RAW Linphone'.A98]" office:value-type="string" office:string-value="linphone_call_ref">
            <text:p>linphone_call_ref</text:p>
          </table:table-cell>
          <table:table-cell table:style-name="ce60" table:formula="of:=SUBSTITUTE(['RAW Linphone'.E9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9];&quot;line:&quot;;&quot;&quot;)" office:value-type="string" office:string-value="311">
            <text:p>311</text:p>
          </table:table-cell>
          <table:table-cell table:style-name="ce60" table:formula="of:=SUBSTITUTE(['RAW Linphone'.F99];&quot;returntype:&quot;;&quot;&quot;)" office:value-type="string" office:string-value="void">
            <text:p>void</text:p>
          </table:table-cell>
          <table:table-cell table:formula="of:=['RAW Linphone'.A99]" office:value-type="string" office:string-value="linphone_call_send_vfu_request">
            <text:p>linphone_call_send_vfu_request</text:p>
          </table:table-cell>
          <table:table-cell table:style-name="ce60" table:formula="of:=SUBSTITUTE(['RAW Linphone'.E99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1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0];&quot;line:&quot;;&quot;&quot;)" office:value-type="string" office:string-value="310">
            <text:p>310</text:p>
          </table:table-cell>
          <table:table-cell table:style-name="ce60" table:formula="of:=SUBSTITUTE(['RAW Linphone'.F100];&quot;returntype:&quot;;&quot;&quot;)" office:value-type="string" office:string-value="void">
            <text:p>void</text:p>
          </table:table-cell>
          <table:table-cell table:formula="of:=['RAW Linphone'.A100]" office:value-type="string" office:string-value="linphone_call_set_authentication_token_verified">
            <text:p>linphone_call_set_authentication_token_verified</text:p>
          </table:table-cell>
          <table:table-cell table:style-name="ce60" table:formula="of:=SUBSTITUTE(['RAW Linphone'.E100];&quot;signature:&quot;;&quot;&quot;)" office:value-type="string" office:string-value="(LinphoneCall *call, bool_t verified)">
            <text:p>(LinphoneCall *call, bool_t verified)</text:p>
          </table:table-cell>
          <table:table-cell table:number-columns-repeated="1018"/>
        </table:table-row>
        <table:table-row table:style-name="ro5">
          <table:table-cell table:formula="of:=['RAW Linphone'.B1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1];&quot;line:&quot;;&quot;&quot;)" office:value-type="string" office:string-value="314">
            <text:p>314</text:p>
          </table:table-cell>
          <table:table-cell table:style-name="ce60" table:formula="of:=SUBSTITUTE(['RAW Linphone'.F101];&quot;returntype:&quot;;&quot;&quot;)" office:value-type="string" office:string-value="void">
            <text:p>void</text:p>
          </table:table-cell>
          <table:table-cell table:formula="of:=['RAW Linphone'.A101]" office:value-type="string" office:string-value="linphone_call_set_next_video_frame_decoded_callback">
            <text:p>linphone_call_set_next_video_frame_decoded_callback</text:p>
          </table:table-cell>
          <table:table-cell table:style-name="ce60" table:formula="of:=SUBSTITUTE(['RAW Linphone'.E101];&quot;signature:&quot;;&quot;&quot;)" office:value-type="string" office:string-value="(LinphoneCall *call, LinphoneCallCbFunc cb, void* user_data)">
            <text:p>(LinphoneCall *call, LinphoneCallCbFunc cb, void* user_data)</text:p>
          </table:table-cell>
          <table:table-cell table:number-columns-repeated="1018"/>
        </table:table-row>
        <table:table-row table:style-name="ro5">
          <table:table-cell table:formula="of:=['RAW Linphone'.B1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2];&quot;line:&quot;;&quot;&quot;)" office:value-type="string" office:string-value="313">
            <text:p>313</text:p>
          </table:table-cell>
          <table:table-cell table:style-name="ce60" table:formula="of:=SUBSTITUTE(['RAW Linphone'.F102];&quot;returntype:&quot;;&quot;&quot;)" office:value-type="string" office:string-value="void">
            <text:p>void</text:p>
          </table:table-cell>
          <table:table-cell table:formula="of:=['RAW Linphone'.A102]" office:value-type="string" office:string-value="linphone_call_set_user_pointer">
            <text:p>linphone_call_set_user_pointer</text:p>
          </table:table-cell>
          <table:table-cell table:style-name="ce60" table:formula="of:=SUBSTITUTE(['RAW Linphone'.E102];&quot;signature:&quot;;&quot;&quot;)" office:value-type="string" office:string-value="(LinphoneCall *call, void *user_pointer)">
            <text:p>(LinphoneCall *call, void *user_pointer)</text:p>
          </table:table-cell>
          <table:table-cell table:number-columns-repeated="1018"/>
        </table:table-row>
        <table:table-row table:style-name="ro5">
          <table:table-cell table:formula="of:=['RAW Linphone'.B1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3];&quot;line:&quot;;&quot;&quot;)" office:value-type="string" office:string-value="281">
            <text:p>281</text:p>
          </table:table-cell>
          <table:table-cell table:style-name="ce60" table:formula="of:=SUBSTITUTE(['RAW Linphone'.F103];&quot;returntype:&quot;;&quot;&quot;)" office:value-type="string" office:string-value="const char*">
            <text:p>const char*</text:p>
          </table:table-cell>
          <table:table-cell table:formula="of:=['RAW Linphone'.A103]" office:value-type="string" office:string-value="linphone_call_state_to_string">
            <text:p>linphone_call_state_to_string</text:p>
          </table:table-cell>
          <table:table-cell table:style-name="ce60" table:formula="of:=SUBSTITUTE(['RAW Linphone'.E103];&quot;signature:&quot;;&quot;&quot;)" office:value-type="string" office:string-value="(LinphoneCallState cs)">
            <text:p>(LinphoneCallState cs)</text:p>
          </table:table-cell>
          <table:table-cell table:number-columns-repeated="1018"/>
        </table:table-row>
        <table:table-row table:style-name="ro5">
          <table:table-cell table:formula="of:=['RAW Linphone'.B1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4];&quot;line:&quot;;&quot;&quot;)" office:value-type="string" office:string-value="301">
            <text:p>301</text:p>
          </table:table-cell>
          <table:table-cell table:style-name="ce60" table:formula="of:=SUBSTITUTE(['RAW Linphone'.F104];&quot;returntype:&quot;;&quot;&quot;)" office:value-type="string" office:string-value="int">
            <text:p>int</text:p>
          </table:table-cell>
          <table:table-cell table:formula="of:=['RAW Linphone'.A104]" office:value-type="string" office:string-value="linphone_call_take_video_snapshot">
            <text:p>linphone_call_take_video_snapshot</text:p>
          </table:table-cell>
          <table:table-cell table:style-name="ce60" table:formula="of:=SUBSTITUTE(['RAW Linphone'.E104];&quot;signature:&quot;;&quot;&quot;)" office:value-type="string" office:string-value="(LinphoneCall *call, const char *file)">
            <text:p>(LinphoneCall *call, const char *file)</text:p>
          </table:table-cell>
          <table:table-cell table:number-columns-repeated="1018"/>
        </table:table-row>
        <table:table-row table:style-name="ro5">
          <table:table-cell table:formula="of:=['RAW Linphone'.B1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5];&quot;line:&quot;;&quot;&quot;)" office:value-type="string" office:string-value="291">
            <text:p>291</text:p>
          </table:table-cell>
          <table:table-cell table:style-name="ce60" table:formula="of:=SUBSTITUTE(['RAW Linphone'.F105];&quot;returntype:&quot;;&quot;&quot;)" office:value-type="string" office:string-value="void">
            <text:p>void</text:p>
          </table:table-cell>
          <table:table-cell table:formula="of:=['RAW Linphone'.A105]" office:value-type="string" office:string-value="linphone_call_unref">
            <text:p>linphone_call_unref</text:p>
          </table:table-cell>
          <table:table-cell table:style-name="ce60" table:formula="of:=SUBSTITUTE(['RAW Linphone'.E10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1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6];&quot;line:&quot;;&quot;&quot;)" office:value-type="string" office:string-value="1159">
            <text:p>1159</text:p>
          </table:table-cell>
          <table:table-cell table:style-name="ce60" table:formula="of:=SUBSTITUTE(['RAW Linphone'.F106];&quot;returntype:&quot;;&quot;&quot;)" office:value-type="string" office:string-value="void">
            <text:p>void</text:p>
          </table:table-cell>
          <table:table-cell table:formula="of:=['RAW Linphone'.A106]" office:value-type="string" office:string-value="linphone_call_zoom_video">
            <text:p>linphone_call_zoom_video</text:p>
          </table:table-cell>
          <table:table-cell table:style-name="ce60" table:formula="of:=SUBSTITUTE(['RAW Linphone'.E106];&quot;signature:&quot;;&quot;&quot;)" office:value-type="string" office:string-value="(LinphoneCall* call, float zoom_factor, float* cx, float* cy)">
            <text:p>(LinphoneCall* call, float zoom_factor, float* cx, float* cy)</text:p>
          </table:table-cell>
          <table:table-cell table:number-columns-repeated="1018"/>
        </table:table-row>
        <table:table-row table:style-name="ro5">
          <table:table-cell table:formula="of:=['RAW Linphone'.B1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7];&quot;line:&quot;;&quot;&quot;)" office:value-type="string" office:string-value="544">
            <text:p>544</text:p>
          </table:table-cell>
          <table:table-cell table:style-name="ce60" table:formula="of:=SUBSTITUTE(['RAW Linphone'.F107];&quot;returntype:&quot;;&quot;&quot;)" office:value-type="string" office:string-value="void">
            <text:p>void</text:p>
          </table:table-cell>
          <table:table-cell table:formula="of:=['RAW Linphone'.A107]" office:value-type="string" office:string-value="linphone_chat_room_destroy">
            <text:p>linphone_chat_room_destroy</text:p>
          </table:table-cell>
          <table:table-cell table:style-name="ce60" table:formula="of:=SUBSTITUTE(['RAW Linphone'.E107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5">
          <table:table-cell table:formula="of:=['RAW Linphone'.B1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8];&quot;line:&quot;;&quot;&quot;)" office:value-type="string" office:string-value="552">
            <text:p>552</text:p>
          </table:table-cell>
          <table:table-cell table:style-name="ce60" table:formula="of:=SUBSTITUTE(['RAW Linphone'.F108];&quot;returntype:&quot;;&quot;&quot;)" office:value-type="string" office:string-value="constLinphoneAddress*">
            <text:p>constLinphoneAddress*</text:p>
          </table:table-cell>
          <table:table-cell table:formula="of:=['RAW Linphone'.A108]" office:value-type="string" office:string-value="linphone_chat_room_get_peer_address">
            <text:p>linphone_chat_room_get_peer_address</text:p>
          </table:table-cell>
          <table:table-cell table:style-name="ce60" table:formula="of:=SUBSTITUTE(['RAW Linphone'.E108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5">
          <table:table-cell table:formula="of:=['RAW Linphone'.B1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9];&quot;line:&quot;;&quot;&quot;)" office:value-type="string" office:string-value="561">
            <text:p>561</text:p>
          </table:table-cell>
          <table:table-cell table:style-name="ce60" table:formula="of:=SUBSTITUTE(['RAW Linphone'.F109];&quot;returntype:&quot;;&quot;&quot;)" office:value-type="string" office:string-value="void*">
            <text:p>void*</text:p>
          </table:table-cell>
          <table:table-cell table:formula="of:=['RAW Linphone'.A109]" office:value-type="string" office:string-value="linphone_chat_room_get_user_data">
            <text:p>linphone_chat_room_get_user_data</text:p>
          </table:table-cell>
          <table:table-cell table:style-name="ce60" table:formula="of:=SUBSTITUTE(['RAW Linphone'.E109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5">
          <table:table-cell table:formula="of:=['RAW Linphone'.B1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0];&quot;line:&quot;;&quot;&quot;)" office:value-type="string" office:string-value="558">
            <text:p>558</text:p>
          </table:table-cell>
          <table:table-cell table:style-name="ce60" table:formula="of:=SUBSTITUTE(['RAW Linphone'.F110];&quot;returntype:&quot;;&quot;&quot;)" office:value-type="string" office:string-value="void">
            <text:p>void</text:p>
          </table:table-cell>
          <table:table-cell table:formula="of:=['RAW Linphone'.A110]" office:value-type="string" office:string-value="linphone_chat_room_send_message">
            <text:p>linphone_chat_room_send_message</text:p>
          </table:table-cell>
          <table:table-cell table:style-name="ce60" table:formula="of:=SUBSTITUTE(['RAW Linphone'.E110];&quot;signature:&quot;;&quot;&quot;)" office:value-type="string" office:string-value="(LinphoneChatRoom *cr, const char *msg)">
            <text:p>(LinphoneChatRoom *cr, const char *msg)</text:p>
          </table:table-cell>
          <table:table-cell table:number-columns-repeated="1018"/>
        </table:table-row>
        <table:table-row table:style-name="ro5">
          <table:table-cell table:formula="of:=['RAW Linphone'.B1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1];&quot;line:&quot;;&quot;&quot;)" office:value-type="string" office:string-value="560">
            <text:p>560</text:p>
          </table:table-cell>
          <table:table-cell table:style-name="ce60" table:formula="of:=SUBSTITUTE(['RAW Linphone'.F111];&quot;returntype:&quot;;&quot;&quot;)" office:value-type="string" office:string-value="void">
            <text:p>void</text:p>
          </table:table-cell>
          <table:table-cell table:formula="of:=['RAW Linphone'.A111]" office:value-type="string" office:string-value="linphone_chat_room_set_user_data">
            <text:p>linphone_chat_room_set_user_data</text:p>
          </table:table-cell>
          <table:table-cell table:style-name="ce60" table:formula="of:=SUBSTITUTE(['RAW Linphone'.E111];&quot;signature:&quot;;&quot;&quot;)" office:value-type="string" office:string-value="(LinphoneChatRoom *cr, void * ud)">
            <text:p>(LinphoneChatRoom *cr, void * ud)</text:p>
          </table:table-cell>
          <table:table-cell table:number-columns-repeated="1018"/>
        </table:table-row>
        <table:table-row table:style-name="ro5">
          <table:table-cell table:formula="of:=['RAW Linphone'.B1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2];&quot;line:&quot;;&quot;&quot;)" office:value-type="string" office:string-value="847">
            <text:p>847</text:p>
          </table:table-cell>
          <table:table-cell table:style-name="ce60" table:formula="of:=SUBSTITUTE(['RAW Linphone'.F112];&quot;returntype:&quot;;&quot;&quot;)" office:value-type="string" office:string-value="void">
            <text:p>void</text:p>
          </table:table-cell>
          <table:table-cell table:formula="of:=['RAW Linphone'.A112]" office:value-type="string" office:string-value="linphone_core_abort_authentication">
            <text:p>linphone_core_abort_authentication</text:p>
          </table:table-cell>
          <table:table-cell table:style-name="ce60" table:formula="of:=SUBSTITUTE(['RAW Linphone'.E112];&quot;signature:&quot;;&quot;&quot;)" office:value-type="string" office:string-value="(LinphoneCore *lc, LinphoneAuthInfo *info)">
            <text:p>(LinphoneCore *lc, LinphoneAuthInfo *info)</text:p>
          </table:table-cell>
          <table:table-cell table:number-columns-repeated="1018"/>
        </table:table-row>
        <table:table-row table:style-name="ro5">
          <table:table-cell table:formula="of:=['RAW Linphone'.B1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3];&quot;line:&quot;;&quot;&quot;)" office:value-type="string" office:string-value="737">
            <text:p>737</text:p>
          </table:table-cell>
          <table:table-cell table:style-name="ce60" table:formula="of:=SUBSTITUTE(['RAW Linphone'.F113];&quot;returntype:&quot;;&quot;&quot;)" office:value-type="string" office:string-value="int">
            <text:p>int</text:p>
          </table:table-cell>
          <table:table-cell table:formula="of:=['RAW Linphone'.A113]" office:value-type="string" office:string-value="linphone_core_accept_call">
            <text:p>linphone_core_accept_call</text:p>
          </table:table-cell>
          <table:table-cell table:style-name="ce60" table:formula="of:=SUBSTITUTE(['RAW Linphone'.E113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1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4];&quot;line:&quot;;&quot;&quot;)" office:value-type="string" office:string-value="757">
            <text:p>757</text:p>
          </table:table-cell>
          <table:table-cell table:style-name="ce60" table:formula="of:=SUBSTITUTE(['RAW Linphone'.F114];&quot;returntype:&quot;;&quot;&quot;)" office:value-type="string" office:string-value="int">
            <text:p>int</text:p>
          </table:table-cell>
          <table:table-cell table:formula="of:=['RAW Linphone'.A114]" office:value-type="string" office:string-value="linphone_core_accept_call_update">
            <text:p>linphone_core_accept_call_update</text:p>
          </table:table-cell>
          <table:table-cell table:style-name="ce60" table:formula="of:=SUBSTITUTE(['RAW Linphone'.E114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1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5];&quot;line:&quot;;&quot;&quot;)" office:value-type="string" office:string-value="739">
            <text:p>739</text:p>
          </table:table-cell>
          <table:table-cell table:style-name="ce60" table:formula="of:=SUBSTITUTE(['RAW Linphone'.F115];&quot;returntype:&quot;;&quot;&quot;)" office:value-type="string" office:string-value="int">
            <text:p>int</text:p>
          </table:table-cell>
          <table:table-cell table:formula="of:=['RAW Linphone'.A115]" office:value-type="string" office:string-value="linphone_core_accept_call_with_params">
            <text:p>linphone_core_accept_call_with_params</text:p>
          </table:table-cell>
          <table:table-cell table:style-name="ce60" table:formula="of:=SUBSTITUTE(['RAW Linphone'.E115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1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6];&quot;line:&quot;;&quot;&quot;)" office:value-type="string" office:string-value="787">
            <text:p>787</text:p>
          </table:table-cell>
          <table:table-cell table:style-name="ce60" table:formula="of:=SUBSTITUTE(['RAW Linphone'.F116];&quot;returntype:&quot;;&quot;&quot;)" office:value-type="string" office:string-value="bool_t">
            <text:p>bool_t</text:p>
          </table:table-cell>
          <table:table-cell table:formula="of:=['RAW Linphone'.A116]" office:value-type="string" office:string-value="linphone_core_adaptive_rate_control_enabled">
            <text:p>linphone_core_adaptive_rate_control_enabled</text:p>
          </table:table-cell>
          <table:table-cell table:style-name="ce60" table:formula="of:=SUBSTITUTE(['RAW Linphone'.E1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7];&quot;line:&quot;;&quot;&quot;)" office:value-type="string" office:string-value="1113">
            <text:p>1113</text:p>
          </table:table-cell>
          <table:table-cell table:style-name="ce60" table:formula="of:=SUBSTITUTE(['RAW Linphone'.F117];&quot;returntype:&quot;;&quot;&quot;)" office:value-type="string" office:string-value="int">
            <text:p>int</text:p>
          </table:table-cell>
          <table:table-cell table:formula="of:=['RAW Linphone'.A117]" office:value-type="string" office:string-value="linphone_core_add_all_to_conference">
            <text:p>linphone_core_add_all_to_conference</text:p>
          </table:table-cell>
          <table:table-cell table:style-name="ce60" table:formula="of:=SUBSTITUTE(['RAW Linphone'.E1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8];&quot;line:&quot;;&quot;&quot;)" office:value-type="string" office:string-value="839">
            <text:p>839</text:p>
          </table:table-cell>
          <table:table-cell table:style-name="ce60" table:formula="of:=SUBSTITUTE(['RAW Linphone'.F118];&quot;returntype:&quot;;&quot;&quot;)" office:value-type="string" office:string-value="void">
            <text:p>void</text:p>
          </table:table-cell>
          <table:table-cell table:formula="of:=['RAW Linphone'.A118]" office:value-type="string" office:string-value="linphone_core_add_auth_info">
            <text:p>linphone_core_add_auth_info</text:p>
          </table:table-cell>
          <table:table-cell table:style-name="ce60" table:formula="of:=SUBSTITUTE(['RAW Linphone'.E118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5">
          <table:table-cell table:formula="of:=['RAW Linphone'.B1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9];&quot;line:&quot;;&quot;&quot;)" office:value-type="string" office:string-value="825">
            <text:p>825</text:p>
          </table:table-cell>
          <table:table-cell table:style-name="ce60" table:formula="of:=SUBSTITUTE(['RAW Linphone'.F119];&quot;returntype:&quot;;&quot;&quot;)" office:value-type="string" office:string-value="int">
            <text:p>int</text:p>
          </table:table-cell>
          <table:table-cell table:formula="of:=['RAW Linphone'.A119]" office:value-type="string" office:string-value="linphone_core_add_proxy_config">
            <text:p>linphone_core_add_proxy_config</text:p>
          </table:table-cell>
          <table:table-cell table:style-name="ce60" table:formula="of:=SUBSTITUTE(['RAW Linphone'.E11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5">
          <table:table-cell table:formula="of:=['RAW Linphone'.B1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0];&quot;line:&quot;;&quot;&quot;)" office:value-type="string" office:string-value="1112">
            <text:p>1112</text:p>
          </table:table-cell>
          <table:table-cell table:style-name="ce60" table:formula="of:=SUBSTITUTE(['RAW Linphone'.F120];&quot;returntype:&quot;;&quot;&quot;)" office:value-type="string" office:string-value="int">
            <text:p>int</text:p>
          </table:table-cell>
          <table:table-cell table:formula="of:=['RAW Linphone'.A120]" office:value-type="string" office:string-value="linphone_core_add_to_conference">
            <text:p>linphone_core_add_to_conference</text:p>
          </table:table-cell>
          <table:table-cell table:style-name="ce60" table:formula="of:=SUBSTITUTE(['RAW Linphone'.E12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1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1];&quot;line:&quot;;&quot;&quot;)" office:value-type="string" office:string-value="952">
            <text:p>952</text:p>
          </table:table-cell>
          <table:table-cell table:style-name="ce60" table:formula="of:=SUBSTITUTE(['RAW Linphone'.F121];&quot;returntype:&quot;;&quot;&quot;)" office:value-type="string" office:string-value="bool_t">
            <text:p>bool_t</text:p>
          </table:table-cell>
          <table:table-cell table:formula="of:=['RAW Linphone'.A121]" office:value-type="string" office:string-value="linphone_core_agc_enabled">
            <text:p>linphone_core_agc_enabled</text:p>
          </table:table-cell>
          <table:table-cell table:style-name="ce60" table:formula="of:=SUBSTITUTE(['RAW Linphone'.E12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2];&quot;line:&quot;;&quot;&quot;)" office:value-type="string" office:string-value="823">
            <text:p>823</text:p>
          </table:table-cell>
          <table:table-cell table:style-name="ce60" table:formula="of:=SUBSTITUTE(['RAW Linphone'.F122];&quot;returntype:&quot;;&quot;&quot;)" office:value-type="string" office:string-value="bool_t">
            <text:p>bool_t</text:p>
          </table:table-cell>
          <table:table-cell table:formula="of:=['RAW Linphone'.A122]" office:value-type="string" office:string-value="linphone_core_check_payload_type_usability">
            <text:p>linphone_core_check_payload_type_usability</text:p>
          </table:table-cell>
          <table:table-cell table:style-name="ce60" table:formula="of:=SUBSTITUTE(['RAW Linphone'.E122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5">
          <table:table-cell table:formula="of:=['RAW Linphone'.B1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3];&quot;line:&quot;;&quot;&quot;)" office:value-type="string" office:string-value="849">
            <text:p>849</text:p>
          </table:table-cell>
          <table:table-cell table:style-name="ce60" table:formula="of:=SUBSTITUTE(['RAW Linphone'.F123];&quot;returntype:&quot;;&quot;&quot;)" office:value-type="string" office:string-value="void">
            <text:p>void</text:p>
          </table:table-cell>
          <table:table-cell table:formula="of:=['RAW Linphone'.A123]" office:value-type="string" office:string-value="linphone_core_clear_all_auth_info">
            <text:p>linphone_core_clear_all_auth_info</text:p>
          </table:table-cell>
          <table:table-cell table:style-name="ce60" table:formula="of:=SUBSTITUTE(['RAW Linphone'.E12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4];&quot;line:&quot;;&quot;&quot;)" office:value-type="string" office:string-value="971">
            <text:p>971</text:p>
          </table:table-cell>
          <table:table-cell table:style-name="ce60" table:formula="of:=SUBSTITUTE(['RAW Linphone'.F124];&quot;returntype:&quot;;&quot;&quot;)" office:value-type="string" office:string-value="void">
            <text:p>void</text:p>
          </table:table-cell>
          <table:table-cell table:formula="of:=['RAW Linphone'.A124]" office:value-type="string" office:string-value="linphone_core_clear_call_logs">
            <text:p>linphone_core_clear_call_logs</text:p>
          </table:table-cell>
          <table:table-cell table:style-name="ce60" table:formula="of:=SUBSTITUTE(['RAW Linphone'.E12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5];&quot;line:&quot;;&quot;&quot;)" office:value-type="string" office:string-value="827">
            <text:p>827</text:p>
          </table:table-cell>
          <table:table-cell table:style-name="ce60" table:formula="of:=SUBSTITUTE(['RAW Linphone'.F125];&quot;returntype:&quot;;&quot;&quot;)" office:value-type="string" office:string-value="void">
            <text:p>void</text:p>
          </table:table-cell>
          <table:table-cell table:formula="of:=['RAW Linphone'.A125]" office:value-type="string" office:string-value="linphone_core_clear_proxy_config">
            <text:p>linphone_core_clear_proxy_config</text:p>
          </table:table-cell>
          <table:table-cell table:style-name="ce60" table:formula="of:=SUBSTITUTE(['RAW Linphone'.E12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6];&quot;line:&quot;;&quot;&quot;)" office:value-type="string" office:string-value="539">
            <text:p>539</text:p>
          </table:table-cell>
          <table:table-cell table:style-name="ce60" table:formula="of:=SUBSTITUTE(['RAW Linphone'.F126];&quot;returntype:&quot;;&quot;&quot;)" office:value-type="string" office:string-value="LinphoneChatRoom*">
            <text:p>LinphoneChatRoom*</text:p>
          </table:table-cell>
          <table:table-cell table:formula="of:=['RAW Linphone'.A126]" office:value-type="string" office:string-value="linphone_core_create_chat_room">
            <text:p>linphone_core_create_chat_room</text:p>
          </table:table-cell>
          <table:table-cell table:style-name="ce60" table:formula="of:=SUBSTITUTE(['RAW Linphone'.E126];&quot;signature:&quot;;&quot;&quot;)" office:value-type="string" office:string-value="(LinphoneCore *lc, const char *to)">
            <text:p>(LinphoneCore *lc, const char *to)</text:p>
          </table:table-cell>
          <table:table-cell table:number-columns-repeated="1018"/>
        </table:table-row>
        <table:table-row table:style-name="ro5">
          <table:table-cell table:formula="of:=['RAW Linphone'.B1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7];&quot;line:&quot;;&quot;&quot;)" office:value-type="string" office:string-value="759">
            <text:p>759</text:p>
          </table:table-cell>
          <table:table-cell table:style-name="ce60" table:formula="of:=SUBSTITUTE(['RAW Linphone'.F127];&quot;returntype:&quot;;&quot;&quot;)" office:value-type="string" office:string-value="LinphoneCallParams*">
            <text:p>LinphoneCallParams*</text:p>
          </table:table-cell>
          <table:table-cell table:formula="of:=['RAW Linphone'.A127]" office:value-type="string" office:string-value="linphone_core_create_default_call_parameters">
            <text:p>linphone_core_create_default_call_parameters</text:p>
          </table:table-cell>
          <table:table-cell table:style-name="ce60" table:formula="of:=SUBSTITUTE(['RAW Linphone'.E1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8];&quot;line:&quot;;&quot;&quot;)" office:value-type="string" office:string-value="755">
            <text:p>755</text:p>
          </table:table-cell>
          <table:table-cell table:style-name="ce60" table:formula="of:=SUBSTITUTE(['RAW Linphone'.F128];&quot;returntype:&quot;;&quot;&quot;)" office:value-type="string" office:string-value="int">
            <text:p>int</text:p>
          </table:table-cell>
          <table:table-cell table:formula="of:=['RAW Linphone'.A128]" office:value-type="string" office:string-value="linphone_core_defer_call_update">
            <text:p>linphone_core_defer_call_update</text:p>
          </table:table-cell>
          <table:table-cell table:style-name="ce60" table:formula="of:=SUBSTITUTE(['RAW Linphone'.E12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1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9];&quot;line:&quot;;&quot;&quot;)" office:value-type="string" office:string-value="1077">
            <text:p>1077</text:p>
          </table:table-cell>
          <table:table-cell table:style-name="ce60" table:formula="of:=SUBSTITUTE(['RAW Linphone'.F129];&quot;returntype:&quot;;&quot;&quot;)" office:value-type="string" office:string-value="void">
            <text:p>void</text:p>
          </table:table-cell>
          <table:table-cell table:formula="of:=['RAW Linphone'.A129]" office:value-type="string" office:string-value="linphone_core_destroy">
            <text:p>linphone_core_destroy</text:p>
          </table:table-cell>
          <table:table-cell table:style-name="ce60" table:formula="of:=SUBSTITUTE(['RAW Linphone'.E1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0];&quot;line:&quot;;&quot;&quot;)" office:value-type="string" office:string-value="706">
            <text:p>706</text:p>
          </table:table-cell>
          <table:table-cell table:style-name="ce60" table:formula="of:=SUBSTITUTE(['RAW Linphone'.F130];&quot;returntype:&quot;;&quot;&quot;)" office:value-type="string" office:string-value="void">
            <text:p>void</text:p>
          </table:table-cell>
          <table:table-cell table:formula="of:=['RAW Linphone'.A130]" office:value-type="string" office:string-value="linphone_core_disable_logs">
            <text:p>linphone_core_disable_logs</text:p>
          </table:table-cell>
          <table:table-cell table:style-name="ce60" table:formula="of:=SUBSTITUTE(['RAW Linphone'.E130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1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1];&quot;line:&quot;;&quot;&quot;)" office:value-type="string" office:string-value="946">
            <text:p>946</text:p>
          </table:table-cell>
          <table:table-cell table:style-name="ce60" table:formula="of:=SUBSTITUTE(['RAW Linphone'.F131];&quot;returntype:&quot;;&quot;&quot;)" office:value-type="string" office:string-value="bool_t">
            <text:p>bool_t</text:p>
          </table:table-cell>
          <table:table-cell table:formula="of:=['RAW Linphone'.A131]" office:value-type="string" office:string-value="linphone_core_echo_cancellation_enabled">
            <text:p>linphone_core_echo_cancellation_enabled</text:p>
          </table:table-cell>
          <table:table-cell table:style-name="ce60" table:formula="of:=SUBSTITUTE(['RAW Linphone'.E1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2];&quot;line:&quot;;&quot;&quot;)" office:value-type="string" office:string-value="949">
            <text:p>949</text:p>
          </table:table-cell>
          <table:table-cell table:style-name="ce60" table:formula="of:=SUBSTITUTE(['RAW Linphone'.F132];&quot;returntype:&quot;;&quot;&quot;)" office:value-type="string" office:string-value="bool_t">
            <text:p>bool_t</text:p>
          </table:table-cell>
          <table:table-cell table:formula="of:=['RAW Linphone'.A132]" office:value-type="string" office:string-value="linphone_core_echo_limiter_enabled">
            <text:p>linphone_core_echo_limiter_enabled</text:p>
          </table:table-cell>
          <table:table-cell table:style-name="ce60" table:formula="of:=SUBSTITUTE(['RAW Linphone'.E13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3];&quot;line:&quot;;&quot;&quot;)" office:value-type="string" office:string-value="786">
            <text:p>786</text:p>
          </table:table-cell>
          <table:table-cell table:style-name="ce60" table:formula="of:=SUBSTITUTE(['RAW Linphone'.F133];&quot;returntype:&quot;;&quot;&quot;)" office:value-type="string" office:string-value="void">
            <text:p>void</text:p>
          </table:table-cell>
          <table:table-cell table:formula="of:=['RAW Linphone'.A133]" office:value-type="string" office:string-value="linphone_core_enable_adaptive_rate_control">
            <text:p>linphone_core_enable_adaptive_rate_control</text:p>
          </table:table-cell>
          <table:table-cell table:style-name="ce60" table:formula="of:=SUBSTITUTE(['RAW Linphone'.E133];&quot;signature:&quot;;&quot;&quot;)" office:value-type="string" office:string-value="(LinphoneCore *lc, bool_t enabled)">
            <text:p>(LinphoneCore *lc, bool_t enabled)</text:p>
          </table:table-cell>
          <table:table-cell table:number-columns-repeated="1018"/>
        </table:table-row>
        <table:table-row table:style-name="ro5">
          <table:table-cell table:formula="of:=['RAW Linphone'.B1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4];&quot;line:&quot;;&quot;&quot;)" office:value-type="string" office:string-value="951">
            <text:p>951</text:p>
          </table:table-cell>
          <table:table-cell table:style-name="ce60" table:formula="of:=SUBSTITUTE(['RAW Linphone'.F134];&quot;returntype:&quot;;&quot;&quot;)" office:value-type="string" office:string-value="void">
            <text:p>void</text:p>
          </table:table-cell>
          <table:table-cell table:formula="of:=['RAW Linphone'.A134]" office:value-type="string" office:string-value="linphone_core_enable_agc">
            <text:p>linphone_core_enable_agc</text:p>
          </table:table-cell>
          <table:table-cell table:style-name="ce60" table:formula="of:=SUBSTITUTE(['RAW Linphone'.E13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5];&quot;line:&quot;;&quot;&quot;)" office:value-type="string" office:string-value="945">
            <text:p>945</text:p>
          </table:table-cell>
          <table:table-cell table:style-name="ce60" table:formula="of:=SUBSTITUTE(['RAW Linphone'.F135];&quot;returntype:&quot;;&quot;&quot;)" office:value-type="string" office:string-value="void">
            <text:p>void</text:p>
          </table:table-cell>
          <table:table-cell table:formula="of:=['RAW Linphone'.A135]" office:value-type="string" office:string-value="linphone_core_enable_echo_cancellation">
            <text:p>linphone_core_enable_echo_cancellation</text:p>
          </table:table-cell>
          <table:table-cell table:style-name="ce60" table:formula="of:=SUBSTITUTE(['RAW Linphone'.E13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6];&quot;line:&quot;;&quot;&quot;)" office:value-type="string" office:string-value="948">
            <text:p>948</text:p>
          </table:table-cell>
          <table:table-cell table:style-name="ce60" table:formula="of:=SUBSTITUTE(['RAW Linphone'.F136];&quot;returntype:&quot;;&quot;&quot;)" office:value-type="string" office:string-value="void">
            <text:p>void</text:p>
          </table:table-cell>
          <table:table-cell table:formula="of:=['RAW Linphone'.A136]" office:value-type="string" office:string-value="linphone_core_enable_echo_limiter">
            <text:p>linphone_core_enable_echo_limiter</text:p>
          </table:table-cell>
          <table:table-cell table:style-name="ce60" table:formula="of:=SUBSTITUTE(['RAW Linphone'.E136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7];&quot;line:&quot;;&quot;&quot;)" office:value-type="string" office:string-value="775">
            <text:p>775</text:p>
          </table:table-cell>
          <table:table-cell table:style-name="ce60" table:formula="of:=SUBSTITUTE(['RAW Linphone'.F137];&quot;returntype:&quot;;&quot;&quot;)" office:value-type="string" office:string-value="void">
            <text:p>void</text:p>
          </table:table-cell>
          <table:table-cell table:formula="of:=['RAW Linphone'.A137]" office:value-type="string" office:string-value="linphone_core_enable_ipv6">
            <text:p>linphone_core_enable_ipv6</text:p>
          </table:table-cell>
          <table:table-cell table:style-name="ce60" table:formula="of:=SUBSTITUTE(['RAW Linphone'.E137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8];&quot;line:&quot;;&quot;&quot;)" office:value-type="string" office:string-value="1057">
            <text:p>1057</text:p>
          </table:table-cell>
          <table:table-cell table:style-name="ce60" table:formula="of:=SUBSTITUTE(['RAW Linphone'.F138];&quot;returntype:&quot;;&quot;&quot;)" office:value-type="string" office:string-value="void">
            <text:p>void</text:p>
          </table:table-cell>
          <table:table-cell table:formula="of:=['RAW Linphone'.A138]" office:value-type="string" office:string-value="linphone_core_enable_keep_alive">
            <text:p>linphone_core_enable_keep_alive</text:p>
          </table:table-cell>
          <table:table-cell table:style-name="ce60" table:formula="of:=SUBSTITUTE(['RAW Linphone'.E138];&quot;signature:&quot;;&quot;&quot;)" office:value-type="string" office:string-value="(LinphoneCore* lc,bool_t enable)">
            <text:p>(LinphoneCore* lc,bool_t enable)</text:p>
          </table:table-cell>
          <table:table-cell table:number-columns-repeated="1018"/>
        </table:table-row>
        <table:table-row table:style-name="ro5">
          <table:table-cell table:formula="of:=['RAW Linphone'.B1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9];&quot;line:&quot;;&quot;&quot;)" office:value-type="string" office:string-value="704">
            <text:p>704</text:p>
          </table:table-cell>
          <table:table-cell table:style-name="ce60" table:formula="of:=SUBSTITUTE(['RAW Linphone'.F139];&quot;returntype:&quot;;&quot;&quot;)" office:value-type="string" office:string-value="void">
            <text:p>void</text:p>
          </table:table-cell>
          <table:table-cell table:formula="of:=['RAW Linphone'.A139]" office:value-type="string" office:string-value="linphone_core_enable_logs">
            <text:p>linphone_core_enable_logs</text:p>
          </table:table-cell>
          <table:table-cell table:style-name="ce60" table:formula="of:=SUBSTITUTE(['RAW Linphone'.E139];&quot;signature:&quot;;&quot;&quot;)" office:value-type="string" office:string-value="(FILE *file)">
            <text:p>(FILE *file)</text:p>
          </table:table-cell>
          <table:table-cell table:number-columns-repeated="1018"/>
        </table:table-row>
        <table:table-row table:style-name="ro5">
          <table:table-cell table:formula="of:=['RAW Linphone'.B1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0];&quot;line:&quot;;&quot;&quot;)" office:value-type="string" office:string-value="705">
            <text:p>705</text:p>
          </table:table-cell>
          <table:table-cell table:style-name="ce60" table:formula="of:=SUBSTITUTE(['RAW Linphone'.F140];&quot;returntype:&quot;;&quot;&quot;)" office:value-type="string" office:string-value="void">
            <text:p>void</text:p>
          </table:table-cell>
          <table:table-cell table:formula="of:=['RAW Linphone'.A140]" office:value-type="string" office:string-value="linphone_core_enable_logs_with_cb">
            <text:p>linphone_core_enable_logs_with_cb</text:p>
          </table:table-cell>
          <table:table-cell table:style-name="ce60" table:formula="of:=SUBSTITUTE(['RAW Linphone'.E140];&quot;signature:&quot;;&quot;&quot;)" office:value-type="string" office:string-value="(OrtpLogFunc logfunc)">
            <text:p>(OrtpLogFunc logfunc)</text:p>
          </table:table-cell>
          <table:table-cell table:number-columns-repeated="1018"/>
        </table:table-row>
        <table:table-row table:style-name="ro5">
          <table:table-cell table:formula="of:=['RAW Linphone'.B1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1];&quot;line:&quot;;&quot;&quot;)" office:value-type="string" office:string-value="815">
            <text:p>815</text:p>
          </table:table-cell>
          <table:table-cell table:style-name="ce60" table:formula="of:=SUBSTITUTE(['RAW Linphone'.F141];&quot;returntype:&quot;;&quot;&quot;)" office:value-type="string" office:string-value="int">
            <text:p>int</text:p>
          </table:table-cell>
          <table:table-cell table:formula="of:=['RAW Linphone'.A141]" office:value-type="string" office:string-value="linphone_core_enable_payload_type">
            <text:p>linphone_core_enable_payload_type</text:p>
          </table:table-cell>
          <table:table-cell table:style-name="ce60" table:formula="of:=SUBSTITUTE(['RAW Linphone'.E141];&quot;signature:&quot;;&quot;&quot;)" office:value-type="string" office:string-value="(LinphoneCore *lc, PayloadType *pt, bool_t enable)">
            <text:p>(LinphoneCore *lc, PayloadType *pt, bool_t enable)</text:p>
          </table:table-cell>
          <table:table-cell table:number-columns-repeated="1018"/>
        </table:table-row>
        <table:table-row table:style-name="ro5">
          <table:table-cell table:formula="of:=['RAW Linphone'.B1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2];&quot;line:&quot;;&quot;&quot;)" office:value-type="string" office:string-value="993">
            <text:p>993</text:p>
          </table:table-cell>
          <table:table-cell table:style-name="ce60" table:formula="of:=SUBSTITUTE(['RAW Linphone'.F142];&quot;returntype:&quot;;&quot;&quot;)" office:value-type="string" office:string-value="void">
            <text:p>void</text:p>
          </table:table-cell>
          <table:table-cell table:formula="of:=['RAW Linphone'.A142]" office:value-type="string" office:string-value="linphone_core_enable_self_view">
            <text:p>linphone_core_enable_self_view</text:p>
          </table:table-cell>
          <table:table-cell table:style-name="ce60" table:formula="of:=SUBSTITUTE(['RAW Linphone'.E14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3];&quot;line:&quot;;&quot;&quot;)" office:value-type="string" office:string-value="975">
            <text:p>975</text:p>
          </table:table-cell>
          <table:table-cell table:style-name="ce60" table:formula="of:=SUBSTITUTE(['RAW Linphone'.F143];&quot;returntype:&quot;;&quot;&quot;)" office:value-type="string" office:string-value="void">
            <text:p>void</text:p>
          </table:table-cell>
          <table:table-cell table:formula="of:=['RAW Linphone'.A143]" office:value-type="string" office:string-value="linphone_core_enable_video">
            <text:p>linphone_core_enable_video</text:p>
          </table:table-cell>
          <table:table-cell table:style-name="ce60" table:formula="of:=SUBSTITUTE(['RAW Linphone'.E143];&quot;signature:&quot;;&quot;&quot;)" office:value-type="string" office:string-value="(LinphoneCore *lc, bool_t vcap_enabled, bool_t display_enabled)">
            <text:p>(LinphoneCore *lc, bool_t vcap_enabled, bool_t display_enabled)</text:p>
          </table:table-cell>
          <table:table-cell table:number-columns-repeated="1018"/>
        </table:table-row>
        <table:table-row table:style-name="ro5">
          <table:table-cell table:formula="of:=['RAW Linphone'.B1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4];&quot;line:&quot;;&quot;&quot;)" office:value-type="string" office:string-value="990">
            <text:p>990</text:p>
          </table:table-cell>
          <table:table-cell table:style-name="ce60" table:formula="of:=SUBSTITUTE(['RAW Linphone'.F144];&quot;returntype:&quot;;&quot;&quot;)" office:value-type="string" office:string-value="void">
            <text:p>void</text:p>
          </table:table-cell>
          <table:table-cell table:formula="of:=['RAW Linphone'.A144]" office:value-type="string" office:string-value="linphone_core_enable_video_preview">
            <text:p>linphone_core_enable_video_preview</text:p>
          </table:table-cell>
          <table:table-cell table:style-name="ce60" table:formula="of:=SUBSTITUTE(['RAW Linphone'.E14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5];&quot;line:&quot;;&quot;&quot;)" office:value-type="string" office:string-value="1116">
            <text:p>1116</text:p>
          </table:table-cell>
          <table:table-cell table:style-name="ce60" table:formula="of:=SUBSTITUTE(['RAW Linphone'.F145];&quot;returntype:&quot;;&quot;&quot;)" office:value-type="string" office:string-value="int">
            <text:p>int</text:p>
          </table:table-cell>
          <table:table-cell table:formula="of:=['RAW Linphone'.A145]" office:value-type="string" office:string-value="linphone_core_enter_conference">
            <text:p>linphone_core_enter_conference</text:p>
          </table:table-cell>
          <table:table-cell table:style-name="ce60" table:formula="of:=SUBSTITUTE(['RAW Linphone'.E14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6];&quot;line:&quot;;&quot;&quot;)" office:value-type="string" office:string-value="845">
            <text:p>845</text:p>
          </table:table-cell>
          <table:table-cell table:style-name="ce60" table:formula="of:=SUBSTITUTE(['RAW Linphone'.F146];&quot;returntype:&quot;;&quot;&quot;)" office:value-type="string" office:string-value="constLinphoneAuthInfo*">
            <text:p>constLinphoneAuthInfo*</text:p>
          </table:table-cell>
          <table:table-cell table:formula="of:=['RAW Linphone'.A146]" office:value-type="string" office:string-value="linphone_core_find_auth_info">
            <text:p>linphone_core_find_auth_info</text:p>
          </table:table-cell>
          <table:table-cell table:style-name="ce60" table:formula="of:=SUBSTITUTE(['RAW Linphone'.E146];&quot;signature:&quot;;&quot;&quot;)" office:value-type="string" office:string-value="(LinphoneCore *lc, const char *realm, const char *username)">
            <text:p>(LinphoneCore *lc, const char *realm, const char *username)</text:p>
          </table:table-cell>
          <table:table-cell table:number-columns-repeated="1018"/>
        </table:table-row>
        <table:table-row table:style-name="ro5">
          <table:table-cell table:formula="of:=['RAW Linphone'.B1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7];&quot;line:&quot;;&quot;&quot;)" office:value-type="string" office:string-value="1110">
            <text:p>1110</text:p>
          </table:table-cell>
          <table:table-cell table:style-name="ce60" table:formula="of:=SUBSTITUTE(['RAW Linphone'.F147];&quot;returntype:&quot;;&quot;&quot;)" office:value-type="string" office:string-value="constLinphoneCall*">
            <text:p>constLinphoneCall*</text:p>
          </table:table-cell>
          <table:table-cell table:formula="of:=['RAW Linphone'.A147]" office:value-type="string" office:string-value="linphone_core_find_call_from_uri">
            <text:p>linphone_core_find_call_from_uri</text:p>
          </table:table-cell>
          <table:table-cell table:style-name="ce60" table:formula="of:=SUBSTITUTE(['RAW Linphone'.E147];&quot;signature:&quot;;&quot;&quot;)" office:value-type="string" office:string-value="(LinphoneCore *lc, const char *uri)">
            <text:p>(LinphoneCore *lc, const char *uri)</text:p>
          </table:table-cell>
          <table:table-cell table:number-columns-repeated="1018"/>
        </table:table-row>
        <table:table-row table:style-name="ro5">
          <table:table-cell table:formula="of:=['RAW Linphone'.B1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8];&quot;line:&quot;;&quot;&quot;)" office:value-type="string" office:string-value="817">
            <text:p>817</text:p>
          </table:table-cell>
          <table:table-cell table:style-name="ce60" table:formula="of:=SUBSTITUTE(['RAW Linphone'.F148];&quot;returntype:&quot;;&quot;&quot;)" office:value-type="string" office:string-value="PayloadType*">
            <text:p>PayloadType*</text:p>
          </table:table-cell>
          <table:table-cell table:formula="of:=['RAW Linphone'.A148]" office:value-type="string" office:string-value="linphone_core_find_payload_type">
            <text:p>linphone_core_find_payload_type</text:p>
          </table:table-cell>
          <table:table-cell table:style-name="ce60" table:formula="of:=SUBSTITUTE(['RAW Linphone'.E148];&quot;signature:&quot;;&quot;&quot;)" office:value-type="string" office:string-value="(LinphoneCore* lc, const char* type, int rate)">
            <text:p>(LinphoneCore* lc, const char* type, int rate)</text:p>
          </table:table-cell>
          <table:table-cell table:number-columns-repeated="1018"/>
        </table:table-row>
        <table:table-row table:style-name="ro5">
          <table:table-cell table:formula="of:=['RAW Linphone'.B1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9];&quot;line:&quot;;&quot;&quot;)" office:value-type="string" office:string-value="805">
            <text:p>805</text:p>
          </table:table-cell>
          <table:table-cell table:style-name="ce60" table:formula="of:=SUBSTITUTE(['RAW Linphone'.F149];&quot;returntype:&quot;;&quot;&quot;)" office:value-type="string" office:string-value="constMSList*">
            <text:p>constMSList*</text:p>
          </table:table-cell>
          <table:table-cell table:formula="of:=['RAW Linphone'.A149]" office:value-type="string" office:string-value="linphone_core_get_audio_codecs">
            <text:p>linphone_core_get_audio_codecs</text:p>
          </table:table-cell>
          <table:table-cell table:style-name="ce60" table:formula="of:=SUBSTITUTE(['RAW Linphone'.E14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0];&quot;line:&quot;;&quot;&quot;)" office:value-type="string" office:string-value="851">
            <text:p>851</text:p>
          </table:table-cell>
          <table:table-cell table:style-name="ce60" table:formula="of:=SUBSTITUTE(['RAW Linphone'.F150];&quot;returntype:&quot;;&quot;&quot;)" office:value-type="string" office:string-value="int">
            <text:p>int</text:p>
          </table:table-cell>
          <table:table-cell table:formula="of:=['RAW Linphone'.A150]" office:value-type="string" office:string-value="linphone_core_get_audio_jittcomp">
            <text:p>linphone_core_get_audio_jittcomp</text:p>
          </table:table-cell>
          <table:table-cell table:style-name="ce60" table:formula="of:=SUBSTITUTE(['RAW Linphone'.E15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1];&quot;line:&quot;;&quot;&quot;)" office:value-type="string" office:string-value="855">
            <text:p>855</text:p>
          </table:table-cell>
          <table:table-cell table:style-name="ce60" table:formula="of:=SUBSTITUTE(['RAW Linphone'.F151];&quot;returntype:&quot;;&quot;&quot;)" office:value-type="string" office:string-value="int">
            <text:p>int</text:p>
          </table:table-cell>
          <table:table-cell table:formula="of:=['RAW Linphone'.A151]" office:value-type="string" office:string-value="linphone_core_get_audio_port">
            <text:p>linphone_core_get_audio_port</text:p>
          </table:table-cell>
          <table:table-cell table:style-name="ce60" table:formula="of:=SUBSTITUTE(['RAW Linphone'.E15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2];&quot;line:&quot;;&quot;&quot;)" office:value-type="string" office:string-value="843">
            <text:p>843</text:p>
          </table:table-cell>
          <table:table-cell table:style-name="ce60" table:formula="of:=SUBSTITUTE(['RAW Linphone'.F152];&quot;returntype:&quot;;&quot;&quot;)" office:value-type="string" office:string-value="constMSList*">
            <text:p>constMSList*</text:p>
          </table:table-cell>
          <table:table-cell table:formula="of:=['RAW Linphone'.A152]" office:value-type="string" office:string-value="linphone_core_get_auth_info_list">
            <text:p>linphone_core_get_auth_info_list</text:p>
          </table:table-cell>
          <table:table-cell table:style-name="ce60" table:formula="of:=SUBSTITUTE(['RAW Linphone'.E15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3];&quot;line:&quot;;&quot;&quot;)" office:value-type="string" office:string-value="761">
            <text:p>761</text:p>
          </table:table-cell>
          <table:table-cell table:style-name="ce60" table:formula="of:=SUBSTITUTE(['RAW Linphone'.F153];&quot;returntype:&quot;;&quot;&quot;)" office:value-type="string" office:string-value="LinphoneCall*">
            <text:p>LinphoneCall*</text:p>
          </table:table-cell>
          <table:table-cell table:formula="of:=['RAW Linphone'.A153]" office:value-type="string" office:string-value="linphone_core_get_call_by_remote_address">
            <text:p>linphone_core_get_call_by_remote_address</text:p>
          </table:table-cell>
          <table:table-cell table:style-name="ce60" table:formula="of:=SUBSTITUTE(['RAW Linphone'.E153];&quot;signature:&quot;;&quot;&quot;)" office:value-type="string" office:string-value="(LinphoneCore *lc, const char *remote_address)">
            <text:p>(LinphoneCore *lc, const char *remote_address)</text:p>
          </table:table-cell>
          <table:table-cell table:number-columns-repeated="1018"/>
        </table:table-row>
        <table:table-row table:style-name="ro5">
          <table:table-cell table:formula="of:=['RAW Linphone'.B1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4];&quot;line:&quot;;&quot;&quot;)" office:value-type="string" office:string-value="970">
            <text:p>970</text:p>
          </table:table-cell>
          <table:table-cell table:style-name="ce60" table:formula="of:=SUBSTITUTE(['RAW Linphone'.F154];&quot;returntype:&quot;;&quot;&quot;)" office:value-type="string" office:string-value="constMSList*">
            <text:p>constMSList*</text:p>
          </table:table-cell>
          <table:table-cell table:formula="of:=['RAW Linphone'.A154]" office:value-type="string" office:string-value="linphone_core_get_call_logs">
            <text:p>linphone_core_get_call_logs</text:p>
          </table:table-cell>
          <table:table-cell table:style-name="ce60" table:formula="of:=SUBSTITUTE(['RAW Linphone'.E15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5];&quot;line:&quot;;&quot;&quot;)" office:value-type="string" office:string-value="1097">
            <text:p>1097</text:p>
          </table:table-cell>
          <table:table-cell table:style-name="ce60" table:formula="of:=SUBSTITUTE(['RAW Linphone'.F155];&quot;returntype:&quot;;&quot;&quot;)" office:value-type="string" office:string-value="constMSList*">
            <text:p>constMSList*</text:p>
          </table:table-cell>
          <table:table-cell table:formula="of:=['RAW Linphone'.A155]" office:value-type="string" office:string-value="linphone_core_get_calls">
            <text:p>linphone_core_get_calls</text:p>
          </table:table-cell>
          <table:table-cell table:style-name="ce60" table:formula="of:=SUBSTITUTE(['RAW Linphone'.E15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6];&quot;line:&quot;;&quot;&quot;)" office:value-type="string" office:string-value="928">
            <text:p>928</text:p>
          </table:table-cell>
          <table:table-cell table:style-name="ce60" table:formula="of:=SUBSTITUTE(['RAW Linphone'.F156];&quot;returntype:&quot;;&quot;&quot;)" office:value-type="string" office:string-value="const char*">
            <text:p>const char*</text:p>
          </table:table-cell>
          <table:table-cell table:formula="of:=['RAW Linphone'.A156]" office:value-type="string" office:string-value="linphone_core_get_capture_device">
            <text:p>linphone_core_get_capture_device</text:p>
          </table:table-cell>
          <table:table-cell table:style-name="ce60" table:formula="of:=SUBSTITUTE(['RAW Linphone'.E15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7];&quot;line:&quot;;&quot;&quot;)" office:value-type="string" office:string-value="1118">
            <text:p>1118</text:p>
          </table:table-cell>
          <table:table-cell table:style-name="ce60" table:formula="of:=SUBSTITUTE(['RAW Linphone'.F157];&quot;returntype:&quot;;&quot;&quot;)" office:value-type="string" office:string-value="float">
            <text:p>float</text:p>
          </table:table-cell>
          <table:table-cell table:formula="of:=['RAW Linphone'.A157]" office:value-type="string" office:string-value="linphone_core_get_conference_local_input_volume">
            <text:p>linphone_core_get_conference_local_input_volume</text:p>
          </table:table-cell>
          <table:table-cell table:style-name="ce60" table:formula="of:=SUBSTITUTE(['RAW Linphone'.E15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8];&quot;line:&quot;;&quot;&quot;)" office:value-type="string" office:string-value="1121">
            <text:p>1121</text:p>
          </table:table-cell>
          <table:table-cell table:style-name="ce60" table:formula="of:=SUBSTITUTE(['RAW Linphone'.F158];&quot;returntype:&quot;;&quot;&quot;)" office:value-type="string" office:string-value="int">
            <text:p>int</text:p>
          </table:table-cell>
          <table:table-cell table:formula="of:=['RAW Linphone'.A158]" office:value-type="string" office:string-value="linphone_core_get_conference_size">
            <text:p>linphone_core_get_conference_size</text:p>
          </table:table-cell>
          <table:table-cell table:style-name="ce60" table:formula="of:=SUBSTITUTE(['RAW Linphone'.E15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9];&quot;line:&quot;;&quot;&quot;)" office:value-type="string" office:string-value="1069">
            <text:p>1069</text:p>
          </table:table-cell>
          <table:table-cell table:style-name="ce60" table:formula="of:=SUBSTITUTE(['RAW Linphone'.F159];&quot;returntype:&quot;;&quot;&quot;)" office:value-type="string" office:string-value="struct_LpConfig*">
            <text:p>struct_LpConfig*</text:p>
          </table:table-cell>
          <table:table-cell table:formula="of:=['RAW Linphone'.A159]" office:value-type="string" office:string-value="linphone_core_get_config">
            <text:p>linphone_core_get_config</text:p>
          </table:table-cell>
          <table:table-cell table:style-name="ce60" table:formula="of:=SUBSTITUTE(['RAW Linphone'.E15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0];&quot;line:&quot;;&quot;&quot;)" office:value-type="string" office:string-value="735">
            <text:p>735</text:p>
          </table:table-cell>
          <table:table-cell table:style-name="ce60" table:formula="of:=SUBSTITUTE(['RAW Linphone'.F160];&quot;returntype:&quot;;&quot;&quot;)" office:value-type="string" office:string-value="LinphoneCall*">
            <text:p>LinphoneCall*</text:p>
          </table:table-cell>
          <table:table-cell table:formula="of:=['RAW Linphone'.A160]" office:value-type="string" office:string-value="linphone_core_get_current_call">
            <text:p>linphone_core_get_current_call</text:p>
          </table:table-cell>
          <table:table-cell table:style-name="ce60" table:formula="of:=SUBSTITUTE(['RAW Linphone'.E16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1];&quot;line:&quot;;&quot;&quot;)" office:value-type="string" office:string-value="1032">
            <text:p>1032</text:p>
          </table:table-cell>
          <table:table-cell table:style-name="ce60" table:formula="of:=SUBSTITUTE(['RAW Linphone'.F161];&quot;returntype:&quot;;&quot;&quot;)" office:value-type="string" office:string-value="int">
            <text:p>int</text:p>
          </table:table-cell>
          <table:table-cell table:formula="of:=['RAW Linphone'.A161]" office:value-type="string" office:string-value="linphone_core_get_current_call_duration">
            <text:p>linphone_core_get_current_call_duration</text:p>
          </table:table-cell>
          <table:table-cell table:style-name="ce60" table:formula="of:=SUBSTITUTE(['RAW Linphone'.E16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2];&quot;line:&quot;;&quot;&quot;)" office:value-type="string" office:string-value="286">
            <text:p>286</text:p>
          </table:table-cell>
          <table:table-cell table:style-name="ce60" table:formula="of:=SUBSTITUTE(['RAW Linphone'.F162];&quot;returntype:&quot;;&quot;&quot;)" office:value-type="string" office:string-value="constLinphoneAddress*">
            <text:p>constLinphoneAddress*</text:p>
          </table:table-cell>
          <table:table-cell table:formula="of:=['RAW Linphone'.A162]" office:value-type="string" office:string-value="linphone_core_get_current_call_remote_address">
            <text:p>linphone_core_get_current_call_remote_address</text:p>
          </table:table-cell>
          <table:table-cell table:style-name="ce60" table:formula="of:=SUBSTITUTE(['RAW Linphone'.E162];&quot;signature:&quot;;&quot;&quot;)" office:value-type="string" office:string-value="(struct _LinphoneCore *lc)">
            <text:p>(struct _LinphoneCore *lc)</text:p>
          </table:table-cell>
          <table:table-cell table:number-columns-repeated="1018"/>
        </table:table-row>
        <table:table-row table:style-name="ro5">
          <table:table-cell table:formula="of:=['RAW Linphone'.B1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3];&quot;line:&quot;;&quot;&quot;)" office:value-type="string" office:string-value="1095">
            <text:p>1095</text:p>
          </table:table-cell>
          <table:table-cell table:style-name="ce60" table:formula="of:=SUBSTITUTE(['RAW Linphone'.F163];&quot;returntype:&quot;;&quot;&quot;)" office:value-type="string" office:string-value="int">
            <text:p>int</text:p>
          </table:table-cell>
          <table:table-cell table:formula="of:=['RAW Linphone'.A163]" office:value-type="string" office:string-value="linphone_core_get_current_call_stats">
            <text:p>linphone_core_get_current_call_stats</text:p>
          </table:table-cell>
          <table:table-cell table:style-name="ce60" table:formula="of:=SUBSTITUTE(['RAW Linphone'.E163];&quot;signature:&quot;;&quot;&quot;)" office:value-type="string" office:string-value="(LinphoneCore *lc, rtp_stats_t *local, rtp_stats_t *remote)">
            <text:p>(LinphoneCore *lc, rtp_stats_t *local, rtp_stats_t *remote)</text:p>
          </table:table-cell>
          <table:table-cell table:number-columns-repeated="1018"/>
        </table:table-row>
        <table:table-row table:style-name="ro5">
          <table:table-cell table:formula="of:=['RAW Linphone'.B1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4];&quot;line:&quot;;&quot;&quot;)" office:value-type="string" office:string-value="837">
            <text:p>837</text:p>
          </table:table-cell>
          <table:table-cell table:style-name="ce60" table:formula="of:=SUBSTITUTE(['RAW Linphone'.F164];&quot;returntype:&quot;;&quot;&quot;)" office:value-type="string" office:string-value="int">
            <text:p>int</text:p>
          </table:table-cell>
          <table:table-cell table:formula="of:=['RAW Linphone'.A164]" office:value-type="string" office:string-value="linphone_core_get_default_proxy">
            <text:p>linphone_core_get_default_proxy</text:p>
          </table:table-cell>
          <table:table-cell table:style-name="ce60" table:formula="of:=SUBSTITUTE(['RAW Linphone'.E164];&quot;signature:&quot;;&quot;&quot;)" office:value-type="string" office:string-value="(LinphoneCore *lc, LinphoneProxyConfig **config)">
            <text:p>(LinphoneCore *lc, LinphoneProxyConfig **config)</text:p>
          </table:table-cell>
          <table:table-cell table:number-columns-repeated="1018"/>
        </table:table-row>
        <table:table-row table:style-name="ro5">
          <table:table-cell table:formula="of:=['RAW Linphone'.B1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5];&quot;line:&quot;;&quot;&quot;)" office:value-type="string" office:string-value="1018">
            <text:p>1018</text:p>
          </table:table-cell>
          <table:table-cell table:style-name="ce60" table:formula="of:=SUBSTITUTE(['RAW Linphone'.F165];&quot;returntype:&quot;;&quot;&quot;)" office:value-type="string" office:string-value="int">
            <text:p>int</text:p>
          </table:table-cell>
          <table:table-cell table:formula="of:=['RAW Linphone'.A165]" office:value-type="string" office:string-value="linphone_core_get_device_rotation">
            <text:p>linphone_core_get_device_rotation</text:p>
          </table:table-cell>
          <table:table-cell table:style-name="ce60" table:formula="of:=SUBSTITUTE(['RAW Linphone'.E165];&quot;signature:&quot;;&quot;&quot;)" office:value-type="string" office:string-value="(LinphoneCore *lc )">
            <text:p>(LinphoneCore *lc )</text:p>
          </table:table-cell>
          <table:table-cell table:number-columns-repeated="1018"/>
        </table:table-row>
        <table:table-row table:style-name="ro5">
          <table:table-cell table:formula="of:=['RAW Linphone'.B1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6];&quot;line:&quot;;&quot;&quot;)" office:value-type="string" office:string-value="783">
            <text:p>783</text:p>
          </table:table-cell>
          <table:table-cell table:style-name="ce60" table:formula="of:=SUBSTITUTE(['RAW Linphone'.F166];&quot;returntype:&quot;;&quot;&quot;)" office:value-type="string" office:string-value="int">
            <text:p>int</text:p>
          </table:table-cell>
          <table:table-cell table:formula="of:=['RAW Linphone'.A166]" office:value-type="string" office:string-value="linphone_core_get_download_bandwidth">
            <text:p>linphone_core_get_download_bandwidth</text:p>
          </table:table-cell>
          <table:table-cell table:style-name="ce60" table:formula="of:=SUBSTITUTE(['RAW Linphone'.E16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7];&quot;line:&quot;;&quot;&quot;)" office:value-type="string" office:string-value="798">
            <text:p>798</text:p>
          </table:table-cell>
          <table:table-cell table:style-name="ce60" table:formula="of:=SUBSTITUTE(['RAW Linphone'.F167];&quot;returntype:&quot;;&quot;&quot;)" office:value-type="string" office:string-value="int">
            <text:p>int</text:p>
          </table:table-cell>
          <table:table-cell table:formula="of:=['RAW Linphone'.A167]" office:value-type="string" office:string-value="linphone_core_get_download_ptime">
            <text:p>linphone_core_get_download_ptime</text:p>
          </table:table-cell>
          <table:table-cell table:style-name="ce60" table:formula="of:=SUBSTITUTE(['RAW Linphone'.E16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8];&quot;line:&quot;;&quot;&quot;)" office:value-type="string" office:string-value="904">
            <text:p>904</text:p>
          </table:table-cell>
          <table:table-cell table:style-name="ce60" table:formula="of:=SUBSTITUTE(['RAW Linphone'.F168];&quot;returntype:&quot;;&quot;&quot;)" office:value-type="string" office:string-value="LinphoneFirewallPolicy">
            <text:p>LinphoneFirewallPolicy</text:p>
          </table:table-cell>
          <table:table-cell table:formula="of:=['RAW Linphone'.A168]" office:value-type="string" office:string-value="linphone_core_get_firewall_policy">
            <text:p>linphone_core_get_firewall_policy</text:p>
          </table:table-cell>
          <table:table-cell table:style-name="ce60" table:formula="of:=SUBSTITUTE(['RAW Linphone'.E16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9];&quot;line:&quot;;&quot;&quot;)" office:value-type="string" office:string-value="1099">
            <text:p>1099</text:p>
          </table:table-cell>
          <table:table-cell table:style-name="ce60" table:formula="of:=SUBSTITUTE(['RAW Linphone'.F169];&quot;returntype:&quot;;&quot;&quot;)" office:value-type="string" office:string-value="LinphoneGlobalState">
            <text:p>LinphoneGlobalState</text:p>
          </table:table-cell>
          <table:table-cell table:formula="of:=['RAW Linphone'.A169]" office:value-type="string" office:string-value="linphone_core_get_global_state">
            <text:p>linphone_core_get_global_state</text:p>
          </table:table-cell>
          <table:table-cell table:style-name="ce60" table:formula="of:=SUBSTITUTE(['RAW Linphone'.E16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0];&quot;line:&quot;;&quot;&quot;)" office:value-type="string" office:string-value="772">
            <text:p>772</text:p>
          </table:table-cell>
          <table:table-cell table:style-name="ce60" table:formula="of:=SUBSTITUTE(['RAW Linphone'.F170];&quot;returntype:&quot;;&quot;&quot;)" office:value-type="string" office:string-value="bool_t">
            <text:p>bool_t</text:p>
          </table:table-cell>
          <table:table-cell table:formula="of:=['RAW Linphone'.A170]" office:value-type="string" office:string-value="linphone_core_get_guess_hostname">
            <text:p>linphone_core_get_guess_hostname</text:p>
          </table:table-cell>
          <table:table-cell table:style-name="ce60" table:formula="of:=SUBSTITUTE(['RAW Linphone'.E17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1];&quot;line:&quot;;&quot;&quot;)" office:value-type="string" office:string-value="769">
            <text:p>769</text:p>
          </table:table-cell>
          <table:table-cell table:style-name="ce60" table:formula="of:=SUBSTITUTE(['RAW Linphone'.F171];&quot;returntype:&quot;;&quot;&quot;)" office:value-type="string" office:string-value="const char*">
            <text:p>const char*</text:p>
          </table:table-cell>
          <table:table-cell table:formula="of:=['RAW Linphone'.A171]" office:value-type="string" office:string-value="linphone_core_get_identity">
            <text:p>linphone_core_get_identity</text:p>
          </table:table-cell>
          <table:table-cell table:style-name="ce60" table:formula="of:=SUBSTITUTE(['RAW Linphone'.E17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2];&quot;line:&quot;;&quot;&quot;)" office:value-type="string" office:string-value="778">
            <text:p>778</text:p>
          </table:table-cell>
          <table:table-cell table:style-name="ce60" table:formula="of:=SUBSTITUTE(['RAW Linphone'.F172];&quot;returntype:&quot;;&quot;&quot;)" office:value-type="string" office:string-value="const char*">
            <text:p>const char*</text:p>
          </table:table-cell>
          <table:table-cell table:formula="of:=['RAW Linphone'.A172]" office:value-type="string" office:string-value="linphone_core_get_identity">
            <text:p>linphone_core_get_identity</text:p>
          </table:table-cell>
          <table:table-cell table:style-name="ce60" table:formula="of:=SUBSTITUTE(['RAW Linphone'.E17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3];&quot;line:&quot;;&quot;&quot;)" office:value-type="string" office:string-value="892">
            <text:p>892</text:p>
          </table:table-cell>
          <table:table-cell table:style-name="ce60" table:formula="of:=SUBSTITUTE(['RAW Linphone'.F173];&quot;returntype:&quot;;&quot;&quot;)" office:value-type="string" office:string-value="int">
            <text:p>int</text:p>
          </table:table-cell>
          <table:table-cell table:formula="of:=['RAW Linphone'.A173]" office:value-type="string" office:string-value="linphone_core_get_inc_timeout">
            <text:p>linphone_core_get_inc_timeout</text:p>
          </table:table-cell>
          <table:table-cell table:style-name="ce60" table:formula="of:=SUBSTITUTE(['RAW Linphone'.E17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4];&quot;line:&quot;;&quot;&quot;)" office:value-type="string" office:string-value="1123">
            <text:p>1123</text:p>
          </table:table-cell>
          <table:table-cell table:style-name="ce60" table:formula="of:=SUBSTITUTE(['RAW Linphone'.F174];&quot;returntype:&quot;;&quot;&quot;)" office:value-type="string" office:string-value="int">
            <text:p>int</text:p>
          </table:table-cell>
          <table:table-cell table:formula="of:=['RAW Linphone'.A174]" office:value-type="string" office:string-value="linphone_core_get_max_calls">
            <text:p>linphone_core_get_max_calls</text:p>
          </table:table-cell>
          <table:table-cell table:style-name="ce60" table:formula="of:=SUBSTITUTE(['RAW Linphone'.E17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5];&quot;line:&quot;;&quot;&quot;)" office:value-type="string" office:string-value="1134">
            <text:p>1134</text:p>
          </table:table-cell>
          <table:table-cell table:style-name="ce60" table:formula="of:=SUBSTITUTE(['RAW Linphone'.F175];&quot;returntype:&quot;;&quot;&quot;)" office:value-type="string" office:string-value="LinphoneMediaEncryption">
            <text:p>LinphoneMediaEncryption</text:p>
          </table:table-cell>
          <table:table-cell table:formula="of:=['RAW Linphone'.A175]" office:value-type="string" office:string-value="linphone_core_get_media_encryption">
            <text:p>linphone_core_get_media_encryption</text:p>
          </table:table-cell>
          <table:table-cell table:style-name="ce60" table:formula="of:=SUBSTITUTE(['RAW Linphone'.E17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6];&quot;line:&quot;;&quot;&quot;)" office:value-type="string" office:string-value="1035">
            <text:p>1035</text:p>
          </table:table-cell>
          <table:table-cell table:style-name="ce60" table:formula="of:=SUBSTITUTE(['RAW Linphone'.F176];&quot;returntype:&quot;;&quot;&quot;)" office:value-type="string" office:string-value="int">
            <text:p>int</text:p>
          </table:table-cell>
          <table:table-cell table:formula="of:=['RAW Linphone'.A176]" office:value-type="string" office:string-value="linphone_core_get_mtu">
            <text:p>linphone_core_get_mtu</text:p>
          </table:table-cell>
          <table:table-cell table:style-name="ce60" table:formula="of:=SUBSTITUTE(['RAW Linphone'.E17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7];&quot;line:&quot;;&quot;&quot;)" office:value-type="string" office:string-value="900">
            <text:p>900</text:p>
          </table:table-cell>
          <table:table-cell table:style-name="ce60" table:formula="of:=SUBSTITUTE(['RAW Linphone'.F177];&quot;returntype:&quot;;&quot;&quot;)" office:value-type="string" office:string-value="const char*">
            <text:p>const char*</text:p>
          </table:table-cell>
          <table:table-cell table:formula="of:=['RAW Linphone'.A177]" office:value-type="string" office:string-value="linphone_core_get_nat_address">
            <text:p>linphone_core_get_nat_address</text:p>
          </table:table-cell>
          <table:table-cell table:style-name="ce60" table:formula="of:=SUBSTITUTE(['RAW Linphone'.E17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8];&quot;line:&quot;;&quot;&quot;)" office:value-type="string" office:string-value="1014">
            <text:p>1014</text:p>
          </table:table-cell>
          <table:table-cell table:style-name="ce60" table:formula="of:=SUBSTITUTE(['RAW Linphone'.F178];&quot;returntype:&quot;;&quot;&quot;)" office:value-type="string" office:string-value="unsigned long">
            <text:p>unsigned long</text:p>
          </table:table-cell>
          <table:table-cell table:formula="of:=['RAW Linphone'.A178]" office:value-type="string" office:string-value="linphone_core_get_native_preview_window_id">
            <text:p>linphone_core_get_native_preview_window_id</text:p>
          </table:table-cell>
          <table:table-cell table:style-name="ce60" table:formula="of:=SUBSTITUTE(['RAW Linphone'.E17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9];&quot;line:&quot;;&quot;&quot;)" office:value-type="string" office:string-value="1011">
            <text:p>1011</text:p>
          </table:table-cell>
          <table:table-cell table:style-name="ce60" table:formula="of:=SUBSTITUTE(['RAW Linphone'.F179];&quot;returntype:&quot;;&quot;&quot;)" office:value-type="string" office:string-value="unsigned long">
            <text:p>unsigned long</text:p>
          </table:table-cell>
          <table:table-cell table:formula="of:=['RAW Linphone'.A179]" office:value-type="string" office:string-value="linphone_core_get_native_video_window_id">
            <text:p>linphone_core_get_native_video_window_id</text:p>
          </table:table-cell>
          <table:table-cell table:style-name="ce60" table:formula="of:=SUBSTITUTE(['RAW Linphone'.E17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0];&quot;line:&quot;;&quot;&quot;)" office:value-type="string" office:string-value="859">
            <text:p>859</text:p>
          </table:table-cell>
          <table:table-cell table:style-name="ce60" table:formula="of:=SUBSTITUTE(['RAW Linphone'.F180];&quot;returntype:&quot;;&quot;&quot;)" office:value-type="string" office:string-value="int">
            <text:p>int</text:p>
          </table:table-cell>
          <table:table-cell table:formula="of:=['RAW Linphone'.A180]" office:value-type="string" office:string-value="linphone_core_get_nortp_timeout">
            <text:p>linphone_core_get_nortp_timeout</text:p>
          </table:table-cell>
          <table:table-cell table:style-name="ce60" table:formula="of:=SUBSTITUTE(['RAW Linphone'.E18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1];&quot;line:&quot;;&quot;&quot;)" office:value-type="string" office:string-value="821">
            <text:p>821</text:p>
          </table:table-cell>
          <table:table-cell table:style-name="ce60" table:formula="of:=SUBSTITUTE(['RAW Linphone'.F181];&quot;returntype:&quot;;&quot;&quot;)" office:value-type="string" office:string-value="const char*">
            <text:p>const char*</text:p>
          </table:table-cell>
          <table:table-cell table:formula="of:=['RAW Linphone'.A181]" office:value-type="string" office:string-value="linphone_core_get_payload_type_description">
            <text:p>linphone_core_get_payload_type_description</text:p>
          </table:table-cell>
          <table:table-cell table:style-name="ce60" table:formula="of:=SUBSTITUTE(['RAW Linphone'.E181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5">
          <table:table-cell table:formula="of:=['RAW Linphone'.B1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2];&quot;line:&quot;;&quot;&quot;)" office:value-type="string" office:string-value="819">
            <text:p>819</text:p>
          </table:table-cell>
          <table:table-cell table:style-name="ce60" table:formula="of:=SUBSTITUTE(['RAW Linphone'.F182];&quot;returntype:&quot;;&quot;&quot;)" office:value-type="string" office:string-value="int">
            <text:p>int</text:p>
          </table:table-cell>
          <table:table-cell table:formula="of:=['RAW Linphone'.A182]" office:value-type="string" office:string-value="linphone_core_get_payload_type_number">
            <text:p>linphone_core_get_payload_type_number</text:p>
          </table:table-cell>
          <table:table-cell table:style-name="ce60" table:formula="of:=SUBSTITUTE(['RAW Linphone'.E18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5">
          <table:table-cell table:formula="of:=['RAW Linphone'.B1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3];&quot;line:&quot;;&quot;&quot;)" office:value-type="string" office:string-value="917">
            <text:p>917</text:p>
          </table:table-cell>
          <table:table-cell table:style-name="ce60" table:formula="of:=SUBSTITUTE(['RAW Linphone'.F183];&quot;returntype:&quot;;&quot;&quot;)" office:value-type="string" office:string-value="int">
            <text:p>int</text:p>
          </table:table-cell>
          <table:table-cell table:formula="of:=['RAW Linphone'.A183]" office:value-type="string" office:string-value="linphone_core_get_play_level">
            <text:p>linphone_core_get_play_level</text:p>
          </table:table-cell>
          <table:table-cell table:style-name="ce60" table:formula="of:=SUBSTITUTE(['RAW Linphone'.E18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4];&quot;line:&quot;;&quot;&quot;)" office:value-type="string" office:string-value="927">
            <text:p>927</text:p>
          </table:table-cell>
          <table:table-cell table:style-name="ce60" table:formula="of:=SUBSTITUTE(['RAW Linphone'.F184];&quot;returntype:&quot;;&quot;&quot;)" office:value-type="string" office:string-value="const char*">
            <text:p>const char*</text:p>
          </table:table-cell>
          <table:table-cell table:formula="of:=['RAW Linphone'.A184]" office:value-type="string" office:string-value="linphone_core_get_playback_device">
            <text:p>linphone_core_get_playback_device</text:p>
          </table:table-cell>
          <table:table-cell table:style-name="ce60" table:formula="of:=SUBSTITUTE(['RAW Linphone'.E18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5];&quot;line:&quot;;&quot;&quot;)" office:value-type="string" office:string-value="924">
            <text:p>924</text:p>
          </table:table-cell>
          <table:table-cell table:style-name="ce60" table:formula="of:=SUBSTITUTE(['RAW Linphone'.F185];&quot;returntype:&quot;;&quot;&quot;)" office:value-type="string" office:string-value="float">
            <text:p>float</text:p>
          </table:table-cell>
          <table:table-cell table:formula="of:=['RAW Linphone'.A185]" office:value-type="string" office:string-value="linphone_core_get_playback_gain_db">
            <text:p>linphone_core_get_playback_gain_db</text:p>
          </table:table-cell>
          <table:table-cell table:style-name="ce60" table:formula="of:=SUBSTITUTE(['RAW Linphone'.E18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6];&quot;line:&quot;;&quot;&quot;)" office:value-type="string" office:string-value="987">
            <text:p>987</text:p>
          </table:table-cell>
          <table:table-cell table:style-name="ce60" table:formula="of:=SUBSTITUTE(['RAW Linphone'.F186];&quot;returntype:&quot;;&quot;&quot;)" office:value-type="string" office:string-value="MSVideoSize">
            <text:p>MSVideoSize</text:p>
          </table:table-cell>
          <table:table-cell table:formula="of:=['RAW Linphone'.A186]" office:value-type="string" office:string-value="linphone_core_get_preferred_video_size">
            <text:p>linphone_core_get_preferred_video_size</text:p>
          </table:table-cell>
          <table:table-cell table:style-name="ce60" table:formula="of:=SUBSTITUTE(['RAW Linphone'.E18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7];&quot;line:&quot;;&quot;&quot;)" office:value-type="string" office:string-value="767">
            <text:p>767</text:p>
          </table:table-cell>
          <table:table-cell table:style-name="ce60" table:formula="of:=SUBSTITUTE(['RAW Linphone'.F187];&quot;returntype:&quot;;&quot;&quot;)" office:value-type="string" office:string-value="const char*">
            <text:p>const char*</text:p>
          </table:table-cell>
          <table:table-cell table:formula="of:=['RAW Linphone'.A187]" office:value-type="string" office:string-value="linphone_core_get_primary_contact">
            <text:p>linphone_core_get_primary_contact</text:p>
          </table:table-cell>
          <table:table-cell table:style-name="ce60" table:formula="of:=SUBSTITUTE(['RAW Linphone'.E18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8];&quot;line:&quot;;&quot;&quot;)" office:value-type="string" office:string-value="777">
            <text:p>777</text:p>
          </table:table-cell>
          <table:table-cell table:style-name="ce60" table:formula="of:=SUBSTITUTE(['RAW Linphone'.F188];&quot;returntype:&quot;;&quot;&quot;)" office:value-type="string" office:string-value="LinphoneAddress*">
            <text:p>LinphoneAddress*</text:p>
          </table:table-cell>
          <table:table-cell table:formula="of:=['RAW Linphone'.A188]" office:value-type="string" office:string-value="linphone_core_get_primary_contact_parsed">
            <text:p>linphone_core_get_primary_contact_parsed</text:p>
          </table:table-cell>
          <table:table-cell table:style-name="ce60" table:formula="of:=SUBSTITUTE(['RAW Linphone'.E18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9];&quot;line:&quot;;&quot;&quot;)" office:value-type="string" office:string-value="831">
            <text:p>831</text:p>
          </table:table-cell>
          <table:table-cell table:style-name="ce60" table:formula="of:=SUBSTITUTE(['RAW Linphone'.F189];&quot;returntype:&quot;;&quot;&quot;)" office:value-type="string" office:string-value="constMSList*">
            <text:p>constMSList*</text:p>
          </table:table-cell>
          <table:table-cell table:formula="of:=['RAW Linphone'.A189]" office:value-type="string" office:string-value="linphone_core_get_proxy_config_list">
            <text:p>linphone_core_get_proxy_config_list</text:p>
          </table:table-cell>
          <table:table-cell table:style-name="ce60" table:formula="of:=SUBSTITUTE(['RAW Linphone'.E18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0];&quot;line:&quot;;&quot;&quot;)" office:value-type="string" office:string-value="918">
            <text:p>918</text:p>
          </table:table-cell>
          <table:table-cell table:style-name="ce60" table:formula="of:=SUBSTITUTE(['RAW Linphone'.F190];&quot;returntype:&quot;;&quot;&quot;)" office:value-type="string" office:string-value="int">
            <text:p>int</text:p>
          </table:table-cell>
          <table:table-cell table:formula="of:=['RAW Linphone'.A190]" office:value-type="string" office:string-value="linphone_core_get_rec_level">
            <text:p>linphone_core_get_rec_level</text:p>
          </table:table-cell>
          <table:table-cell table:style-name="ce60" table:formula="of:=SUBSTITUTE(['RAW Linphone'.E19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1];&quot;line:&quot;;&quot;&quot;)" office:value-type="string" office:string-value="906">
            <text:p>906</text:p>
          </table:table-cell>
          <table:table-cell table:style-name="ce60" table:formula="of:=SUBSTITUTE(['RAW Linphone'.F191];&quot;returntype:&quot;;&quot;&quot;)" office:value-type="string" office:string-value="const char*">
            <text:p>const char*</text:p>
          </table:table-cell>
          <table:table-cell table:formula="of:=['RAW Linphone'.A191]" office:value-type="string" office:string-value="linphone_core_get_relay_addr">
            <text:p>linphone_core_get_relay_addr</text:p>
          </table:table-cell>
          <table:table-cell table:style-name="ce60" table:formula="of:=SUBSTITUTE(['RAW Linphone'.E19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2];&quot;line:&quot;;&quot;&quot;)" office:value-type="string" office:string-value="942">
            <text:p>942</text:p>
          </table:table-cell>
          <table:table-cell table:style-name="ce60" table:formula="of:=SUBSTITUTE(['RAW Linphone'.F192];&quot;returntype:&quot;;&quot;&quot;)" office:value-type="string" office:string-value="const char*">
            <text:p>const char*</text:p>
          </table:table-cell>
          <table:table-cell table:formula="of:=['RAW Linphone'.A192]" office:value-type="string" office:string-value="linphone_core_get_remote_ringback_tone">
            <text:p>linphone_core_get_remote_ringback_tone</text:p>
          </table:table-cell>
          <table:table-cell table:style-name="ce60" table:formula="of:=SUBSTITUTE(['RAW Linphone'.E19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3];&quot;line:&quot;;&quot;&quot;)" office:value-type="string" office:string-value="935">
            <text:p>935</text:p>
          </table:table-cell>
          <table:table-cell table:style-name="ce60" table:formula="of:=SUBSTITUTE(['RAW Linphone'.F193];&quot;returntype:&quot;;&quot;&quot;)" office:value-type="string" office:string-value="const char*">
            <text:p>const char*</text:p>
          </table:table-cell>
          <table:table-cell table:formula="of:=['RAW Linphone'.A193]" office:value-type="string" office:string-value="linphone_core_get_ring">
            <text:p>linphone_core_get_ring</text:p>
          </table:table-cell>
          <table:table-cell table:style-name="ce60" table:formula="of:=SUBSTITUTE(['RAW Linphone'.E19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4];&quot;line:&quot;;&quot;&quot;)" office:value-type="string" office:string-value="916">
            <text:p>916</text:p>
          </table:table-cell>
          <table:table-cell table:style-name="ce60" table:formula="of:=SUBSTITUTE(['RAW Linphone'.F194];&quot;returntype:&quot;;&quot;&quot;)" office:value-type="string" office:string-value="int">
            <text:p>int</text:p>
          </table:table-cell>
          <table:table-cell table:formula="of:=['RAW Linphone'.A194]" office:value-type="string" office:string-value="linphone_core_get_ring_level">
            <text:p>linphone_core_get_ring_level</text:p>
          </table:table-cell>
          <table:table-cell table:style-name="ce60" table:formula="of:=SUBSTITUTE(['RAW Linphone'.E19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5];&quot;line:&quot;;&quot;&quot;)" office:value-type="string" office:string-value="939">
            <text:p>939</text:p>
          </table:table-cell>
          <table:table-cell table:style-name="ce60" table:formula="of:=SUBSTITUTE(['RAW Linphone'.F195];&quot;returntype:&quot;;&quot;&quot;)" office:value-type="string" office:string-value="const char*">
            <text:p>const char*</text:p>
          </table:table-cell>
          <table:table-cell table:formula="of:=['RAW Linphone'.A195]" office:value-type="string" office:string-value="linphone_core_get_ringback">
            <text:p>linphone_core_get_ringback</text:p>
          </table:table-cell>
          <table:table-cell table:style-name="ce60" table:formula="of:=SUBSTITUTE(['RAW Linphone'.E19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6];&quot;line:&quot;;&quot;&quot;)" office:value-type="string" office:string-value="926">
            <text:p>926</text:p>
          </table:table-cell>
          <table:table-cell table:style-name="ce60" table:formula="of:=SUBSTITUTE(['RAW Linphone'.F196];&quot;returntype:&quot;;&quot;&quot;)" office:value-type="string" office:string-value="const char*">
            <text:p>const char*</text:p>
          </table:table-cell>
          <table:table-cell table:formula="of:=['RAW Linphone'.A196]" office:value-type="string" office:string-value="linphone_core_get_ringer_device">
            <text:p>linphone_core_get_ringer_device</text:p>
          </table:table-cell>
          <table:table-cell table:style-name="ce60" table:formula="of:=SUBSTITUTE(['RAW Linphone'.E19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7];&quot;line:&quot;;&quot;&quot;)" office:value-type="string" office:string-value="965">
            <text:p>965</text:p>
          </table:table-cell>
          <table:table-cell table:style-name="ce60" table:formula="of:=SUBSTITUTE(['RAW Linphone'.F197];&quot;returntype:&quot;;&quot;&quot;)" office:value-type="string" office:string-value="bool_t">
            <text:p>bool_t</text:p>
          </table:table-cell>
          <table:table-cell table:formula="of:=['RAW Linphone'.A197]" office:value-type="string" office:string-value="linphone_core_get_rtp_no_xmit_on_audio_mute">
            <text:p>linphone_core_get_rtp_no_xmit_on_audio_mute</text:p>
          </table:table-cell>
          <table:table-cell table:style-name="ce60" table:formula="of:=SUBSTITUTE(['RAW Linphone'.E19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8];&quot;line:&quot;;&quot;&quot;)" office:value-type="string" office:string-value="877">
            <text:p>877</text:p>
          </table:table-cell>
          <table:table-cell table:style-name="ce60" table:formula="of:=SUBSTITUTE(['RAW Linphone'.F198];&quot;returntype:&quot;;&quot;&quot;)" office:value-type="string" office:string-value="int">
            <text:p>int</text:p>
          </table:table-cell>
          <table:table-cell table:formula="of:=['RAW Linphone'.A198]" office:value-type="string" office:string-value="linphone_core_get_sip_port">
            <text:p>linphone_core_get_sip_port</text:p>
          </table:table-cell>
          <table:table-cell table:style-name="ce60" table:formula="of:=SUBSTITUTE(['RAW Linphone'.E19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9];&quot;line:&quot;;&quot;&quot;)" office:value-type="string" office:string-value="1075">
            <text:p>1075</text:p>
          </table:table-cell>
          <table:table-cell table:style-name="ce60" table:formula="of:=SUBSTITUTE(['RAW Linphone'.F199];&quot;returntype:&quot;;&quot;&quot;)" office:value-type="string" office:string-value="constMSList*">
            <text:p>constMSList*</text:p>
          </table:table-cell>
          <table:table-cell table:formula="of:=['RAW Linphone'.A199]" office:value-type="string" office:string-value="linphone_core_get_sip_setups">
            <text:p>linphone_core_get_sip_setups</text:p>
          </table:table-cell>
          <table:table-cell table:style-name="ce60" table:formula="of:=SUBSTITUTE(['RAW Linphone'.E19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0];&quot;line:&quot;;&quot;&quot;)" office:value-type="string" office:string-value="888">
            <text:p>888</text:p>
          </table:table-cell>
          <table:table-cell table:style-name="ce60" table:formula="of:=SUBSTITUTE(['RAW Linphone'.F200];&quot;returntype:&quot;;&quot;&quot;)" office:value-type="string" office:string-value="ortp_socket_t">
            <text:p>ortp_socket_t</text:p>
          </table:table-cell>
          <table:table-cell table:formula="of:=['RAW Linphone'.A200]" office:value-type="string" office:string-value="linphone_core_get_sip_socket">
            <text:p>linphone_core_get_sip_socket</text:p>
          </table:table-cell>
          <table:table-cell table:style-name="ce60" table:formula="of:=SUBSTITUTE(['RAW Linphone'.E20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1];&quot;line:&quot;;&quot;&quot;)" office:value-type="string" office:string-value="881">
            <text:p>881</text:p>
          </table:table-cell>
          <table:table-cell table:style-name="ce60" table:formula="of:=SUBSTITUTE(['RAW Linphone'.F201];&quot;returntype:&quot;;&quot;&quot;)" office:value-type="string" office:string-value="int">
            <text:p>int</text:p>
          </table:table-cell>
          <table:table-cell table:formula="of:=['RAW Linphone'.A201]" office:value-type="string" office:string-value="linphone_core_get_sip_transports">
            <text:p>linphone_core_get_sip_transports</text:p>
          </table:table-cell>
          <table:table-cell table:style-name="ce60" table:formula="of:=SUBSTITUTE(['RAW Linphone'.E201];&quot;signature:&quot;;&quot;&quot;)" office:value-type="string" office:string-value="(LinphoneCore *lc, LCSipTransports *transports)">
            <text:p>(LinphoneCore *lc, LCSipTransports *transports)</text:p>
          </table:table-cell>
          <table:table-cell table:number-columns-repeated="1018"/>
        </table:table-row>
        <table:table-row table:style-name="ro5">
          <table:table-cell table:formula="of:=['RAW Linphone'.B2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2];&quot;line:&quot;;&quot;&quot;)" office:value-type="string" office:string-value="912">
            <text:p>912</text:p>
          </table:table-cell>
          <table:table-cell table:style-name="ce60" table:formula="of:=SUBSTITUTE(['RAW Linphone'.F202];&quot;returntype:&quot;;&quot;&quot;)" office:value-type="string" office:string-value="const char**">
            <text:p>const char**</text:p>
          </table:table-cell>
          <table:table-cell table:formula="of:=['RAW Linphone'.A202]" office:value-type="string" office:string-value="linphone_core_get_sound_devices">
            <text:p>linphone_core_get_sound_devices</text:p>
          </table:table-cell>
          <table:table-cell table:style-name="ce60" table:formula="of:=SUBSTITUTE(['RAW Linphone'.E20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3];&quot;line:&quot;;&quot;&quot;)" office:value-type="string" office:string-value="932">
            <text:p>932</text:p>
          </table:table-cell>
          <table:table-cell table:style-name="ce60" table:formula="of:=SUBSTITUTE(['RAW Linphone'.F203];&quot;returntype:&quot;;&quot;&quot;)" office:value-type="string" office:string-value="char">
            <text:p>char</text:p>
          </table:table-cell>
          <table:table-cell table:formula="of:=['RAW Linphone'.A203]" office:value-type="string" office:string-value="linphone_core_get_sound_source">
            <text:p>linphone_core_get_sound_source</text:p>
          </table:table-cell>
          <table:table-cell table:style-name="ce60" table:formula="of:=SUBSTITUTE(['RAW Linphone'.E20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4];&quot;line:&quot;;&quot;&quot;)" office:value-type="string" office:string-value="1008">
            <text:p>1008</text:p>
          </table:table-cell>
          <table:table-cell table:style-name="ce60" table:formula="of:=SUBSTITUTE(['RAW Linphone'.F204];&quot;returntype:&quot;;&quot;&quot;)" office:value-type="string" office:string-value="float">
            <text:p>float</text:p>
          </table:table-cell>
          <table:table-cell table:formula="of:=['RAW Linphone'.A204]" office:value-type="string" office:string-value="linphone_core_get_static_picture_fps">
            <text:p>linphone_core_get_static_picture_fps</text:p>
          </table:table-cell>
          <table:table-cell table:style-name="ce60" table:formula="of:=SUBSTITUTE(['RAW Linphone'.E20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5];&quot;line:&quot;;&quot;&quot;)" office:value-type="string" office:string-value="896">
            <text:p>896</text:p>
          </table:table-cell>
          <table:table-cell table:style-name="ce60" table:formula="of:=SUBSTITUTE(['RAW Linphone'.F205];&quot;returntype:&quot;;&quot;&quot;)" office:value-type="string" office:string-value="const char*">
            <text:p>const char*</text:p>
          </table:table-cell>
          <table:table-cell table:formula="of:=['RAW Linphone'.A205]" office:value-type="string" office:string-value="linphone_core_get_stun_server">
            <text:p>linphone_core_get_stun_server</text:p>
          </table:table-cell>
          <table:table-cell table:style-name="ce60" table:formula="of:=SUBSTITUTE(['RAW Linphone'.E20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6];&quot;line:&quot;;&quot;&quot;)" office:value-type="string" office:string-value="985">
            <text:p>985</text:p>
          </table:table-cell>
          <table:table-cell table:style-name="ce60" table:formula="of:=SUBSTITUTE(['RAW Linphone'.F206];&quot;returntype:&quot;;&quot;&quot;)" office:value-type="string" office:string-value="constMSVideoSizeDef*">
            <text:p>constMSVideoSizeDef*</text:p>
          </table:table-cell>
          <table:table-cell table:formula="of:=['RAW Linphone'.A206]" office:value-type="string" office:string-value="linphone_core_get_supported_video_sizes">
            <text:p>linphone_core_get_supported_video_sizes</text:p>
          </table:table-cell>
          <table:table-cell table:style-name="ce60" table:formula="of:=SUBSTITUTE(['RAW Linphone'.E20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7];&quot;line:&quot;;&quot;&quot;)" office:value-type="string" office:string-value="1157">
            <text:p>1157</text:p>
          </table:table-cell>
          <table:table-cell table:style-name="ce60" table:formula="of:=SUBSTITUTE(['RAW Linphone'.F207];&quot;returntype:&quot;;&quot;&quot;)" office:value-type="string" office:string-value="LinphoneTunnel*">
            <text:p>LinphoneTunnel*</text:p>
          </table:table-cell>
          <table:table-cell table:formula="of:=['RAW Linphone'.A207]" office:value-type="string" office:string-value="linphone_core_get_tunnel">
            <text:p>linphone_core_get_tunnel</text:p>
          </table:table-cell>
          <table:table-cell table:style-name="ce60" table:formula="of:=SUBSTITUTE(['RAW Linphone'.E20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8];&quot;line:&quot;;&quot;&quot;)" office:value-type="string" office:string-value="784">
            <text:p>784</text:p>
          </table:table-cell>
          <table:table-cell table:style-name="ce60" table:formula="of:=SUBSTITUTE(['RAW Linphone'.F208];&quot;returntype:&quot;;&quot;&quot;)" office:value-type="string" office:string-value="int">
            <text:p>int</text:p>
          </table:table-cell>
          <table:table-cell table:formula="of:=['RAW Linphone'.A208]" office:value-type="string" office:string-value="linphone_core_get_upload_bandwidth">
            <text:p>linphone_core_get_upload_bandwidth</text:p>
          </table:table-cell>
          <table:table-cell table:style-name="ce60" table:formula="of:=SUBSTITUTE(['RAW Linphone'.E20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9];&quot;line:&quot;;&quot;&quot;)" office:value-type="string" office:string-value="802">
            <text:p>802</text:p>
          </table:table-cell>
          <table:table-cell table:style-name="ce60" table:formula="of:=SUBSTITUTE(['RAW Linphone'.F209];&quot;returntype:&quot;;&quot;&quot;)" office:value-type="string" office:string-value="int">
            <text:p>int</text:p>
          </table:table-cell>
          <table:table-cell table:formula="of:=['RAW Linphone'.A209]" office:value-type="string" office:string-value="linphone_core_get_upload_ptime">
            <text:p>linphone_core_get_upload_ptime</text:p>
          </table:table-cell>
          <table:table-cell table:style-name="ce60" table:formula="of:=SUBSTITUTE(['RAW Linphone'.E20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0];&quot;line:&quot;;&quot;&quot;)" office:value-type="string" office:string-value="869">
            <text:p>869</text:p>
          </table:table-cell>
          <table:table-cell table:style-name="ce60" table:formula="of:=SUBSTITUTE(['RAW Linphone'.F210];&quot;returntype:&quot;;&quot;&quot;)" office:value-type="string" office:string-value="bool_t">
            <text:p>bool_t</text:p>
          </table:table-cell>
          <table:table-cell table:formula="of:=['RAW Linphone'.A210]" office:value-type="string" office:string-value="linphone_core_get_use_info_for_dtmf">
            <text:p>linphone_core_get_use_info_for_dtmf</text:p>
          </table:table-cell>
          <table:table-cell table:style-name="ce60" table:formula="of:=SUBSTITUTE(['RAW Linphone'.E21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1];&quot;line:&quot;;&quot;&quot;)" office:value-type="string" office:string-value="873">
            <text:p>873</text:p>
          </table:table-cell>
          <table:table-cell table:style-name="ce60" table:formula="of:=SUBSTITUTE(['RAW Linphone'.F211];&quot;returntype:&quot;;&quot;&quot;)" office:value-type="string" office:string-value="bool_t">
            <text:p>bool_t</text:p>
          </table:table-cell>
          <table:table-cell table:formula="of:=['RAW Linphone'.A211]" office:value-type="string" office:string-value="linphone_core_get_use_rfc2833_for_dtmf">
            <text:p>linphone_core_get_use_rfc2833_for_dtmf</text:p>
          </table:table-cell>
          <table:table-cell table:style-name="ce60" table:formula="of:=SUBSTITUTE(['RAW Linphone'.E21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2];&quot;line:&quot;;&quot;&quot;)" office:value-type="string" office:string-value="1064">
            <text:p>1064</text:p>
          </table:table-cell>
          <table:table-cell table:style-name="ce60" table:formula="of:=SUBSTITUTE(['RAW Linphone'.F212];&quot;returntype:&quot;;&quot;&quot;)" office:value-type="string" office:string-value="void*">
            <text:p>void*</text:p>
          </table:table-cell>
          <table:table-cell table:formula="of:=['RAW Linphone'.A212]" office:value-type="string" office:string-value="linphone_core_get_user_data">
            <text:p>linphone_core_get_user_data</text:p>
          </table:table-cell>
          <table:table-cell table:style-name="ce60" table:formula="of:=SUBSTITUTE(['RAW Linphone'.E21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3];&quot;line:&quot;;&quot;&quot;)" office:value-type="string" office:string-value="709">
            <text:p>709</text:p>
          </table:table-cell>
          <table:table-cell table:style-name="ce60" table:formula="of:=SUBSTITUTE(['RAW Linphone'.F213];&quot;returntype:&quot;;&quot;&quot;)" office:value-type="string" office:string-value="const char*">
            <text:p>const char*</text:p>
          </table:table-cell>
          <table:table-cell table:formula="of:=['RAW Linphone'.A213]" office:value-type="string" office:string-value="linphone_core_get_version">
            <text:p>linphone_core_get_version</text:p>
          </table:table-cell>
          <table:table-cell table:style-name="ce60" table:formula="of:=SUBSTITUTE(['RAW Linphone'.E213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2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4];&quot;line:&quot;;&quot;&quot;)" office:value-type="string" office:string-value="809">
            <text:p>809</text:p>
          </table:table-cell>
          <table:table-cell table:style-name="ce60" table:formula="of:=SUBSTITUTE(['RAW Linphone'.F214];&quot;returntype:&quot;;&quot;&quot;)" office:value-type="string" office:string-value="constMSList*">
            <text:p>constMSList*</text:p>
          </table:table-cell>
          <table:table-cell table:formula="of:=['RAW Linphone'.A214]" office:value-type="string" office:string-value="linphone_core_get_video_codecs">
            <text:p>linphone_core_get_video_codecs</text:p>
          </table:table-cell>
          <table:table-cell table:style-name="ce60" table:formula="of:=SUBSTITUTE(['RAW Linphone'.E214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5];&quot;line:&quot;;&quot;&quot;)" office:value-type="string" office:string-value="1001">
            <text:p>1001</text:p>
          </table:table-cell>
          <table:table-cell table:style-name="ce60" table:formula="of:=SUBSTITUTE(['RAW Linphone'.F215];&quot;returntype:&quot;;&quot;&quot;)" office:value-type="string" office:string-value="const char*">
            <text:p>const char*</text:p>
          </table:table-cell>
          <table:table-cell table:formula="of:=['RAW Linphone'.A215]" office:value-type="string" office:string-value="linphone_core_get_video_device">
            <text:p>linphone_core_get_video_device</text:p>
          </table:table-cell>
          <table:table-cell table:style-name="ce60" table:formula="of:=SUBSTITUTE(['RAW Linphone'.E21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6];&quot;line:&quot;;&quot;&quot;)" office:value-type="string" office:string-value="999">
            <text:p>999</text:p>
          </table:table-cell>
          <table:table-cell table:style-name="ce60" table:formula="of:=SUBSTITUTE(['RAW Linphone'.F216];&quot;returntype:&quot;;&quot;&quot;)" office:value-type="string" office:string-value="const char**">
            <text:p>const char**</text:p>
          </table:table-cell>
          <table:table-cell table:formula="of:=['RAW Linphone'.A216]" office:value-type="string" office:string-value="linphone_core_get_video_devices">
            <text:p>linphone_core_get_video_devices</text:p>
          </table:table-cell>
          <table:table-cell table:style-name="ce60" table:formula="of:=SUBSTITUTE(['RAW Linphone'.E2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7];&quot;line:&quot;;&quot;&quot;)" office:value-type="string" office:string-value="978">
            <text:p>978</text:p>
          </table:table-cell>
          <table:table-cell table:style-name="ce60" table:formula="of:=SUBSTITUTE(['RAW Linphone'.F217];&quot;returntype:&quot;;&quot;&quot;)" office:value-type="string" office:string-value="constLinphoneVideoPolicy*">
            <text:p>constLinphoneVideoPolicy*</text:p>
          </table:table-cell>
          <table:table-cell table:formula="of:=['RAW Linphone'.A217]" office:value-type="string" office:string-value="linphone_core_get_video_policy">
            <text:p>linphone_core_get_video_policy</text:p>
          </table:table-cell>
          <table:table-cell table:style-name="ce60" table:formula="of:=SUBSTITUTE(['RAW Linphone'.E2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8];&quot;line:&quot;;&quot;&quot;)" office:value-type="string" office:string-value="857">
            <text:p>857</text:p>
          </table:table-cell>
          <table:table-cell table:style-name="ce60" table:formula="of:=SUBSTITUTE(['RAW Linphone'.F218];&quot;returntype:&quot;;&quot;&quot;)" office:value-type="string" office:string-value="int">
            <text:p>int</text:p>
          </table:table-cell>
          <table:table-cell table:formula="of:=['RAW Linphone'.A218]" office:value-type="string" office:string-value="linphone_core_get_video_port">
            <text:p>linphone_core_get_video_port</text:p>
          </table:table-cell>
          <table:table-cell table:style-name="ce60" table:formula="of:=SUBSTITUTE(['RAW Linphone'.E21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9];&quot;line:&quot;;&quot;&quot;)" office:value-type="string" office:string-value="733">
            <text:p>733</text:p>
          </table:table-cell>
          <table:table-cell table:style-name="ce60" table:formula="of:=SUBSTITUTE(['RAW Linphone'.F219];&quot;returntype:&quot;;&quot;&quot;)" office:value-type="string" office:string-value="bool_t">
            <text:p>bool_t</text:p>
          </table:table-cell>
          <table:table-cell table:formula="of:=['RAW Linphone'.A219]" office:value-type="string" office:string-value="linphone_core_in_call">
            <text:p>linphone_core_in_call</text:p>
          </table:table-cell>
          <table:table-cell table:style-name="ce60" table:formula="of:=SUBSTITUTE(['RAW Linphone'.E21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0];&quot;line:&quot;;&quot;&quot;)" office:value-type="string" office:string-value="731">
            <text:p>731</text:p>
          </table:table-cell>
          <table:table-cell table:style-name="ce60" table:formula="of:=SUBSTITUTE(['RAW Linphone'.F220];&quot;returntype:&quot;;&quot;&quot;)" office:value-type="string" office:string-value="bool_t">
            <text:p>bool_t</text:p>
          </table:table-cell>
          <table:table-cell table:formula="of:=['RAW Linphone'.A220]" office:value-type="string" office:string-value="linphone_core_inc_invite_pending">
            <text:p>linphone_core_inc_invite_pending</text:p>
          </table:table-cell>
          <table:table-cell table:style-name="ce60" table:formula="of:=SUBSTITUTE(['RAW Linphone'.E220];&quot;signature:&quot;;&quot;&quot;)" office:value-type="string" office:string-value="(LinphoneCore*lc)">
            <text:p>(LinphoneCore*lc)</text:p>
          </table:table-cell>
          <table:table-cell table:number-columns-repeated="1018"/>
        </table:table-row>
        <table:table-row table:style-name="ro5">
          <table:table-cell table:formula="of:=['RAW Linphone'.B2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1];&quot;line:&quot;;&quot;&quot;)" office:value-type="string" office:string-value="1146">
            <text:p>1146</text:p>
          </table:table-cell>
          <table:table-cell table:style-name="ce60" table:formula="of:=SUBSTITUTE(['RAW Linphone'.F221];&quot;returntype:&quot;;&quot;&quot;)" office:value-type="string" office:string-value="void">
            <text:p>void</text:p>
          </table:table-cell>
          <table:table-cell table:formula="of:=['RAW Linphone'.A221]" office:value-type="string" office:string-value="linphone_core_init_default_params">
            <text:p>linphone_core_init_default_params</text:p>
          </table:table-cell>
          <table:table-cell table:style-name="ce60" table:formula="of:=SUBSTITUTE(['RAW Linphone'.E221];&quot;signature:&quot;;&quot;&quot;)" office:value-type="string" office:string-value="(LinphoneCore*lc, LinphoneCallParams *params)">
            <text:p>(LinphoneCore*lc, LinphoneCallParams *params)</text:p>
          </table:table-cell>
          <table:table-cell table:number-columns-repeated="1018"/>
        </table:table-row>
        <table:table-row table:style-name="ro5">
          <table:table-cell table:formula="of:=['RAW Linphone'.B2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2];&quot;line:&quot;;&quot;&quot;)" office:value-type="string" office:string-value="717">
            <text:p>717</text:p>
          </table:table-cell>
          <table:table-cell table:style-name="ce60" table:formula="of:=SUBSTITUTE(['RAW Linphone'.F222];&quot;returntype:&quot;;&quot;&quot;)" office:value-type="string" office:string-value="LinphoneAddress*">
            <text:p>LinphoneAddress*</text:p>
          </table:table-cell>
          <table:table-cell table:formula="of:=['RAW Linphone'.A222]" office:value-type="string" office:string-value="linphone_core_interpret_url">
            <text:p>linphone_core_interpret_url</text:p>
          </table:table-cell>
          <table:table-cell table:style-name="ce60" table:formula="of:=SUBSTITUTE(['RAW Linphone'.E222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5">
          <table:table-cell table:formula="of:=['RAW Linphone'.B2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3];&quot;line:&quot;;&quot;&quot;)" office:value-type="string" office:string-value="719">
            <text:p>719</text:p>
          </table:table-cell>
          <table:table-cell table:style-name="ce60" table:formula="of:=SUBSTITUTE(['RAW Linphone'.F223];&quot;returntype:&quot;;&quot;&quot;)" office:value-type="string" office:string-value="LinphoneCall*">
            <text:p>LinphoneCall*</text:p>
          </table:table-cell>
          <table:table-cell table:formula="of:=['RAW Linphone'.A223]" office:value-type="string" office:string-value="linphone_core_invite">
            <text:p>linphone_core_invite</text:p>
          </table:table-cell>
          <table:table-cell table:style-name="ce60" table:formula="of:=SUBSTITUTE(['RAW Linphone'.E223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5">
          <table:table-cell table:formula="of:=['RAW Linphone'.B2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4];&quot;line:&quot;;&quot;&quot;)" office:value-type="string" office:string-value="721">
            <text:p>721</text:p>
          </table:table-cell>
          <table:table-cell table:style-name="ce60" table:formula="of:=SUBSTITUTE(['RAW Linphone'.F224];&quot;returntype:&quot;;&quot;&quot;)" office:value-type="string" office:string-value="LinphoneCall*">
            <text:p>LinphoneCall*</text:p>
          </table:table-cell>
          <table:table-cell table:formula="of:=['RAW Linphone'.A224]" office:value-type="string" office:string-value="linphone_core_invite_address">
            <text:p>linphone_core_invite_address</text:p>
          </table:table-cell>
          <table:table-cell table:style-name="ce60" table:formula="of:=SUBSTITUTE(['RAW Linphone'.E224];&quot;signature:&quot;;&quot;&quot;)" office:value-type="string" office:string-value="(LinphoneCore *lc, const LinphoneAddress *addr)">
            <text:p>(LinphoneCore *lc, const LinphoneAddress *addr)</text:p>
          </table:table-cell>
          <table:table-cell table:number-columns-repeated="1018"/>
        </table:table-row>
        <table:table-row table:style-name="ro5">
          <table:table-cell table:formula="of:=['RAW Linphone'.B2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5];&quot;line:&quot;;&quot;&quot;)" office:value-type="string" office:string-value="725">
            <text:p>725</text:p>
          </table:table-cell>
          <table:table-cell table:style-name="ce60" table:formula="of:=SUBSTITUTE(['RAW Linphone'.F225];&quot;returntype:&quot;;&quot;&quot;)" office:value-type="string" office:string-value="LinphoneCall*">
            <text:p>LinphoneCall*</text:p>
          </table:table-cell>
          <table:table-cell table:formula="of:=['RAW Linphone'.A225]" office:value-type="string" office:string-value="linphone_core_invite_address_with_params">
            <text:p>linphone_core_invite_address_with_params</text:p>
          </table:table-cell>
          <table:table-cell table:style-name="ce60" table:formula="of:=SUBSTITUTE(['RAW Linphone'.E225];&quot;signature:&quot;;&quot;&quot;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2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6];&quot;line:&quot;;&quot;&quot;)" office:value-type="string" office:string-value="723">
            <text:p>723</text:p>
          </table:table-cell>
          <table:table-cell table:style-name="ce60" table:formula="of:=SUBSTITUTE(['RAW Linphone'.F226];&quot;returntype:&quot;;&quot;&quot;)" office:value-type="string" office:string-value="LinphoneCall*">
            <text:p>LinphoneCall*</text:p>
          </table:table-cell>
          <table:table-cell table:formula="of:=['RAW Linphone'.A226]" office:value-type="string" office:string-value="linphone_core_invite_with_params">
            <text:p>linphone_core_invite_with_params</text:p>
          </table:table-cell>
          <table:table-cell table:style-name="ce60" table:formula="of:=SUBSTITUTE(['RAW Linphone'.E226];&quot;signature:&quot;;&quot;&quot;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2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7];&quot;line:&quot;;&quot;&quot;)" office:value-type="string" office:string-value="774">
            <text:p>774</text:p>
          </table:table-cell>
          <table:table-cell table:style-name="ce60" table:formula="of:=SUBSTITUTE(['RAW Linphone'.F227];&quot;returntype:&quot;;&quot;&quot;)" office:value-type="string" office:string-value="bool_t">
            <text:p>bool_t</text:p>
          </table:table-cell>
          <table:table-cell table:formula="of:=['RAW Linphone'.A227]" office:value-type="string" office:string-value="linphone_core_ipv6_enabled">
            <text:p>linphone_core_ipv6_enabled</text:p>
          </table:table-cell>
          <table:table-cell table:style-name="ce60" table:formula="of:=SUBSTITUTE(['RAW Linphone'.E2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8];&quot;line:&quot;;&quot;&quot;)" office:value-type="string" office:string-value="962">
            <text:p>962</text:p>
          </table:table-cell>
          <table:table-cell table:style-name="ce60" table:formula="of:=SUBSTITUTE(['RAW Linphone'.F228];&quot;returntype:&quot;;&quot;&quot;)" office:value-type="string" office:string-value="bool_t">
            <text:p>bool_t</text:p>
          </table:table-cell>
          <table:table-cell table:formula="of:=['RAW Linphone'.A228]" office:value-type="string" office:string-value="linphone_core_is_audio_muted">
            <text:p>linphone_core_is_audio_muted</text:p>
          </table:table-cell>
          <table:table-cell table:style-name="ce60" table:formula="of:=SUBSTITUTE(['RAW Linphone'.E22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9];&quot;line:&quot;;&quot;&quot;)" office:value-type="string" office:string-value="1115">
            <text:p>1115</text:p>
          </table:table-cell>
          <table:table-cell table:style-name="ce60" table:formula="of:=SUBSTITUTE(['RAW Linphone'.F229];&quot;returntype:&quot;;&quot;&quot;)" office:value-type="string" office:string-value="bool_t">
            <text:p>bool_t</text:p>
          </table:table-cell>
          <table:table-cell table:formula="of:=['RAW Linphone'.A229]" office:value-type="string" office:string-value="linphone_core_is_in_conference">
            <text:p>linphone_core_is_in_conference</text:p>
          </table:table-cell>
          <table:table-cell table:style-name="ce60" table:formula="of:=SUBSTITUTE(['RAW Linphone'.E22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0];&quot;line:&quot;;&quot;&quot;)" office:value-type="string" office:string-value="1136">
            <text:p>1136</text:p>
          </table:table-cell>
          <table:table-cell table:style-name="ce60" table:formula="of:=SUBSTITUTE(['RAW Linphone'.F230];&quot;returntype:&quot;;&quot;&quot;)" office:value-type="string" office:string-value="bool_t">
            <text:p>bool_t</text:p>
          </table:table-cell>
          <table:table-cell table:formula="of:=['RAW Linphone'.A230]" office:value-type="string" office:string-value="linphone_core_is_media_encryption_mandatory">
            <text:p>linphone_core_is_media_encryption_mandatory</text:p>
          </table:table-cell>
          <table:table-cell table:style-name="ce60" table:formula="of:=SUBSTITUTE(['RAW Linphone'.E23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1];&quot;line:&quot;;&quot;&quot;)" office:value-type="string" office:string-value="960">
            <text:p>960</text:p>
          </table:table-cell>
          <table:table-cell table:style-name="ce60" table:formula="of:=SUBSTITUTE(['RAW Linphone'.F231];&quot;returntype:&quot;;&quot;&quot;)" office:value-type="string" office:string-value="bool_t">
            <text:p>bool_t</text:p>
          </table:table-cell>
          <table:table-cell table:formula="of:=['RAW Linphone'.A231]" office:value-type="string" office:string-value="linphone_core_is_mic_muted">
            <text:p>linphone_core_is_mic_muted</text:p>
          </table:table-cell>
          <table:table-cell table:style-name="ce60" table:formula="of:=SUBSTITUTE(['RAW Linphone'.E2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2];&quot;line:&quot;;&quot;&quot;)" office:value-type="string" office:string-value="1051">
            <text:p>1051</text:p>
          </table:table-cell>
          <table:table-cell table:style-name="ce60" table:formula="of:=SUBSTITUTE(['RAW Linphone'.F232];&quot;returntype:&quot;;&quot;&quot;)" office:value-type="string" office:string-value="bool_t">
            <text:p>bool_t</text:p>
          </table:table-cell>
          <table:table-cell table:formula="of:=['RAW Linphone'.A232]" office:value-type="string" office:string-value="linphone_core_is_network_reachabled">
            <text:p>linphone_core_is_network_reachabled</text:p>
          </table:table-cell>
          <table:table-cell table:style-name="ce60" table:formula="of:=SUBSTITUTE(['RAW Linphone'.E232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5">
          <table:table-cell table:formula="of:=['RAW Linphone'.B2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3];&quot;line:&quot;;&quot;&quot;)" office:value-type="string" office:string-value="963">
            <text:p>963</text:p>
          </table:table-cell>
          <table:table-cell table:style-name="ce60" table:formula="of:=SUBSTITUTE(['RAW Linphone'.F233];&quot;returntype:&quot;;&quot;&quot;)" office:value-type="string" office:string-value="bool_t">
            <text:p>bool_t</text:p>
          </table:table-cell>
          <table:table-cell table:formula="of:=['RAW Linphone'.A233]" office:value-type="string" office:string-value="linphone_core_is_rtp_muted">
            <text:p>linphone_core_is_rtp_muted</text:p>
          </table:table-cell>
          <table:table-cell table:style-name="ce60" table:formula="of:=SUBSTITUTE(['RAW Linphone'.E23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4];&quot;line:&quot;;&quot;&quot;)" office:value-type="string" office:string-value="715">
            <text:p>715</text:p>
          </table:table-cell>
          <table:table-cell table:style-name="ce60" table:formula="of:=SUBSTITUTE(['RAW Linphone'.F234];&quot;returntype:&quot;;&quot;&quot;)" office:value-type="string" office:string-value="void">
            <text:p>void</text:p>
          </table:table-cell>
          <table:table-cell table:formula="of:=['RAW Linphone'.A234]" office:value-type="string" office:string-value="linphone_core_iterate">
            <text:p>linphone_core_iterate</text:p>
          </table:table-cell>
          <table:table-cell table:style-name="ce60" table:formula="of:=SUBSTITUTE(['RAW Linphone'.E23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5];&quot;line:&quot;;&quot;&quot;)" office:value-type="string" office:string-value="1062">
            <text:p>1062</text:p>
          </table:table-cell>
          <table:table-cell table:style-name="ce60" table:formula="of:=SUBSTITUTE(['RAW Linphone'.F235];&quot;returntype:&quot;;&quot;&quot;)" office:value-type="string" office:string-value="bool_t">
            <text:p>bool_t</text:p>
          </table:table-cell>
          <table:table-cell table:formula="of:=['RAW Linphone'.A235]" office:value-type="string" office:string-value="linphone_core_keep_alive_enabled">
            <text:p>linphone_core_keep_alive_enabled</text:p>
          </table:table-cell>
          <table:table-cell table:style-name="ce60" table:formula="of:=SUBSTITUTE(['RAW Linphone'.E235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5">
          <table:table-cell table:formula="of:=['RAW Linphone'.B2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6];&quot;line:&quot;;&quot;&quot;)" office:value-type="string" office:string-value="1117">
            <text:p>1117</text:p>
          </table:table-cell>
          <table:table-cell table:style-name="ce60" table:formula="of:=SUBSTITUTE(['RAW Linphone'.F236];&quot;returntype:&quot;;&quot;&quot;)" office:value-type="string" office:string-value="int">
            <text:p>int</text:p>
          </table:table-cell>
          <table:table-cell table:formula="of:=['RAW Linphone'.A236]" office:value-type="string" office:string-value="linphone_core_leave_conference">
            <text:p>linphone_core_leave_conference</text:p>
          </table:table-cell>
          <table:table-cell table:style-name="ce60" table:formula="of:=SUBSTITUTE(['RAW Linphone'.E23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7];&quot;line:&quot;;&quot;&quot;)" office:value-type="string" office:string-value="1128">
            <text:p>1128</text:p>
          </table:table-cell>
          <table:table-cell table:style-name="ce60" table:formula="of:=SUBSTITUTE(['RAW Linphone'.F237];&quot;returntype:&quot;;&quot;&quot;)" office:value-type="string" office:string-value="bool_t">
            <text:p>bool_t</text:p>
          </table:table-cell>
          <table:table-cell table:formula="of:=['RAW Linphone'.A237]" office:value-type="string" office:string-value="linphone_core_media_encryption_supported">
            <text:p>linphone_core_media_encryption_supported</text:p>
          </table:table-cell>
          <table:table-cell table:style-name="ce60" table:formula="of:=SUBSTITUTE(['RAW Linphone'.E237];&quot;signature:&quot;;&quot;&quot;)" office:value-type="string" office:string-value="(const LinphoneCore *lc, LinphoneMediaEncryption menc)">
            <text:p>(const LinphoneCore *lc, LinphoneMediaEncryption menc)</text:p>
          </table:table-cell>
          <table:table-cell table:number-columns-repeated="1018"/>
        </table:table-row>
        <table:table-row table:style-name="ro5">
          <table:table-cell table:formula="of:=['RAW Linphone'.B2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8];&quot;line:&quot;;&quot;&quot;)" office:value-type="string" office:string-value="954">
            <text:p>954</text:p>
          </table:table-cell>
          <table:table-cell table:style-name="ce60" table:formula="of:=SUBSTITUTE(['RAW Linphone'.F238];&quot;returntype:&quot;;&quot;&quot;)" office:value-type="string" office:string-value="void">
            <text:p>void</text:p>
          </table:table-cell>
          <table:table-cell table:formula="of:=['RAW Linphone'.A238]" office:value-type="string" office:string-value="linphone_core_mute_mic">
            <text:p>linphone_core_mute_mic</text:p>
          </table:table-cell>
          <table:table-cell table:style-name="ce60" table:formula="of:=SUBSTITUTE(['RAW Linphone'.E238];&quot;signature:&quot;;&quot;&quot;)" office:value-type="string" office:string-value="(LinphoneCore *lc, bool_t muted)">
            <text:p>(LinphoneCore *lc, bool_t muted)</text:p>
          </table:table-cell>
          <table:table-cell table:number-columns-repeated="1018"/>
        </table:table-row>
        <table:table-row table:style-name="ro5">
          <table:table-cell table:formula="of:=['RAW Linphone'.B2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9];&quot;line:&quot;;&quot;&quot;)" office:value-type="string" office:string-value="711">
            <text:p>711</text:p>
          </table:table-cell>
          <table:table-cell table:style-name="ce60" table:formula="of:=SUBSTITUTE(['RAW Linphone'.F239];&quot;returntype:&quot;;&quot;&quot;)" office:value-type="string" office:string-value="LinphoneCore*">
            <text:p>LinphoneCore*</text:p>
          </table:table-cell>
          <table:table-cell table:formula="of:=['RAW Linphone'.A239]" office:value-type="string" office:string-value="linphone_core_new">
            <text:p>linphone_core_new</text:p>
          </table:table-cell>
          <table:table-cell table:style-name="ce60" table:formula="of:=SUBSTITUTE(['RAW Linphone'.E239];&quot;signature:&quot;;&quot;&quot;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5">
          <table:table-cell table:formula="of:=['RAW Linphone'.B2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0];&quot;line:&quot;;&quot;&quot;)" office:value-type="string" office:string-value="749">
            <text:p>749</text:p>
          </table:table-cell>
          <table:table-cell table:style-name="ce60" table:formula="of:=SUBSTITUTE(['RAW Linphone'.F240];&quot;returntype:&quot;;&quot;&quot;)" office:value-type="string" office:string-value="int">
            <text:p>int</text:p>
          </table:table-cell>
          <table:table-cell table:formula="of:=['RAW Linphone'.A240]" office:value-type="string" office:string-value="linphone_core_pause_all_calls">
            <text:p>linphone_core_pause_all_calls</text:p>
          </table:table-cell>
          <table:table-cell table:style-name="ce60" table:formula="of:=SUBSTITUTE(['RAW Linphone'.E24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1];&quot;line:&quot;;&quot;&quot;)" office:value-type="string" office:string-value="747">
            <text:p>747</text:p>
          </table:table-cell>
          <table:table-cell table:style-name="ce60" table:formula="of:=SUBSTITUTE(['RAW Linphone'.F241];&quot;returntype:&quot;;&quot;&quot;)" office:value-type="string" office:string-value="int">
            <text:p>int</text:p>
          </table:table-cell>
          <table:table-cell table:formula="of:=['RAW Linphone'.A241]" office:value-type="string" office:string-value="linphone_core_pause_call">
            <text:p>linphone_core_pause_call</text:p>
          </table:table-cell>
          <table:table-cell table:style-name="ce60" table:formula="of:=SUBSTITUTE(['RAW Linphone'.E241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2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2];&quot;line:&quot;;&quot;&quot;)" office:value-type="string" office:string-value="813">
            <text:p>813</text:p>
          </table:table-cell>
          <table:table-cell table:style-name="ce60" table:formula="of:=SUBSTITUTE(['RAW Linphone'.F242];&quot;returntype:&quot;;&quot;&quot;)" office:value-type="string" office:string-value="bool_t">
            <text:p>bool_t</text:p>
          </table:table-cell>
          <table:table-cell table:formula="of:=['RAW Linphone'.A242]" office:value-type="string" office:string-value="linphone_core_payload_type_enabled">
            <text:p>linphone_core_payload_type_enabled</text:p>
          </table:table-cell>
          <table:table-cell table:style-name="ce60" table:formula="of:=SUBSTITUTE(['RAW Linphone'.E24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5">
          <table:table-cell table:formula="of:=['RAW Linphone'.B2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3];&quot;line:&quot;;&quot;&quot;)" office:value-type="string" office:string-value="1029">
            <text:p>1029</text:p>
          </table:table-cell>
          <table:table-cell table:style-name="ce60" table:formula="of:=SUBSTITUTE(['RAW Linphone'.F243];&quot;returntype:&quot;;&quot;&quot;)" office:value-type="string" office:string-value="void">
            <text:p>void</text:p>
          </table:table-cell>
          <table:table-cell table:formula="of:=['RAW Linphone'.A243]" office:value-type="string" office:string-value="linphone_core_play_dtmf">
            <text:p>linphone_core_play_dtmf</text:p>
          </table:table-cell>
          <table:table-cell table:style-name="ce60" table:formula="of:=SUBSTITUTE(['RAW Linphone'.E243];&quot;signature:&quot;;&quot;&quot;)" office:value-type="string" office:string-value="(LinphoneCore *lc, char dtmf, int duration_ms)">
            <text:p>(LinphoneCore *lc, char dtmf, int duration_ms)</text:p>
          </table:table-cell>
          <table:table-cell table:number-columns-repeated="1018"/>
        </table:table-row>
        <table:table-row table:style-name="ro5">
          <table:table-cell table:formula="of:=['RAW Linphone'.B2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4];&quot;line:&quot;;&quot;&quot;)" office:value-type="string" office:string-value="944">
            <text:p>944</text:p>
          </table:table-cell>
          <table:table-cell table:style-name="ce60" table:formula="of:=SUBSTITUTE(['RAW Linphone'.F244];&quot;returntype:&quot;;&quot;&quot;)" office:value-type="string" office:string-value="int">
            <text:p>int</text:p>
          </table:table-cell>
          <table:table-cell table:formula="of:=['RAW Linphone'.A244]" office:value-type="string" office:string-value="linphone_core_preview_ring">
            <text:p>linphone_core_preview_ring</text:p>
          </table:table-cell>
          <table:table-cell table:style-name="ce60" table:formula="of:=SUBSTITUTE(['RAW Linphone'.E244];&quot;signature:&quot;;&quot;&quot;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number-columns-repeated="1018"/>
        </table:table-row>
        <table:table-row table:style-name="ro5">
          <table:table-cell table:formula="of:=['RAW Linphone'.B2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5];&quot;line:&quot;;&quot;&quot;)" office:value-type="string" office:string-value="743">
            <text:p>743</text:p>
          </table:table-cell>
          <table:table-cell table:style-name="ce60" table:formula="of:=SUBSTITUTE(['RAW Linphone'.F245];&quot;returntype:&quot;;&quot;&quot;)" office:value-type="string" office:string-value="int">
            <text:p>int</text:p>
          </table:table-cell>
          <table:table-cell table:formula="of:=['RAW Linphone'.A245]" office:value-type="string" office:string-value="linphone_core_redirect_call">
            <text:p>linphone_core_redirect_call</text:p>
          </table:table-cell>
          <table:table-cell table:style-name="ce60" table:formula="of:=SUBSTITUTE(['RAW Linphone'.E245];&quot;signature:&quot;;&quot;&quot;)" office:value-type="string" office:string-value="(LinphoneCore *lc, LinphoneCall *call, const char *redirect_uri)">
            <text:p>(LinphoneCore *lc, LinphoneCall *call, const char *redirect_uri)</text:p>
          </table:table-cell>
          <table:table-cell table:number-columns-repeated="1018"/>
        </table:table-row>
        <table:table-row table:style-name="ro5">
          <table:table-cell table:formula="of:=['RAW Linphone'.B2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6];&quot;line:&quot;;&quot;&quot;)" office:value-type="string" office:string-value="1104">
            <text:p>1104</text:p>
          </table:table-cell>
          <table:table-cell table:style-name="ce60" table:formula="of:=SUBSTITUTE(['RAW Linphone'.F246];&quot;returntype:&quot;;&quot;&quot;)" office:value-type="string" office:string-value="void">
            <text:p>void</text:p>
          </table:table-cell>
          <table:table-cell table:formula="of:=['RAW Linphone'.A246]" office:value-type="string" office:string-value="linphone_core_refresh_registers">
            <text:p>linphone_core_refresh_registers</text:p>
          </table:table-cell>
          <table:table-cell table:style-name="ce60" table:formula="of:=SUBSTITUTE(['RAW Linphone'.E246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5">
          <table:table-cell table:formula="of:=['RAW Linphone'.B2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7];&quot;line:&quot;;&quot;&quot;)" office:value-type="string" office:string-value="913">
            <text:p>913</text:p>
          </table:table-cell>
          <table:table-cell table:style-name="ce60" table:formula="of:=SUBSTITUTE(['RAW Linphone'.F247];&quot;returntype:&quot;;&quot;&quot;)" office:value-type="string" office:string-value="void">
            <text:p>void</text:p>
          </table:table-cell>
          <table:table-cell table:formula="of:=['RAW Linphone'.A247]" office:value-type="string" office:string-value="linphone_core_reload_sound_devices">
            <text:p>linphone_core_reload_sound_devices</text:p>
          </table:table-cell>
          <table:table-cell table:style-name="ce60" table:formula="of:=SUBSTITUTE(['RAW Linphone'.E24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8];&quot;line:&quot;;&quot;&quot;)" office:value-type="string" office:string-value="998">
            <text:p>998</text:p>
          </table:table-cell>
          <table:table-cell table:style-name="ce60" table:formula="of:=SUBSTITUTE(['RAW Linphone'.F248];&quot;returntype:&quot;;&quot;&quot;)" office:value-type="string" office:string-value="void">
            <text:p>void</text:p>
          </table:table-cell>
          <table:table-cell table:formula="of:=['RAW Linphone'.A248]" office:value-type="string" office:string-value="linphone_core_reload_video_devices">
            <text:p>linphone_core_reload_video_devices</text:p>
          </table:table-cell>
          <table:table-cell table:style-name="ce60" table:formula="of:=SUBSTITUTE(['RAW Linphone'.E24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9];&quot;line:&quot;;&quot;&quot;)" office:value-type="string" office:string-value="841">
            <text:p>841</text:p>
          </table:table-cell>
          <table:table-cell table:style-name="ce60" table:formula="of:=SUBSTITUTE(['RAW Linphone'.F249];&quot;returntype:&quot;;&quot;&quot;)" office:value-type="string" office:string-value="void">
            <text:p>void</text:p>
          </table:table-cell>
          <table:table-cell table:formula="of:=['RAW Linphone'.A249]" office:value-type="string" office:string-value="linphone_core_remove_auth_info">
            <text:p>linphone_core_remove_auth_info</text:p>
          </table:table-cell>
          <table:table-cell table:style-name="ce60" table:formula="of:=SUBSTITUTE(['RAW Linphone'.E249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5">
          <table:table-cell table:formula="of:=['RAW Linphone'.B2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0];&quot;line:&quot;;&quot;&quot;)" office:value-type="string" office:string-value="1114">
            <text:p>1114</text:p>
          </table:table-cell>
          <table:table-cell table:style-name="ce60" table:formula="of:=SUBSTITUTE(['RAW Linphone'.F250];&quot;returntype:&quot;;&quot;&quot;)" office:value-type="string" office:string-value="int">
            <text:p>int</text:p>
          </table:table-cell>
          <table:table-cell table:formula="of:=['RAW Linphone'.A250]" office:value-type="string" office:string-value="linphone_core_remove_from_conference">
            <text:p>linphone_core_remove_from_conference</text:p>
          </table:table-cell>
          <table:table-cell table:style-name="ce60" table:formula="of:=SUBSTITUTE(['RAW Linphone'.E25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2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1];&quot;line:&quot;;&quot;&quot;)" office:value-type="string" office:string-value="829">
            <text:p>829</text:p>
          </table:table-cell>
          <table:table-cell table:style-name="ce60" table:formula="of:=SUBSTITUTE(['RAW Linphone'.F251];&quot;returntype:&quot;;&quot;&quot;)" office:value-type="string" office:string-value="void">
            <text:p>void</text:p>
          </table:table-cell>
          <table:table-cell table:formula="of:=['RAW Linphone'.A251]" office:value-type="string" office:string-value="linphone_core_remove_proxy_config">
            <text:p>linphone_core_remove_proxy_config</text:p>
          </table:table-cell>
          <table:table-cell table:style-name="ce60" table:formula="of:=SUBSTITUTE(['RAW Linphone'.E251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5">
          <table:table-cell table:formula="of:=['RAW Linphone'.B2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2];&quot;line:&quot;;&quot;&quot;)" office:value-type="string" office:string-value="751">
            <text:p>751</text:p>
          </table:table-cell>
          <table:table-cell table:style-name="ce60" table:formula="of:=SUBSTITUTE(['RAW Linphone'.F252];&quot;returntype:&quot;;&quot;&quot;)" office:value-type="string" office:string-value="int">
            <text:p>int</text:p>
          </table:table-cell>
          <table:table-cell table:formula="of:=['RAW Linphone'.A252]" office:value-type="string" office:string-value="linphone_core_resume_call">
            <text:p>linphone_core_resume_call</text:p>
          </table:table-cell>
          <table:table-cell table:style-name="ce60" table:formula="of:=SUBSTITUTE(['RAW Linphone'.E252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2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3];&quot;line:&quot;;&quot;&quot;)" office:value-type="string" office:string-value="994">
            <text:p>994</text:p>
          </table:table-cell>
          <table:table-cell table:style-name="ce60" table:formula="of:=SUBSTITUTE(['RAW Linphone'.F253];&quot;returntype:&quot;;&quot;&quot;)" office:value-type="string" office:string-value="bool_t">
            <text:p>bool_t</text:p>
          </table:table-cell>
          <table:table-cell table:formula="of:=['RAW Linphone'.A253]" office:value-type="string" office:string-value="linphone_core_self_view_enabled">
            <text:p>linphone_core_self_view_enabled</text:p>
          </table:table-cell>
          <table:table-cell table:style-name="ce60" table:formula="of:=SUBSTITUTE(['RAW Linphone'.E25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4];&quot;line:&quot;;&quot;&quot;)" office:value-type="string" office:string-value="763">
            <text:p>763</text:p>
          </table:table-cell>
          <table:table-cell table:style-name="ce60" table:formula="of:=SUBSTITUTE(['RAW Linphone'.F254];&quot;returntype:&quot;;&quot;&quot;)" office:value-type="string" office:string-value="void">
            <text:p>void</text:p>
          </table:table-cell>
          <table:table-cell table:formula="of:=['RAW Linphone'.A254]" office:value-type="string" office:string-value="linphone_core_send_dtmf">
            <text:p>linphone_core_send_dtmf</text:p>
          </table:table-cell>
          <table:table-cell table:style-name="ce60" table:formula="of:=SUBSTITUTE(['RAW Linphone'.E254];&quot;signature:&quot;;&quot;&quot;)" office:value-type="string" office:string-value="(LinphoneCore *lc,char dtmf)">
            <text:p>(LinphoneCore *lc,char dtmf)</text:p>
          </table:table-cell>
          <table:table-cell table:number-columns-repeated="1018"/>
        </table:table-row>
        <table:table-row table:style-name="ro5">
          <table:table-cell table:formula="of:=['RAW Linphone'.B2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5];&quot;line:&quot;;&quot;&quot;)" office:value-type="string" office:string-value="807">
            <text:p>807</text:p>
          </table:table-cell>
          <table:table-cell table:style-name="ce60" table:formula="of:=SUBSTITUTE(['RAW Linphone'.F255];&quot;returntype:&quot;;&quot;&quot;)" office:value-type="string" office:string-value="int">
            <text:p>int</text:p>
          </table:table-cell>
          <table:table-cell table:formula="of:=['RAW Linphone'.A255]" office:value-type="string" office:string-value="linphone_core_set_audio_codecs">
            <text:p>linphone_core_set_audio_codecs</text:p>
          </table:table-cell>
          <table:table-cell table:style-name="ce60" table:formula="of:=SUBSTITUTE(['RAW Linphone'.E255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5">
          <table:table-cell table:formula="of:=['RAW Linphone'.B2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6];&quot;line:&quot;;&quot;&quot;)" office:value-type="string" office:string-value="853">
            <text:p>853</text:p>
          </table:table-cell>
          <table:table-cell table:style-name="ce60" table:formula="of:=SUBSTITUTE(['RAW Linphone'.F256];&quot;returntype:&quot;;&quot;&quot;)" office:value-type="string" office:string-value="void">
            <text:p>void</text:p>
          </table:table-cell>
          <table:table-cell table:formula="of:=['RAW Linphone'.A256]" office:value-type="string" office:string-value="linphone_core_set_audio_jittcomp">
            <text:p>linphone_core_set_audio_jittcomp</text:p>
          </table:table-cell>
          <table:table-cell table:style-name="ce60" table:formula="of:=SUBSTITUTE(['RAW Linphone'.E256];&quot;signature:&quot;;&quot;&quot;)" office:value-type="string" office:string-value="(LinphoneCore *lc, int value)">
            <text:p>(LinphoneCore *lc, int value)</text:p>
          </table:table-cell>
          <table:table-cell table:number-columns-repeated="1018"/>
        </table:table-row>
        <table:table-row table:style-name="ro5">
          <table:table-cell table:formula="of:=['RAW Linphone'.B2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7];&quot;line:&quot;;&quot;&quot;)" office:value-type="string" office:string-value="861">
            <text:p>861</text:p>
          </table:table-cell>
          <table:table-cell table:style-name="ce60" table:formula="of:=SUBSTITUTE(['RAW Linphone'.F257];&quot;returntype:&quot;;&quot;&quot;)" office:value-type="string" office:string-value="void">
            <text:p>void</text:p>
          </table:table-cell>
          <table:table-cell table:formula="of:=['RAW Linphone'.A257]" office:value-type="string" office:string-value="linphone_core_set_audio_port">
            <text:p>linphone_core_set_audio_port</text:p>
          </table:table-cell>
          <table:table-cell table:style-name="ce60" table:formula="of:=SUBSTITUTE(['RAW Linphone'.E257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2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8];&quot;line:&quot;;&quot;&quot;)" office:value-type="string" office:string-value="931">
            <text:p>931</text:p>
          </table:table-cell>
          <table:table-cell table:style-name="ce60" table:formula="of:=SUBSTITUTE(['RAW Linphone'.F258];&quot;returntype:&quot;;&quot;&quot;)" office:value-type="string" office:string-value="int">
            <text:p>int</text:p>
          </table:table-cell>
          <table:table-cell table:formula="of:=['RAW Linphone'.A258]" office:value-type="string" office:string-value="linphone_core_set_capture_device">
            <text:p>linphone_core_set_capture_device</text:p>
          </table:table-cell>
          <table:table-cell table:style-name="ce60" table:formula="of:=SUBSTITUTE(['RAW Linphone'.E25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5">
          <table:table-cell table:formula="of:=['RAW Linphone'.B2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9];&quot;line:&quot;;&quot;&quot;)" office:value-type="string" office:string-value="833">
            <text:p>833</text:p>
          </table:table-cell>
          <table:table-cell table:style-name="ce60" table:formula="of:=SUBSTITUTE(['RAW Linphone'.F259];&quot;returntype:&quot;;&quot;&quot;)" office:value-type="string" office:string-value="void">
            <text:p>void</text:p>
          </table:table-cell>
          <table:table-cell table:formula="of:=['RAW Linphone'.A259]" office:value-type="string" office:string-value="linphone_core_set_default_proxy">
            <text:p>linphone_core_set_default_proxy</text:p>
          </table:table-cell>
          <table:table-cell table:style-name="ce60" table:formula="of:=SUBSTITUTE(['RAW Linphone'.E25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5">
          <table:table-cell table:formula="of:=['RAW Linphone'.B2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0];&quot;line:&quot;;&quot;&quot;)" office:value-type="string" office:string-value="835">
            <text:p>835</text:p>
          </table:table-cell>
          <table:table-cell table:style-name="ce60" table:formula="of:=SUBSTITUTE(['RAW Linphone'.F260];&quot;returntype:&quot;;&quot;&quot;)" office:value-type="string" office:string-value="void">
            <text:p>void</text:p>
          </table:table-cell>
          <table:table-cell table:formula="of:=['RAW Linphone'.A260]" office:value-type="string" office:string-value="linphone_core_set_default_proxy_index">
            <text:p>linphone_core_set_default_proxy_index</text:p>
          </table:table-cell>
          <table:table-cell table:style-name="ce60" table:formula="of:=SUBSTITUTE(['RAW Linphone'.E260];&quot;signature:&quot;;&quot;&quot;)" office:value-type="string" office:string-value="(LinphoneCore *lc, int index)">
            <text:p>(LinphoneCore *lc, int index)</text:p>
          </table:table-cell>
          <table:table-cell table:number-columns-repeated="1018"/>
        </table:table-row>
        <table:table-row table:style-name="ro5">
          <table:table-cell table:formula="of:=['RAW Linphone'.B2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1];&quot;line:&quot;;&quot;&quot;)" office:value-type="string" office:string-value="1019">
            <text:p>1019</text:p>
          </table:table-cell>
          <table:table-cell table:style-name="ce60" table:formula="of:=SUBSTITUTE(['RAW Linphone'.F261];&quot;returntype:&quot;;&quot;&quot;)" office:value-type="string" office:string-value="void">
            <text:p>void</text:p>
          </table:table-cell>
          <table:table-cell table:formula="of:=['RAW Linphone'.A261]" office:value-type="string" office:string-value="linphone_core_set_device_rotation">
            <text:p>linphone_core_set_device_rotation</text:p>
          </table:table-cell>
          <table:table-cell table:style-name="ce60" table:formula="of:=SUBSTITUTE(['RAW Linphone'.E261];&quot;signature:&quot;;&quot;&quot;)" office:value-type="string" office:string-value="(LinphoneCore *lc, int rotation)">
            <text:p>(LinphoneCore *lc, int rotation)</text:p>
          </table:table-cell>
          <table:table-cell table:number-columns-repeated="1018"/>
        </table:table-row>
        <table:table-row table:style-name="ro5">
          <table:table-cell table:formula="of:=['RAW Linphone'.B2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2];&quot;line:&quot;;&quot;&quot;)" office:value-type="string" office:string-value="780">
            <text:p>780</text:p>
          </table:table-cell>
          <table:table-cell table:style-name="ce60" table:formula="of:=SUBSTITUTE(['RAW Linphone'.F262];&quot;returntype:&quot;;&quot;&quot;)" office:value-type="string" office:string-value="void">
            <text:p>void</text:p>
          </table:table-cell>
          <table:table-cell table:formula="of:=['RAW Linphone'.A262]" office:value-type="string" office:string-value="linphone_core_set_download_bandwidth">
            <text:p>linphone_core_set_download_bandwidth</text:p>
          </table:table-cell>
          <table:table-cell table:style-name="ce60" table:formula="of:=SUBSTITUTE(['RAW Linphone'.E262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5">
          <table:table-cell table:formula="of:=['RAW Linphone'.B2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3];&quot;line:&quot;;&quot;&quot;)" office:value-type="string" office:string-value="793">
            <text:p>793</text:p>
          </table:table-cell>
          <table:table-cell table:style-name="ce60" table:formula="of:=SUBSTITUTE(['RAW Linphone'.F263];&quot;returntype:&quot;;&quot;&quot;)" office:value-type="string" office:string-value="void">
            <text:p>void</text:p>
          </table:table-cell>
          <table:table-cell table:formula="of:=['RAW Linphone'.A263]" office:value-type="string" office:string-value="linphone_core_set_download_ptime">
            <text:p>linphone_core_set_download_ptime</text:p>
          </table:table-cell>
          <table:table-cell table:style-name="ce60" table:formula="of:=SUBSTITUTE(['RAW Linphone'.E263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5">
          <table:table-cell table:formula="of:=['RAW Linphone'.B2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4];&quot;line:&quot;;&quot;&quot;)" office:value-type="string" office:string-value="902">
            <text:p>902</text:p>
          </table:table-cell>
          <table:table-cell table:style-name="ce60" table:formula="of:=SUBSTITUTE(['RAW Linphone'.F264];&quot;returntype:&quot;;&quot;&quot;)" office:value-type="string" office:string-value="void">
            <text:p>void</text:p>
          </table:table-cell>
          <table:table-cell table:formula="of:=['RAW Linphone'.A264]" office:value-type="string" office:string-value="linphone_core_set_firewall_policy">
            <text:p>linphone_core_set_firewall_policy</text:p>
          </table:table-cell>
          <table:table-cell table:style-name="ce60" table:formula="of:=SUBSTITUTE(['RAW Linphone'.E264];&quot;signature:&quot;;&quot;&quot;)" office:value-type="string" office:string-value="(LinphoneCore *lc, LinphoneFirewallPolicy pol)">
            <text:p>(LinphoneCore *lc, LinphoneFirewallPolicy pol)</text:p>
          </table:table-cell>
          <table:table-cell table:number-columns-repeated="1018"/>
        </table:table-row>
        <table:table-row table:style-name="ro5">
          <table:table-cell table:formula="of:=['RAW Linphone'.B2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5];&quot;line:&quot;;&quot;&quot;)" office:value-type="string" office:string-value="771">
            <text:p>771</text:p>
          </table:table-cell>
          <table:table-cell table:style-name="ce60" table:formula="of:=SUBSTITUTE(['RAW Linphone'.F265];&quot;returntype:&quot;;&quot;&quot;)" office:value-type="string" office:string-value="void">
            <text:p>void</text:p>
          </table:table-cell>
          <table:table-cell table:formula="of:=['RAW Linphone'.A265]" office:value-type="string" office:string-value="linphone_core_set_guess_hostname">
            <text:p>linphone_core_set_guess_hostname</text:p>
          </table:table-cell>
          <table:table-cell table:style-name="ce60" table:formula="of:=SUBSTITUTE(['RAW Linphone'.E26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2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6];&quot;line:&quot;;&quot;&quot;)" office:value-type="string" office:string-value="890">
            <text:p>890</text:p>
          </table:table-cell>
          <table:table-cell table:style-name="ce60" table:formula="of:=SUBSTITUTE(['RAW Linphone'.F266];&quot;returntype:&quot;;&quot;&quot;)" office:value-type="string" office:string-value="void">
            <text:p>void</text:p>
          </table:table-cell>
          <table:table-cell table:formula="of:=['RAW Linphone'.A266]" office:value-type="string" office:string-value="linphone_core_set_inc_timeout">
            <text:p>linphone_core_set_inc_timeout</text:p>
          </table:table-cell>
          <table:table-cell table:style-name="ce60" table:formula="of:=SUBSTITUTE(['RAW Linphone'.E266];&quot;signature:&quot;;&quot;&quot;)" office:value-type="string" office:string-value="(LinphoneCore *lc, int seconds)">
            <text:p>(LinphoneCore *lc, int seconds)</text:p>
          </table:table-cell>
          <table:table-cell table:number-columns-repeated="1018"/>
        </table:table-row>
        <table:table-row table:style-name="ro5">
          <table:table-cell table:formula="of:=['RAW Linphone'.B2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7];&quot;line:&quot;;&quot;&quot;)" office:value-type="string" office:string-value="1124">
            <text:p>1124</text:p>
          </table:table-cell>
          <table:table-cell table:style-name="ce60" table:formula="of:=SUBSTITUTE(['RAW Linphone'.F267];&quot;returntype:&quot;;&quot;&quot;)" office:value-type="string" office:string-value="void">
            <text:p>void</text:p>
          </table:table-cell>
          <table:table-cell table:formula="of:=['RAW Linphone'.A267]" office:value-type="string" office:string-value="linphone_core_set_max_calls">
            <text:p>linphone_core_set_max_calls</text:p>
          </table:table-cell>
          <table:table-cell table:style-name="ce60" table:formula="of:=SUBSTITUTE(['RAW Linphone'.E267];&quot;signature:&quot;;&quot;&quot;)" office:value-type="string" office:string-value="(LinphoneCore *lc, int max)">
            <text:p>(LinphoneCore *lc, int max)</text:p>
          </table:table-cell>
          <table:table-cell table:number-columns-repeated="1018"/>
        </table:table-row>
        <table:table-row table:style-name="ro5">
          <table:table-cell table:formula="of:=['RAW Linphone'.B2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8];&quot;line:&quot;;&quot;&quot;)" office:value-type="string" office:string-value="1133">
            <text:p>1133</text:p>
          </table:table-cell>
          <table:table-cell table:style-name="ce60" table:formula="of:=SUBSTITUTE(['RAW Linphone'.F268];&quot;returntype:&quot;;&quot;&quot;)" office:value-type="string" office:string-value="int">
            <text:p>int</text:p>
          </table:table-cell>
          <table:table-cell table:formula="of:=['RAW Linphone'.A268]" office:value-type="string" office:string-value="linphone_core_set_media_encryption">
            <text:p>linphone_core_set_media_encryption</text:p>
          </table:table-cell>
          <table:table-cell table:style-name="ce60" table:formula="of:=SUBSTITUTE(['RAW Linphone'.E268];&quot;signature:&quot;;&quot;&quot;)" office:value-type="string" office:string-value="(LinphoneCore *lc, enum LinphoneMediaEncryption menc)">
            <text:p>(LinphoneCore *lc, enum LinphoneMediaEncryption menc)</text:p>
          </table:table-cell>
          <table:table-cell table:number-columns-repeated="1018"/>
        </table:table-row>
        <table:table-row table:style-name="ro5">
          <table:table-cell table:formula="of:=['RAW Linphone'.B2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9];&quot;line:&quot;;&quot;&quot;)" office:value-type="string" office:string-value="1141">
            <text:p>1141</text:p>
          </table:table-cell>
          <table:table-cell table:style-name="ce60" table:formula="of:=SUBSTITUTE(['RAW Linphone'.F269];&quot;returntype:&quot;;&quot;&quot;)" office:value-type="string" office:string-value="void">
            <text:p>void</text:p>
          </table:table-cell>
          <table:table-cell table:formula="of:=['RAW Linphone'.A269]" office:value-type="string" office:string-value="linphone_core_set_media_encryption_mandatory">
            <text:p>linphone_core_set_media_encryption_mandatory</text:p>
          </table:table-cell>
          <table:table-cell table:style-name="ce60" table:formula="of:=SUBSTITUTE(['RAW Linphone'.E269];&quot;signature:&quot;;&quot;&quot;)" office:value-type="string" office:string-value="(LinphoneCore *lc, bool_t m)">
            <text:p>(LinphoneCore *lc, bool_t m)</text:p>
          </table:table-cell>
          <table:table-cell table:number-columns-repeated="1018"/>
        </table:table-row>
        <table:table-row table:style-name="ro5">
          <table:table-cell table:formula="of:=['RAW Linphone'.B2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0];&quot;line:&quot;;&quot;&quot;)" office:value-type="string" office:string-value="1036">
            <text:p>1036</text:p>
          </table:table-cell>
          <table:table-cell table:style-name="ce60" table:formula="of:=SUBSTITUTE(['RAW Linphone'.F270];&quot;returntype:&quot;;&quot;&quot;)" office:value-type="string" office:string-value="void">
            <text:p>void</text:p>
          </table:table-cell>
          <table:table-cell table:formula="of:=['RAW Linphone'.A270]" office:value-type="string" office:string-value="linphone_core_set_mtu">
            <text:p>linphone_core_set_mtu</text:p>
          </table:table-cell>
          <table:table-cell table:style-name="ce60" table:formula="of:=SUBSTITUTE(['RAW Linphone'.E270];&quot;signature:&quot;;&quot;&quot;)" office:value-type="string" office:string-value="(LinphoneCore *lc, int mtu)">
            <text:p>(LinphoneCore *lc, int mtu)</text:p>
          </table:table-cell>
          <table:table-cell table:number-columns-repeated="1018"/>
        </table:table-row>
        <table:table-row table:style-name="ro5">
          <table:table-cell table:formula="of:=['RAW Linphone'.B2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1];&quot;line:&quot;;&quot;&quot;)" office:value-type="string" office:string-value="898">
            <text:p>898</text:p>
          </table:table-cell>
          <table:table-cell table:style-name="ce60" table:formula="of:=SUBSTITUTE(['RAW Linphone'.F271];&quot;returntype:&quot;;&quot;&quot;)" office:value-type="string" office:string-value="void">
            <text:p>void</text:p>
          </table:table-cell>
          <table:table-cell table:formula="of:=['RAW Linphone'.A271]" office:value-type="string" office:string-value="linphone_core_set_nat_address">
            <text:p>linphone_core_set_nat_address</text:p>
          </table:table-cell>
          <table:table-cell table:style-name="ce60" table:formula="of:=SUBSTITUTE(['RAW Linphone'.E271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5">
          <table:table-cell table:formula="of:=['RAW Linphone'.B2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2];&quot;line:&quot;;&quot;&quot;)" office:value-type="string" office:string-value="1015">
            <text:p>1015</text:p>
          </table:table-cell>
          <table:table-cell table:style-name="ce60" table:formula="of:=SUBSTITUTE(['RAW Linphone'.F272];&quot;returntype:&quot;;&quot;&quot;)" office:value-type="string" office:string-value="void">
            <text:p>void</text:p>
          </table:table-cell>
          <table:table-cell table:formula="of:=['RAW Linphone'.A272]" office:value-type="string" office:string-value="linphone_core_set_native_preview_window_id">
            <text:p>linphone_core_set_native_preview_window_id</text:p>
          </table:table-cell>
          <table:table-cell table:style-name="ce60" table:formula="of:=SUBSTITUTE(['RAW Linphone'.E272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5">
          <table:table-cell table:formula="of:=['RAW Linphone'.B2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3];&quot;line:&quot;;&quot;&quot;)" office:value-type="string" office:string-value="1012">
            <text:p>1012</text:p>
          </table:table-cell>
          <table:table-cell table:style-name="ce60" table:formula="of:=SUBSTITUTE(['RAW Linphone'.F273];&quot;returntype:&quot;;&quot;&quot;)" office:value-type="string" office:string-value="void">
            <text:p>void</text:p>
          </table:table-cell>
          <table:table-cell table:formula="of:=['RAW Linphone'.A273]" office:value-type="string" office:string-value="linphone_core_set_native_video_window_id">
            <text:p>linphone_core_set_native_video_window_id</text:p>
          </table:table-cell>
          <table:table-cell table:style-name="ce60" table:formula="of:=SUBSTITUTE(['RAW Linphone'.E273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5">
          <table:table-cell table:formula="of:=['RAW Linphone'.B2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4];&quot;line:&quot;;&quot;&quot;)" office:value-type="string" office:string-value="1046">
            <text:p>1046</text:p>
          </table:table-cell>
          <table:table-cell table:style-name="ce60" table:formula="of:=SUBSTITUTE(['RAW Linphone'.F274];&quot;returntype:&quot;;&quot;&quot;)" office:value-type="string" office:string-value="void">
            <text:p>void</text:p>
          </table:table-cell>
          <table:table-cell table:formula="of:=['RAW Linphone'.A274]" office:value-type="string" office:string-value="linphone_core_set_network_reachable">
            <text:p>linphone_core_set_network_reachable</text:p>
          </table:table-cell>
          <table:table-cell table:style-name="ce60" table:formula="of:=SUBSTITUTE(['RAW Linphone'.E274];&quot;signature:&quot;;&quot;&quot;)" office:value-type="string" office:string-value="(LinphoneCore* lc,bool_t value)">
            <text:p>(LinphoneCore* lc,bool_t value)</text:p>
          </table:table-cell>
          <table:table-cell table:number-columns-repeated="1018"/>
        </table:table-row>
        <table:table-row table:style-name="ro5">
          <table:table-cell table:formula="of:=['RAW Linphone'.B2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5];&quot;line:&quot;;&quot;&quot;)" office:value-type="string" office:string-value="865">
            <text:p>865</text:p>
          </table:table-cell>
          <table:table-cell table:style-name="ce60" table:formula="of:=SUBSTITUTE(['RAW Linphone'.F275];&quot;returntype:&quot;;&quot;&quot;)" office:value-type="string" office:string-value="void">
            <text:p>void</text:p>
          </table:table-cell>
          <table:table-cell table:formula="of:=['RAW Linphone'.A275]" office:value-type="string" office:string-value="linphone_core_set_nortp_timeout">
            <text:p>linphone_core_set_nortp_timeout</text:p>
          </table:table-cell>
          <table:table-cell table:style-name="ce60" table:formula="of:=SUBSTITUTE(['RAW Linphone'.E275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2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6];&quot;line:&quot;;&quot;&quot;)" office:value-type="string" office:string-value="1026">
            <text:p>1026</text:p>
          </table:table-cell>
          <table:table-cell table:style-name="ce60" table:formula="of:=SUBSTITUTE(['RAW Linphone'.F276];&quot;returntype:&quot;;&quot;&quot;)" office:value-type="string" office:string-value="void">
            <text:p>void</text:p>
          </table:table-cell>
          <table:table-cell table:formula="of:=['RAW Linphone'.A276]" office:value-type="string" office:string-value="linphone_core_set_play_file">
            <text:p>linphone_core_set_play_file</text:p>
          </table:table-cell>
          <table:table-cell table:style-name="ce60" table:formula="of:=SUBSTITUTE(['RAW Linphone'.E276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5">
          <table:table-cell table:formula="of:=['RAW Linphone'.B2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7];&quot;line:&quot;;&quot;&quot;)" office:value-type="string" office:string-value="920">
            <text:p>920</text:p>
          </table:table-cell>
          <table:table-cell table:style-name="ce60" table:formula="of:=SUBSTITUTE(['RAW Linphone'.F277];&quot;returntype:&quot;;&quot;&quot;)" office:value-type="string" office:string-value="void">
            <text:p>void</text:p>
          </table:table-cell>
          <table:table-cell table:formula="of:=['RAW Linphone'.A277]" office:value-type="string" office:string-value="linphone_core_set_play_level">
            <text:p>linphone_core_set_play_level</text:p>
          </table:table-cell>
          <table:table-cell table:style-name="ce60" table:formula="of:=SUBSTITUTE(['RAW Linphone'.E277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5">
          <table:table-cell table:formula="of:=['RAW Linphone'.B2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8];&quot;line:&quot;;&quot;&quot;)" office:value-type="string" office:string-value="930">
            <text:p>930</text:p>
          </table:table-cell>
          <table:table-cell table:style-name="ce60" table:formula="of:=SUBSTITUTE(['RAW Linphone'.F278];&quot;returntype:&quot;;&quot;&quot;)" office:value-type="string" office:string-value="int">
            <text:p>int</text:p>
          </table:table-cell>
          <table:table-cell table:formula="of:=['RAW Linphone'.A278]" office:value-type="string" office:string-value="linphone_core_set_playback_device">
            <text:p>linphone_core_set_playback_device</text:p>
          </table:table-cell>
          <table:table-cell table:style-name="ce60" table:formula="of:=SUBSTITUTE(['RAW Linphone'.E27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5">
          <table:table-cell table:formula="of:=['RAW Linphone'.B2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9];&quot;line:&quot;;&quot;&quot;)" office:value-type="string" office:string-value="922">
            <text:p>922</text:p>
          </table:table-cell>
          <table:table-cell table:style-name="ce60" table:formula="of:=SUBSTITUTE(['RAW Linphone'.F279];&quot;returntype:&quot;;&quot;&quot;)" office:value-type="string" office:string-value="void">
            <text:p>void</text:p>
          </table:table-cell>
          <table:table-cell table:formula="of:=['RAW Linphone'.A279]" office:value-type="string" office:string-value="linphone_core_set_playback_gain_db">
            <text:p>linphone_core_set_playback_gain_db</text:p>
          </table:table-cell>
          <table:table-cell table:style-name="ce60" table:formula="of:=SUBSTITUTE(['RAW Linphone'.E279];&quot;signature:&quot;;&quot;&quot;)" office:value-type="string" office:string-value="(LinphoneCore *lc, float level)">
            <text:p>(LinphoneCore *lc, float level)</text:p>
          </table:table-cell>
          <table:table-cell table:number-columns-repeated="1018"/>
        </table:table-row>
        <table:table-row table:style-name="ro5">
          <table:table-cell table:formula="of:=['RAW Linphone'.B2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0];&quot;line:&quot;;&quot;&quot;)" office:value-type="string" office:string-value="986">
            <text:p>986</text:p>
          </table:table-cell>
          <table:table-cell table:style-name="ce60" table:formula="of:=SUBSTITUTE(['RAW Linphone'.F280];&quot;returntype:&quot;;&quot;&quot;)" office:value-type="string" office:string-value="void">
            <text:p>void</text:p>
          </table:table-cell>
          <table:table-cell table:formula="of:=['RAW Linphone'.A280]" office:value-type="string" office:string-value="linphone_core_set_preferred_video_size">
            <text:p>linphone_core_set_preferred_video_size</text:p>
          </table:table-cell>
          <table:table-cell table:style-name="ce60" table:formula="of:=SUBSTITUTE(['RAW Linphone'.E280];&quot;signature:&quot;;&quot;&quot;)" office:value-type="string" office:string-value="(LinphoneCore *lc, MSVideoSize vsize)">
            <text:p>(LinphoneCore *lc, MSVideoSize vsize)</text:p>
          </table:table-cell>
          <table:table-cell table:number-columns-repeated="1018"/>
        </table:table-row>
        <table:table-row table:style-name="ro5">
          <table:table-cell table:formula="of:=['RAW Linphone'.B2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1];&quot;line:&quot;;&quot;&quot;)" office:value-type="string" office:string-value="988">
            <text:p>988</text:p>
          </table:table-cell>
          <table:table-cell table:style-name="ce60" table:formula="of:=SUBSTITUTE(['RAW Linphone'.F281];&quot;returntype:&quot;;&quot;&quot;)" office:value-type="string" office:string-value="void">
            <text:p>void</text:p>
          </table:table-cell>
          <table:table-cell table:formula="of:=['RAW Linphone'.A281]" office:value-type="string" office:string-value="linphone_core_set_preferred_video_size_by_name">
            <text:p>linphone_core_set_preferred_video_size_by_name</text:p>
          </table:table-cell>
          <table:table-cell table:style-name="ce60" table:formula="of:=SUBSTITUTE(['RAW Linphone'.E281];&quot;signature:&quot;;&quot;&quot;)" office:value-type="string" office:string-value="(LinphoneCore *lc, const char *name)">
            <text:p>(LinphoneCore *lc, const char *name)</text:p>
          </table:table-cell>
          <table:table-cell table:number-columns-repeated="1018"/>
        </table:table-row>
        <table:table-row table:style-name="ro5">
          <table:table-cell table:formula="of:=['RAW Linphone'.B2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2];&quot;line:&quot;;&quot;&quot;)" office:value-type="string" office:string-value="765">
            <text:p>765</text:p>
          </table:table-cell>
          <table:table-cell table:style-name="ce60" table:formula="of:=SUBSTITUTE(['RAW Linphone'.F282];&quot;returntype:&quot;;&quot;&quot;)" office:value-type="string" office:string-value="int">
            <text:p>int</text:p>
          </table:table-cell>
          <table:table-cell table:formula="of:=['RAW Linphone'.A282]" office:value-type="string" office:string-value="linphone_core_set_primary_contact">
            <text:p>linphone_core_set_primary_contact</text:p>
          </table:table-cell>
          <table:table-cell table:style-name="ce60" table:formula="of:=SUBSTITUTE(['RAW Linphone'.E282];&quot;signature:&quot;;&quot;&quot;)" office:value-type="string" office:string-value="(LinphoneCore *lc, const char *contact)">
            <text:p>(LinphoneCore *lc, const char *contact)</text:p>
          </table:table-cell>
          <table:table-cell table:number-columns-repeated="1018"/>
        </table:table-row>
        <table:table-row table:style-name="ro5">
          <table:table-cell table:formula="of:=['RAW Linphone'.B2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3];&quot;line:&quot;;&quot;&quot;)" office:value-type="string" office:string-value="925">
            <text:p>925</text:p>
          </table:table-cell>
          <table:table-cell table:style-name="ce60" table:formula="of:=SUBSTITUTE(['RAW Linphone'.F283];&quot;returntype:&quot;;&quot;&quot;)" office:value-type="string" office:string-value="void">
            <text:p>void</text:p>
          </table:table-cell>
          <table:table-cell table:formula="of:=['RAW Linphone'.A283]" office:value-type="string" office:string-value="linphone_core_set_rec_level">
            <text:p>linphone_core_set_rec_level</text:p>
          </table:table-cell>
          <table:table-cell table:style-name="ce60" table:formula="of:=SUBSTITUTE(['RAW Linphone'.E283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5">
          <table:table-cell table:formula="of:=['RAW Linphone'.B2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4];&quot;line:&quot;;&quot;&quot;)" office:value-type="string" office:string-value="1027">
            <text:p>1027</text:p>
          </table:table-cell>
          <table:table-cell table:style-name="ce60" table:formula="of:=SUBSTITUTE(['RAW Linphone'.F284];&quot;returntype:&quot;;&quot;&quot;)" office:value-type="string" office:string-value="void">
            <text:p>void</text:p>
          </table:table-cell>
          <table:table-cell table:formula="of:=['RAW Linphone'.A284]" office:value-type="string" office:string-value="linphone_core_set_record_file">
            <text:p>linphone_core_set_record_file</text:p>
          </table:table-cell>
          <table:table-cell table:style-name="ce60" table:formula="of:=SUBSTITUTE(['RAW Linphone'.E284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5">
          <table:table-cell table:formula="of:=['RAW Linphone'.B2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5];&quot;line:&quot;;&quot;&quot;)" office:value-type="string" office:string-value="908">
            <text:p>908</text:p>
          </table:table-cell>
          <table:table-cell table:style-name="ce60" table:formula="of:=SUBSTITUTE(['RAW Linphone'.F285];&quot;returntype:&quot;;&quot;&quot;)" office:value-type="string" office:string-value="int">
            <text:p>int</text:p>
          </table:table-cell>
          <table:table-cell table:formula="of:=['RAW Linphone'.A285]" office:value-type="string" office:string-value="linphone_core_set_relay_addr">
            <text:p>linphone_core_set_relay_addr</text:p>
          </table:table-cell>
          <table:table-cell table:style-name="ce60" table:formula="of:=SUBSTITUTE(['RAW Linphone'.E285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5">
          <table:table-cell table:formula="of:=['RAW Linphone'.B2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6];&quot;line:&quot;;&quot;&quot;)" office:value-type="string" office:string-value="941">
            <text:p>941</text:p>
          </table:table-cell>
          <table:table-cell table:style-name="ce60" table:formula="of:=SUBSTITUTE(['RAW Linphone'.F286];&quot;returntype:&quot;;&quot;&quot;)" office:value-type="string" office:string-value="void">
            <text:p>void</text:p>
          </table:table-cell>
          <table:table-cell table:formula="of:=['RAW Linphone'.A286]" office:value-type="string" office:string-value="linphone_core_set_remote_ringback_tone">
            <text:p>linphone_core_set_remote_ringback_tone</text:p>
          </table:table-cell>
          <table:table-cell table:style-name="ce60" table:formula="of:=SUBSTITUTE(['RAW Linphone'.E286];&quot;signature:&quot;;&quot;&quot;)" office:value-type="string" office:string-value="(LinphoneCore *lc,const char *)">
            <text:p>(LinphoneCore *lc,const char *)</text:p>
          </table:table-cell>
          <table:table-cell table:number-columns-repeated="1018"/>
        </table:table-row>
        <table:table-row table:style-name="ro5">
          <table:table-cell table:formula="of:=['RAW Linphone'.B2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7];&quot;line:&quot;;&quot;&quot;)" office:value-type="string" office:string-value="934">
            <text:p>934</text:p>
          </table:table-cell>
          <table:table-cell table:style-name="ce60" table:formula="of:=SUBSTITUTE(['RAW Linphone'.F287];&quot;returntype:&quot;;&quot;&quot;)" office:value-type="string" office:string-value="void">
            <text:p>void</text:p>
          </table:table-cell>
          <table:table-cell table:formula="of:=['RAW Linphone'.A287]" office:value-type="string" office:string-value="linphone_core_set_ring">
            <text:p>linphone_core_set_ring</text:p>
          </table:table-cell>
          <table:table-cell table:style-name="ce60" table:formula="of:=SUBSTITUTE(['RAW Linphone'.E28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8];&quot;line:&quot;;&quot;&quot;)" office:value-type="string" office:string-value="919">
            <text:p>919</text:p>
          </table:table-cell>
          <table:table-cell table:style-name="ce60" table:formula="of:=SUBSTITUTE(['RAW Linphone'.F288];&quot;returntype:&quot;;&quot;&quot;)" office:value-type="string" office:string-value="void">
            <text:p>void</text:p>
          </table:table-cell>
          <table:table-cell table:formula="of:=['RAW Linphone'.A288]" office:value-type="string" office:string-value="linphone_core_set_ring_level">
            <text:p>linphone_core_set_ring_level</text:p>
          </table:table-cell>
          <table:table-cell table:style-name="ce60" table:formula="of:=SUBSTITUTE(['RAW Linphone'.E288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5">
          <table:table-cell table:formula="of:=['RAW Linphone'.B2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9];&quot;line:&quot;;&quot;&quot;)" office:value-type="string" office:string-value="938">
            <text:p>938</text:p>
          </table:table-cell>
          <table:table-cell table:style-name="ce60" table:formula="of:=SUBSTITUTE(['RAW Linphone'.F289];&quot;returntype:&quot;;&quot;&quot;)" office:value-type="string" office:string-value="void">
            <text:p>void</text:p>
          </table:table-cell>
          <table:table-cell table:formula="of:=['RAW Linphone'.A289]" office:value-type="string" office:string-value="linphone_core_set_ringback">
            <text:p>linphone_core_set_ringback</text:p>
          </table:table-cell>
          <table:table-cell table:style-name="ce60" table:formula="of:=SUBSTITUTE(['RAW Linphone'.E289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0];&quot;line:&quot;;&quot;&quot;)" office:value-type="string" office:string-value="929">
            <text:p>929</text:p>
          </table:table-cell>
          <table:table-cell table:style-name="ce60" table:formula="of:=SUBSTITUTE(['RAW Linphone'.F290];&quot;returntype:&quot;;&quot;&quot;)" office:value-type="string" office:string-value="int">
            <text:p>int</text:p>
          </table:table-cell>
          <table:table-cell table:formula="of:=['RAW Linphone'.A290]" office:value-type="string" office:string-value="linphone_core_set_ringer_device">
            <text:p>linphone_core_set_ringer_device</text:p>
          </table:table-cell>
          <table:table-cell table:style-name="ce60" table:formula="of:=SUBSTITUTE(['RAW Linphone'.E290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5">
          <table:table-cell table:formula="of:=['RAW Linphone'.B2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1];&quot;line:&quot;;&quot;&quot;)" office:value-type="string" office:string-value="937">
            <text:p>937</text:p>
          </table:table-cell>
          <table:table-cell table:style-name="ce60" table:formula="of:=SUBSTITUTE(['RAW Linphone'.F291];&quot;returntype:&quot;;&quot;&quot;)" office:value-type="string" office:string-value="void">
            <text:p>void</text:p>
          </table:table-cell>
          <table:table-cell table:formula="of:=['RAW Linphone'.A291]" office:value-type="string" office:string-value="linphone_core_set_root_ca">
            <text:p>linphone_core_set_root_ca</text:p>
          </table:table-cell>
          <table:table-cell table:style-name="ce60" table:formula="of:=SUBSTITUTE(['RAW Linphone'.E291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2];&quot;line:&quot;;&quot;&quot;)" office:value-type="string" office:string-value="966">
            <text:p>966</text:p>
          </table:table-cell>
          <table:table-cell table:style-name="ce60" table:formula="of:=SUBSTITUTE(['RAW Linphone'.F292];&quot;returntype:&quot;;&quot;&quot;)" office:value-type="string" office:string-value="void">
            <text:p>void</text:p>
          </table:table-cell>
          <table:table-cell table:formula="of:=['RAW Linphone'.A292]" office:value-type="string" office:string-value="linphone_core_set_rtp_no_xmit_on_audio_mute">
            <text:p>linphone_core_set_rtp_no_xmit_on_audio_mute</text:p>
          </table:table-cell>
          <table:table-cell table:style-name="ce60" table:formula="of:=SUBSTITUTE(['RAW Linphone'.E29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2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3];&quot;line:&quot;;&quot;&quot;)" office:value-type="string" office:string-value="1093">
            <text:p>1093</text:p>
          </table:table-cell>
          <table:table-cell table:style-name="ce60" table:formula="of:=SUBSTITUTE(['RAW Linphone'.F293];&quot;returntype:&quot;;&quot;&quot;)" office:value-type="string" office:string-value="void">
            <text:p>void</text:p>
          </table:table-cell>
          <table:table-cell table:formula="of:=['RAW Linphone'.A293]" office:value-type="string" office:string-value="linphone_core_set_rtp_transport_factories">
            <text:p>linphone_core_set_rtp_transport_factories</text:p>
          </table:table-cell>
          <table:table-cell table:style-name="ce60" table:formula="of:=SUBSTITUTE(['RAW Linphone'.E293];&quot;signature:&quot;;&quot;&quot;)" office:value-type="string" office:string-value="(LinphoneCore* lc, LinphoneRtpTransportFactories *factories)">
            <text:p>(LinphoneCore* lc, LinphoneRtpTransportFactories *factories)</text:p>
          </table:table-cell>
          <table:table-cell table:number-columns-repeated="1018"/>
        </table:table-row>
        <table:table-row table:style-name="ro5">
          <table:table-cell table:formula="of:=['RAW Linphone'.B2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4];&quot;line:&quot;;&quot;&quot;)" office:value-type="string" office:string-value="875">
            <text:p>875</text:p>
          </table:table-cell>
          <table:table-cell table:style-name="ce60" table:formula="of:=SUBSTITUTE(['RAW Linphone'.F294];&quot;returntype:&quot;;&quot;&quot;)" office:value-type="string" office:string-value="void">
            <text:p>void</text:p>
          </table:table-cell>
          <table:table-cell table:formula="of:=['RAW Linphone'.A294]" office:value-type="string" office:string-value="linphone_core_set_sip_port">
            <text:p>linphone_core_set_sip_port</text:p>
          </table:table-cell>
          <table:table-cell table:style-name="ce60" table:formula="of:=SUBSTITUTE(['RAW Linphone'.E294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2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5];&quot;line:&quot;;&quot;&quot;)" office:value-type="string" office:string-value="879">
            <text:p>879</text:p>
          </table:table-cell>
          <table:table-cell table:style-name="ce60" table:formula="of:=SUBSTITUTE(['RAW Linphone'.F295];&quot;returntype:&quot;;&quot;&quot;)" office:value-type="string" office:string-value="int">
            <text:p>int</text:p>
          </table:table-cell>
          <table:table-cell table:formula="of:=['RAW Linphone'.A295]" office:value-type="string" office:string-value="linphone_core_set_sip_transports">
            <text:p>linphone_core_set_sip_transports</text:p>
          </table:table-cell>
          <table:table-cell table:style-name="ce60" table:formula="of:=SUBSTITUTE(['RAW Linphone'.E295];&quot;signature:&quot;;&quot;&quot;)" office:value-type="string" office:string-value="(LinphoneCore *lc, const LCSipTransports *transports)">
            <text:p>(LinphoneCore *lc, const LCSipTransports *transports)</text:p>
          </table:table-cell>
          <table:table-cell table:number-columns-repeated="1018"/>
        </table:table-row>
        <table:table-row table:style-name="ro5">
          <table:table-cell table:formula="of:=['RAW Linphone'.B2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6];&quot;line:&quot;;&quot;&quot;)" office:value-type="string" office:string-value="933">
            <text:p>933</text:p>
          </table:table-cell>
          <table:table-cell table:style-name="ce60" table:formula="of:=SUBSTITUTE(['RAW Linphone'.F296];&quot;returntype:&quot;;&quot;&quot;)" office:value-type="string" office:string-value="void">
            <text:p>void</text:p>
          </table:table-cell>
          <table:table-cell table:formula="of:=['RAW Linphone'.A296]" office:value-type="string" office:string-value="linphone_core_set_sound_source">
            <text:p>linphone_core_set_sound_source</text:p>
          </table:table-cell>
          <table:table-cell table:style-name="ce60" table:formula="of:=SUBSTITUTE(['RAW Linphone'.E296];&quot;signature:&quot;;&quot;&quot;)" office:value-type="string" office:string-value="(LinphoneCore *lc, char source)">
            <text:p>(LinphoneCore *lc, char source)</text:p>
          </table:table-cell>
          <table:table-cell table:number-columns-repeated="1018"/>
        </table:table-row>
        <table:table-row table:style-name="ro5">
          <table:table-cell table:formula="of:=['RAW Linphone'.B2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7];&quot;line:&quot;;&quot;&quot;)" office:value-type="string" office:string-value="1004">
            <text:p>1004</text:p>
          </table:table-cell>
          <table:table-cell table:style-name="ce60" table:formula="of:=SUBSTITUTE(['RAW Linphone'.F297];&quot;returntype:&quot;;&quot;&quot;)" office:value-type="string" office:string-value="int">
            <text:p>int</text:p>
          </table:table-cell>
          <table:table-cell table:formula="of:=['RAW Linphone'.A297]" office:value-type="string" office:string-value="linphone_core_set_static_picture">
            <text:p>linphone_core_set_static_picture</text:p>
          </table:table-cell>
          <table:table-cell table:style-name="ce60" table:formula="of:=SUBSTITUTE(['RAW Linphone'.E29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8];&quot;line:&quot;;&quot;&quot;)" office:value-type="string" office:string-value="1007">
            <text:p>1007</text:p>
          </table:table-cell>
          <table:table-cell table:style-name="ce60" table:formula="of:=SUBSTITUTE(['RAW Linphone'.F298];&quot;returntype:&quot;;&quot;&quot;)" office:value-type="string" office:string-value="int">
            <text:p>int</text:p>
          </table:table-cell>
          <table:table-cell table:formula="of:=['RAW Linphone'.A298]" office:value-type="string" office:string-value="linphone_core_set_static_picture_fps">
            <text:p>linphone_core_set_static_picture_fps</text:p>
          </table:table-cell>
          <table:table-cell table:style-name="ce60" table:formula="of:=SUBSTITUTE(['RAW Linphone'.E298];&quot;signature:&quot;;&quot;&quot;)" office:value-type="string" office:string-value="(LinphoneCore *lc, float fps)">
            <text:p>(LinphoneCore *lc, float fps)</text:p>
          </table:table-cell>
          <table:table-cell table:number-columns-repeated="1018"/>
        </table:table-row>
        <table:table-row table:style-name="ro5">
          <table:table-cell table:formula="of:=['RAW Linphone'.B2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9];&quot;line:&quot;;&quot;&quot;)" office:value-type="string" office:string-value="894">
            <text:p>894</text:p>
          </table:table-cell>
          <table:table-cell table:style-name="ce60" table:formula="of:=SUBSTITUTE(['RAW Linphone'.F299];&quot;returntype:&quot;;&quot;&quot;)" office:value-type="string" office:string-value="void">
            <text:p>void</text:p>
          </table:table-cell>
          <table:table-cell table:formula="of:=['RAW Linphone'.A299]" office:value-type="string" office:string-value="linphone_core_set_stun_server">
            <text:p>linphone_core_set_stun_server</text:p>
          </table:table-cell>
          <table:table-cell table:style-name="ce60" table:formula="of:=SUBSTITUTE(['RAW Linphone'.E299];&quot;signature:&quot;;&quot;&quot;)" office:value-type="string" office:string-value="(LinphoneCore *lc, const char *server)">
            <text:p>(LinphoneCore *lc, const char *server)</text:p>
          </table:table-cell>
          <table:table-cell table:number-columns-repeated="1018"/>
        </table:table-row>
        <table:table-row table:style-name="ro5">
          <table:table-cell table:formula="of:=['RAW Linphone'.B3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0];&quot;line:&quot;;&quot;&quot;)" office:value-type="string" office:string-value="781">
            <text:p>781</text:p>
          </table:table-cell>
          <table:table-cell table:style-name="ce60" table:formula="of:=SUBSTITUTE(['RAW Linphone'.F300];&quot;returntype:&quot;;&quot;&quot;)" office:value-type="string" office:string-value="void">
            <text:p>void</text:p>
          </table:table-cell>
          <table:table-cell table:formula="of:=['RAW Linphone'.A300]" office:value-type="string" office:string-value="linphone_core_set_upload_bandwidth">
            <text:p>linphone_core_set_upload_bandwidth</text:p>
          </table:table-cell>
          <table:table-cell table:style-name="ce60" table:formula="of:=SUBSTITUTE(['RAW Linphone'.E300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5">
          <table:table-cell table:formula="of:=['RAW Linphone'.B3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1];&quot;line:&quot;;&quot;&quot;)" office:value-type="string" office:string-value="800">
            <text:p>800</text:p>
          </table:table-cell>
          <table:table-cell table:style-name="ce60" table:formula="of:=SUBSTITUTE(['RAW Linphone'.F301];&quot;returntype:&quot;;&quot;&quot;)" office:value-type="string" office:string-value="void">
            <text:p>void</text:p>
          </table:table-cell>
          <table:table-cell table:formula="of:=['RAW Linphone'.A301]" office:value-type="string" office:string-value="linphone_core_set_upload_ptime">
            <text:p>linphone_core_set_upload_ptime</text:p>
          </table:table-cell>
          <table:table-cell table:style-name="ce60" table:formula="of:=SUBSTITUTE(['RAW Linphone'.E301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5">
          <table:table-cell table:formula="of:=['RAW Linphone'.B3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2];&quot;line:&quot;;&quot;&quot;)" office:value-type="string" office:string-value="867">
            <text:p>867</text:p>
          </table:table-cell>
          <table:table-cell table:style-name="ce60" table:formula="of:=SUBSTITUTE(['RAW Linphone'.F302];&quot;returntype:&quot;;&quot;&quot;)" office:value-type="string" office:string-value="void">
            <text:p>void</text:p>
          </table:table-cell>
          <table:table-cell table:formula="of:=['RAW Linphone'.A302]" office:value-type="string" office:string-value="linphone_core_set_use_info_for_dtmf">
            <text:p>linphone_core_set_use_info_for_dtmf</text:p>
          </table:table-cell>
          <table:table-cell table:style-name="ce60" table:formula="of:=SUBSTITUTE(['RAW Linphone'.E302];&quot;signature:&quot;;&quot;&quot;)" office:value-type="string" office:string-value="(LinphoneCore *lc, bool_t use_info)">
            <text:p>(LinphoneCore *lc, bool_t use_info)</text:p>
          </table:table-cell>
          <table:table-cell table:number-columns-repeated="1018"/>
        </table:table-row>
        <table:table-row table:style-name="ro5">
          <table:table-cell table:formula="of:=['RAW Linphone'.B3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3];&quot;line:&quot;;&quot;&quot;)" office:value-type="string" office:string-value="871">
            <text:p>871</text:p>
          </table:table-cell>
          <table:table-cell table:style-name="ce60" table:formula="of:=SUBSTITUTE(['RAW Linphone'.F303];&quot;returntype:&quot;;&quot;&quot;)" office:value-type="string" office:string-value="void">
            <text:p>void</text:p>
          </table:table-cell>
          <table:table-cell table:formula="of:=['RAW Linphone'.A303]" office:value-type="string" office:string-value="linphone_core_set_use_rfc2833_for_dtmf">
            <text:p>linphone_core_set_use_rfc2833_for_dtmf</text:p>
          </table:table-cell>
          <table:table-cell table:style-name="ce60" table:formula="of:=SUBSTITUTE(['RAW Linphone'.E303];&quot;signature:&quot;;&quot;&quot;)" office:value-type="string" office:string-value="(LinphoneCore *lc,bool_t use_rfc2833)">
            <text:p>(LinphoneCore *lc,bool_t use_rfc2833)</text:p>
          </table:table-cell>
          <table:table-cell table:number-columns-repeated="1018"/>
        </table:table-row>
        <table:table-row table:style-name="ro5">
          <table:table-cell table:formula="of:=['RAW Linphone'.B3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4];&quot;line:&quot;;&quot;&quot;)" office:value-type="string" office:string-value="708">
            <text:p>708</text:p>
          </table:table-cell>
          <table:table-cell table:style-name="ce60" table:formula="of:=SUBSTITUTE(['RAW Linphone'.F304];&quot;returntype:&quot;;&quot;&quot;)" office:value-type="string" office:string-value="void">
            <text:p>void</text:p>
          </table:table-cell>
          <table:table-cell table:formula="of:=['RAW Linphone'.A304]" office:value-type="string" office:string-value="linphone_core_set_user_agent">
            <text:p>linphone_core_set_user_agent</text:p>
          </table:table-cell>
          <table:table-cell table:style-name="ce60" table:formula="of:=SUBSTITUTE(['RAW Linphone'.E304];&quot;signature:&quot;;&quot;&quot;)" office:value-type="string" office:string-value="(const char *ua_name, const char *version)">
            <text:p>(const char *ua_name, const char *version)</text:p>
          </table:table-cell>
          <table:table-cell table:number-columns-repeated="1018"/>
        </table:table-row>
        <table:table-row table:style-name="ro5">
          <table:table-cell table:formula="of:=['RAW Linphone'.B3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5];&quot;line:&quot;;&quot;&quot;)" office:value-type="string" office:string-value="1065">
            <text:p>1065</text:p>
          </table:table-cell>
          <table:table-cell table:style-name="ce60" table:formula="of:=SUBSTITUTE(['RAW Linphone'.F305];&quot;returntype:&quot;;&quot;&quot;)" office:value-type="string" office:string-value="void">
            <text:p>void</text:p>
          </table:table-cell>
          <table:table-cell table:formula="of:=['RAW Linphone'.A305]" office:value-type="string" office:string-value="linphone_core_set_user_data">
            <text:p>linphone_core_set_user_data</text:p>
          </table:table-cell>
          <table:table-cell table:style-name="ce60" table:formula="of:=SUBSTITUTE(['RAW Linphone'.E305];&quot;signature:&quot;;&quot;&quot;)" office:value-type="string" office:string-value="(LinphoneCore *lc, void *userdata)">
            <text:p>(LinphoneCore *lc, void *userdata)</text:p>
          </table:table-cell>
          <table:table-cell table:number-columns-repeated="1018"/>
        </table:table-row>
        <table:table-row table:style-name="ro5">
          <table:table-cell table:formula="of:=['RAW Linphone'.B3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6];&quot;line:&quot;;&quot;&quot;)" office:value-type="string" office:string-value="811">
            <text:p>811</text:p>
          </table:table-cell>
          <table:table-cell table:style-name="ce60" table:formula="of:=SUBSTITUTE(['RAW Linphone'.F306];&quot;returntype:&quot;;&quot;&quot;)" office:value-type="string" office:string-value="int">
            <text:p>int</text:p>
          </table:table-cell>
          <table:table-cell table:formula="of:=['RAW Linphone'.A306]" office:value-type="string" office:string-value="linphone_core_set_video_codecs">
            <text:p>linphone_core_set_video_codecs</text:p>
          </table:table-cell>
          <table:table-cell table:style-name="ce60" table:formula="of:=SUBSTITUTE(['RAW Linphone'.E306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5">
          <table:table-cell table:formula="of:=['RAW Linphone'.B3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7];&quot;line:&quot;;&quot;&quot;)" office:value-type="string" office:string-value="1000">
            <text:p>1000</text:p>
          </table:table-cell>
          <table:table-cell table:style-name="ce60" table:formula="of:=SUBSTITUTE(['RAW Linphone'.F307];&quot;returntype:&quot;;&quot;&quot;)" office:value-type="string" office:string-value="int">
            <text:p>int</text:p>
          </table:table-cell>
          <table:table-cell table:formula="of:=['RAW Linphone'.A307]" office:value-type="string" office:string-value="linphone_core_set_video_device">
            <text:p>linphone_core_set_video_device</text:p>
          </table:table-cell>
          <table:table-cell table:style-name="ce60" table:formula="of:=SUBSTITUTE(['RAW Linphone'.E307];&quot;signature:&quot;;&quot;&quot;)" office:value-type="string" office:string-value="(LinphoneCore *lc, const char *id)">
            <text:p>(LinphoneCore *lc, const char *id)</text:p>
          </table:table-cell>
          <table:table-cell table:number-columns-repeated="1018"/>
        </table:table-row>
        <table:table-row table:style-name="ro5">
          <table:table-cell table:formula="of:=['RAW Linphone'.B3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8];&quot;line:&quot;;&quot;&quot;)" office:value-type="string" office:string-value="977">
            <text:p>977</text:p>
          </table:table-cell>
          <table:table-cell table:style-name="ce60" table:formula="of:=SUBSTITUTE(['RAW Linphone'.F308];&quot;returntype:&quot;;&quot;&quot;)" office:value-type="string" office:string-value="void">
            <text:p>void</text:p>
          </table:table-cell>
          <table:table-cell table:formula="of:=['RAW Linphone'.A308]" office:value-type="string" office:string-value="linphone_core_set_video_policy">
            <text:p>linphone_core_set_video_policy</text:p>
          </table:table-cell>
          <table:table-cell table:style-name="ce60" table:formula="of:=SUBSTITUTE(['RAW Linphone'.E308];&quot;signature:&quot;;&quot;&quot;)" office:value-type="string" office:string-value="(LinphoneCore *lc, const LinphoneVideoPolicy *policy)">
            <text:p>(LinphoneCore *lc, const LinphoneVideoPolicy *policy)</text:p>
          </table:table-cell>
          <table:table-cell table:number-columns-repeated="1018"/>
        </table:table-row>
        <table:table-row table:style-name="ro5">
          <table:table-cell table:formula="of:=['RAW Linphone'.B3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9];&quot;line:&quot;;&quot;&quot;)" office:value-type="string" office:string-value="863">
            <text:p>863</text:p>
          </table:table-cell>
          <table:table-cell table:style-name="ce60" table:formula="of:=SUBSTITUTE(['RAW Linphone'.F309];&quot;returntype:&quot;;&quot;&quot;)" office:value-type="string" office:string-value="void">
            <text:p>void</text:p>
          </table:table-cell>
          <table:table-cell table:formula="of:=['RAW Linphone'.A309]" office:value-type="string" office:string-value="linphone_core_set_video_port">
            <text:p>linphone_core_set_video_port</text:p>
          </table:table-cell>
          <table:table-cell table:style-name="ce60" table:formula="of:=SUBSTITUTE(['RAW Linphone'.E309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3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0];&quot;line:&quot;;&quot;&quot;)" office:value-type="string" office:string-value="1072">
            <text:p>1072</text:p>
          </table:table-cell>
          <table:table-cell table:style-name="ce60" table:formula="of:=SUBSTITUTE(['RAW Linphone'.F310];&quot;returntype:&quot;;&quot;&quot;)" office:value-type="string" office:string-value="void">
            <text:p>void</text:p>
          </table:table-cell>
          <table:table-cell table:formula="of:=['RAW Linphone'.A310]" office:value-type="string" office:string-value="linphone_core_set_waiting_callback">
            <text:p>linphone_core_set_waiting_callback</text:p>
          </table:table-cell>
          <table:table-cell table:style-name="ce60" table:formula="of:=SUBSTITUTE(['RAW Linphone'.E310];&quot;signature:&quot;;&quot;&quot;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number-columns-repeated="1018"/>
        </table:table-row>
        <table:table-row table:style-name="ro5">
          <table:table-cell table:formula="of:=['RAW Linphone'.B3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1];&quot;line:&quot;;&quot;&quot;)" office:value-type="string" office:string-value="1107">
            <text:p>1107</text:p>
          </table:table-cell>
          <table:table-cell table:style-name="ce60" table:formula="of:=SUBSTITUTE(['RAW Linphone'.F311];&quot;returntype:&quot;;&quot;&quot;)" office:value-type="string" office:string-value="void">
            <text:p>void</text:p>
          </table:table-cell>
          <table:table-cell table:formula="of:=['RAW Linphone'.A311]" office:value-type="string" office:string-value="linphone_core_set_zrtp_secrets_file">
            <text:p>linphone_core_set_zrtp_secrets_file</text:p>
          </table:table-cell>
          <table:table-cell table:style-name="ce60" table:formula="of:=SUBSTITUTE(['RAW Linphone'.E311];&quot;signature:&quot;;&quot;&quot;)" office:value-type="string" office:string-value="(LinphoneCore *lc, const char* file)">
            <text:p>(LinphoneCore *lc, const char* file)</text:p>
          </table:table-cell>
          <table:table-cell table:number-columns-repeated="1018"/>
        </table:table-row>
        <table:table-row table:style-name="ro5">
          <table:table-cell table:formula="of:=['RAW Linphone'.B3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2];&quot;line:&quot;;&quot;&quot;)" office:value-type="string" office:string-value="1022">
            <text:p>1022</text:p>
          </table:table-cell>
          <table:table-cell table:style-name="ce60" table:formula="of:=SUBSTITUTE(['RAW Linphone'.F312];&quot;returntype:&quot;;&quot;&quot;)" office:value-type="string" office:string-value="void">
            <text:p>void</text:p>
          </table:table-cell>
          <table:table-cell table:formula="of:=['RAW Linphone'.A312]" office:value-type="string" office:string-value="linphone_core_show_video">
            <text:p>linphone_core_show_video</text:p>
          </table:table-cell>
          <table:table-cell table:style-name="ce60" table:formula="of:=SUBSTITUTE(['RAW Linphone'.E312];&quot;signature:&quot;;&quot;&quot;)" office:value-type="string" office:string-value="(LinphoneCore *lc, bool_t show)">
            <text:p>(LinphoneCore *lc, bool_t show)</text:p>
          </table:table-cell>
          <table:table-cell table:number-columns-repeated="1018"/>
        </table:table-row>
        <table:table-row table:style-name="ro5">
          <table:table-cell table:formula="of:=['RAW Linphone'.B3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3];&quot;line:&quot;;&quot;&quot;)" office:value-type="string" office:string-value="914">
            <text:p>914</text:p>
          </table:table-cell>
          <table:table-cell table:style-name="ce60" table:formula="of:=SUBSTITUTE(['RAW Linphone'.F313];&quot;returntype:&quot;;&quot;&quot;)" office:value-type="string" office:string-value="bool_t">
            <text:p>bool_t</text:p>
          </table:table-cell>
          <table:table-cell table:formula="of:=['RAW Linphone'.A313]" office:value-type="string" office:string-value="linphone_core_sound_device_can_capture">
            <text:p>linphone_core_sound_device_can_capture</text:p>
          </table:table-cell>
          <table:table-cell table:style-name="ce60" table:formula="of:=SUBSTITUTE(['RAW Linphone'.E313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5">
          <table:table-cell table:formula="of:=['RAW Linphone'.B3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4];&quot;line:&quot;;&quot;&quot;)" office:value-type="string" office:string-value="915">
            <text:p>915</text:p>
          </table:table-cell>
          <table:table-cell table:style-name="ce60" table:formula="of:=SUBSTITUTE(['RAW Linphone'.F314];&quot;returntype:&quot;;&quot;&quot;)" office:value-type="string" office:string-value="bool_t">
            <text:p>bool_t</text:p>
          </table:table-cell>
          <table:table-cell table:formula="of:=['RAW Linphone'.A314]" office:value-type="string" office:string-value="linphone_core_sound_device_can_playback">
            <text:p>linphone_core_sound_device_can_playback</text:p>
          </table:table-cell>
          <table:table-cell table:style-name="ce60" table:formula="of:=SUBSTITUTE(['RAW Linphone'.E314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5">
          <table:table-cell table:formula="of:=['RAW Linphone'.B3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5];&quot;line:&quot;;&quot;&quot;)" office:value-type="string" office:string-value="1126">
            <text:p>1126</text:p>
          </table:table-cell>
          <table:table-cell table:style-name="ce60" table:formula="of:=SUBSTITUTE(['RAW Linphone'.F315];&quot;returntype:&quot;;&quot;&quot;)" office:value-type="string" office:string-value="bool_t">
            <text:p>bool_t</text:p>
          </table:table-cell>
          <table:table-cell table:formula="of:=['RAW Linphone'.A315]" office:value-type="string" office:string-value="linphone_core_sound_resources_locked">
            <text:p>linphone_core_sound_resources_locked</text:p>
          </table:table-cell>
          <table:table-cell table:style-name="ce60" table:formula="of:=SUBSTITUTE(['RAW Linphone'.E31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6];&quot;line:&quot;;&quot;&quot;)" office:value-type="string" office:string-value="1030">
            <text:p>1030</text:p>
          </table:table-cell>
          <table:table-cell table:style-name="ce60" table:formula="of:=SUBSTITUTE(['RAW Linphone'.F316];&quot;returntype:&quot;;&quot;&quot;)" office:value-type="string" office:string-value="void">
            <text:p>void</text:p>
          </table:table-cell>
          <table:table-cell table:formula="of:=['RAW Linphone'.A316]" office:value-type="string" office:string-value="linphone_core_stop_dtmf">
            <text:p>linphone_core_stop_dtmf</text:p>
          </table:table-cell>
          <table:table-cell table:style-name="ce60" table:formula="of:=SUBSTITUTE(['RAW Linphone'.E31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7];&quot;line:&quot;;&quot;&quot;)" office:value-type="string" office:string-value="745">
            <text:p>745</text:p>
          </table:table-cell>
          <table:table-cell table:style-name="ce60" table:formula="of:=SUBSTITUTE(['RAW Linphone'.F317];&quot;returntype:&quot;;&quot;&quot;)" office:value-type="string" office:string-value="int">
            <text:p>int</text:p>
          </table:table-cell>
          <table:table-cell table:formula="of:=['RAW Linphone'.A317]" office:value-type="string" office:string-value="linphone_core_terminate_all_calls">
            <text:p>linphone_core_terminate_all_calls</text:p>
          </table:table-cell>
          <table:table-cell table:style-name="ce60" table:formula="of:=SUBSTITUTE(['RAW Linphone'.E3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8];&quot;line:&quot;;&quot;&quot;)" office:value-type="string" office:string-value="741">
            <text:p>741</text:p>
          </table:table-cell>
          <table:table-cell table:style-name="ce60" table:formula="of:=SUBSTITUTE(['RAW Linphone'.F318];&quot;returntype:&quot;;&quot;&quot;)" office:value-type="string" office:string-value="int">
            <text:p>int</text:p>
          </table:table-cell>
          <table:table-cell table:formula="of:=['RAW Linphone'.A318]" office:value-type="string" office:string-value="linphone_core_terminate_call">
            <text:p>linphone_core_terminate_call</text:p>
          </table:table-cell>
          <table:table-cell table:style-name="ce60" table:formula="of:=SUBSTITUTE(['RAW Linphone'.E31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3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9];&quot;line:&quot;;&quot;&quot;)" office:value-type="string" office:string-value="1120">
            <text:p>1120</text:p>
          </table:table-cell>
          <table:table-cell table:style-name="ce60" table:formula="of:=SUBSTITUTE(['RAW Linphone'.F319];&quot;returntype:&quot;;&quot;&quot;)" office:value-type="string" office:string-value="int">
            <text:p>int</text:p>
          </table:table-cell>
          <table:table-cell table:formula="of:=['RAW Linphone'.A319]" office:value-type="string" office:string-value="linphone_core_terminate_conference">
            <text:p>linphone_core_terminate_conference</text:p>
          </table:table-cell>
          <table:table-cell table:style-name="ce60" table:formula="of:=SUBSTITUTE(['RAW Linphone'.E31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0];&quot;line:&quot;;&quot;&quot;)" office:value-type="string" office:string-value="727">
            <text:p>727</text:p>
          </table:table-cell>
          <table:table-cell table:style-name="ce60" table:formula="of:=SUBSTITUTE(['RAW Linphone'.F320];&quot;returntype:&quot;;&quot;&quot;)" office:value-type="string" office:string-value="int">
            <text:p>int</text:p>
          </table:table-cell>
          <table:table-cell table:formula="of:=['RAW Linphone'.A320]" office:value-type="string" office:string-value="linphone_core_transfer_call">
            <text:p>linphone_core_transfer_call</text:p>
          </table:table-cell>
          <table:table-cell table:style-name="ce60" table:formula="of:=SUBSTITUTE(['RAW Linphone'.E320];&quot;signature:&quot;;&quot;&quot;)" office:value-type="string" office:string-value="(LinphoneCore *lc, LinphoneCall *call, const char *refer_to)">
            <text:p>(LinphoneCore *lc, LinphoneCall *call, const char *refer_to)</text:p>
          </table:table-cell>
          <table:table-cell table:number-columns-repeated="1018"/>
        </table:table-row>
        <table:table-row table:style-name="ro5">
          <table:table-cell table:formula="of:=['RAW Linphone'.B3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1];&quot;line:&quot;;&quot;&quot;)" office:value-type="string" office:string-value="729">
            <text:p>729</text:p>
          </table:table-cell>
          <table:table-cell table:style-name="ce60" table:formula="of:=SUBSTITUTE(['RAW Linphone'.F321];&quot;returntype:&quot;;&quot;&quot;)" office:value-type="string" office:string-value="int">
            <text:p>int</text:p>
          </table:table-cell>
          <table:table-cell table:formula="of:=['RAW Linphone'.A321]" office:value-type="string" office:string-value="linphone_core_transfer_call_to_another">
            <text:p>linphone_core_transfer_call_to_another</text:p>
          </table:table-cell>
          <table:table-cell table:style-name="ce60" table:formula="of:=SUBSTITUTE(['RAW Linphone'.E321];&quot;signature:&quot;;&quot;&quot;)" office:value-type="string" office:string-value="(LinphoneCore *lc, LinphoneCall *call, LinphoneCall *dest)">
            <text:p>(LinphoneCore *lc, LinphoneCall *call, LinphoneCall *dest)</text:p>
          </table:table-cell>
          <table:table-cell table:number-columns-repeated="1018"/>
        </table:table-row>
        <table:table-row table:style-name="ro5">
          <table:table-cell table:formula="of:=['RAW Linphone'.B3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2];&quot;line:&quot;;&quot;&quot;)" office:value-type="string" office:string-value="1151">
            <text:p>1151</text:p>
          </table:table-cell>
          <table:table-cell table:style-name="ce60" table:formula="of:=SUBSTITUTE(['RAW Linphone'.F322];&quot;returntype:&quot;;&quot;&quot;)" office:value-type="string" office:string-value="bool_t">
            <text:p>bool_t</text:p>
          </table:table-cell>
          <table:table-cell table:formula="of:=['RAW Linphone'.A322]" office:value-type="string" office:string-value="linphone_core_tunnel_available">
            <text:p>linphone_core_tunnel_available</text:p>
          </table:table-cell>
          <table:table-cell table:style-name="ce60" table:formula="of:=SUBSTITUTE(['RAW Linphone'.E322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3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3];&quot;line:&quot;;&quot;&quot;)" office:value-type="string" office:string-value="753">
            <text:p>753</text:p>
          </table:table-cell>
          <table:table-cell table:style-name="ce60" table:formula="of:=SUBSTITUTE(['RAW Linphone'.F323];&quot;returntype:&quot;;&quot;&quot;)" office:value-type="string" office:string-value="int">
            <text:p>int</text:p>
          </table:table-cell>
          <table:table-cell table:formula="of:=['RAW Linphone'.A323]" office:value-type="string" office:string-value="linphone_core_update_call">
            <text:p>linphone_core_update_call</text:p>
          </table:table-cell>
          <table:table-cell table:style-name="ce60" table:formula="of:=SUBSTITUTE(['RAW Linphone'.E323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3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4];&quot;line:&quot;;&quot;&quot;)" office:value-type="string" office:string-value="1025">
            <text:p>1025</text:p>
          </table:table-cell>
          <table:table-cell table:style-name="ce60" table:formula="of:=SUBSTITUTE(['RAW Linphone'.F324];&quot;returntype:&quot;;&quot;&quot;)" office:value-type="string" office:string-value="void">
            <text:p>void</text:p>
          </table:table-cell>
          <table:table-cell table:formula="of:=['RAW Linphone'.A324]" office:value-type="string" office:string-value="linphone_core_use_files">
            <text:p>linphone_core_use_files</text:p>
          </table:table-cell>
          <table:table-cell table:style-name="ce60" table:formula="of:=SUBSTITUTE(['RAW Linphone'.E324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5">
          <table:table-cell table:formula="of:=['RAW Linphone'.B3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5];&quot;line:&quot;;&quot;&quot;)" office:value-type="string" office:string-value="1017">
            <text:p>1017</text:p>
          </table:table-cell>
          <table:table-cell table:style-name="ce60" table:formula="of:=SUBSTITUTE(['RAW Linphone'.F325];&quot;returntype:&quot;;&quot;&quot;)" office:value-type="string" office:string-value="void">
            <text:p>void</text:p>
          </table:table-cell>
          <table:table-cell table:formula="of:=['RAW Linphone'.A325]" office:value-type="string" office:string-value="linphone_core_use_preview_window">
            <text:p>linphone_core_use_preview_window</text:p>
          </table:table-cell>
          <table:table-cell table:style-name="ce60" table:formula="of:=SUBSTITUTE(['RAW Linphone'.E325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5">
          <table:table-cell table:formula="of:=['RAW Linphone'.B3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6];&quot;line:&quot;;&quot;&quot;)" office:value-type="string" office:string-value="936">
            <text:p>936</text:p>
          </table:table-cell>
          <table:table-cell table:style-name="ce60" table:formula="of:=SUBSTITUTE(['RAW Linphone'.F326];&quot;returntype:&quot;;&quot;&quot;)" office:value-type="string" office:string-value="void">
            <text:p>void</text:p>
          </table:table-cell>
          <table:table-cell table:formula="of:=['RAW Linphone'.A326]" office:value-type="string" office:string-value="linphone_core_verify_server_certificates">
            <text:p>linphone_core_verify_server_certificates</text:p>
          </table:table-cell>
          <table:table-cell table:style-name="ce60" table:formula="of:=SUBSTITUTE(['RAW Linphone'.E326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5">
          <table:table-cell table:formula="of:=['RAW Linphone'.B3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7];&quot;line:&quot;;&quot;&quot;)" office:value-type="string" office:string-value="976">
            <text:p>976</text:p>
          </table:table-cell>
          <table:table-cell table:style-name="ce60" table:formula="of:=SUBSTITUTE(['RAW Linphone'.F327];&quot;returntype:&quot;;&quot;&quot;)" office:value-type="string" office:string-value="bool_t">
            <text:p>bool_t</text:p>
          </table:table-cell>
          <table:table-cell table:formula="of:=['RAW Linphone'.A327]" office:value-type="string" office:string-value="linphone_core_video_enabled">
            <text:p>linphone_core_video_enabled</text:p>
          </table:table-cell>
          <table:table-cell table:style-name="ce60" table:formula="of:=SUBSTITUTE(['RAW Linphone'.E3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8];&quot;line:&quot;;&quot;&quot;)" office:value-type="string" office:string-value="991">
            <text:p>991</text:p>
          </table:table-cell>
          <table:table-cell table:style-name="ce60" table:formula="of:=SUBSTITUTE(['RAW Linphone'.F328];&quot;returntype:&quot;;&quot;&quot;)" office:value-type="string" office:string-value="bool_t">
            <text:p>bool_t</text:p>
          </table:table-cell>
          <table:table-cell table:formula="of:=['RAW Linphone'.A328]" office:value-type="string" office:string-value="linphone_core_video_preview_enabled">
            <text:p>linphone_core_video_preview_enabled</text:p>
          </table:table-cell>
          <table:table-cell table:style-name="ce60" table:formula="of:=SUBSTITUTE(['RAW Linphone'.E32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3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9];&quot;line:&quot;;&quot;&quot;)" office:value-type="string" office:string-value="974">
            <text:p>974</text:p>
          </table:table-cell>
          <table:table-cell table:style-name="ce60" table:formula="of:=SUBSTITUTE(['RAW Linphone'.F329];&quot;returntype:&quot;;&quot;&quot;)" office:value-type="string" office:string-value="bool_t">
            <text:p>bool_t</text:p>
          </table:table-cell>
          <table:table-cell table:formula="of:=['RAW Linphone'.A329]" office:value-type="string" office:string-value="linphone_core_video_supported">
            <text:p>linphone_core_video_supported</text:p>
          </table:table-cell>
          <table:table-cell table:style-name="ce60" table:formula="of:=SUBSTITUTE(['RAW Linphone'.E3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0];&quot;line:&quot;;&quot;&quot;)" office:value-type="string" office:string-value="584">
            <text:p>584</text:p>
          </table:table-cell>
          <table:table-cell table:style-name="ce60" table:formula="of:=SUBSTITUTE(['RAW Linphone'.F330];&quot;returntype:&quot;;&quot;&quot;)" office:value-type="string" office:string-value="const char*">
            <text:p>const char*</text:p>
          </table:table-cell>
          <table:table-cell table:formula="of:=['RAW Linphone'.A330]" office:value-type="string" office:string-value="linphone_global_state_to_string">
            <text:p>linphone_global_state_to_string</text:p>
          </table:table-cell>
          <table:table-cell table:style-name="ce60" table:formula="of:=SUBSTITUTE(['RAW Linphone'.E330];&quot;signature:&quot;;&quot;&quot;)" office:value-type="string" office:string-value="(LinphoneGlobalState gs)">
            <text:p>(LinphoneGlobalState gs)</text:p>
          </table:table-cell>
          <table:table-cell table:number-columns-repeated="1018"/>
        </table:table-row>
        <table:table-row table:style-name="ro5">
          <table:table-cell table:formula="of:=['RAW Linphone'.B3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1];&quot;line:&quot;;&quot;&quot;)" office:value-type="string" office:string-value="433">
            <text:p>433</text:p>
          </table:table-cell>
          <table:table-cell table:style-name="ce60" table:formula="of:=SUBSTITUTE(['RAW Linphone'.F331];&quot;returntype:&quot;;&quot;&quot;)" office:value-type="string" office:string-value="void">
            <text:p>void</text:p>
          </table:table-cell>
          <table:table-cell table:formula="of:=['RAW Linphone'.A331]" office:value-type="string" office:string-value="linphone_proxy_config_destroy">
            <text:p>linphone_proxy_config_destroy</text:p>
          </table:table-cell>
          <table:table-cell table:style-name="ce60" table:formula="of:=SUBSTITUTE(['RAW Linphone'.E331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5">
          <table:table-cell table:formula="of:=['RAW Linphone'.B3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2];&quot;line:&quot;;&quot;&quot;)" office:value-type="string" office:string-value="402">
            <text:p>402</text:p>
          </table:table-cell>
          <table:table-cell table:style-name="ce60" table:formula="of:=SUBSTITUTE(['RAW Linphone'.F332];&quot;returntype:&quot;;&quot;&quot;)" office:value-type="string" office:string-value="int">
            <text:p>int</text:p>
          </table:table-cell>
          <table:table-cell table:formula="of:=['RAW Linphone'.A332]" office:value-type="string" office:string-value="linphone_proxy_config_done">
            <text:p>linphone_proxy_config_done</text:p>
          </table:table-cell>
          <table:table-cell table:style-name="ce60" table:formula="of:=SUBSTITUTE(['RAW Linphone'.E332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5">
          <table:table-cell table:formula="of:=['RAW Linphone'.B3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3];&quot;line:&quot;;&quot;&quot;)" office:value-type="string" office:string-value="401">
            <text:p>401</text:p>
          </table:table-cell>
          <table:table-cell table:style-name="ce60" table:formula="of:=SUBSTITUTE(['RAW Linphone'.F333];&quot;returntype:&quot;;&quot;&quot;)" office:value-type="string" office:string-value="void">
            <text:p>void</text:p>
          </table:table-cell>
          <table:table-cell table:formula="of:=['RAW Linphone'.A333]" office:value-type="string" office:string-value="linphone_proxy_config_edit">
            <text:p>linphone_proxy_config_edit</text:p>
          </table:table-cell>
          <table:table-cell table:style-name="ce60" table:formula="of:=SUBSTITUTE(['RAW Linphone'.E333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5">
          <table:table-cell table:formula="of:=['RAW Linphone'.B3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4];&quot;line:&quot;;&quot;&quot;)" office:value-type="string" office:string-value="410">
            <text:p>410</text:p>
          </table:table-cell>
          <table:table-cell table:style-name="ce60" table:formula="of:=SUBSTITUTE(['RAW Linphone'.F334];&quot;returntype:&quot;;&quot;&quot;)" office:value-type="string" office:string-value="void">
            <text:p>void</text:p>
          </table:table-cell>
          <table:table-cell table:formula="of:=['RAW Linphone'.A334]" office:value-type="string" office:string-value="linphone_proxy_config_enable_publish">
            <text:p>linphone_proxy_config_enable_publish</text:p>
          </table:table-cell>
          <table:table-cell table:style-name="ce60" table:formula="of:=SUBSTITUTE(['RAW Linphone'.E334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5">
          <table:table-cell table:formula="of:=['RAW Linphone'.B3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5];&quot;line:&quot;;&quot;&quot;)" office:value-type="string" office:string-value="399">
            <text:p>399</text:p>
          </table:table-cell>
          <table:table-cell table:style-name="ce60" table:formula="of:=SUBSTITUTE(['RAW Linphone'.F335];&quot;returntype:&quot;;&quot;&quot;)" office:value-type="string" office:string-value="void">
            <text:p>void</text:p>
          </table:table-cell>
          <table:table-cell table:formula="of:=['RAW Linphone'.A335]" office:value-type="string" office:string-value="linphone_proxy_config_enable_register">
            <text:p>linphone_proxy_config_enable_register</text:p>
          </table:table-cell>
          <table:table-cell table:style-name="ce60" table:formula="of:=SUBSTITUTE(['RAW Linphone'.E335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5">
          <table:table-cell table:formula="of:=['RAW Linphone'.B3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6];&quot;line:&quot;;&quot;&quot;)" office:value-type="string" office:string-value="392">
            <text:p>392</text:p>
          </table:table-cell>
          <table:table-cell table:style-name="ce60" table:formula="of:=SUBSTITUTE(['RAW Linphone'.F336];&quot;returntype:&quot;;&quot;&quot;)" office:value-type="string" office:string-value="void">
            <text:p>void</text:p>
          </table:table-cell>
          <table:table-cell table:formula="of:=['RAW Linphone'.A336]" office:value-type="string" office:string-value="linphone_proxy_config_expires">
            <text:p>linphone_proxy_config_expires</text:p>
          </table:table-cell>
          <table:table-cell table:style-name="ce60" table:formula="of:=SUBSTITUTE(['RAW Linphone'.E336];&quot;signature:&quot;;&quot;&quot;)" office:value-type="string" office:string-value="(LinphoneProxyConfig *obj, int expires)">
            <text:p>(LinphoneProxyConfig *obj, int expires)</text:p>
          </table:table-cell>
          <table:table-cell table:number-columns-repeated="1018"/>
        </table:table-row>
        <table:table-row table:style-name="ro5">
          <table:table-cell table:formula="of:=['RAW Linphone'.B3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7];&quot;line:&quot;;&quot;&quot;)" office:value-type="string" office:string-value="421">
            <text:p>421</text:p>
          </table:table-cell>
          <table:table-cell table:style-name="ce60" table:formula="of:=SUBSTITUTE(['RAW Linphone'.F337];&quot;returntype:&quot;;&quot;&quot;)" office:value-type="string" office:string-value="const char*">
            <text:p>const char*</text:p>
          </table:table-cell>
          <table:table-cell table:formula="of:=['RAW Linphone'.A337]" office:value-type="string" office:string-value="linphone_proxy_config_get_addr">
            <text:p>linphone_proxy_config_get_addr</text:p>
          </table:table-cell>
          <table:table-cell table:style-name="ce60" table:formula="of:=SUBSTITUTE(['RAW Linphone'.E337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8];&quot;line:&quot;;&quot;&quot;)" office:value-type="string" office:string-value="425">
            <text:p>425</text:p>
          </table:table-cell>
          <table:table-cell table:style-name="ce60" table:formula="of:=SUBSTITUTE(['RAW Linphone'.F338];&quot;returntype:&quot;;&quot;&quot;)" office:value-type="string" office:string-value="struct_LinphoneCore*">
            <text:p>struct_LinphoneCore*</text:p>
          </table:table-cell>
          <table:table-cell table:formula="of:=['RAW Linphone'.A338]" office:value-type="string" office:string-value="linphone_proxy_config_get_core">
            <text:p>linphone_proxy_config_get_core</text:p>
          </table:table-cell>
          <table:table-cell table:style-name="ce60" table:formula="of:=SUBSTITUTE(['RAW Linphone'.E33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9];&quot;line:&quot;;&quot;&quot;)" office:value-type="string" office:string-value="427">
            <text:p>427</text:p>
          </table:table-cell>
          <table:table-cell table:style-name="ce60" table:formula="of:=SUBSTITUTE(['RAW Linphone'.F339];&quot;returntype:&quot;;&quot;&quot;)" office:value-type="string" office:string-value="bool_t">
            <text:p>bool_t</text:p>
          </table:table-cell>
          <table:table-cell table:formula="of:=['RAW Linphone'.A339]" office:value-type="string" office:string-value="linphone_proxy_config_get_dial_escape_plus">
            <text:p>linphone_proxy_config_get_dial_escape_plus</text:p>
          </table:table-cell>
          <table:table-cell table:style-name="ce60" table:formula="of:=SUBSTITUTE(['RAW Linphone'.E339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0];&quot;line:&quot;;&quot;&quot;)" office:value-type="string" office:string-value="428">
            <text:p>428</text:p>
          </table:table-cell>
          <table:table-cell table:style-name="ce60" table:formula="of:=SUBSTITUTE(['RAW Linphone'.F340];&quot;returntype:&quot;;&quot;&quot;)" office:value-type="string" office:string-value="const char*">
            <text:p>const char*</text:p>
          </table:table-cell>
          <table:table-cell table:formula="of:=['RAW Linphone'.A340]" office:value-type="string" office:string-value="linphone_proxy_config_get_dial_prefix">
            <text:p>linphone_proxy_config_get_dial_prefix</text:p>
          </table:table-cell>
          <table:table-cell table:style-name="ce60" table:formula="of:=SUBSTITUTE(['RAW Linphone'.E340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1];&quot;line:&quot;;&quot;&quot;)" office:value-type="string" office:string-value="416">
            <text:p>416</text:p>
          </table:table-cell>
          <table:table-cell table:style-name="ce60" table:formula="of:=SUBSTITUTE(['RAW Linphone'.F341];&quot;returntype:&quot;;&quot;&quot;)" office:value-type="string" office:string-value="const char*">
            <text:p>const char*</text:p>
          </table:table-cell>
          <table:table-cell table:formula="of:=['RAW Linphone'.A341]" office:value-type="string" office:string-value="linphone_proxy_config_get_domain">
            <text:p>linphone_proxy_config_get_domain</text:p>
          </table:table-cell>
          <table:table-cell table:style-name="ce60" table:formula="of:=SUBSTITUTE(['RAW Linphone'.E341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2];&quot;line:&quot;;&quot;&quot;)" office:value-type="string" office:string-value="430">
            <text:p>430</text:p>
          </table:table-cell>
          <table:table-cell table:style-name="ce60" table:formula="of:=SUBSTITUTE(['RAW Linphone'.F342];&quot;returntype:&quot;;&quot;&quot;)" office:value-type="string" office:string-value="LinphoneReason">
            <text:p>LinphoneReason</text:p>
          </table:table-cell>
          <table:table-cell table:formula="of:=['RAW Linphone'.A342]" office:value-type="string" office:string-value="linphone_proxy_config_get_error">
            <text:p>linphone_proxy_config_get_error</text:p>
          </table:table-cell>
          <table:table-cell table:style-name="ce60" table:formula="of:=SUBSTITUTE(['RAW Linphone'.E342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3];&quot;line:&quot;;&quot;&quot;)" office:value-type="string" office:string-value="422">
            <text:p>422</text:p>
          </table:table-cell>
          <table:table-cell table:style-name="ce60" table:formula="of:=SUBSTITUTE(['RAW Linphone'.F343];&quot;returntype:&quot;;&quot;&quot;)" office:value-type="string" office:string-value="int">
            <text:p>int</text:p>
          </table:table-cell>
          <table:table-cell table:formula="of:=['RAW Linphone'.A343]" office:value-type="string" office:string-value="linphone_proxy_config_get_expires">
            <text:p>linphone_proxy_config_get_expires</text:p>
          </table:table-cell>
          <table:table-cell table:style-name="ce60" table:formula="of:=SUBSTITUTE(['RAW Linphone'.E34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4];&quot;line:&quot;;&quot;&quot;)" office:value-type="string" office:string-value="419">
            <text:p>419</text:p>
          </table:table-cell>
          <table:table-cell table:style-name="ce60" table:formula="of:=SUBSTITUTE(['RAW Linphone'.F344];&quot;returntype:&quot;;&quot;&quot;)" office:value-type="string" office:string-value="const char*">
            <text:p>const char*</text:p>
          </table:table-cell>
          <table:table-cell table:formula="of:=['RAW Linphone'.A344]" office:value-type="string" office:string-value="linphone_proxy_config_get_identity">
            <text:p>linphone_proxy_config_get_identity</text:p>
          </table:table-cell>
          <table:table-cell table:style-name="ce60" table:formula="of:=SUBSTITUTE(['RAW Linphone'.E344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5];&quot;line:&quot;;&quot;&quot;)" office:value-type="string" office:string-value="418">
            <text:p>418</text:p>
          </table:table-cell>
          <table:table-cell table:style-name="ce60" table:formula="of:=SUBSTITUTE(['RAW Linphone'.F345];&quot;returntype:&quot;;&quot;&quot;)" office:value-type="string" office:string-value="const char*">
            <text:p>const char*</text:p>
          </table:table-cell>
          <table:table-cell table:formula="of:=['RAW Linphone'.A345]" office:value-type="string" office:string-value="linphone_proxy_config_get_route">
            <text:p>linphone_proxy_config_get_route</text:p>
          </table:table-cell>
          <table:table-cell table:style-name="ce60" table:formula="of:=SUBSTITUTE(['RAW Linphone'.E34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6];&quot;line:&quot;;&quot;&quot;)" office:value-type="string" office:string-value="436">
            <text:p>436</text:p>
          </table:table-cell>
          <table:table-cell table:style-name="ce60" table:formula="of:=SUBSTITUTE(['RAW Linphone'.F346];&quot;returntype:&quot;;&quot;&quot;)" office:value-type="string" office:string-value="SipSetup*">
            <text:p>SipSetup*</text:p>
          </table:table-cell>
          <table:table-cell table:formula="of:=['RAW Linphone'.A346]" office:value-type="string" office:string-value="linphone_proxy_config_get_sip_setup">
            <text:p>linphone_proxy_config_get_sip_setup</text:p>
          </table:table-cell>
          <table:table-cell table:style-name="ce60" table:formula="of:=SUBSTITUTE(['RAW Linphone'.E346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5">
          <table:table-cell table:formula="of:=['RAW Linphone'.B3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7];&quot;line:&quot;;&quot;&quot;)" office:value-type="string" office:string-value="435">
            <text:p>435</text:p>
          </table:table-cell>
          <table:table-cell table:style-name="ce60" table:formula="of:=SUBSTITUTE(['RAW Linphone'.F347];&quot;returntype:&quot;;&quot;&quot;)" office:value-type="string" office:string-value="SipSetupContext*">
            <text:p>SipSetupContext*</text:p>
          </table:table-cell>
          <table:table-cell table:formula="of:=['RAW Linphone'.A347]" office:value-type="string" office:string-value="linphone_proxy_config_get_sip_setup_context">
            <text:p>linphone_proxy_config_get_sip_setup_context</text:p>
          </table:table-cell>
          <table:table-cell table:style-name="ce60" table:formula="of:=SUBSTITUTE(['RAW Linphone'.E347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5">
          <table:table-cell table:formula="of:=['RAW Linphone'.B3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8];&quot;line:&quot;;&quot;&quot;)" office:value-type="string" office:string-value="414">
            <text:p>414</text:p>
          </table:table-cell>
          <table:table-cell table:style-name="ce60" table:formula="of:=SUBSTITUTE(['RAW Linphone'.F348];&quot;returntype:&quot;;&quot;&quot;)" office:value-type="string" office:string-value="LinphoneRegistrationState">
            <text:p>LinphoneRegistrationState</text:p>
          </table:table-cell>
          <table:table-cell table:formula="of:=['RAW Linphone'.A348]" office:value-type="string" office:string-value="linphone_proxy_config_get_state">
            <text:p>linphone_proxy_config_get_state</text:p>
          </table:table-cell>
          <table:table-cell table:style-name="ce60" table:formula="of:=SUBSTITUTE(['RAW Linphone'.E34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9];&quot;line:&quot;;&quot;&quot;)" office:value-type="string" office:string-value="448">
            <text:p>448</text:p>
          </table:table-cell>
          <table:table-cell table:style-name="ce60" table:formula="of:=SUBSTITUTE(['RAW Linphone'.F349];&quot;returntype:&quot;;&quot;&quot;)" office:value-type="string" office:string-value="void*">
            <text:p>void*</text:p>
          </table:table-cell>
          <table:table-cell table:formula="of:=['RAW Linphone'.A349]" office:value-type="string" office:string-value="linphone_proxy_config_get_user_data">
            <text:p>linphone_proxy_config_get_user_data</text:p>
          </table:table-cell>
          <table:table-cell table:style-name="ce60" table:formula="of:=SUBSTITUTE(['RAW Linphone'.E349];&quot;signature:&quot;;&quot;&quot;)" office:value-type="string" office:string-value="(LinphoneProxyConfig *cr)">
            <text:p>(LinphoneProxyConfig *cr)</text:p>
          </table:table-cell>
          <table:table-cell table:number-columns-repeated="1018"/>
        </table:table-row>
        <table:table-row table:style-name="ro5">
          <table:table-cell table:formula="of:=['RAW Linphone'.B3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0];&quot;line:&quot;;&quot;&quot;)" office:value-type="string" office:string-value="415">
            <text:p>415</text:p>
          </table:table-cell>
          <table:table-cell table:style-name="ce60" table:formula="of:=SUBSTITUTE(['RAW Linphone'.F350];&quot;returntype:&quot;;&quot;&quot;)" office:value-type="string" office:string-value="bool_t">
            <text:p>bool_t</text:p>
          </table:table-cell>
          <table:table-cell table:formula="of:=['RAW Linphone'.A350]" office:value-type="string" office:string-value="linphone_proxy_config_is_registered">
            <text:p>linphone_proxy_config_is_registered</text:p>
          </table:table-cell>
          <table:table-cell table:style-name="ce60" table:formula="of:=SUBSTITUTE(['RAW Linphone'.E350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1];&quot;line:&quot;;&quot;&quot;)" office:value-type="string" office:string-value="388">
            <text:p>388</text:p>
          </table:table-cell>
          <table:table-cell table:style-name="ce60" table:formula="of:=SUBSTITUTE(['RAW Linphone'.F351];&quot;returntype:&quot;;&quot;&quot;)" office:value-type="string" office:string-value="LinphoneProxyConfig*">
            <text:p>LinphoneProxyConfig*</text:p>
          </table:table-cell>
          <table:table-cell table:formula="of:=['RAW Linphone'.A351]" office:value-type="string" office:string-value="linphone_proxy_config_new">
            <text:p>linphone_proxy_config_new</text:p>
          </table:table-cell>
          <table:table-cell table:style-name="ce60" table:formula="of:=SUBSTITUTE(['RAW Linphone'.E351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3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2];&quot;line:&quot;;&quot;&quot;)" office:value-type="string" office:string-value="440">
            <text:p>440</text:p>
          </table:table-cell>
          <table:table-cell table:style-name="ce60" table:formula="of:=SUBSTITUTE(['RAW Linphone'.F352];&quot;returntype:&quot;;&quot;&quot;)" office:value-type="string" office:string-value="int">
            <text:p>int</text:p>
          </table:table-cell>
          <table:table-cell table:formula="of:=['RAW Linphone'.A352]" office:value-type="string" office:string-value="linphone_proxy_config_normalize_number">
            <text:p>linphone_proxy_config_normalize_number</text:p>
          </table:table-cell>
          <table:table-cell table:style-name="ce60" table:formula="of:=SUBSTITUTE(['RAW Linphone'.E352];&quot;signature:&quot;;&quot;&quot;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number-columns-repeated="1018"/>
        </table:table-row>
        <table:table-row table:style-name="ro5">
          <table:table-cell table:formula="of:=['RAW Linphone'.B3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3];&quot;line:&quot;;&quot;&quot;)" office:value-type="string" office:string-value="420">
            <text:p>420</text:p>
          </table:table-cell>
          <table:table-cell table:style-name="ce60" table:formula="of:=SUBSTITUTE(['RAW Linphone'.F353];&quot;returntype:&quot;;&quot;&quot;)" office:value-type="string" office:string-value="bool_t">
            <text:p>bool_t</text:p>
          </table:table-cell>
          <table:table-cell table:formula="of:=['RAW Linphone'.A353]" office:value-type="string" office:string-value="linphone_proxy_config_publish_enabled">
            <text:p>linphone_proxy_config_publish_enabled</text:p>
          </table:table-cell>
          <table:table-cell table:style-name="ce60" table:formula="of:=SUBSTITUTE(['RAW Linphone'.E35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4];&quot;line:&quot;;&quot;&quot;)" office:value-type="string" office:string-value="424">
            <text:p>424</text:p>
          </table:table-cell>
          <table:table-cell table:style-name="ce60" table:formula="of:=SUBSTITUTE(['RAW Linphone'.F354];&quot;returntype:&quot;;&quot;&quot;)" office:value-type="string" office:string-value="void">
            <text:p>void</text:p>
          </table:table-cell>
          <table:table-cell table:formula="of:=['RAW Linphone'.A354]" office:value-type="string" office:string-value="linphone_proxy_config_refresh_register">
            <text:p>linphone_proxy_config_refresh_register</text:p>
          </table:table-cell>
          <table:table-cell table:style-name="ce60" table:formula="of:=SUBSTITUTE(['RAW Linphone'.E354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5">
          <table:table-cell table:formula="of:=['RAW Linphone'.B3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5];&quot;line:&quot;;&quot;&quot;)" office:value-type="string" office:string-value="423">
            <text:p>423</text:p>
          </table:table-cell>
          <table:table-cell table:style-name="ce60" table:formula="of:=SUBSTITUTE(['RAW Linphone'.F355];&quot;returntype:&quot;;&quot;&quot;)" office:value-type="string" office:string-value="bool_t">
            <text:p>bool_t</text:p>
          </table:table-cell>
          <table:table-cell table:formula="of:=['RAW Linphone'.A355]" office:value-type="string" office:string-value="linphone_proxy_config_register_enabled">
            <text:p>linphone_proxy_config_register_enabled</text:p>
          </table:table-cell>
          <table:table-cell table:style-name="ce60" table:formula="of:=SUBSTITUTE(['RAW Linphone'.E35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6];&quot;line:&quot;;&quot;&quot;)" office:value-type="string" office:string-value="411">
            <text:p>411</text:p>
          </table:table-cell>
          <table:table-cell table:style-name="ce60" table:formula="of:=SUBSTITUTE(['RAW Linphone'.F356];&quot;returntype:&quot;;&quot;&quot;)" office:value-type="string" office:string-value="void">
            <text:p>void</text:p>
          </table:table-cell>
          <table:table-cell table:formula="of:=['RAW Linphone'.A356]" office:value-type="string" office:string-value="linphone_proxy_config_set_dial_escape_plus">
            <text:p>linphone_proxy_config_set_dial_escape_plus</text:p>
          </table:table-cell>
          <table:table-cell table:style-name="ce60" table:formula="of:=SUBSTITUTE(['RAW Linphone'.E356];&quot;signature:&quot;;&quot;&quot;)" office:value-type="string" office:string-value="(LinphoneProxyConfig *cfg, bool_t val)">
            <text:p>(LinphoneProxyConfig *cfg, bool_t val)</text:p>
          </table:table-cell>
          <table:table-cell table:number-columns-repeated="1018"/>
        </table:table-row>
        <table:table-row table:style-name="ro5">
          <table:table-cell table:formula="of:=['RAW Linphone'.B3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7];&quot;line:&quot;;&quot;&quot;)" office:value-type="string" office:string-value="412">
            <text:p>412</text:p>
          </table:table-cell>
          <table:table-cell table:style-name="ce60" table:formula="of:=SUBSTITUTE(['RAW Linphone'.F357];&quot;returntype:&quot;;&quot;&quot;)" office:value-type="string" office:string-value="void">
            <text:p>void</text:p>
          </table:table-cell>
          <table:table-cell table:formula="of:=['RAW Linphone'.A357]" office:value-type="string" office:string-value="linphone_proxy_config_set_dial_prefix">
            <text:p>linphone_proxy_config_set_dial_prefix</text:p>
          </table:table-cell>
          <table:table-cell table:style-name="ce60" table:formula="of:=SUBSTITUTE(['RAW Linphone'.E357];&quot;signature:&quot;;&quot;&quot;)" office:value-type="string" office:string-value="(LinphoneProxyConfig *cfg, const char *prefix)">
            <text:p>(LinphoneProxyConfig *cfg, const char *prefix)</text:p>
          </table:table-cell>
          <table:table-cell table:number-columns-repeated="1018"/>
        </table:table-row>
        <table:table-row table:style-name="ro5">
          <table:table-cell table:formula="of:=['RAW Linphone'.B3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8];&quot;line:&quot;;&quot;&quot;)" office:value-type="string" office:string-value="390">
            <text:p>390</text:p>
          </table:table-cell>
          <table:table-cell table:style-name="ce60" table:formula="of:=SUBSTITUTE(['RAW Linphone'.F358];&quot;returntype:&quot;;&quot;&quot;)" office:value-type="string" office:string-value="int">
            <text:p>int</text:p>
          </table:table-cell>
          <table:table-cell table:formula="of:=['RAW Linphone'.A358]" office:value-type="string" office:string-value="linphone_proxy_config_set_identity">
            <text:p>linphone_proxy_config_set_identity</text:p>
          </table:table-cell>
          <table:table-cell table:style-name="ce60" table:formula="of:=SUBSTITUTE(['RAW Linphone'.E358];&quot;signature:&quot;;&quot;&quot;)" office:value-type="string" office:string-value="(LinphoneProxyConfig *obj, const char *identity)">
            <text:p>(LinphoneProxyConfig *obj, const char *identity)</text:p>
          </table:table-cell>
          <table:table-cell table:number-columns-repeated="1018"/>
        </table:table-row>
        <table:table-row table:style-name="ro5">
          <table:table-cell table:formula="of:=['RAW Linphone'.B3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9];&quot;line:&quot;;&quot;&quot;)" office:value-type="string" office:string-value="391">
            <text:p>391</text:p>
          </table:table-cell>
          <table:table-cell table:style-name="ce60" table:formula="of:=SUBSTITUTE(['RAW Linphone'.F359];&quot;returntype:&quot;;&quot;&quot;)" office:value-type="string" office:string-value="int">
            <text:p>int</text:p>
          </table:table-cell>
          <table:table-cell table:formula="of:=['RAW Linphone'.A359]" office:value-type="string" office:string-value="linphone_proxy_config_set_route">
            <text:p>linphone_proxy_config_set_route</text:p>
          </table:table-cell>
          <table:table-cell table:style-name="ce60" table:formula="of:=SUBSTITUTE(['RAW Linphone'.E359];&quot;signature:&quot;;&quot;&quot;)" office:value-type="string" office:string-value="(LinphoneProxyConfig *obj, const char *route)">
            <text:p>(LinphoneProxyConfig *obj, const char *route)</text:p>
          </table:table-cell>
          <table:table-cell table:number-columns-repeated="1018"/>
        </table:table-row>
        <table:table-row table:style-name="ro5">
          <table:table-cell table:formula="of:=['RAW Linphone'.B3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0];&quot;line:&quot;;&quot;&quot;)" office:value-type="string" office:string-value="389">
            <text:p>389</text:p>
          </table:table-cell>
          <table:table-cell table:style-name="ce60" table:formula="of:=SUBSTITUTE(['RAW Linphone'.F360];&quot;returntype:&quot;;&quot;&quot;)" office:value-type="string" office:string-value="int">
            <text:p>int</text:p>
          </table:table-cell>
          <table:table-cell table:formula="of:=['RAW Linphone'.A360]" office:value-type="string" office:string-value="linphone_proxy_config_set_server_addr">
            <text:p>linphone_proxy_config_set_server_addr</text:p>
          </table:table-cell>
          <table:table-cell table:style-name="ce60" table:formula="of:=SUBSTITUTE(['RAW Linphone'.E360];&quot;signature:&quot;;&quot;&quot;)" office:value-type="string" office:string-value="(LinphoneProxyConfig *obj, const char *server_addr)">
            <text:p>(LinphoneProxyConfig *obj, const char *server_addr)</text:p>
          </table:table-cell>
          <table:table-cell table:number-columns-repeated="1018"/>
        </table:table-row>
        <table:table-row table:style-name="ro5">
          <table:table-cell table:formula="of:=['RAW Linphone'.B3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1];&quot;line:&quot;;&quot;&quot;)" office:value-type="string" office:string-value="434">
            <text:p>434</text:p>
          </table:table-cell>
          <table:table-cell table:style-name="ce60" table:formula="of:=SUBSTITUTE(['RAW Linphone'.F361];&quot;returntype:&quot;;&quot;&quot;)" office:value-type="string" office:string-value="void">
            <text:p>void</text:p>
          </table:table-cell>
          <table:table-cell table:formula="of:=['RAW Linphone'.A361]" office:value-type="string" office:string-value="linphone_proxy_config_set_sip_setup">
            <text:p>linphone_proxy_config_set_sip_setup</text:p>
          </table:table-cell>
          <table:table-cell table:style-name="ce60" table:formula="of:=SUBSTITUTE(['RAW Linphone'.E361];&quot;signature:&quot;;&quot;&quot;)" office:value-type="string" office:string-value="(LinphoneProxyConfig *cfg, const char *type)">
            <text:p>(LinphoneProxyConfig *cfg, const char *type)</text:p>
          </table:table-cell>
          <table:table-cell table:number-columns-repeated="1018"/>
        </table:table-row>
        <table:table-row table:style-name="ro5">
          <table:table-cell table:formula="of:=['RAW Linphone'.B3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2];&quot;line:&quot;;&quot;&quot;)" office:value-type="string" office:string-value="444">
            <text:p>444</text:p>
          </table:table-cell>
          <table:table-cell table:style-name="ce60" table:formula="of:=SUBSTITUTE(['RAW Linphone'.F362];&quot;returntype:&quot;;&quot;&quot;)" office:value-type="string" office:string-value="void">
            <text:p>void</text:p>
          </table:table-cell>
          <table:table-cell table:formula="of:=['RAW Linphone'.A362]" office:value-type="string" office:string-value="linphone_proxy_config_set_user_data">
            <text:p>linphone_proxy_config_set_user_data</text:p>
          </table:table-cell>
          <table:table-cell table:style-name="ce60" table:formula="of:=SUBSTITUTE(['RAW Linphone'.E362];&quot;signature:&quot;;&quot;&quot;)" office:value-type="string" office:string-value="(LinphoneProxyConfig *cr, void * ud)">
            <text:p>(LinphoneProxyConfig *cr, void * ud)</text:p>
          </table:table-cell>
          <table:table-cell table:number-columns-repeated="1018"/>
        </table:table-row>
        <table:table-row table:style-name="ro5">
          <table:table-cell table:formula="of:=['RAW Linphone'.B3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3];&quot;line:&quot;;&quot;&quot;)" office:value-type="string" office:string-value="213">
            <text:p>213</text:p>
          </table:table-cell>
          <table:table-cell table:style-name="ce60" table:formula="of:=SUBSTITUTE(['RAW Linphone'.F363];&quot;returntype:&quot;;&quot;&quot;)" office:value-type="string" office:string-value="const char*">
            <text:p>const char*</text:p>
          </table:table-cell>
          <table:table-cell table:formula="of:=['RAW Linphone'.A363]" office:value-type="string" office:string-value="linphone_reason_to_string">
            <text:p>linphone_reason_to_string</text:p>
          </table:table-cell>
          <table:table-cell table:style-name="ce60" table:formula="of:=SUBSTITUTE(['RAW Linphone'.E363];&quot;signature:&quot;;&quot;&quot;)" office:value-type="string" office:string-value="(LinphoneReason err)">
            <text:p>(LinphoneReason err)</text:p>
          </table:table-cell>
          <table:table-cell table:number-columns-repeated="1018"/>
        </table:table-row>
        <table:table-row table:style-name="ro5">
          <table:table-cell table:formula="of:=['RAW Linphone'.B3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4];&quot;line:&quot;;&quot;&quot;)" office:value-type="string" office:string-value="386">
            <text:p>386</text:p>
          </table:table-cell>
          <table:table-cell table:style-name="ce60" table:formula="of:=SUBSTITUTE(['RAW Linphone'.F364];&quot;returntype:&quot;;&quot;&quot;)" office:value-type="string" office:string-value="const char*">
            <text:p>const char*</text:p>
          </table:table-cell>
          <table:table-cell table:formula="of:=['RAW Linphone'.A364]" office:value-type="string" office:string-value="linphone_registration_state_to_string">
            <text:p>linphone_registration_state_to_string</text:p>
          </table:table-cell>
          <table:table-cell table:style-name="ce60" table:formula="of:=SUBSTITUTE(['RAW Linphone'.E364];&quot;signature:&quot;;&quot;&quot;)" office:value-type="string" office:string-value="(LinphoneRegistrationState cs)">
            <text:p>(LinphoneRegistrationState cs)</text:p>
          </table:table-cell>
          <table:table-cell table:number-columns-repeated="1018"/>
        </table:table-row>
        <table:table-row table:style-name="ro5" table:number-rows-repeated="5">
          <table:table-cell table:number-columns-repeated="2"/>
          <table:table-cell table:style-name="ce60"/>
          <table:table-cell/>
          <table:table-cell table:style-name="ce60"/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7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8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39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0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1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2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3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4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0"/>
          <table:table-cell/>
          <table:table-cell table:style-name="ce60" table:formula="of:=SUBSTITUTE(['RAW Linphone'.E441];&quot;signature:&quot;;&quot;&quot;)">
            <text:p/>
          </table:table-cell>
          <table:table-cell table:number-columns-repeated="1018"/>
        </table:table-row>
        <table:table-row table:style-name="ro5" table:number-rows-repeated="1048140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AW Linphone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 --fields=-k+n+S+T <text:s/>linphonecore.h</text:p>
          </table:table-cell>
          <table:table-cell table:number-columns-repeated="5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3"/>
        </table:table-row>
        <table:table-row table:style-name="ro5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3"/>
        </table:table-row>
        <table:table-row table:style-name="ro5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3"/>
        </table:table-row>
        <table:table-row table:style-name="ro5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3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 table:number-rows-repeated="10481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3" table:default-cell-style-name="Default"/>
        <table:table-row table:style-name="ro10">
          <table:table-cell office:value-type="string">
            <text:p>anjuta-tags --c-kinds=p --fields=-k+n+S+T <text:s/>*.h</text:p>
          </table:table-cell>
          <table:table-cell table:number-columns-repeated="7"/>
        </table:table-row>
        <table:table-row table:style-name="ro5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5"/>
        </table:table-row>
        <table:table-row table:style-name="ro10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5"/>
        </table:table-row>
        <table:table-row table:style-name="ro10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5"/>
        </table:table-row>
        <table:table-row table:style-name="ro10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10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5"/>
        </table:table-row>
        <table:table-row table:style-name="ro5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10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0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0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(LinphoneCall *call)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0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reAPI(const linphon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10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DECLARE_SYNC_N_ASYNC(invite, 1, (const std::string &amp;), CallAPIPtr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authInfoRequested, 3, (CoreAPIPtr, const std::string&amp;, const std::string&amp;)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callStateChanged, 4, (CoreAPIPtr, CallAPIPtr, const int&amp;, const std::string&amp;)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Message, 2, (CoreAPIPtr, const std::string&amp;)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Status, 2, (CoreAPIPtr, const std::string&amp;)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Url, 3, (CoreAPIPtr, const std::string&amp;, const std::string&amp;)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Warning, 2, (CoreAPIPtr, const std::string&amp;)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globalStateChanged, 3, (CoreAPIPtr, const int&amp;, const std::string&amp;)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ferReceived, 2, (CoreAPIPtr, const std::string&amp;)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gistrationStateChanged, 4, (CoreAPIPtr, ProxyConfigAPIPtr, const int&amp;, const std::string&amp;)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0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show, 1, (CoreAPIPtr)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0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10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LinphoneProxyConfig *proxyConfig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cceptCall(const CallAPIPtr &amp;cal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0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0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0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done()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dit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nableRegister(bool val)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Preview(bool enable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atic AuthInfoAPIPtr get(LinphoneAuthInfo *authInfo);$/;"</text:p>
          </table:table-cell>
          <table:table-cell office:value-type="string">
            <text:p>line:5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0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atic CallAPIPtr get(LinphoneCall *call)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0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atic PayloadTypeAPIPtr get(const CoreAPIPtr &amp;core, PayloadType *payloadType);$/;"</text:p>
          </table:table-cell>
          <table:table-cell office:value-type="string">
            <text:p>line:55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0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atic ProxyConfigAPIPtr get(LinphoneProxyConfig *proxyConfig);$/;"</text:p>
          </table:table-cell>
          <table:table-cell office:value-type="string">
            <text:p>line:6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0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0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BitsPerSample() const;$/;"</text:p>
          </table:table-cell>
          <table:table-cell office:value-type="string">
            <text:p>line:4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hannels() const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lockRate() const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0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ir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bool getEnabled() const;$/;"</text:p>
          </table:table-cell>
          <table:table-cell office:value-type="string">
            <text:p>line:4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0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Expires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Flags() const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0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Identity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0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0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MimeTyp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PreviewWindowId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0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Video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0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NormalBitrate() const;$/;"</text:p>
          </table:table-cell>
          <table:table-cell office:value-type="string">
            <text:p>line:4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PatternLength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Play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linphon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10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0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0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ec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RecvFmtp() const;$/;"</text:p>
          </table:table-cell>
          <table:table-cell office:value-type="string">
            <text:p>line:4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Address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ingLevel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Route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Send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ServerAddr() const;$/;"</text:p>
          </table:table-cell>
          <table:table-cell office:value-type="string">
            <text:p>line:3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0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State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State()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Typ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0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0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0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ZeroPattern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0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init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init_proxy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init_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init_prox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init_proxy();$/;"</text:p>
          </table:table-cell>
          <table:table-cell office:value-type="string">
            <text:p>line:3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riend void linphone_iterate_thread(CoreAPI *linphone_api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0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0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0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0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bool register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0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ndDtmf(const std::string &amp;dtmf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0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setEnabled(bool enable)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setExpires(int expires)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Identity(const std::string &amp;identity)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PreviewWindowId(unsigned long id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Video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0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ec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Level(int leve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Route(const std::string &amp;route)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ServerAddr(const std::string &amp;server_addr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10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0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0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0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terminateCall(const CallAPIPtr &amp;cal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0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PreviewEnable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0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Support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0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auth_info_requested(LinphoneCore *lc, const char *realm, const char *username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buddy_info_updated(LinphoneCore *lc, LinphoneFriend *lf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encryption_changed(LinphoneCore *lc, LinphoneCall *call, bool_t on, const char *authentication_token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log_updated(LinphoneCore *lc, LinphoneCallLog *newcl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state_changed(LinphoneCore *lc, LinphoneCall *call, LinphoneCallState cstate, const char *message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message(LinphoneCore *lc, const char *message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status(LinphoneCore *lc, const char *message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url(LinphoneCore *lc, const char *message, const char *url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warning(LinphoneCore *lc, const char *message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tmf_received(LinphoneCore *lc, LinphoneCall *call, int dtmf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global_state_changed(LinphoneCore *lc, LinphoneGlobalState gstate, const char *messag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ew_subscription_request(LinphoneCore *lc, LinphoneFriend *lf, const char *url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presence_recv(LinphoneCore *lc, LinphoneFriend * lf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recv(LinphoneCore *lc, LinphoneCall *call, const char *from, const char *event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fer_received(LinphoneCore *lc, const char *refer_to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gistration_state_changed(LinphoneCore *lc, LinphoneProxyConfig *cfg, LinphoneRegistrationState cstate, const char *message)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show(LinphoneCore *lc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text_received(LinphoneCore *lc, LinphoneChatRoom *room, const LinphoneAddress *from, const char *message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0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0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~CallAPI()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0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0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~PayloadTypeAPI(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0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~ProxyConfigAPI();$/;"</text:p>
          </table:table-cell>
          <table:table-cell office:value-type="string">
            <text:p>line:3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0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0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0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 table:number-rows-repeated="1048393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Impl" table:style-name="ta1">
        <office:forms form:automatic-focus="false" form:apply-design-mode="false"/>
        <table:table-column table:style-name="co33" table:default-cell-style-name="ce59"/>
        <table:table-column table:style-name="co42" table:default-cell-style-name="ce59"/>
        <table:table-column table:style-name="co34" table:default-cell-style-name="ce59"/>
        <table:table-column table:style-name="co35" table:default-cell-style-name="ce59"/>
        <table:table-column table:style-name="co43" table:default-cell-style-name="ce59"/>
        <table:table-column table:style-name="co34" table:default-cell-style-name="ce59"/>
        <table:table-column table:style-name="co17" table:number-columns-repeated="1018" table:default-cell-style-name="ce59"/>
        <table:table-row table:style-name="ro9">
          <table:table-cell table:style-name="ce58" office:value-type="string">
            <text:p>File</text:p>
          </table:table-cell>
          <table:table-cell table:style-name="ce58" office:value-type="string">
            <text:p>Line</text:p>
          </table:table-cell>
          <table:table-cell table:style-name="ce58" office:value-type="string">
            <text:p>Return type</text:p>
          </table:table-cell>
          <table:table-cell table:style-name="ce58" office:value-type="string">
            <text:p>Function</text:p>
          </table:table-cell>
          <table:table-cell table:style-name="ce58" office:value-type="string">
            <text:p>Parameters</text:p>
          </table:table-cell>
          <table:table-cell table:style-name="ce58" table:number-columns-repeated="1019"/>
        </table:table-row>
        <table:table-row table:style-name="ro5">
          <table:table-cell table:formula="of:=['RAW Impl'.B8]" office:value-type="string" office:string-value="authinfoapi.h">
            <text:p>authinfoapi.h</text:p>
          </table:table-cell>
          <table:table-cell table:formula="of:=SUBSTITUTE(['RAW Impl'.D8];&quot;line:&quot;;&quot;&quot;)" office:value-type="string" office:string-value="AuthInfoAPI(LinphoneAuthInfo *authInfo);$/;&quot;">
            <text:p>AuthInfoAPI(LinphoneAuthInfo *authInfo);$/;"</text:p>
          </table:table-cell>
          <table:table-cell table:style-name="ce60" table:formula="of:=SUBSTITUTE(['RAW Impl'.F8];&quot;returntype:&quot;;&quot;&quot;)" office:value-type="string" office:string-value="class:AuthInfoAPI">
            <text:p>class:AuthInfoAPI</text:p>
          </table:table-cell>
          <table:table-cell table:formula="of:=['RAW Impl'.A8]" office:value-type="string" office:string-value="AuthInfoAPI">
            <text:p>AuthInfoAPI</text:p>
          </table:table-cell>
          <table:table-cell table:style-name="ce60" table:formula="of:=SUBSTITUTE(['RAW Impl'.E8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9]" office:value-type="string" office:string-value="authinfoapi.h">
            <text:p>authinfoapi.h</text:p>
          </table:table-cell>
          <table:table-cell table:formula="of:=SUBSTITUTE(['RAW Impl'.D9];&quot;line:&quot;;&quot;&quot;)" office:value-type="string" office:string-value="AuthInfoAPI(const std::string &amp;username, const std::string &amp;userid,$/;&quot;">
            <text:p>AuthInfoAPI(const std::string &amp;username, const std::string &amp;userid,$/;"</text:p>
          </table:table-cell>
          <table:table-cell table:style-name="ce60" table:formula="of:=SUBSTITUTE(['RAW Impl'.F9];&quot;returntype:&quot;;&quot;&quot;)" office:value-type="string" office:string-value="class:AuthInfoAPI">
            <text:p>class:AuthInfoAPI</text:p>
          </table:table-cell>
          <table:table-cell table:formula="of:=['RAW Impl'.A9]" office:value-type="string" office:string-value="AuthInfoAPI">
            <text:p>AuthInfoAPI</text:p>
          </table:table-cell>
          <table:table-cell table:style-name="ce60" table:formula="of:=SUBSTITUTE(['RAW Impl'.E9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0]" office:value-type="string" office:string-value="callapi.h">
            <text:p>callapi.h</text:p>
          </table:table-cell>
          <table:table-cell table:formula="of:=SUBSTITUTE(['RAW Impl'.D10];&quot;line:&quot;;&quot;&quot;)" office:value-type="string" office:string-value="CallAPI(LinphoneCall *call);$/;&quot;">
            <text:p>CallAPI(LinphoneCall *call);$/;"</text:p>
          </table:table-cell>
          <table:table-cell table:style-name="ce60" table:formula="of:=SUBSTITUTE(['RAW Impl'.F10];&quot;returntype:&quot;;&quot;&quot;)" office:value-type="string" office:string-value="class:CallAPI">
            <text:p>class:CallAPI</text:p>
          </table:table-cell>
          <table:table-cell table:formula="of:=['RAW Impl'.A10]" office:value-type="string" office:string-value="CallAPI">
            <text:p>CallAPI</text:p>
          </table:table-cell>
          <table:table-cell table:style-name="ce60" table:formula="of:=SUBSTITUTE(['RAW Impl'.E10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5">
          <table:table-cell table:formula="of:=['RAW Impl'.B11]" office:value-type="string" office:string-value="coreapi.h">
            <text:p>coreapi.h</text:p>
          </table:table-cell>
          <table:table-cell table:formula="of:=SUBSTITUTE(['RAW Impl'.D11];&quot;line:&quot;;&quot;&quot;)" office:value-type="string" office:string-value="CoreAPI(const linphonePtr&amp; plugin, const FB::BrowserHostPtr&amp; host);$/;&quot;">
            <text:p>CoreAPI(const linphonePtr&amp; plugin, const FB::BrowserHostPtr&amp; host);$/;"</text:p>
          </table:table-cell>
          <table:table-cell table:style-name="ce60" table:formula="of:=SUBSTITUTE(['RAW Impl'.F11];&quot;returntype:&quot;;&quot;&quot;)" office:value-type="string" office:string-value="class:CoreAPI">
            <text:p>class:CoreAPI</text:p>
          </table:table-cell>
          <table:table-cell table:formula="of:=['RAW Impl'.A11]" office:value-type="string" office:string-value="CoreAPI">
            <text:p>CoreAPI</text:p>
          </table:table-cell>
          <table:table-cell table:style-name="ce60" table:formula="of:=SUBSTITUTE(['RAW Impl'.E11];&quot;signature:&quot;;&quot;&quot;)" office:value-type="string" office:string-value="line:86">
            <text:p>line:86</text:p>
          </table:table-cell>
          <table:table-cell table:number-columns-repeated="1019"/>
        </table:table-row>
        <table:table-row table:style-name="ro5">
          <table:table-cell table:formula="of:=['RAW Impl'.B12]" office:value-type="string" office:string-value="coreapi.h">
            <text:p>coreapi.h</text:p>
          </table:table-cell>
          <table:table-cell table:formula="of:=SUBSTITUTE(['RAW Impl'.D12];&quot;line:&quot;;&quot;&quot;)" office:value-type="string" office:string-value="DECLARE_SYNC_N_ASYNC(invite, 1, (const std::string &amp;), CallAPIPtr);$/;&quot;">
            <text:p>DECLARE_SYNC_N_ASYNC(invite, 1, (const std::string &amp;), CallAPIPtr);$/;"</text:p>
          </table:table-cell>
          <table:table-cell table:style-name="ce60" table:formula="of:=SUBSTITUTE(['RAW Impl'.F12];&quot;returntype:&quot;;&quot;&quot;)" office:value-type="string" office:string-value="class:CoreAPI">
            <text:p>class:CoreAPI</text:p>
          </table:table-cell>
          <table:table-cell table:formula="of:=['RAW Impl'.A12]" office:value-type="string" office:string-value="DECLARE_SYNC_N_ASYNC">
            <text:p>DECLARE_SYNC_N_ASYNC</text:p>
          </table:table-cell>
          <table:table-cell table:style-name="ce60" table:formula="of:=SUBSTITUTE(['RAW Impl'.E12];&quot;signature:&quot;;&quot;&quot;)" office:value-type="string" office:string-value="line:104">
            <text:p>line:104</text:p>
          </table:table-cell>
          <table:table-cell table:number-columns-repeated="1019"/>
        </table:table-row>
        <table:table-row table:style-name="ro5">
          <table:table-cell table:formula="of:=['RAW Impl'.B13]" office:value-type="string" office:string-value="coreapi.h">
            <text:p>coreapi.h</text:p>
          </table:table-cell>
          <table:table-cell table:formula="of:=SUBSTITUTE(['RAW Impl'.D13];&quot;line:&quot;;&quot;&quot;)" office:value-type="string" office:string-value="FB_JSAPI_EVENT(authInfoRequested, 3, (CoreAPIPtr, const std::string&amp;, const std::string&amp;));$/;&quot;">
            <text:p>FB_JSAPI_EVENT(authInfoRequested, 3, (CoreAPIPtr, const std::string&amp;, const std::string&amp;));$/;"</text:p>
          </table:table-cell>
          <table:table-cell table:style-name="ce60" table:formula="of:=SUBSTITUTE(['RAW Impl'.F13];&quot;returntype:&quot;;&quot;&quot;)" office:value-type="string" office:string-value="class:CoreAPI">
            <text:p>class:CoreAPI</text:p>
          </table:table-cell>
          <table:table-cell table:formula="of:=['RAW Impl'.A13]" office:value-type="string" office:string-value="FB_JSAPI_EVENT">
            <text:p>FB_JSAPI_EVENT</text:p>
          </table:table-cell>
          <table:table-cell table:style-name="ce60" table:formula="of:=SUBSTITUTE(['RAW Impl'.E13];&quot;signature:&quot;;&quot;&quot;)" office:value-type="string" office:string-value="line:171">
            <text:p>line:171</text:p>
          </table:table-cell>
          <table:table-cell table:number-columns-repeated="1019"/>
        </table:table-row>
        <table:table-row table:style-name="ro5">
          <table:table-cell table:formula="of:=['RAW Impl'.B14]" office:value-type="string" office:string-value="coreapi.h">
            <text:p>coreapi.h</text:p>
          </table:table-cell>
          <table:table-cell table:formula="of:=SUBSTITUTE(['RAW Impl'.D14];&quot;line:&quot;;&quot;&quot;)" office:value-type="string" office:string-value="FB_JSAPI_EVENT(callStateChanged, 4, (CoreAPIPtr, CallAPIPtr, const int&amp;, const std::string&amp;));$/;&quot;">
            <text:p>FB_JSAPI_EVENT(callStateChanged, 4, (CoreAPIPtr, CallAPIPtr, const int&amp;, const std::string&amp;));$/;"</text:p>
          </table:table-cell>
          <table:table-cell table:style-name="ce60" table:formula="of:=SUBSTITUTE(['RAW Impl'.F14];&quot;returntype:&quot;;&quot;&quot;)" office:value-type="string" office:string-value="class:CoreAPI">
            <text:p>class:CoreAPI</text:p>
          </table:table-cell>
          <table:table-cell table:formula="of:=['RAW Impl'.A14]" office:value-type="string" office:string-value="FB_JSAPI_EVENT">
            <text:p>FB_JSAPI_EVENT</text:p>
          </table:table-cell>
          <table:table-cell table:style-name="ce60" table:formula="of:=SUBSTITUTE(['RAW Impl'.E14];&quot;signature:&quot;;&quot;&quot;)" office:value-type="string" office:string-value="line:169">
            <text:p>line:169</text:p>
          </table:table-cell>
          <table:table-cell table:number-columns-repeated="1019"/>
        </table:table-row>
        <table:table-row table:style-name="ro5">
          <table:table-cell table:formula="of:=['RAW Impl'.B15]" office:value-type="string" office:string-value="coreapi.h">
            <text:p>coreapi.h</text:p>
          </table:table-cell>
          <table:table-cell table:formula="of:=SUBSTITUTE(['RAW Impl'.D15];&quot;line:&quot;;&quot;&quot;)" office:value-type="string" office:string-value="FB_JSAPI_EVENT(displayMessage, 2, (CoreAPIPtr, const std::string&amp;));$/;&quot;">
            <text:p>FB_JSAPI_EVENT(displayMessage, 2, (CoreAPIPtr, const std::string&amp;));$/;"</text:p>
          </table:table-cell>
          <table:table-cell table:style-name="ce60" table:formula="of:=SUBSTITUTE(['RAW Impl'.F15];&quot;returntype:&quot;;&quot;&quot;)" office:value-type="string" office:string-value="class:CoreAPI">
            <text:p>class:CoreAPI</text:p>
          </table:table-cell>
          <table:table-cell table:formula="of:=['RAW Impl'.A15]" office:value-type="string" office:string-value="FB_JSAPI_EVENT">
            <text:p>FB_JSAPI_EVENT</text:p>
          </table:table-cell>
          <table:table-cell table:style-name="ce60" table:formula="of:=SUBSTITUTE(['RAW Impl'.E15];&quot;signature:&quot;;&quot;&quot;)" office:value-type="string" office:string-value="line:174">
            <text:p>line:174</text:p>
          </table:table-cell>
          <table:table-cell table:number-columns-repeated="1019"/>
        </table:table-row>
        <table:table-row table:style-name="ro5">
          <table:table-cell table:formula="of:=['RAW Impl'.B16]" office:value-type="string" office:string-value="coreapi.h">
            <text:p>coreapi.h</text:p>
          </table:table-cell>
          <table:table-cell table:formula="of:=SUBSTITUTE(['RAW Impl'.D16];&quot;line:&quot;;&quot;&quot;)" office:value-type="string" office:string-value="FB_JSAPI_EVENT(displayStatus, 2, (CoreAPIPtr, const std::string&amp;));$/;&quot;">
            <text:p>FB_JSAPI_EVENT(displayStatus, 2, (CoreAPIPtr, const std::string&amp;));$/;"</text:p>
          </table:table-cell>
          <table:table-cell table:style-name="ce60" table:formula="of:=SUBSTITUTE(['RAW Impl'.F16];&quot;returntype:&quot;;&quot;&quot;)" office:value-type="string" office:string-value="class:CoreAPI">
            <text:p>class:CoreAPI</text:p>
          </table:table-cell>
          <table:table-cell table:formula="of:=['RAW Impl'.A16]" office:value-type="string" office:string-value="FB_JSAPI_EVENT">
            <text:p>FB_JSAPI_EVENT</text:p>
          </table:table-cell>
          <table:table-cell table:style-name="ce60" table:formula="of:=SUBSTITUTE(['RAW Impl'.E16];&quot;signature:&quot;;&quot;&quot;)" office:value-type="string" office:string-value="line:173">
            <text:p>line:173</text:p>
          </table:table-cell>
          <table:table-cell table:number-columns-repeated="1019"/>
        </table:table-row>
        <table:table-row table:style-name="ro5">
          <table:table-cell table:formula="of:=['RAW Impl'.B17]" office:value-type="string" office:string-value="coreapi.h">
            <text:p>coreapi.h</text:p>
          </table:table-cell>
          <table:table-cell table:formula="of:=SUBSTITUTE(['RAW Impl'.D17];&quot;line:&quot;;&quot;&quot;)" office:value-type="string" office:string-value="FB_JSAPI_EVENT(displayUrl, 3, (CoreAPIPtr, const std::string&amp;, const std::string&amp;));$/;&quot;">
            <text:p>FB_JSAPI_EVENT(displayUrl, 3, (CoreAPIPtr, const std::string&amp;, const std::string&amp;));$/;"</text:p>
          </table:table-cell>
          <table:table-cell table:style-name="ce60" table:formula="of:=SUBSTITUTE(['RAW Impl'.F17];&quot;returntype:&quot;;&quot;&quot;)" office:value-type="string" office:string-value="class:CoreAPI">
            <text:p>class:CoreAPI</text:p>
          </table:table-cell>
          <table:table-cell table:formula="of:=['RAW Impl'.A17]" office:value-type="string" office:string-value="FB_JSAPI_EVENT">
            <text:p>FB_JSAPI_EVENT</text:p>
          </table:table-cell>
          <table:table-cell table:style-name="ce60" table:formula="of:=SUBSTITUTE(['RAW Impl'.E17];&quot;signature:&quot;;&quot;&quot;)" office:value-type="string" office:string-value="line:176">
            <text:p>line:176</text:p>
          </table:table-cell>
          <table:table-cell table:number-columns-repeated="1019"/>
        </table:table-row>
        <table:table-row table:style-name="ro5">
          <table:table-cell table:formula="of:=['RAW Impl'.B18]" office:value-type="string" office:string-value="coreapi.h">
            <text:p>coreapi.h</text:p>
          </table:table-cell>
          <table:table-cell table:formula="of:=SUBSTITUTE(['RAW Impl'.D18];&quot;line:&quot;;&quot;&quot;)" office:value-type="string" office:string-value="FB_JSAPI_EVENT(displayWarning, 2, (CoreAPIPtr, const std::string&amp;));$/;&quot;">
            <text:p>FB_JSAPI_EVENT(displayWarning, 2, (CoreAPIPtr, const std::string&amp;));$/;"</text:p>
          </table:table-cell>
          <table:table-cell table:style-name="ce60" table:formula="of:=SUBSTITUTE(['RAW Impl'.F18];&quot;returntype:&quot;;&quot;&quot;)" office:value-type="string" office:string-value="class:CoreAPI">
            <text:p>class:CoreAPI</text:p>
          </table:table-cell>
          <table:table-cell table:formula="of:=['RAW Impl'.A18]" office:value-type="string" office:string-value="FB_JSAPI_EVENT">
            <text:p>FB_JSAPI_EVENT</text:p>
          </table:table-cell>
          <table:table-cell table:style-name="ce60" table:formula="of:=SUBSTITUTE(['RAW Impl'.E18];&quot;signature:&quot;;&quot;&quot;)" office:value-type="string" office:string-value="line:175">
            <text:p>line:175</text:p>
          </table:table-cell>
          <table:table-cell table:number-columns-repeated="1019"/>
        </table:table-row>
        <table:table-row table:style-name="ro5">
          <table:table-cell table:formula="of:=['RAW Impl'.B19]" office:value-type="string" office:string-value="coreapi.h">
            <text:p>coreapi.h</text:p>
          </table:table-cell>
          <table:table-cell table:formula="of:=SUBSTITUTE(['RAW Impl'.D19];&quot;line:&quot;;&quot;&quot;)" office:value-type="string" office:string-value="FB_JSAPI_EVENT(globalStateChanged, 3, (CoreAPIPtr, const int&amp;, const std::string&amp;));$/;&quot;">
            <text:p>FB_JSAPI_EVENT(globalStateChanged, 3, (CoreAPIPtr, const int&amp;, const std::string&amp;));$/;"</text:p>
          </table:table-cell>
          <table:table-cell table:style-name="ce60" table:formula="of:=SUBSTITUTE(['RAW Impl'.F19];&quot;returntype:&quot;;&quot;&quot;)" office:value-type="string" office:string-value="class:CoreAPI">
            <text:p>class:CoreAPI</text:p>
          </table:table-cell>
          <table:table-cell table:formula="of:=['RAW Impl'.A19]" office:value-type="string" office:string-value="FB_JSAPI_EVENT">
            <text:p>FB_JSAPI_EVENT</text:p>
          </table:table-cell>
          <table:table-cell table:style-name="ce60" table:formula="of:=SUBSTITUTE(['RAW Impl'.E19];&quot;signature:&quot;;&quot;&quot;)" office:value-type="string" office:string-value="line:168">
            <text:p>line:168</text:p>
          </table:table-cell>
          <table:table-cell table:number-columns-repeated="1019"/>
        </table:table-row>
        <table:table-row table:style-name="ro5">
          <table:table-cell table:formula="of:=['RAW Impl'.B20]" office:value-type="string" office:string-value="coreapi.h">
            <text:p>coreapi.h</text:p>
          </table:table-cell>
          <table:table-cell table:formula="of:=SUBSTITUTE(['RAW Impl'.D20];&quot;line:&quot;;&quot;&quot;)" office:value-type="string" office:string-value="FB_JSAPI_EVENT(referReceived, 2, (CoreAPIPtr, const std::string&amp;));$/;&quot;">
            <text:p>FB_JSAPI_EVENT(referReceived, 2, (CoreAPIPtr, const std::string&amp;));$/;"</text:p>
          </table:table-cell>
          <table:table-cell table:style-name="ce60" table:formula="of:=SUBSTITUTE(['RAW Impl'.F20];&quot;returntype:&quot;;&quot;&quot;)" office:value-type="string" office:string-value="class:CoreAPI">
            <text:p>class:CoreAPI</text:p>
          </table:table-cell>
          <table:table-cell table:formula="of:=['RAW Impl'.A20]" office:value-type="string" office:string-value="FB_JSAPI_EVENT">
            <text:p>FB_JSAPI_EVENT</text:p>
          </table:table-cell>
          <table:table-cell table:style-name="ce60" table:formula="of:=SUBSTITUTE(['RAW Impl'.E20];&quot;signature:&quot;;&quot;&quot;)" office:value-type="string" office:string-value="line:172">
            <text:p>line:172</text:p>
          </table:table-cell>
          <table:table-cell table:number-columns-repeated="1019"/>
        </table:table-row>
        <table:table-row table:style-name="ro5">
          <table:table-cell table:formula="of:=['RAW Impl'.B21]" office:value-type="string" office:string-value="coreapi.h">
            <text:p>coreapi.h</text:p>
          </table:table-cell>
          <table:table-cell table:formula="of:=SUBSTITUTE(['RAW Impl'.D21];&quot;line:&quot;;&quot;&quot;)" office:value-type="string" office:string-value="FB_JSAPI_EVENT(registrationStateChanged, 4, (CoreAPIPtr, ProxyConfigAPIPtr, const int&amp;, const std::string&amp;));$/;&quot;">
            <text:p>FB_JSAPI_EVENT(registrationStateChanged, 4, (CoreAPIPtr, ProxyConfigAPIPtr, const int&amp;, const std::string&amp;));$/;"</text:p>
          </table:table-cell>
          <table:table-cell table:style-name="ce60" table:formula="of:=SUBSTITUTE(['RAW Impl'.F21];&quot;returntype:&quot;;&quot;&quot;)" office:value-type="string" office:string-value="class:CoreAPI">
            <text:p>class:CoreAPI</text:p>
          </table:table-cell>
          <table:table-cell table:formula="of:=['RAW Impl'.A21]" office:value-type="string" office:string-value="FB_JSAPI_EVENT">
            <text:p>FB_JSAPI_EVENT</text:p>
          </table:table-cell>
          <table:table-cell table:style-name="ce60" table:formula="of:=SUBSTITUTE(['RAW Impl'.E21];&quot;signature:&quot;;&quot;&quot;)" office:value-type="string" office:string-value="line:170">
            <text:p>line:170</text:p>
          </table:table-cell>
          <table:table-cell table:number-columns-repeated="1019"/>
        </table:table-row>
        <table:table-row table:style-name="ro5">
          <table:table-cell table:formula="of:=['RAW Impl'.B22]" office:value-type="string" office:string-value="coreapi.h">
            <text:p>coreapi.h</text:p>
          </table:table-cell>
          <table:table-cell table:formula="of:=SUBSTITUTE(['RAW Impl'.D22];&quot;line:&quot;;&quot;&quot;)" office:value-type="string" office:string-value="FB_JSAPI_EVENT(show, 1, (CoreAPIPtr));$/;&quot;">
            <text:p>FB_JSAPI_EVENT(show, 1, (CoreAPIPtr));$/;"</text:p>
          </table:table-cell>
          <table:table-cell table:style-name="ce60" table:formula="of:=SUBSTITUTE(['RAW Impl'.F22];&quot;returntype:&quot;;&quot;&quot;)" office:value-type="string" office:string-value="class:CoreAPI">
            <text:p>class:CoreAPI</text:p>
          </table:table-cell>
          <table:table-cell table:formula="of:=['RAW Impl'.A22]" office:value-type="string" office:string-value="FB_JSAPI_EVENT">
            <text:p>FB_JSAPI_EVENT</text:p>
          </table:table-cell>
          <table:table-cell table:style-name="ce60" table:formula="of:=SUBSTITUTE(['RAW Impl'.E22];&quot;signature:&quot;;&quot;&quot;)" office:value-type="string" office:string-value="line:177">
            <text:p>line:177</text:p>
          </table:table-cell>
          <table:table-cell table:number-columns-repeated="1019"/>
        </table:table-row>
        <table:table-row table:style-name="ro5">
          <table:table-cell table:formula="of:=['RAW Impl'.B23]" office:value-type="string" office:string-value="payloadtypeapi.h">
            <text:p>payloadtypeapi.h</text:p>
          </table:table-cell>
          <table:table-cell table:formula="of:=SUBSTITUTE(['RAW Impl'.D23];&quot;line:&quot;;&quot;&quot;)" office:value-type="string" office:string-value="PayloadTypeAPI(const CoreAPIPtr &amp;core, PayloadType *payloadType);$/;&quot;">
            <text:p>PayloadTypeAPI(const CoreAPIPtr &amp;core, PayloadType *payloadType);$/;"</text:p>
          </table:table-cell>
          <table:table-cell table:style-name="ce60" table:formula="of:=SUBSTITUTE(['RAW Impl'.F23];&quot;returntype:&quot;;&quot;&quot;)" office:value-type="string" office:string-value="class:PayloadTypeAPI">
            <text:p>class:PayloadTypeAPI</text:p>
          </table:table-cell>
          <table:table-cell table:formula="of:=['RAW Impl'.A23]" office:value-type="string" office:string-value="PayloadTypeAPI">
            <text:p>PayloadTypeAPI</text:p>
          </table:table-cell>
          <table:table-cell table:style-name="ce60" table:formula="of:=SUBSTITUTE(['RAW Impl'.E23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24]" office:value-type="string" office:string-value="proxyconfigapi.h">
            <text:p>proxyconfigapi.h</text:p>
          </table:table-cell>
          <table:table-cell table:formula="of:=SUBSTITUTE(['RAW Impl'.D24];&quot;line:&quot;;&quot;&quot;)" office:value-type="string" office:string-value="ProxyConfigAPI();$/;&quot;">
            <text:p>ProxyConfigAPI();$/;"</text:p>
          </table:table-cell>
          <table:table-cell table:style-name="ce60" table:formula="of:=SUBSTITUTE(['RAW Impl'.F24];&quot;returntype:&quot;;&quot;&quot;)" office:value-type="string" office:string-value="class:ProxyConfigAPI">
            <text:p>class:ProxyConfigAPI</text:p>
          </table:table-cell>
          <table:table-cell table:formula="of:=['RAW Impl'.A24]" office:value-type="string" office:string-value="ProxyConfigAPI">
            <text:p>ProxyConfigAPI</text:p>
          </table:table-cell>
          <table:table-cell table:style-name="ce60" table:formula="of:=SUBSTITUTE(['RAW Impl'.E24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25]" office:value-type="string" office:string-value="proxyconfigapi.h">
            <text:p>proxyconfigapi.h</text:p>
          </table:table-cell>
          <table:table-cell table:formula="of:=SUBSTITUTE(['RAW Impl'.D25];&quot;line:&quot;;&quot;&quot;)" office:value-type="string" office:string-value="ProxyConfigAPI(LinphoneProxyConfig *proxyConfig);$/;&quot;">
            <text:p>ProxyConfigAPI(LinphoneProxyConfig *proxyConfig);$/;"</text:p>
          </table:table-cell>
          <table:table-cell table:style-name="ce60" table:formula="of:=SUBSTITUTE(['RAW Impl'.F25];&quot;returntype:&quot;;&quot;&quot;)" office:value-type="string" office:string-value="class:ProxyConfigAPI">
            <text:p>class:ProxyConfigAPI</text:p>
          </table:table-cell>
          <table:table-cell table:formula="of:=['RAW Impl'.A25]" office:value-type="string" office:string-value="ProxyConfigAPI">
            <text:p>ProxyConfigAPI</text:p>
          </table:table-cell>
          <table:table-cell table:style-name="ce60" table:formula="of:=SUBSTITUTE(['RAW Impl'.E25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26]" office:value-type="string" office:string-value="coreplugin.h">
            <text:p>coreplugin.h</text:p>
          </table:table-cell>
          <table:table-cell table:formula="of:=SUBSTITUTE(['RAW Impl'.D26];&quot;line:&quot;;&quot;&quot;)" office:value-type="string" office:string-value="static void StaticDeinitialize();$/;&quot;">
            <text:p>static void StaticDeinitialize();$/;"</text:p>
          </table:table-cell>
          <table:table-cell table:style-name="ce60" table:formula="of:=SUBSTITUTE(['RAW Impl'.F26];&quot;returntype:&quot;;&quot;&quot;)" office:value-type="string" office:string-value="class:linphone">
            <text:p>class:linphone</text:p>
          </table:table-cell>
          <table:table-cell table:formula="of:=['RAW Impl'.A26]" office:value-type="string" office:string-value="StaticDeinitialize">
            <text:p>StaticDeinitialize</text:p>
          </table:table-cell>
          <table:table-cell table:style-name="ce60" table:formula="of:=SUBSTITUTE(['RAW Impl'.E26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27]" office:value-type="string" office:string-value="videoplugin.h">
            <text:p>videoplugin.h</text:p>
          </table:table-cell>
          <table:table-cell table:formula="of:=SUBSTITUTE(['RAW Impl'.D27];&quot;line:&quot;;&quot;&quot;)" office:value-type="string" office:string-value="static void StaticDeinitialize();$/;&quot;">
            <text:p>static void StaticDeinitialize();$/;"</text:p>
          </table:table-cell>
          <table:table-cell table:style-name="ce60" table:formula="of:=SUBSTITUTE(['RAW Impl'.F27];&quot;returntype:&quot;;&quot;&quot;)" office:value-type="string" office:string-value="class:video">
            <text:p>class:video</text:p>
          </table:table-cell>
          <table:table-cell table:formula="of:=['RAW Impl'.A27]" office:value-type="string" office:string-value="StaticDeinitialize">
            <text:p>StaticDeinitialize</text:p>
          </table:table-cell>
          <table:table-cell table:style-name="ce60" table:formula="of:=SUBSTITUTE(['RAW Impl'.E27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28]" office:value-type="string" office:string-value="coreplugin.h">
            <text:p>coreplugin.h</text:p>
          </table:table-cell>
          <table:table-cell table:formula="of:=SUBSTITUTE(['RAW Impl'.D28];&quot;line:&quot;;&quot;&quot;)" office:value-type="string" office:string-value="static void StaticInitialize();$/;&quot;">
            <text:p>static void StaticInitialize();$/;"</text:p>
          </table:table-cell>
          <table:table-cell table:style-name="ce60" table:formula="of:=SUBSTITUTE(['RAW Impl'.F28];&quot;returntype:&quot;;&quot;&quot;)" office:value-type="string" office:string-value="class:linphone">
            <text:p>class:linphone</text:p>
          </table:table-cell>
          <table:table-cell table:formula="of:=['RAW Impl'.A28]" office:value-type="string" office:string-value="StaticInitialize">
            <text:p>StaticInitialize</text:p>
          </table:table-cell>
          <table:table-cell table:style-name="ce60" table:formula="of:=SUBSTITUTE(['RAW Impl'.E28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5">
          <table:table-cell table:formula="of:=['RAW Impl'.B29]" office:value-type="string" office:string-value="videoplugin.h">
            <text:p>videoplugin.h</text:p>
          </table:table-cell>
          <table:table-cell table:formula="of:=SUBSTITUTE(['RAW Impl'.D29];&quot;line:&quot;;&quot;&quot;)" office:value-type="string" office:string-value="static void StaticInitialize();$/;&quot;">
            <text:p>static void StaticInitialize();$/;"</text:p>
          </table:table-cell>
          <table:table-cell table:style-name="ce60" table:formula="of:=SUBSTITUTE(['RAW Impl'.F29];&quot;returntype:&quot;;&quot;&quot;)" office:value-type="string" office:string-value="class:video">
            <text:p>class:video</text:p>
          </table:table-cell>
          <table:table-cell table:formula="of:=['RAW Impl'.A29]" office:value-type="string" office:string-value="StaticInitialize">
            <text:p>StaticInitialize</text:p>
          </table:table-cell>
          <table:table-cell table:style-name="ce60" table:formula="of:=SUBSTITUTE(['RAW Impl'.E29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30]" office:value-type="string" office:string-value="videoapi.h">
            <text:p>videoapi.h</text:p>
          </table:table-cell>
          <table:table-cell table:formula="of:=SUBSTITUTE(['RAW Impl'.D30];&quot;line:&quot;;&quot;&quot;)" office:value-type="string" office:string-value="VideoAPI(const videoPtr&amp; plugin, const FB::BrowserHostPtr&amp; host);$/;&quot;">
            <text:p>VideoAPI(const videoPtr&amp; plugin, const FB::BrowserHostPtr&amp; host);$/;"</text:p>
          </table:table-cell>
          <table:table-cell table:style-name="ce60" table:formula="of:=SUBSTITUTE(['RAW Impl'.F30];&quot;returntype:&quot;;&quot;&quot;)" office:value-type="string" office:string-value="class:VideoAPI">
            <text:p>class:VideoAPI</text:p>
          </table:table-cell>
          <table:table-cell table:formula="of:=['RAW Impl'.A30]" office:value-type="string" office:string-value="VideoAPI">
            <text:p>VideoAPI</text:p>
          </table:table-cell>
          <table:table-cell table:style-name="ce60" table:formula="of:=SUBSTITUTE(['RAW Impl'.E30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31]" office:value-type="string" office:string-value="coreapi.h">
            <text:p>coreapi.h</text:p>
          </table:table-cell>
          <table:table-cell table:formula="of:=SUBSTITUTE(['RAW Impl'.D31];&quot;line:&quot;;&quot;&quot;)" office:value-type="string" office:string-value="void acceptCall(const CallAPIPtr &amp;call);$/;&quot;">
            <text:p>void acceptCall(const CallAPIPtr &amp;call);$/;"</text:p>
          </table:table-cell>
          <table:table-cell table:style-name="ce60" table:formula="of:=SUBSTITUTE(['RAW Impl'.F31];&quot;returntype:&quot;;&quot;&quot;)" office:value-type="string" office:string-value="class:CoreAPI">
            <text:p>class:CoreAPI</text:p>
          </table:table-cell>
          <table:table-cell table:formula="of:=['RAW Impl'.A31]" office:value-type="string" office:string-value="acceptCall">
            <text:p>acceptCall</text:p>
          </table:table-cell>
          <table:table-cell table:style-name="ce60" table:formula="of:=SUBSTITUTE(['RAW Impl'.E31];&quot;signature:&quot;;&quot;&quot;)" office:value-type="string" office:string-value="line:105">
            <text:p>line:105</text:p>
          </table:table-cell>
          <table:table-cell table:number-columns-repeated="1019"/>
        </table:table-row>
        <table:table-row table:style-name="ro5">
          <table:table-cell table:formula="of:=['RAW Impl'.B32]" office:value-type="string" office:string-value="coreapi.h">
            <text:p>coreapi.h</text:p>
          </table:table-cell>
          <table:table-cell table:formula="of:=SUBSTITUTE(['RAW Impl'.D32];&quot;line:&quot;;&quot;&quot;)" office:value-type="string" office:string-value="void addAuthInfo(const AuthInfoAPIPtr &amp;authInfo);$/;&quot;">
            <text:p>void addAuthInfo(const AuthInfoAPIPtr &amp;authInfo);$/;"</text:p>
          </table:table-cell>
          <table:table-cell table:style-name="ce60" table:formula="of:=SUBSTITUTE(['RAW Impl'.F32];&quot;returntype:&quot;;&quot;&quot;)" office:value-type="string" office:string-value="class:CoreAPI">
            <text:p>class:CoreAPI</text:p>
          </table:table-cell>
          <table:table-cell table:formula="of:=['RAW Impl'.A32]" office:value-type="string" office:string-value="addAuthInfo">
            <text:p>addAuthInfo</text:p>
          </table:table-cell>
          <table:table-cell table:style-name="ce60" table:formula="of:=SUBSTITUTE(['RAW Impl'.E32];&quot;signature:&quot;;&quot;&quot;)" office:value-type="string" office:string-value="line:160">
            <text:p>line:160</text:p>
          </table:table-cell>
          <table:table-cell table:number-columns-repeated="1019"/>
        </table:table-row>
        <table:table-row table:style-name="ro5">
          <table:table-cell table:formula="of:=['RAW Impl'.B33]" office:value-type="string" office:string-value="coreapi.h">
            <text:p>coreapi.h</text:p>
          </table:table-cell>
          <table:table-cell table:formula="of:=SUBSTITUTE(['RAW Impl'.D33];&quot;line:&quot;;&quot;&quot;)" office:value-type="string" office:string-value="int addProxyConfig(const ProxyConfigAPIPtr &amp;config);$/;&quot;">
            <text:p>int addProxyConfig(const ProxyConfigAPIPtr &amp;config);$/;"</text:p>
          </table:table-cell>
          <table:table-cell table:style-name="ce60" table:formula="of:=SUBSTITUTE(['RAW Impl'.F33];&quot;returntype:&quot;;&quot;&quot;)" office:value-type="string" office:string-value="class:CoreAPI">
            <text:p>class:CoreAPI</text:p>
          </table:table-cell>
          <table:table-cell table:formula="of:=['RAW Impl'.A33]" office:value-type="string" office:string-value="addProxyConfig">
            <text:p>addProxyConfig</text:p>
          </table:table-cell>
          <table:table-cell table:style-name="ce60" table:formula="of:=SUBSTITUTE(['RAW Impl'.E33];&quot;signature:&quot;;&quot;&quot;)" office:value-type="string" office:string-value="line:152">
            <text:p>line:152</text:p>
          </table:table-cell>
          <table:table-cell table:number-columns-repeated="1019"/>
        </table:table-row>
        <table:table-row table:style-name="ro5">
          <table:table-cell table:formula="of:=['RAW Impl'.B34]" office:value-type="string" office:string-value="coreapi.h">
            <text:p>coreapi.h</text:p>
          </table:table-cell>
          <table:table-cell table:formula="of:=SUBSTITUTE(['RAW Impl'.D34];&quot;line:&quot;;&quot;&quot;)" office:value-type="string" office:string-value="void clearProxyConfig();$/;&quot;">
            <text:p>void clearProxyConfig();$/;"</text:p>
          </table:table-cell>
          <table:table-cell table:style-name="ce60" table:formula="of:=SUBSTITUTE(['RAW Impl'.F34];&quot;returntype:&quot;;&quot;&quot;)" office:value-type="string" office:string-value="class:CoreAPI">
            <text:p>class:CoreAPI</text:p>
          </table:table-cell>
          <table:table-cell table:formula="of:=['RAW Impl'.A34]" office:value-type="string" office:string-value="clearProxyConfig">
            <text:p>clearProxyConfig</text:p>
          </table:table-cell>
          <table:table-cell table:style-name="ce60" table:formula="of:=SUBSTITUTE(['RAW Impl'.E34];&quot;signature:&quot;;&quot;&quot;)" office:value-type="string" office:string-value="line:153">
            <text:p>line:153</text:p>
          </table:table-cell>
          <table:table-cell table:number-columns-repeated="1019"/>
        </table:table-row>
        <table:table-row table:style-name="ro5">
          <table:table-cell table:formula="of:=['RAW Impl'.B35]" office:value-type="string" office:string-value="videowindow.h">
            <text:p>videowindow.h</text:p>
          </table:table-cell>
          <table:table-cell table:formula="of:=SUBSTITUTE(['RAW Impl'.D35];&quot;line:&quot;;&quot;&quot;)" office:value-type="string" office:string-value="static VideoWindowPtr create();$/;&quot;">
            <text:p>static VideoWindowPtr create();$/;"</text:p>
          </table:table-cell>
          <table:table-cell table:style-name="ce60" table:formula="of:=SUBSTITUTE(['RAW Impl'.F35];&quot;returntype:&quot;;&quot;&quot;)" office:value-type="string" office:string-value="class:VideoWindow">
            <text:p>class:VideoWindow</text:p>
          </table:table-cell>
          <table:table-cell table:formula="of:=['RAW Impl'.A35]" office:value-type="string" office:string-value="create">
            <text:p>create</text:p>
          </table:table-cell>
          <table:table-cell table:style-name="ce60" table:formula="of:=SUBSTITUTE(['RAW Impl'.E35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36]" office:value-type="string" office:string-value="coreplugin.h">
            <text:p>coreplugin.h</text:p>
          </table:table-cell>
          <table:table-cell table:formula="of:=SUBSTITUTE(['RAW Impl'.D36];&quot;line:&quot;;&quot;&quot;)" office:value-type="string" office:string-value="virtual FB::JSAPIPtr createJSAPI();$/;&quot;">
            <text:p>virtual FB::JSAPIPtr createJSAPI();$/;"</text:p>
          </table:table-cell>
          <table:table-cell table:style-name="ce60" table:formula="of:=SUBSTITUTE(['RAW Impl'.F36];&quot;returntype:&quot;;&quot;&quot;)" office:value-type="string" office:string-value="class:linphone">
            <text:p>class:linphone</text:p>
          </table:table-cell>
          <table:table-cell table:formula="of:=['RAW Impl'.A36]" office:value-type="string" office:string-value="createJSAPI">
            <text:p>createJSAPI</text:p>
          </table:table-cell>
          <table:table-cell table:style-name="ce60" table:formula="of:=SUBSTITUTE(['RAW Impl'.E36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37]" office:value-type="string" office:string-value="videoplugin.h">
            <text:p>videoplugin.h</text:p>
          </table:table-cell>
          <table:table-cell table:formula="of:=SUBSTITUTE(['RAW Impl'.D37];&quot;line:&quot;;&quot;&quot;)" office:value-type="string" office:string-value="virtual FB::JSAPIPtr createJSAPI();$/;&quot;">
            <text:p>virtual FB::JSAPIPtr createJSAPI();$/;"</text:p>
          </table:table-cell>
          <table:table-cell table:style-name="ce60" table:formula="of:=SUBSTITUTE(['RAW Impl'.F37];&quot;returntype:&quot;;&quot;&quot;)" office:value-type="string" office:string-value="class:video">
            <text:p>class:video</text:p>
          </table:table-cell>
          <table:table-cell table:formula="of:=['RAW Impl'.A37]" office:value-type="string" office:string-value="createJSAPI">
            <text:p>createJSAPI</text:p>
          </table:table-cell>
          <table:table-cell table:style-name="ce60" table:formula="of:=SUBSTITUTE(['RAW Impl'.E37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38]" office:value-type="string" office:string-value="proxyconfigapi.h">
            <text:p>proxyconfigapi.h</text:p>
          </table:table-cell>
          <table:table-cell table:formula="of:=SUBSTITUTE(['RAW Impl'.D38];&quot;line:&quot;;&quot;&quot;)" office:value-type="string" office:string-value="int done();$/;&quot;">
            <text:p>int done();$/;"</text:p>
          </table:table-cell>
          <table:table-cell table:style-name="ce60" table:formula="of:=SUBSTITUTE(['RAW Impl'.F38];&quot;returntype:&quot;;&quot;&quot;)" office:value-type="string" office:string-value="class:ProxyConfigAPI">
            <text:p>class:ProxyConfigAPI</text:p>
          </table:table-cell>
          <table:table-cell table:formula="of:=['RAW Impl'.A38]" office:value-type="string" office:string-value="done">
            <text:p>done</text:p>
          </table:table-cell>
          <table:table-cell table:style-name="ce60" table:formula="of:=SUBSTITUTE(['RAW Impl'.E38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5">
          <table:table-cell table:formula="of:=['RAW Impl'.B39]" office:value-type="string" office:string-value="proxyconfigapi.h">
            <text:p>proxyconfigapi.h</text:p>
          </table:table-cell>
          <table:table-cell table:formula="of:=SUBSTITUTE(['RAW Impl'.D39];&quot;line:&quot;;&quot;&quot;)" office:value-type="string" office:string-value="void edit();$/;&quot;">
            <text:p>void edit();$/;"</text:p>
          </table:table-cell>
          <table:table-cell table:style-name="ce60" table:formula="of:=SUBSTITUTE(['RAW Impl'.F39];&quot;returntype:&quot;;&quot;&quot;)" office:value-type="string" office:string-value="class:ProxyConfigAPI">
            <text:p>class:ProxyConfigAPI</text:p>
          </table:table-cell>
          <table:table-cell table:formula="of:=['RAW Impl'.A39]" office:value-type="string" office:string-value="edit">
            <text:p>edit</text:p>
          </table:table-cell>
          <table:table-cell table:style-name="ce60" table:formula="of:=SUBSTITUTE(['RAW Impl'.E39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5">
          <table:table-cell table:formula="of:=['RAW Impl'.B40]" office:value-type="string" office:string-value="proxyconfigapi.h">
            <text:p>proxyconfigapi.h</text:p>
          </table:table-cell>
          <table:table-cell table:formula="of:=SUBSTITUTE(['RAW Impl'.D40];&quot;line:&quot;;&quot;&quot;)" office:value-type="string" office:string-value="void enableRegister(bool val);$/;&quot;">
            <text:p>void enableRegister(bool val);$/;"</text:p>
          </table:table-cell>
          <table:table-cell table:style-name="ce60" table:formula="of:=SUBSTITUTE(['RAW Impl'.F40];&quot;returntype:&quot;;&quot;&quot;)" office:value-type="string" office:string-value="class:ProxyConfigAPI">
            <text:p>class:ProxyConfigAPI</text:p>
          </table:table-cell>
          <table:table-cell table:formula="of:=['RAW Impl'.A40]" office:value-type="string" office:string-value="enableRegister">
            <text:p>enableRegister</text:p>
          </table:table-cell>
          <table:table-cell table:style-name="ce60" table:formula="of:=SUBSTITUTE(['RAW Impl'.E40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41]" office:value-type="string" office:string-value="coreapi.h">
            <text:p>coreapi.h</text:p>
          </table:table-cell>
          <table:table-cell table:formula="of:=SUBSTITUTE(['RAW Impl'.D41];&quot;line:&quot;;&quot;&quot;)" office:value-type="string" office:string-value="void enableVideo(bool enable);$/;&quot;">
            <text:p>void enableVideo(bool enable);$/;"</text:p>
          </table:table-cell>
          <table:table-cell table:style-name="ce60" table:formula="of:=SUBSTITUTE(['RAW Impl'.F41];&quot;returntype:&quot;;&quot;&quot;)" office:value-type="string" office:string-value="class:CoreAPI">
            <text:p>class:CoreAPI</text:p>
          </table:table-cell>
          <table:table-cell table:formula="of:=['RAW Impl'.A41]" office:value-type="string" office:string-value="enableVideo">
            <text:p>enableVideo</text:p>
          </table:table-cell>
          <table:table-cell table:style-name="ce60" table:formula="of:=SUBSTITUTE(['RAW Impl'.E41];&quot;signature:&quot;;&quot;&quot;)" office:value-type="string" office:string-value="line:118">
            <text:p>line:118</text:p>
          </table:table-cell>
          <table:table-cell table:number-columns-repeated="1019"/>
        </table:table-row>
        <table:table-row table:style-name="ro5">
          <table:table-cell table:formula="of:=['RAW Impl'.B42]" office:value-type="string" office:string-value="coreapi.h">
            <text:p>coreapi.h</text:p>
          </table:table-cell>
          <table:table-cell table:formula="of:=SUBSTITUTE(['RAW Impl'.D42];&quot;line:&quot;;&quot;&quot;)" office:value-type="string" office:string-value="void enableVideoPreview(bool enable);$/;&quot;">
            <text:p>void enableVideoPreview(bool enable);$/;"</text:p>
          </table:table-cell>
          <table:table-cell table:style-name="ce60" table:formula="of:=SUBSTITUTE(['RAW Impl'.F42];&quot;returntype:&quot;;&quot;&quot;)" office:value-type="string" office:string-value="class:CoreAPI">
            <text:p>class:CoreAPI</text:p>
          </table:table-cell>
          <table:table-cell table:formula="of:=['RAW Impl'.A42]" office:value-type="string" office:string-value="enableVideoPreview">
            <text:p>enableVideoPreview</text:p>
          </table:table-cell>
          <table:table-cell table:style-name="ce60" table:formula="of:=SUBSTITUTE(['RAW Impl'.E42];&quot;signature:&quot;;&quot;&quot;)" office:value-type="string" office:string-value="line:120">
            <text:p>line:120</text:p>
          </table:table-cell>
          <table:table-cell table:number-columns-repeated="1019"/>
        </table:table-row>
        <table:table-row table:style-name="ro5">
          <table:table-cell table:formula="of:=['RAW Impl'.B43]" office:value-type="string" office:string-value="authinfoapi.h">
            <text:p>authinfoapi.h</text:p>
          </table:table-cell>
          <table:table-cell table:formula="of:=SUBSTITUTE(['RAW Impl'.D43];&quot;line:&quot;;&quot;&quot;)" office:value-type="string" office:string-value="static AuthInfoAPIPtr get(LinphoneAuthInfo *authInfo);$/;&quot;">
            <text:p>static AuthInfoAPIPtr get(LinphoneAuthInfo *authInfo);$/;"</text:p>
          </table:table-cell>
          <table:table-cell table:style-name="ce60" table:formula="of:=SUBSTITUTE(['RAW Impl'.F43];&quot;returntype:&quot;;&quot;&quot;)" office:value-type="string" office:string-value="class:AuthInfoAPI">
            <text:p>class:AuthInfoAPI</text:p>
          </table:table-cell>
          <table:table-cell table:formula="of:=['RAW Impl'.A43]" office:value-type="string" office:string-value="get">
            <text:p>get</text:p>
          </table:table-cell>
          <table:table-cell table:style-name="ce60" table:formula="of:=SUBSTITUTE(['RAW Impl'.E43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5">
          <table:table-cell table:formula="of:=['RAW Impl'.B44]" office:value-type="string" office:string-value="callapi.h">
            <text:p>callapi.h</text:p>
          </table:table-cell>
          <table:table-cell table:formula="of:=SUBSTITUTE(['RAW Impl'.D44];&quot;line:&quot;;&quot;&quot;)" office:value-type="string" office:string-value="static CallAPIPtr get(LinphoneCall *call);$/;&quot;">
            <text:p>static CallAPIPtr get(LinphoneCall *call);$/;"</text:p>
          </table:table-cell>
          <table:table-cell table:style-name="ce60" table:formula="of:=SUBSTITUTE(['RAW Impl'.F44];&quot;returntype:&quot;;&quot;&quot;)" office:value-type="string" office:string-value="class:CallAPI">
            <text:p>class:CallAPI</text:p>
          </table:table-cell>
          <table:table-cell table:formula="of:=['RAW Impl'.A44]" office:value-type="string" office:string-value="get">
            <text:p>get</text:p>
          </table:table-cell>
          <table:table-cell table:style-name="ce60" table:formula="of:=SUBSTITUTE(['RAW Impl'.E44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45]" office:value-type="string" office:string-value="payloadtypeapi.h">
            <text:p>payloadtypeapi.h</text:p>
          </table:table-cell>
          <table:table-cell table:formula="of:=SUBSTITUTE(['RAW Impl'.D45];&quot;line:&quot;;&quot;&quot;)" office:value-type="string" office:string-value="static PayloadTypeAPIPtr get(const CoreAPIPtr &amp;core, PayloadType *payloadType);$/;&quot;">
            <text:p>static PayloadTypeAPIPtr get(const CoreAPIPtr &amp;core, PayloadType *payloadType);$/;"</text:p>
          </table:table-cell>
          <table:table-cell table:style-name="ce60" table:formula="of:=SUBSTITUTE(['RAW Impl'.F45];&quot;returntype:&quot;;&quot;&quot;)" office:value-type="string" office:string-value="class:PayloadTypeAPI">
            <text:p>class:PayloadTypeAPI</text:p>
          </table:table-cell>
          <table:table-cell table:formula="of:=['RAW Impl'.A45]" office:value-type="string" office:string-value="get">
            <text:p>get</text:p>
          </table:table-cell>
          <table:table-cell table:style-name="ce60" table:formula="of:=SUBSTITUTE(['RAW Impl'.E45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5">
          <table:table-cell table:formula="of:=['RAW Impl'.B46]" office:value-type="string" office:string-value="proxyconfigapi.h">
            <text:p>proxyconfigapi.h</text:p>
          </table:table-cell>
          <table:table-cell table:formula="of:=SUBSTITUTE(['RAW Impl'.D46];&quot;line:&quot;;&quot;&quot;)" office:value-type="string" office:string-value="static ProxyConfigAPIPtr get(LinphoneProxyConfig *proxyConfig);$/;&quot;">
            <text:p>static ProxyConfigAPIPtr get(LinphoneProxyConfig *proxyConfig);$/;"</text:p>
          </table:table-cell>
          <table:table-cell table:style-name="ce60" table:formula="of:=SUBSTITUTE(['RAW Impl'.F46];&quot;returntype:&quot;;&quot;&quot;)" office:value-type="string" office:string-value="class:ProxyConfigAPI">
            <text:p>class:ProxyConfigAPI</text:p>
          </table:table-cell>
          <table:table-cell table:formula="of:=['RAW Impl'.A46]" office:value-type="string" office:string-value="get">
            <text:p>get</text:p>
          </table:table-cell>
          <table:table-cell table:style-name="ce60" table:formula="of:=SUBSTITUTE(['RAW Impl'.E46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47]" office:value-type="string" office:string-value="coreapi.h">
            <text:p>coreapi.h</text:p>
          </table:table-cell>
          <table:table-cell table:formula="of:=SUBSTITUTE(['RAW Impl'.D47];&quot;line:&quot;;&quot;&quot;)" office:value-type="string" office:string-value="FB::VariantList getAudioCodecs();$/;&quot;">
            <text:p>FB::VariantList getAudioCodecs();$/;"</text:p>
          </table:table-cell>
          <table:table-cell table:style-name="ce60" table:formula="of:=SUBSTITUTE(['RAW Impl'.F47];&quot;returntype:&quot;;&quot;&quot;)" office:value-type="string" office:string-value="class:CoreAPI">
            <text:p>class:CoreAPI</text:p>
          </table:table-cell>
          <table:table-cell table:formula="of:=['RAW Impl'.A47]" office:value-type="string" office:string-value="getAudioCodecs">
            <text:p>getAudioCodecs</text:p>
          </table:table-cell>
          <table:table-cell table:style-name="ce60" table:formula="of:=SUBSTITUTE(['RAW Impl'.E47];&quot;signature:&quot;;&quot;&quot;)" office:value-type="string" office:string-value="line:146">
            <text:p>line:146</text:p>
          </table:table-cell>
          <table:table-cell table:number-columns-repeated="1019"/>
        </table:table-row>
        <table:table-row table:style-name="ro5">
          <table:table-cell table:formula="of:=['RAW Impl'.B48]" office:value-type="string" office:string-value="payloadtypeapi.h">
            <text:p>payloadtypeapi.h</text:p>
          </table:table-cell>
          <table:table-cell table:formula="of:=SUBSTITUTE(['RAW Impl'.D48];&quot;line:&quot;;&quot;&quot;)" office:value-type="string" office:string-value="int getBitsPerSample() const;$/;&quot;">
            <text:p>int getBitsPerSample() const;$/;"</text:p>
          </table:table-cell>
          <table:table-cell table:style-name="ce60" table:formula="of:=SUBSTITUTE(['RAW Impl'.F48];&quot;returntype:&quot;;&quot;&quot;)" office:value-type="string" office:string-value="class:PayloadTypeAPI">
            <text:p>class:PayloadTypeAPI</text:p>
          </table:table-cell>
          <table:table-cell table:formula="of:=['RAW Impl'.A48]" office:value-type="string" office:string-value="getBitsPerSample">
            <text:p>getBitsPerSample</text:p>
          </table:table-cell>
          <table:table-cell table:style-name="ce60" table:formula="of:=SUBSTITUTE(['RAW Impl'.E48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49]" office:value-type="string" office:string-value="coreapi.h">
            <text:p>coreapi.h</text:p>
          </table:table-cell>
          <table:table-cell table:formula="of:=SUBSTITUTE(['RAW Impl'.D49];&quot;line:&quot;;&quot;&quot;)" office:value-type="string" office:string-value="std::string getCaptureDevice();$/;&quot;">
            <text:p>std::string getCaptureDevice();$/;"</text:p>
          </table:table-cell>
          <table:table-cell table:style-name="ce60" table:formula="of:=SUBSTITUTE(['RAW Impl'.F49];&quot;returntype:&quot;;&quot;&quot;)" office:value-type="string" office:string-value="class:CoreAPI">
            <text:p>class:CoreAPI</text:p>
          </table:table-cell>
          <table:table-cell table:formula="of:=['RAW Impl'.A49]" office:value-type="string" office:string-value="getCaptureDevice">
            <text:p>getCaptureDevice</text:p>
          </table:table-cell>
          <table:table-cell table:style-name="ce60" table:formula="of:=SUBSTITUTE(['RAW Impl'.E49];&quot;signature:&quot;;&quot;&quot;)" office:value-type="string" office:string-value="line:137">
            <text:p>line:137</text:p>
          </table:table-cell>
          <table:table-cell table:number-columns-repeated="1019"/>
        </table:table-row>
        <table:table-row table:style-name="ro5">
          <table:table-cell table:formula="of:=['RAW Impl'.B50]" office:value-type="string" office:string-value="payloadtypeapi.h">
            <text:p>payloadtypeapi.h</text:p>
          </table:table-cell>
          <table:table-cell table:formula="of:=SUBSTITUTE(['RAW Impl'.D50];&quot;line:&quot;;&quot;&quot;)" office:value-type="string" office:string-value="int getChannels() const;$/;&quot;">
            <text:p>int getChannels() const;$/;"</text:p>
          </table:table-cell>
          <table:table-cell table:style-name="ce60" table:formula="of:=SUBSTITUTE(['RAW Impl'.F50];&quot;returntype:&quot;;&quot;&quot;)" office:value-type="string" office:string-value="class:PayloadTypeAPI">
            <text:p>class:PayloadTypeAPI</text:p>
          </table:table-cell>
          <table:table-cell table:formula="of:=['RAW Impl'.A50]" office:value-type="string" office:string-value="getChannels">
            <text:p>getChannels</text:p>
          </table:table-cell>
          <table:table-cell table:style-name="ce60" table:formula="of:=SUBSTITUTE(['RAW Impl'.E50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51]" office:value-type="string" office:string-value="payloadtypeapi.h">
            <text:p>payloadtypeapi.h</text:p>
          </table:table-cell>
          <table:table-cell table:formula="of:=SUBSTITUTE(['RAW Impl'.D51];&quot;line:&quot;;&quot;&quot;)" office:value-type="string" office:string-value="int getClockRate() const;$/;&quot;">
            <text:p>int getClockRate() const;$/;"</text:p>
          </table:table-cell>
          <table:table-cell table:style-name="ce60" table:formula="of:=SUBSTITUTE(['RAW Impl'.F51];&quot;returntype:&quot;;&quot;&quot;)" office:value-type="string" office:string-value="class:PayloadTypeAPI">
            <text:p>class:PayloadTypeAPI</text:p>
          </table:table-cell>
          <table:table-cell table:formula="of:=['RAW Impl'.A51]" office:value-type="string" office:string-value="getClockRate">
            <text:p>getClockRate</text:p>
          </table:table-cell>
          <table:table-cell table:style-name="ce60" table:formula="of:=SUBSTITUTE(['RAW Impl'.E51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52]" office:value-type="string" office:string-value="coreapi.h">
            <text:p>coreapi.h</text:p>
          </table:table-cell>
          <table:table-cell table:formula="of:=SUBSTITUTE(['RAW Impl'.D52];&quot;line:&quot;;&quot;&quot;)" office:value-type="string" office:string-value="ProxyConfigAPIPtr getDefaultProxy();$/;&quot;">
            <text:p>ProxyConfigAPIPtr getDefaultProxy();$/;"</text:p>
          </table:table-cell>
          <table:table-cell table:style-name="ce60" table:formula="of:=SUBSTITUTE(['RAW Impl'.F52];&quot;returntype:&quot;;&quot;&quot;)" office:value-type="string" office:string-value="class:CoreAPI">
            <text:p>class:CoreAPI</text:p>
          </table:table-cell>
          <table:table-cell table:formula="of:=['RAW Impl'.A52]" office:value-type="string" office:string-value="getDefaultProxy">
            <text:p>getDefaultProxy</text:p>
          </table:table-cell>
          <table:table-cell table:style-name="ce60" table:formula="of:=SUBSTITUTE(['RAW Impl'.E52];&quot;signature:&quot;;&quot;&quot;)" office:value-type="string" office:string-value="line:157">
            <text:p>line:157</text:p>
          </table:table-cell>
          <table:table-cell table:number-columns-repeated="1019"/>
        </table:table-row>
        <table:table-row table:style-name="ro5">
          <table:table-cell table:formula="of:=['RAW Impl'.B53]" office:value-type="string" office:string-value="callapi.h">
            <text:p>callapi.h</text:p>
          </table:table-cell>
          <table:table-cell table:formula="of:=SUBSTITUTE(['RAW Impl'.D53];&quot;line:&quot;;&quot;&quot;)" office:value-type="string" office:string-value="int getDir() const;$/;&quot;">
            <text:p>int getDir() const;$/;"</text:p>
          </table:table-cell>
          <table:table-cell table:style-name="ce60" table:formula="of:=SUBSTITUTE(['RAW Impl'.F53];&quot;returntype:&quot;;&quot;&quot;)" office:value-type="string" office:string-value="class:CallAPI">
            <text:p>class:CallAPI</text:p>
          </table:table-cell>
          <table:table-cell table:formula="of:=['RAW Impl'.A53]" office:value-type="string" office:string-value="getDir">
            <text:p>getDir</text:p>
          </table:table-cell>
          <table:table-cell table:style-name="ce60" table:formula="of:=SUBSTITUTE(['RAW Impl'.E53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54]" office:value-type="string" office:string-value="payloadtypeapi.h">
            <text:p>payloadtypeapi.h</text:p>
          </table:table-cell>
          <table:table-cell table:formula="of:=SUBSTITUTE(['RAW Impl'.D54];&quot;line:&quot;;&quot;&quot;)" office:value-type="string" office:string-value="bool getEnabled() const;$/;&quot;">
            <text:p>bool getEnabled() const;$/;"</text:p>
          </table:table-cell>
          <table:table-cell table:style-name="ce60" table:formula="of:=SUBSTITUTE(['RAW Impl'.F54];&quot;returntype:&quot;;&quot;&quot;)" office:value-type="string" office:string-value="class:PayloadTypeAPI">
            <text:p>class:PayloadTypeAPI</text:p>
          </table:table-cell>
          <table:table-cell table:formula="of:=['RAW Impl'.A54]" office:value-type="string" office:string-value="getEnabled">
            <text:p>getEnabled</text:p>
          </table:table-cell>
          <table:table-cell table:style-name="ce60" table:formula="of:=SUBSTITUTE(['RAW Impl'.E54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55]" office:value-type="string" office:string-value="proxyconfigapi.h">
            <text:p>proxyconfigapi.h</text:p>
          </table:table-cell>
          <table:table-cell table:formula="of:=SUBSTITUTE(['RAW Impl'.D55];&quot;line:&quot;;&quot;&quot;)" office:value-type="string" office:string-value="int getExpires() const;$/;&quot;">
            <text:p>int getExpires() const;$/;"</text:p>
          </table:table-cell>
          <table:table-cell table:style-name="ce60" table:formula="of:=SUBSTITUTE(['RAW Impl'.F55];&quot;returntype:&quot;;&quot;&quot;)" office:value-type="string" office:string-value="class:ProxyConfigAPI">
            <text:p>class:ProxyConfigAPI</text:p>
          </table:table-cell>
          <table:table-cell table:formula="of:=['RAW Impl'.A55]" office:value-type="string" office:string-value="getExpires">
            <text:p>getExpires</text:p>
          </table:table-cell>
          <table:table-cell table:style-name="ce60" table:formula="of:=SUBSTITUTE(['RAW Impl'.E55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56]" office:value-type="string" office:string-value="payloadtypeapi.h">
            <text:p>payloadtypeapi.h</text:p>
          </table:table-cell>
          <table:table-cell table:formula="of:=SUBSTITUTE(['RAW Impl'.D56];&quot;line:&quot;;&quot;&quot;)" office:value-type="string" office:string-value="int getFlags() const;$/;&quot;">
            <text:p>int getFlags() const;$/;"</text:p>
          </table:table-cell>
          <table:table-cell table:style-name="ce60" table:formula="of:=SUBSTITUTE(['RAW Impl'.F56];&quot;returntype:&quot;;&quot;&quot;)" office:value-type="string" office:string-value="class:PayloadTypeAPI">
            <text:p>class:PayloadTypeAPI</text:p>
          </table:table-cell>
          <table:table-cell table:formula="of:=['RAW Impl'.A56]" office:value-type="string" office:string-value="getFlags">
            <text:p>getFlags</text:p>
          </table:table-cell>
          <table:table-cell table:style-name="ce60" table:formula="of:=SUBSTITUTE(['RAW Impl'.E56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57]" office:value-type="string" office:string-value="videowindow.h">
            <text:p>videowindow.h</text:p>
          </table:table-cell>
          <table:table-cell table:formula="of:=SUBSTITUTE(['RAW Impl'.D57];&quot;line:&quot;;&quot;&quot;)" office:value-type="string" office:string-value="virtual unsigned long getId() = 0;$/;&quot;">
            <text:p>virtual unsigned long getId() = 0;$/;"</text:p>
          </table:table-cell>
          <table:table-cell table:style-name="ce60" table:formula="of:=SUBSTITUTE(['RAW Impl'.F57];&quot;returntype:&quot;;&quot;&quot;)" office:value-type="string" office:string-value="class:VideoWindow">
            <text:p>class:VideoWindow</text:p>
          </table:table-cell>
          <table:table-cell table:formula="of:=['RAW Impl'.A57]" office:value-type="string" office:string-value="getId">
            <text:p>getId</text:p>
          </table:table-cell>
          <table:table-cell table:style-name="ce60" table:formula="of:=SUBSTITUTE(['RAW Impl'.E57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58]" office:value-type="string" office:string-value="proxyconfigapi.h">
            <text:p>proxyconfigapi.h</text:p>
          </table:table-cell>
          <table:table-cell table:formula="of:=SUBSTITUTE(['RAW Impl'.D58];&quot;line:&quot;;&quot;&quot;)" office:value-type="string" office:string-value="std::string getIdentity() const;$/;&quot;">
            <text:p>std::string getIdentity() const;$/;"</text:p>
          </table:table-cell>
          <table:table-cell table:style-name="ce60" table:formula="of:=SUBSTITUTE(['RAW Impl'.F58];&quot;returntype:&quot;;&quot;&quot;)" office:value-type="string" office:string-value="class:ProxyConfigAPI">
            <text:p>class:ProxyConfigAPI</text:p>
          </table:table-cell>
          <table:table-cell table:formula="of:=['RAW Impl'.A58]" office:value-type="string" office:string-value="getIdentity">
            <text:p>getIdentity</text:p>
          </table:table-cell>
          <table:table-cell table:style-name="ce60" table:formula="of:=SUBSTITUTE(['RAW Impl'.E58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59]" office:value-type="string" office:string-value="coreapi.h">
            <text:p>coreapi.h</text:p>
          </table:table-cell>
          <table:table-cell table:formula="of:=SUBSTITUTE(['RAW Impl'.D59];&quot;line:&quot;;&quot;&quot;)" office:value-type="string" office:string-value="const std::string &amp;getMagic();$/;&quot;">
            <text:p>const std::string &amp;getMagic();$/;"</text:p>
          </table:table-cell>
          <table:table-cell table:style-name="ce60" table:formula="of:=SUBSTITUTE(['RAW Impl'.F59];&quot;returntype:&quot;;&quot;&quot;)" office:value-type="string" office:string-value="class:CoreAPI::std">
            <text:p>class:CoreAPI::std</text:p>
          </table:table-cell>
          <table:table-cell table:formula="of:=['RAW Impl'.A59]" office:value-type="string" office:string-value="getMagic">
            <text:p>getMagic</text:p>
          </table:table-cell>
          <table:table-cell table:style-name="ce60" table:formula="of:=SUBSTITUTE(['RAW Impl'.E59];&quot;signature:&quot;;&quot;&quot;)" office:value-type="string" office:string-value="line:96">
            <text:p>line:96</text:p>
          </table:table-cell>
          <table:table-cell table:number-columns-repeated="1019"/>
        </table:table-row>
        <table:table-row table:style-name="ro5">
          <table:table-cell table:formula="of:=['RAW Impl'.B60]" office:value-type="string" office:string-value="videoapi.h">
            <text:p>videoapi.h</text:p>
          </table:table-cell>
          <table:table-cell table:formula="of:=SUBSTITUTE(['RAW Impl'.D60];&quot;line:&quot;;&quot;&quot;)" office:value-type="string" office:string-value="const std::string &amp;getMagic();$/;&quot;">
            <text:p>const std::string &amp;getMagic();$/;"</text:p>
          </table:table-cell>
          <table:table-cell table:style-name="ce60" table:formula="of:=SUBSTITUTE(['RAW Impl'.F60];&quot;returntype:&quot;;&quot;&quot;)" office:value-type="string" office:string-value="class:VideoAPI::std">
            <text:p>class:VideoAPI::std</text:p>
          </table:table-cell>
          <table:table-cell table:formula="of:=['RAW Impl'.A60]" office:value-type="string" office:string-value="getMagic">
            <text:p>getMagic</text:p>
          </table:table-cell>
          <table:table-cell table:style-name="ce60" table:formula="of:=SUBSTITUTE(['RAW Impl'.E60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61]" office:value-type="string" office:string-value="payloadtypeapi.h">
            <text:p>payloadtypeapi.h</text:p>
          </table:table-cell>
          <table:table-cell table:formula="of:=SUBSTITUTE(['RAW Impl'.D61];&quot;line:&quot;;&quot;&quot;)" office:value-type="string" office:string-value="std::string getMimeType() const;$/;&quot;">
            <text:p>std::string getMimeType() const;$/;"</text:p>
          </table:table-cell>
          <table:table-cell table:style-name="ce60" table:formula="of:=SUBSTITUTE(['RAW Impl'.F61];&quot;returntype:&quot;;&quot;&quot;)" office:value-type="string" office:string-value="class:PayloadTypeAPI">
            <text:p>class:PayloadTypeAPI</text:p>
          </table:table-cell>
          <table:table-cell table:formula="of:=['RAW Impl'.A61]" office:value-type="string" office:string-value="getMimeType">
            <text:p>getMimeType</text:p>
          </table:table-cell>
          <table:table-cell table:style-name="ce60" table:formula="of:=SUBSTITUTE(['RAW Impl'.E61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62]" office:value-type="string" office:string-value="coreapi.h">
            <text:p>coreapi.h</text:p>
          </table:table-cell>
          <table:table-cell table:formula="of:=SUBSTITUTE(['RAW Impl'.D62];&quot;line:&quot;;&quot;&quot;)" office:value-type="string" office:string-value="unsigned long getNativePreviewWindowId();$/;&quot;">
            <text:p>unsigned long getNativePreviewWindowId();$/;"</text:p>
          </table:table-cell>
          <table:table-cell table:style-name="ce60" table:formula="of:=SUBSTITUTE(['RAW Impl'.F62];&quot;returntype:&quot;;&quot;&quot;)" office:value-type="string" office:string-value="class:CoreAPI">
            <text:p>class:CoreAPI</text:p>
          </table:table-cell>
          <table:table-cell table:formula="of:=['RAW Impl'.A62]" office:value-type="string" office:string-value="getNativePreviewWindowId">
            <text:p>getNativePreviewWindowId</text:p>
          </table:table-cell>
          <table:table-cell table:style-name="ce60" table:formula="of:=SUBSTITUTE(['RAW Impl'.E62];&quot;signature:&quot;;&quot;&quot;)" office:value-type="string" office:string-value="line:125">
            <text:p>line:125</text:p>
          </table:table-cell>
          <table:table-cell table:number-columns-repeated="1019"/>
        </table:table-row>
        <table:table-row table:style-name="ro5">
          <table:table-cell table:formula="of:=['RAW Impl'.B63]" office:value-type="string" office:string-value="coreapi.h">
            <text:p>coreapi.h</text:p>
          </table:table-cell>
          <table:table-cell table:formula="of:=SUBSTITUTE(['RAW Impl'.D63];&quot;line:&quot;;&quot;&quot;)" office:value-type="string" office:string-value="unsigned long getNativeVideoWindowId();$/;&quot;">
            <text:p>unsigned long getNativeVideoWindowId();$/;"</text:p>
          </table:table-cell>
          <table:table-cell table:style-name="ce60" table:formula="of:=SUBSTITUTE(['RAW Impl'.F63];&quot;returntype:&quot;;&quot;&quot;)" office:value-type="string" office:string-value="class:CoreAPI">
            <text:p>class:CoreAPI</text:p>
          </table:table-cell>
          <table:table-cell table:formula="of:=['RAW Impl'.A63]" office:value-type="string" office:string-value="getNativeVideoWindowId">
            <text:p>getNativeVideoWindowId</text:p>
          </table:table-cell>
          <table:table-cell table:style-name="ce60" table:formula="of:=SUBSTITUTE(['RAW Impl'.E63];&quot;signature:&quot;;&quot;&quot;)" office:value-type="string" office:string-value="line:123">
            <text:p>line:123</text:p>
          </table:table-cell>
          <table:table-cell table:number-columns-repeated="1019"/>
        </table:table-row>
        <table:table-row table:style-name="ro5">
          <table:table-cell table:formula="of:=['RAW Impl'.B64]" office:value-type="string" office:string-value="payloadtypeapi.h">
            <text:p>payloadtypeapi.h</text:p>
          </table:table-cell>
          <table:table-cell table:formula="of:=SUBSTITUTE(['RAW Impl'.D64];&quot;line:&quot;;&quot;&quot;)" office:value-type="string" office:string-value="int getNormalBitrate() const;$/;&quot;">
            <text:p>int getNormalBitrate() const;$/;"</text:p>
          </table:table-cell>
          <table:table-cell table:style-name="ce60" table:formula="of:=SUBSTITUTE(['RAW Impl'.F64];&quot;returntype:&quot;;&quot;&quot;)" office:value-type="string" office:string-value="class:PayloadTypeAPI">
            <text:p>class:PayloadTypeAPI</text:p>
          </table:table-cell>
          <table:table-cell table:formula="of:=['RAW Impl'.A64]" office:value-type="string" office:string-value="getNormalBitrate">
            <text:p>getNormalBitrate</text:p>
          </table:table-cell>
          <table:table-cell table:style-name="ce60" table:formula="of:=SUBSTITUTE(['RAW Impl'.E64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65]" office:value-type="string" office:string-value="authinfoapi.h">
            <text:p>authinfoapi.h</text:p>
          </table:table-cell>
          <table:table-cell table:formula="of:=SUBSTITUTE(['RAW Impl'.D65];&quot;line:&quot;;&quot;&quot;)" office:value-type="string" office:string-value="std::string getPasswd() const;$/;&quot;">
            <text:p>std::string getPasswd() const;$/;"</text:p>
          </table:table-cell>
          <table:table-cell table:style-name="ce60" table:formula="of:=SUBSTITUTE(['RAW Impl'.F65];&quot;returntype:&quot;;&quot;&quot;)" office:value-type="string" office:string-value="class:AuthInfoAPI">
            <text:p>class:AuthInfoAPI</text:p>
          </table:table-cell>
          <table:table-cell table:formula="of:=['RAW Impl'.A65]" office:value-type="string" office:string-value="getPasswd">
            <text:p>getPasswd</text:p>
          </table:table-cell>
          <table:table-cell table:style-name="ce60" table:formula="of:=SUBSTITUTE(['RAW Impl'.E65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66]" office:value-type="string" office:string-value="payloadtypeapi.h">
            <text:p>payloadtypeapi.h</text:p>
          </table:table-cell>
          <table:table-cell table:formula="of:=SUBSTITUTE(['RAW Impl'.D66];&quot;line:&quot;;&quot;&quot;)" office:value-type="string" office:string-value="int getPatternLength() const;$/;&quot;">
            <text:p>int getPatternLength() const;$/;"</text:p>
          </table:table-cell>
          <table:table-cell table:style-name="ce60" table:formula="of:=SUBSTITUTE(['RAW Impl'.F66];&quot;returntype:&quot;;&quot;&quot;)" office:value-type="string" office:string-value="class:PayloadTypeAPI">
            <text:p>class:PayloadTypeAPI</text:p>
          </table:table-cell>
          <table:table-cell table:formula="of:=['RAW Impl'.A66]" office:value-type="string" office:string-value="getPatternLength">
            <text:p>getPatternLength</text:p>
          </table:table-cell>
          <table:table-cell table:style-name="ce60" table:formula="of:=SUBSTITUTE(['RAW Impl'.E66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67]" office:value-type="string" office:string-value="coreapi.h">
            <text:p>coreapi.h</text:p>
          </table:table-cell>
          <table:table-cell table:formula="of:=SUBSTITUTE(['RAW Impl'.D67];&quot;line:&quot;;&quot;&quot;)" office:value-type="string" office:string-value="int getPlayLevel();$/;&quot;">
            <text:p>int getPlayLevel();$/;"</text:p>
          </table:table-cell>
          <table:table-cell table:style-name="ce60" table:formula="of:=SUBSTITUTE(['RAW Impl'.F67];&quot;returntype:&quot;;&quot;&quot;)" office:value-type="string" office:string-value="class:CoreAPI">
            <text:p>class:CoreAPI</text:p>
          </table:table-cell>
          <table:table-cell table:formula="of:=['RAW Impl'.A67]" office:value-type="string" office:string-value="getPlayLevel">
            <text:p>getPlayLevel</text:p>
          </table:table-cell>
          <table:table-cell table:style-name="ce60" table:formula="of:=SUBSTITUTE(['RAW Impl'.E67];&quot;signature:&quot;;&quot;&quot;)" office:value-type="string" office:string-value="line:110">
            <text:p>line:110</text:p>
          </table:table-cell>
          <table:table-cell table:number-columns-repeated="1019"/>
        </table:table-row>
        <table:table-row table:style-name="ro5">
          <table:table-cell table:formula="of:=['RAW Impl'.B68]" office:value-type="string" office:string-value="coreapi.h">
            <text:p>coreapi.h</text:p>
          </table:table-cell>
          <table:table-cell table:formula="of:=SUBSTITUTE(['RAW Impl'.D68];&quot;line:&quot;;&quot;&quot;)" office:value-type="string" office:string-value="std::string getPlaybackDevice();$/;&quot;">
            <text:p>std::string getPlaybackDevice();$/;"</text:p>
          </table:table-cell>
          <table:table-cell table:style-name="ce60" table:formula="of:=SUBSTITUTE(['RAW Impl'.F68];&quot;returntype:&quot;;&quot;&quot;)" office:value-type="string" office:string-value="class:CoreAPI">
            <text:p>class:CoreAPI</text:p>
          </table:table-cell>
          <table:table-cell table:formula="of:=['RAW Impl'.A68]" office:value-type="string" office:string-value="getPlaybackDevice">
            <text:p>getPlaybackDevice</text:p>
          </table:table-cell>
          <table:table-cell table:style-name="ce60" table:formula="of:=SUBSTITUTE(['RAW Impl'.E68];&quot;signature:&quot;;&quot;&quot;)" office:value-type="string" office:string-value="line:136">
            <text:p>line:136</text:p>
          </table:table-cell>
          <table:table-cell table:number-columns-repeated="1019"/>
        </table:table-row>
        <table:table-row table:style-name="ro5">
          <table:table-cell table:formula="of:=['RAW Impl'.B69]" office:value-type="string" office:string-value="coreapi.h">
            <text:p>coreapi.h</text:p>
          </table:table-cell>
          <table:table-cell table:formula="of:=SUBSTITUTE(['RAW Impl'.D69];&quot;line:&quot;;&quot;&quot;)" office:value-type="string" office:string-value="linphonePtr getPlugin();$/;&quot;">
            <text:p>linphonePtr getPlugin();$/;"</text:p>
          </table:table-cell>
          <table:table-cell table:style-name="ce60" table:formula="of:=SUBSTITUTE(['RAW Impl'.F69];&quot;returntype:&quot;;&quot;&quot;)" office:value-type="string" office:string-value="class:CoreAPI">
            <text:p>class:CoreAPI</text:p>
          </table:table-cell>
          <table:table-cell table:formula="of:=['RAW Impl'.A69]" office:value-type="string" office:string-value="getPlugin">
            <text:p>getPlugin</text:p>
          </table:table-cell>
          <table:table-cell table:style-name="ce60" table:formula="of:=SUBSTITUTE(['RAW Impl'.E69];&quot;signature:&quot;;&quot;&quot;)" office:value-type="string" office:string-value="line:89">
            <text:p>line:89</text:p>
          </table:table-cell>
          <table:table-cell table:number-columns-repeated="1019"/>
        </table:table-row>
        <table:table-row table:style-name="ro5">
          <table:table-cell table:formula="of:=['RAW Impl'.B70]" office:value-type="string" office:string-value="videoapi.h">
            <text:p>videoapi.h</text:p>
          </table:table-cell>
          <table:table-cell table:formula="of:=SUBSTITUTE(['RAW Impl'.D70];&quot;line:&quot;;&quot;&quot;)" office:value-type="string" office:string-value="videoPtr getPlugin();$/;&quot;">
            <text:p>videoPtr getPlugin();$/;"</text:p>
          </table:table-cell>
          <table:table-cell table:style-name="ce60" table:formula="of:=SUBSTITUTE(['RAW Impl'.F70];&quot;returntype:&quot;;&quot;&quot;)" office:value-type="string" office:string-value="class:VideoAPI">
            <text:p>class:VideoAPI</text:p>
          </table:table-cell>
          <table:table-cell table:formula="of:=['RAW Impl'.A70]" office:value-type="string" office:string-value="getPlugin">
            <text:p>getPlugin</text:p>
          </table:table-cell>
          <table:table-cell table:style-name="ce60" table:formula="of:=SUBSTITUTE(['RAW Impl'.E70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71]" office:value-type="string" office:string-value="coreapi.h">
            <text:p>coreapi.h</text:p>
          </table:table-cell>
          <table:table-cell table:formula="of:=SUBSTITUTE(['RAW Impl'.D71];&quot;line:&quot;;&quot;&quot;)" office:value-type="string" office:string-value="FB::VariantList getProxyConfigList();$/;&quot;">
            <text:p>FB::VariantList getProxyConfigList();$/;"</text:p>
          </table:table-cell>
          <table:table-cell table:style-name="ce60" table:formula="of:=SUBSTITUTE(['RAW Impl'.F71];&quot;returntype:&quot;;&quot;&quot;)" office:value-type="string" office:string-value="class:CoreAPI">
            <text:p>class:CoreAPI</text:p>
          </table:table-cell>
          <table:table-cell table:formula="of:=['RAW Impl'.A71]" office:value-type="string" office:string-value="getProxyConfigList">
            <text:p>getProxyConfigList</text:p>
          </table:table-cell>
          <table:table-cell table:style-name="ce60" table:formula="of:=SUBSTITUTE(['RAW Impl'.E71];&quot;signature:&quot;;&quot;&quot;)" office:value-type="string" office:string-value="line:155">
            <text:p>line:155</text:p>
          </table:table-cell>
          <table:table-cell table:number-columns-repeated="1019"/>
        </table:table-row>
        <table:table-row table:style-name="ro5">
          <table:table-cell table:formula="of:=['RAW Impl'.B72]" office:value-type="string" office:string-value="coreapi.h">
            <text:p>coreapi.h</text:p>
          </table:table-cell>
          <table:table-cell table:formula="of:=SUBSTITUTE(['RAW Impl'.D72];&quot;line:&quot;;&quot;&quot;)" office:value-type="string" office:string-value="int getRecLevel();$/;&quot;">
            <text:p>int getRecLevel();$/;"</text:p>
          </table:table-cell>
          <table:table-cell table:style-name="ce60" table:formula="of:=SUBSTITUTE(['RAW Impl'.F72];&quot;returntype:&quot;;&quot;&quot;)" office:value-type="string" office:string-value="class:CoreAPI">
            <text:p>class:CoreAPI</text:p>
          </table:table-cell>
          <table:table-cell table:formula="of:=['RAW Impl'.A72]" office:value-type="string" office:string-value="getRecLevel">
            <text:p>getRecLevel</text:p>
          </table:table-cell>
          <table:table-cell table:style-name="ce60" table:formula="of:=SUBSTITUTE(['RAW Impl'.E72];&quot;signature:&quot;;&quot;&quot;)" office:value-type="string" office:string-value="line:112">
            <text:p>line:112</text:p>
          </table:table-cell>
          <table:table-cell table:number-columns-repeated="1019"/>
        </table:table-row>
        <table:table-row table:style-name="ro5">
          <table:table-cell table:formula="of:=['RAW Impl'.B73]" office:value-type="string" office:string-value="payloadtypeapi.h">
            <text:p>payloadtypeapi.h</text:p>
          </table:table-cell>
          <table:table-cell table:formula="of:=SUBSTITUTE(['RAW Impl'.D73];&quot;line:&quot;;&quot;&quot;)" office:value-type="string" office:string-value="std::string getRecvFmtp() const;$/;&quot;">
            <text:p>std::string getRecvFmtp() const;$/;"</text:p>
          </table:table-cell>
          <table:table-cell table:style-name="ce60" table:formula="of:=SUBSTITUTE(['RAW Impl'.F73];&quot;returntype:&quot;;&quot;&quot;)" office:value-type="string" office:string-value="class:PayloadTypeAPI">
            <text:p>class:PayloadTypeAPI</text:p>
          </table:table-cell>
          <table:table-cell table:formula="of:=['RAW Impl'.A73]" office:value-type="string" office:string-value="getRecvFmtp">
            <text:p>getRecvFmtp</text:p>
          </table:table-cell>
          <table:table-cell table:style-name="ce60" table:formula="of:=SUBSTITUTE(['RAW Impl'.E73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74]" office:value-type="string" office:string-value="callapi.h">
            <text:p>callapi.h</text:p>
          </table:table-cell>
          <table:table-cell table:formula="of:=SUBSTITUTE(['RAW Impl'.D74];&quot;line:&quot;;&quot;&quot;)" office:value-type="string" office:string-value="std::string getRemoteAddress() const;$/;&quot;">
            <text:p>std::string getRemoteAddress() const;$/;"</text:p>
          </table:table-cell>
          <table:table-cell table:style-name="ce60" table:formula="of:=SUBSTITUTE(['RAW Impl'.F74];&quot;returntype:&quot;;&quot;&quot;)" office:value-type="string" office:string-value="class:CallAPI">
            <text:p>class:CallAPI</text:p>
          </table:table-cell>
          <table:table-cell table:formula="of:=['RAW Impl'.A74]" office:value-type="string" office:string-value="getRemoteAddress">
            <text:p>getRemoteAddress</text:p>
          </table:table-cell>
          <table:table-cell table:style-name="ce60" table:formula="of:=SUBSTITUTE(['RAW Impl'.E74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75]" office:value-type="string" office:string-value="coreapi.h">
            <text:p>coreapi.h</text:p>
          </table:table-cell>
          <table:table-cell table:formula="of:=SUBSTITUTE(['RAW Impl'.D75];&quot;line:&quot;;&quot;&quot;)" office:value-type="string" office:string-value="int getRingLevel();$/;&quot;">
            <text:p>int getRingLevel();$/;"</text:p>
          </table:table-cell>
          <table:table-cell table:style-name="ce60" table:formula="of:=SUBSTITUTE(['RAW Impl'.F75];&quot;returntype:&quot;;&quot;&quot;)" office:value-type="string" office:string-value="class:CoreAPI">
            <text:p>class:CoreAPI</text:p>
          </table:table-cell>
          <table:table-cell table:formula="of:=['RAW Impl'.A75]" office:value-type="string" office:string-value="getRingLevel">
            <text:p>getRingLevel</text:p>
          </table:table-cell>
          <table:table-cell table:style-name="ce60" table:formula="of:=SUBSTITUTE(['RAW Impl'.E75];&quot;signature:&quot;;&quot;&quot;)" office:value-type="string" office:string-value="line:114">
            <text:p>line:114</text:p>
          </table:table-cell>
          <table:table-cell table:number-columns-repeated="1019"/>
        </table:table-row>
        <table:table-row table:style-name="ro5">
          <table:table-cell table:formula="of:=['RAW Impl'.B76]" office:value-type="string" office:string-value="coreapi.h">
            <text:p>coreapi.h</text:p>
          </table:table-cell>
          <table:table-cell table:formula="of:=SUBSTITUTE(['RAW Impl'.D76];&quot;line:&quot;;&quot;&quot;)" office:value-type="string" office:string-value="std::string getRingerDevice();$/;&quot;">
            <text:p>std::string getRingerDevice();$/;"</text:p>
          </table:table-cell>
          <table:table-cell table:style-name="ce60" table:formula="of:=SUBSTITUTE(['RAW Impl'.F76];&quot;returntype:&quot;;&quot;&quot;)" office:value-type="string" office:string-value="class:CoreAPI">
            <text:p>class:CoreAPI</text:p>
          </table:table-cell>
          <table:table-cell table:formula="of:=['RAW Impl'.A76]" office:value-type="string" office:string-value="getRingerDevice">
            <text:p>getRingerDevice</text:p>
          </table:table-cell>
          <table:table-cell table:style-name="ce60" table:formula="of:=SUBSTITUTE(['RAW Impl'.E76];&quot;signature:&quot;;&quot;&quot;)" office:value-type="string" office:string-value="line:135">
            <text:p>line:135</text:p>
          </table:table-cell>
          <table:table-cell table:number-columns-repeated="1019"/>
        </table:table-row>
        <table:table-row table:style-name="ro5">
          <table:table-cell table:formula="of:=['RAW Impl'.B77]" office:value-type="string" office:string-value="proxyconfigapi.h">
            <text:p>proxyconfigapi.h</text:p>
          </table:table-cell>
          <table:table-cell table:formula="of:=SUBSTITUTE(['RAW Impl'.D77];&quot;line:&quot;;&quot;&quot;)" office:value-type="string" office:string-value="std::string getRoute() const;$/;&quot;">
            <text:p>std::string getRoute() const;$/;"</text:p>
          </table:table-cell>
          <table:table-cell table:style-name="ce60" table:formula="of:=SUBSTITUTE(['RAW Impl'.F77];&quot;returntype:&quot;;&quot;&quot;)" office:value-type="string" office:string-value="class:ProxyConfigAPI">
            <text:p>class:ProxyConfigAPI</text:p>
          </table:table-cell>
          <table:table-cell table:formula="of:=['RAW Impl'.A77]" office:value-type="string" office:string-value="getRoute">
            <text:p>getRoute</text:p>
          </table:table-cell>
          <table:table-cell table:style-name="ce60" table:formula="of:=SUBSTITUTE(['RAW Impl'.E77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78]" office:value-type="string" office:string-value="payloadtypeapi.h">
            <text:p>payloadtypeapi.h</text:p>
          </table:table-cell>
          <table:table-cell table:formula="of:=SUBSTITUTE(['RAW Impl'.D78];&quot;line:&quot;;&quot;&quot;)" office:value-type="string" office:string-value="std::string getSendFmtp() const;$/;&quot;">
            <text:p>std::string getSendFmtp() const;$/;"</text:p>
          </table:table-cell>
          <table:table-cell table:style-name="ce60" table:formula="of:=SUBSTITUTE(['RAW Impl'.F78];&quot;returntype:&quot;;&quot;&quot;)" office:value-type="string" office:string-value="class:PayloadTypeAPI">
            <text:p>class:PayloadTypeAPI</text:p>
          </table:table-cell>
          <table:table-cell table:formula="of:=['RAW Impl'.A78]" office:value-type="string" office:string-value="getSendFmtp">
            <text:p>getSendFmtp</text:p>
          </table:table-cell>
          <table:table-cell table:style-name="ce60" table:formula="of:=SUBSTITUTE(['RAW Impl'.E78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79]" office:value-type="string" office:string-value="proxyconfigapi.h">
            <text:p>proxyconfigapi.h</text:p>
          </table:table-cell>
          <table:table-cell table:formula="of:=SUBSTITUTE(['RAW Impl'.D79];&quot;line:&quot;;&quot;&quot;)" office:value-type="string" office:string-value="std::string getServerAddr() const;$/;&quot;">
            <text:p>std::string getServerAddr() const;$/;"</text:p>
          </table:table-cell>
          <table:table-cell table:style-name="ce60" table:formula="of:=SUBSTITUTE(['RAW Impl'.F79];&quot;returntype:&quot;;&quot;&quot;)" office:value-type="string" office:string-value="class:ProxyConfigAPI">
            <text:p>class:ProxyConfigAPI</text:p>
          </table:table-cell>
          <table:table-cell table:formula="of:=['RAW Impl'.A79]" office:value-type="string" office:string-value="getServerAddr">
            <text:p>getServerAddr</text:p>
          </table:table-cell>
          <table:table-cell table:style-name="ce60" table:formula="of:=SUBSTITUTE(['RAW Impl'.E79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80]" office:value-type="string" office:string-value="coreapi.h">
            <text:p>coreapi.h</text:p>
          </table:table-cell>
          <table:table-cell table:formula="of:=SUBSTITUTE(['RAW Impl'.D80];&quot;line:&quot;;&quot;&quot;)" office:value-type="string" office:string-value="int getSipPort();$/;&quot;">
            <text:p>int getSipPort();$/;"</text:p>
          </table:table-cell>
          <table:table-cell table:style-name="ce60" table:formula="of:=SUBSTITUTE(['RAW Impl'.F80];&quot;returntype:&quot;;&quot;&quot;)" office:value-type="string" office:string-value="class:CoreAPI">
            <text:p>class:CoreAPI</text:p>
          </table:table-cell>
          <table:table-cell table:formula="of:=['RAW Impl'.A80]" office:value-type="string" office:string-value="getSipPort">
            <text:p>getSipPort</text:p>
          </table:table-cell>
          <table:table-cell table:style-name="ce60" table:formula="of:=SUBSTITUTE(['RAW Impl'.E80];&quot;signature:&quot;;&quot;&quot;)" office:value-type="string" office:string-value="line:93">
            <text:p>line:93</text:p>
          </table:table-cell>
          <table:table-cell table:number-columns-repeated="1019"/>
        </table:table-row>
        <table:table-row table:style-name="ro5">
          <table:table-cell table:formula="of:=['RAW Impl'.B81]" office:value-type="string" office:string-value="coreapi.h">
            <text:p>coreapi.h</text:p>
          </table:table-cell>
          <table:table-cell table:formula="of:=SUBSTITUTE(['RAW Impl'.D81];&quot;line:&quot;;&quot;&quot;)" office:value-type="string" office:string-value="FB::VariantList getSoundDevices();$/;&quot;">
            <text:p>FB::VariantList getSoundDevices();$/;"</text:p>
          </table:table-cell>
          <table:table-cell table:style-name="ce60" table:formula="of:=SUBSTITUTE(['RAW Impl'.F81];&quot;returntype:&quot;;&quot;&quot;)" office:value-type="string" office:string-value="class:CoreAPI">
            <text:p>class:CoreAPI</text:p>
          </table:table-cell>
          <table:table-cell table:formula="of:=['RAW Impl'.A81]" office:value-type="string" office:string-value="getSoundDevices">
            <text:p>getSoundDevices</text:p>
          </table:table-cell>
          <table:table-cell table:style-name="ce60" table:formula="of:=SUBSTITUTE(['RAW Impl'.E81];&quot;signature:&quot;;&quot;&quot;)" office:value-type="string" office:string-value="line:129">
            <text:p>line:129</text:p>
          </table:table-cell>
          <table:table-cell table:number-columns-repeated="1019"/>
        </table:table-row>
        <table:table-row table:style-name="ro5">
          <table:table-cell table:formula="of:=['RAW Impl'.B82]" office:value-type="string" office:string-value="callapi.h">
            <text:p>callapi.h</text:p>
          </table:table-cell>
          <table:table-cell table:formula="of:=SUBSTITUTE(['RAW Impl'.D82];&quot;line:&quot;;&quot;&quot;)" office:value-type="string" office:string-value="int getState() const;$/;&quot;">
            <text:p>int getState() const;$/;"</text:p>
          </table:table-cell>
          <table:table-cell table:style-name="ce60" table:formula="of:=SUBSTITUTE(['RAW Impl'.F82];&quot;returntype:&quot;;&quot;&quot;)" office:value-type="string" office:string-value="class:CallAPI">
            <text:p>class:CallAPI</text:p>
          </table:table-cell>
          <table:table-cell table:formula="of:=['RAW Impl'.A82]" office:value-type="string" office:string-value="getState">
            <text:p>getState</text:p>
          </table:table-cell>
          <table:table-cell table:style-name="ce60" table:formula="of:=SUBSTITUTE(['RAW Impl'.E82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83]" office:value-type="string" office:string-value="proxyconfigapi.h">
            <text:p>proxyconfigapi.h</text:p>
          </table:table-cell>
          <table:table-cell table:formula="of:=SUBSTITUTE(['RAW Impl'.D83];&quot;line:&quot;;&quot;&quot;)" office:value-type="string" office:string-value="int getState();$/;&quot;">
            <text:p>int getState();$/;"</text:p>
          </table:table-cell>
          <table:table-cell table:style-name="ce60" table:formula="of:=SUBSTITUTE(['RAW Impl'.F83];&quot;returntype:&quot;;&quot;&quot;)" office:value-type="string" office:string-value="class:ProxyConfigAPI">
            <text:p>class:ProxyConfigAPI</text:p>
          </table:table-cell>
          <table:table-cell table:formula="of:=['RAW Impl'.A83]" office:value-type="string" office:string-value="getState">
            <text:p>getState</text:p>
          </table:table-cell>
          <table:table-cell table:style-name="ce60" table:formula="of:=SUBSTITUTE(['RAW Impl'.E83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5">
          <table:table-cell table:formula="of:=['RAW Impl'.B84]" office:value-type="string" office:string-value="payloadtypeapi.h">
            <text:p>payloadtypeapi.h</text:p>
          </table:table-cell>
          <table:table-cell table:formula="of:=SUBSTITUTE(['RAW Impl'.D84];&quot;line:&quot;;&quot;&quot;)" office:value-type="string" office:string-value="int getType() const;$/;&quot;">
            <text:p>int getType() const;$/;"</text:p>
          </table:table-cell>
          <table:table-cell table:style-name="ce60" table:formula="of:=SUBSTITUTE(['RAW Impl'.F84];&quot;returntype:&quot;;&quot;&quot;)" office:value-type="string" office:string-value="class:PayloadTypeAPI">
            <text:p>class:PayloadTypeAPI</text:p>
          </table:table-cell>
          <table:table-cell table:formula="of:=['RAW Impl'.A84]" office:value-type="string" office:string-value="getType">
            <text:p>getType</text:p>
          </table:table-cell>
          <table:table-cell table:style-name="ce60" table:formula="of:=SUBSTITUTE(['RAW Impl'.E84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85]" office:value-type="string" office:string-value="authinfoapi.h">
            <text:p>authinfoapi.h</text:p>
          </table:table-cell>
          <table:table-cell table:formula="of:=SUBSTITUTE(['RAW Impl'.D85];&quot;line:&quot;;&quot;&quot;)" office:value-type="string" office:string-value="std::string getUserid() const;$/;&quot;">
            <text:p>std::string getUserid() const;$/;"</text:p>
          </table:table-cell>
          <table:table-cell table:style-name="ce60" table:formula="of:=SUBSTITUTE(['RAW Impl'.F85];&quot;returntype:&quot;;&quot;&quot;)" office:value-type="string" office:string-value="class:AuthInfoAPI">
            <text:p>class:AuthInfoAPI</text:p>
          </table:table-cell>
          <table:table-cell table:formula="of:=['RAW Impl'.A85]" office:value-type="string" office:string-value="getUserid">
            <text:p>getUserid</text:p>
          </table:table-cell>
          <table:table-cell table:style-name="ce60" table:formula="of:=SUBSTITUTE(['RAW Impl'.E85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86]" office:value-type="string" office:string-value="authinfoapi.h">
            <text:p>authinfoapi.h</text:p>
          </table:table-cell>
          <table:table-cell table:formula="of:=SUBSTITUTE(['RAW Impl'.D86];&quot;line:&quot;;&quot;&quot;)" office:value-type="string" office:string-value="std::string getUsername() const;$/;&quot;">
            <text:p>std::string getUsername() const;$/;"</text:p>
          </table:table-cell>
          <table:table-cell table:style-name="ce60" table:formula="of:=SUBSTITUTE(['RAW Impl'.F86];&quot;returntype:&quot;;&quot;&quot;)" office:value-type="string" office:string-value="class:AuthInfoAPI">
            <text:p>class:AuthInfoAPI</text:p>
          </table:table-cell>
          <table:table-cell table:formula="of:=['RAW Impl'.A86]" office:value-type="string" office:string-value="getUsername">
            <text:p>getUsername</text:p>
          </table:table-cell>
          <table:table-cell table:style-name="ce60" table:formula="of:=SUBSTITUTE(['RAW Impl'.E86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87]" office:value-type="string" office:string-value="coreapi.h">
            <text:p>coreapi.h</text:p>
          </table:table-cell>
          <table:table-cell table:formula="of:=SUBSTITUTE(['RAW Impl'.D87];&quot;line:&quot;;&quot;&quot;)" office:value-type="string" office:string-value="std::string getVersion();$/;&quot;">
            <text:p>std::string getVersion();$/;"</text:p>
          </table:table-cell>
          <table:table-cell table:style-name="ce60" table:formula="of:=SUBSTITUTE(['RAW Impl'.F87];&quot;returntype:&quot;;&quot;&quot;)" office:value-type="string" office:string-value="class:CoreAPI">
            <text:p>class:CoreAPI</text:p>
          </table:table-cell>
          <table:table-cell table:formula="of:=['RAW Impl'.A87]" office:value-type="string" office:string-value="getVersion">
            <text:p>getVersion</text:p>
          </table:table-cell>
          <table:table-cell table:style-name="ce60" table:formula="of:=SUBSTITUTE(['RAW Impl'.E87];&quot;signature:&quot;;&quot;&quot;)" office:value-type="string" office:string-value="line:92">
            <text:p>line:92</text:p>
          </table:table-cell>
          <table:table-cell table:number-columns-repeated="1019"/>
        </table:table-row>
        <table:table-row table:style-name="ro5">
          <table:table-cell table:formula="of:=['RAW Impl'.B88]" office:value-type="string" office:string-value="coreapi.h">
            <text:p>coreapi.h</text:p>
          </table:table-cell>
          <table:table-cell table:formula="of:=SUBSTITUTE(['RAW Impl'.D88];&quot;line:&quot;;&quot;&quot;)" office:value-type="string" office:string-value="FB::VariantList getVideoCodecs();$/;&quot;">
            <text:p>FB::VariantList getVideoCodecs();$/;"</text:p>
          </table:table-cell>
          <table:table-cell table:style-name="ce60" table:formula="of:=SUBSTITUTE(['RAW Impl'.F88];&quot;returntype:&quot;;&quot;&quot;)" office:value-type="string" office:string-value="class:CoreAPI">
            <text:p>class:CoreAPI</text:p>
          </table:table-cell>
          <table:table-cell table:formula="of:=['RAW Impl'.A88]" office:value-type="string" office:string-value="getVideoCodecs">
            <text:p>getVideoCodecs</text:p>
          </table:table-cell>
          <table:table-cell table:style-name="ce60" table:formula="of:=SUBSTITUTE(['RAW Impl'.E88];&quot;signature:&quot;;&quot;&quot;)" office:value-type="string" office:string-value="line:147">
            <text:p>line:147</text:p>
          </table:table-cell>
          <table:table-cell table:number-columns-repeated="1019"/>
        </table:table-row>
        <table:table-row table:style-name="ro5">
          <table:table-cell table:formula="of:=['RAW Impl'.B89]" office:value-type="string" office:string-value="coreapi.h">
            <text:p>coreapi.h</text:p>
          </table:table-cell>
          <table:table-cell table:formula="of:=SUBSTITUTE(['RAW Impl'.D89];&quot;line:&quot;;&quot;&quot;)" office:value-type="string" office:string-value="std::string getVideoDevice();$/;&quot;">
            <text:p>std::string getVideoDevice();$/;"</text:p>
          </table:table-cell>
          <table:table-cell table:style-name="ce60" table:formula="of:=SUBSTITUTE(['RAW Impl'.F89];&quot;returntype:&quot;;&quot;&quot;)" office:value-type="string" office:string-value="class:CoreAPI">
            <text:p>class:CoreAPI</text:p>
          </table:table-cell>
          <table:table-cell table:formula="of:=['RAW Impl'.A89]" office:value-type="string" office:string-value="getVideoDevice">
            <text:p>getVideoDevice</text:p>
          </table:table-cell>
          <table:table-cell table:style-name="ce60" table:formula="of:=SUBSTITUTE(['RAW Impl'.E89];&quot;signature:&quot;;&quot;&quot;)" office:value-type="string" office:string-value="line:143">
            <text:p>line:143</text:p>
          </table:table-cell>
          <table:table-cell table:number-columns-repeated="1019"/>
        </table:table-row>
        <table:table-row table:style-name="ro5">
          <table:table-cell table:formula="of:=['RAW Impl'.B90]" office:value-type="string" office:string-value="coreapi.h">
            <text:p>coreapi.h</text:p>
          </table:table-cell>
          <table:table-cell table:formula="of:=SUBSTITUTE(['RAW Impl'.D90];&quot;line:&quot;;&quot;&quot;)" office:value-type="string" office:string-value="FB::VariantList getVideoDevices();$/;&quot;">
            <text:p>FB::VariantList getVideoDevices();$/;"</text:p>
          </table:table-cell>
          <table:table-cell table:style-name="ce60" table:formula="of:=SUBSTITUTE(['RAW Impl'.F90];&quot;returntype:&quot;;&quot;&quot;)" office:value-type="string" office:string-value="class:CoreAPI">
            <text:p>class:CoreAPI</text:p>
          </table:table-cell>
          <table:table-cell table:formula="of:=['RAW Impl'.A90]" office:value-type="string" office:string-value="getVideoDevices">
            <text:p>getVideoDevices</text:p>
          </table:table-cell>
          <table:table-cell table:style-name="ce60" table:formula="of:=SUBSTITUTE(['RAW Impl'.E90];&quot;signature:&quot;;&quot;&quot;)" office:value-type="string" office:string-value="line:141">
            <text:p>line:141</text:p>
          </table:table-cell>
          <table:table-cell table:number-columns-repeated="1019"/>
        </table:table-row>
        <table:table-row table:style-name="ro5">
          <table:table-cell table:formula="of:=['RAW Impl'.B91]" office:value-type="string" office:string-value="videoapi.h">
            <text:p>videoapi.h</text:p>
          </table:table-cell>
          <table:table-cell table:formula="of:=SUBSTITUTE(['RAW Impl'.D91];&quot;line:&quot;;&quot;&quot;)" office:value-type="string" office:string-value="unsigned long getWindow();$/;&quot;">
            <text:p>unsigned long getWindow();$/;"</text:p>
          </table:table-cell>
          <table:table-cell table:style-name="ce60" table:formula="of:=SUBSTITUTE(['RAW Impl'.F91];&quot;returntype:&quot;;&quot;&quot;)" office:value-type="string" office:string-value="class:VideoAPI">
            <text:p>class:VideoAPI</text:p>
          </table:table-cell>
          <table:table-cell table:formula="of:=['RAW Impl'.A91]" office:value-type="string" office:string-value="getWindow">
            <text:p>getWindow</text:p>
          </table:table-cell>
          <table:table-cell table:style-name="ce60" table:formula="of:=SUBSTITUTE(['RAW Impl'.E91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92]" office:value-type="string" office:string-value="payloadtypeapi.h">
            <text:p>payloadtypeapi.h</text:p>
          </table:table-cell>
          <table:table-cell table:formula="of:=SUBSTITUTE(['RAW Impl'.D92];&quot;line:&quot;;&quot;&quot;)" office:value-type="string" office:string-value="std::string getZeroPattern() const;$/;&quot;">
            <text:p>std::string getZeroPattern() const;$/;"</text:p>
          </table:table-cell>
          <table:table-cell table:style-name="ce60" table:formula="of:=SUBSTITUTE(['RAW Impl'.F92];&quot;returntype:&quot;;&quot;&quot;)" office:value-type="string" office:string-value="class:PayloadTypeAPI">
            <text:p>class:PayloadTypeAPI</text:p>
          </table:table-cell>
          <table:table-cell table:formula="of:=['RAW Impl'.A92]" office:value-type="string" office:string-value="getZeroPattern">
            <text:p>getZeroPattern</text:p>
          </table:table-cell>
          <table:table-cell table:style-name="ce60" table:formula="of:=SUBSTITUTE(['RAW Impl'.E92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93]" office:value-type="string" office:string-value="coreapi.h">
            <text:p>coreapi.h</text:p>
          </table:table-cell>
          <table:table-cell table:formula="of:=SUBSTITUTE(['RAW Impl'.D93];&quot;line:&quot;;&quot;&quot;)" office:value-type="string" office:string-value="int init();$/;&quot;">
            <text:p>int init();$/;"</text:p>
          </table:table-cell>
          <table:table-cell table:style-name="ce60" table:formula="of:=SUBSTITUTE(['RAW Impl'.F93];&quot;returntype:&quot;;&quot;&quot;)" office:value-type="string" office:string-value="class:CoreAPI">
            <text:p>class:CoreAPI</text:p>
          </table:table-cell>
          <table:table-cell table:formula="of:=['RAW Impl'.A93]" office:value-type="string" office:string-value="init">
            <text:p>init</text:p>
          </table:table-cell>
          <table:table-cell table:style-name="ce60" table:formula="of:=SUBSTITUTE(['RAW Impl'.E93];&quot;signature:&quot;;&quot;&quot;)" office:value-type="string" office:string-value="line:100">
            <text:p>line:100</text:p>
          </table:table-cell>
          <table:table-cell table:number-columns-repeated="1019"/>
        </table:table-row>
        <table:table-row table:style-name="ro5">
          <table:table-cell table:formula="of:=['RAW Impl'.B94]" office:value-type="string" office:string-value="authinfoapi.h">
            <text:p>authinfoapi.h</text:p>
          </table:table-cell>
          <table:table-cell table:formula="of:=SUBSTITUTE(['RAW Impl'.D94];&quot;line:&quot;;&quot;&quot;)" office:value-type="string" office:string-value="void init_proxy();$/;&quot;">
            <text:p>void init_proxy();$/;"</text:p>
          </table:table-cell>
          <table:table-cell table:style-name="ce60" table:formula="of:=SUBSTITUTE(['RAW Impl'.F94];&quot;returntype:&quot;;&quot;&quot;)" office:value-type="string" office:string-value="class:AuthInfoAPI">
            <text:p>class:AuthInfoAPI</text:p>
          </table:table-cell>
          <table:table-cell table:formula="of:=['RAW Impl'.A94]" office:value-type="string" office:string-value="init_proxy">
            <text:p>init_proxy</text:p>
          </table:table-cell>
          <table:table-cell table:style-name="ce60" table:formula="of:=SUBSTITUTE(['RAW Impl'.E94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95]" office:value-type="string" office:string-value="proxyconfigapi.h">
            <text:p>proxyconfigapi.h</text:p>
          </table:table-cell>
          <table:table-cell table:formula="of:=SUBSTITUTE(['RAW Impl'.D95];&quot;line:&quot;;&quot;&quot;)" office:value-type="string" office:string-value="void init_proxy();$/;&quot;">
            <text:p>void init_proxy();$/;"</text:p>
          </table:table-cell>
          <table:table-cell table:style-name="ce60" table:formula="of:=SUBSTITUTE(['RAW Impl'.F95];&quot;returntype:&quot;;&quot;&quot;)" office:value-type="string" office:string-value="class:ProxyConfigAPI">
            <text:p>class:ProxyConfigAPI</text:p>
          </table:table-cell>
          <table:table-cell table:formula="of:=['RAW Impl'.A95]" office:value-type="string" office:string-value="init_proxy">
            <text:p>init_proxy</text:p>
          </table:table-cell>
          <table:table-cell table:style-name="ce60" table:formula="of:=SUBSTITUTE(['RAW Impl'.E95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96]" office:value-type="string" office:string-value="coreplugin.h">
            <text:p>coreplugin.h</text:p>
          </table:table-cell>
          <table:table-cell table:formula="of:=SUBSTITUTE(['RAW Impl'.D96];&quot;line:&quot;;&quot;&quot;)" office:value-type="string" office:string-value="linphone();$/;&quot;">
            <text:p>linphone();$/;"</text:p>
          </table:table-cell>
          <table:table-cell table:style-name="ce60" table:formula="of:=SUBSTITUTE(['RAW Impl'.F96];&quot;returntype:&quot;;&quot;&quot;)" office:value-type="string" office:string-value="class:linphone">
            <text:p>class:linphone</text:p>
          </table:table-cell>
          <table:table-cell table:formula="of:=['RAW Impl'.A96]" office:value-type="string" office:string-value="linphone">
            <text:p>linphone</text:p>
          </table:table-cell>
          <table:table-cell table:style-name="ce60" table:formula="of:=SUBSTITUTE(['RAW Impl'.E96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97]" office:value-type="string" office:string-value="coreapi.h">
            <text:p>coreapi.h</text:p>
          </table:table-cell>
          <table:table-cell table:formula="of:=SUBSTITUTE(['RAW Impl'.D97];&quot;line:&quot;;&quot;&quot;)" office:value-type="string" office:string-value="friend void linphone_iterate_thread(CoreAPI *linphone_api);$/;&quot;">
            <text:p>friend void linphone_iterate_thread(CoreAPI *linphone_api);$/;"</text:p>
          </table:table-cell>
          <table:table-cell table:style-name="ce60" table:formula="of:=SUBSTITUTE(['RAW Impl'.F97];&quot;returntype:&quot;;&quot;&quot;)" office:value-type="string" office:string-value="class:CoreAPI">
            <text:p>class:CoreAPI</text:p>
          </table:table-cell>
          <table:table-cell table:formula="of:=['RAW Impl'.A97]" office:value-type="string" office:string-value="linphone_iterate_thread">
            <text:p>linphone_iterate_thread</text:p>
          </table:table-cell>
          <table:table-cell table:style-name="ce60" table:formula="of:=SUBSTITUTE(['RAW Impl'.E97];&quot;signature:&quot;;&quot;&quot;)" office:value-type="string" office:string-value="line:200">
            <text:p>line:200</text:p>
          </table:table-cell>
          <table:table-cell table:number-columns-repeated="1019"/>
        </table:table-row>
        <table:table-row table:style-name="ro5">
          <table:table-cell table:formula="of:=['RAW Impl'.B98]" office:value-type="string" office:string-value="utils.h">
            <text:p>utils.h</text:p>
          </table:table-cell>
          <table:table-cell table:formula="of:=SUBSTITUTE(['RAW Impl'.D98];&quot;line:&quot;;&quot;&quot;)" office:value-type="string" office:string-value="mythread_group(mythread_group const&amp;);$/;&quot;">
            <text:p>mythread_group(mythread_group const&amp;);$/;"</text:p>
          </table:table-cell>
          <table:table-cell table:style-name="ce60" table:formula="of:=SUBSTITUTE(['RAW Impl'.F98];&quot;returntype:&quot;;&quot;&quot;)" office:value-type="string" office:string-value="class:mythread_group">
            <text:p>class:mythread_group</text:p>
          </table:table-cell>
          <table:table-cell table:formula="of:=['RAW Impl'.A98]" office:value-type="string" office:string-value="mythread_group">
            <text:p>mythread_group</text:p>
          </table:table-cell>
          <table:table-cell table:style-name="ce60" table:formula="of:=SUBSTITUTE(['RAW Impl'.E98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99]" office:value-type="string" office:string-value="coreapi.h">
            <text:p>coreapi.h</text:p>
          </table:table-cell>
          <table:table-cell table:formula="of:=SUBSTITUTE(['RAW Impl'.D99];&quot;line:&quot;;&quot;&quot;)" office:value-type="string" office:string-value="AuthInfoAPIPtr newAuthInfo(const std::string &amp;username, const std::string &amp;userid,$/;&quot;">
            <text:p>AuthInfoAPIPtr newAuthInfo(const std::string &amp;username, const std::string &amp;userid,$/;"</text:p>
          </table:table-cell>
          <table:table-cell table:style-name="ce60" table:formula="of:=SUBSTITUTE(['RAW Impl'.F99];&quot;returntype:&quot;;&quot;&quot;)" office:value-type="string" office:string-value="class:CoreAPI">
            <text:p>class:CoreAPI</text:p>
          </table:table-cell>
          <table:table-cell table:formula="of:=['RAW Impl'.A99]" office:value-type="string" office:string-value="newAuthInfo">
            <text:p>newAuthInfo</text:p>
          </table:table-cell>
          <table:table-cell table:style-name="ce60" table:formula="of:=SUBSTITUTE(['RAW Impl'.E99];&quot;signature:&quot;;&quot;&quot;)" office:value-type="string" office:string-value="line:164">
            <text:p>line:164</text:p>
          </table:table-cell>
          <table:table-cell table:number-columns-repeated="1019"/>
        </table:table-row>
        <table:table-row table:style-name="ro5">
          <table:table-cell table:formula="of:=['RAW Impl'.B100]" office:value-type="string" office:string-value="coreapi.h">
            <text:p>coreapi.h</text:p>
          </table:table-cell>
          <table:table-cell table:formula="of:=SUBSTITUTE(['RAW Impl'.D100];&quot;line:&quot;;&quot;&quot;)" office:value-type="string" office:string-value="ProxyConfigAPIPtr newProxyConfig();$/;&quot;">
            <text:p>ProxyConfigAPIPtr newProxyConfig();$/;"</text:p>
          </table:table-cell>
          <table:table-cell table:style-name="ce60" table:formula="of:=SUBSTITUTE(['RAW Impl'.F100];&quot;returntype:&quot;;&quot;&quot;)" office:value-type="string" office:string-value="class:CoreAPI">
            <text:p>class:CoreAPI</text:p>
          </table:table-cell>
          <table:table-cell table:formula="of:=['RAW Impl'.A100]" office:value-type="string" office:string-value="newProxyConfig">
            <text:p>newProxyConfig</text:p>
          </table:table-cell>
          <table:table-cell table:style-name="ce60" table:formula="of:=SUBSTITUTE(['RAW Impl'.E100];&quot;signature:&quot;;&quot;&quot;)" office:value-type="string" office:string-value="line:163">
            <text:p>line:163</text:p>
          </table:table-cell>
          <table:table-cell table:number-columns-repeated="1019"/>
        </table:table-row>
        <table:table-row table:style-name="ro5">
          <table:table-cell table:formula="of:=['RAW Impl'.B101]" office:value-type="string" office:string-value="videoplugin.h">
            <text:p>videoplugin.h</text:p>
          </table:table-cell>
          <table:table-cell table:formula="of:=SUBSTITUTE(['RAW Impl'.D101];&quot;line:&quot;;&quot;&quot;)" office:value-type="string" office:string-value="virtual bool onDraw(FB::RefreshEvent *evt, FB::PluginWindow* win);$/;&quot;">
            <text:p>virtual bool onDraw(FB::RefreshEvent *evt, FB::PluginWindow* win);$/;"</text:p>
          </table:table-cell>
          <table:table-cell table:style-name="ce60" table:formula="of:=SUBSTITUTE(['RAW Impl'.F101];&quot;returntype:&quot;;&quot;&quot;)" office:value-type="string" office:string-value="class:video">
            <text:p>class:video</text:p>
          </table:table-cell>
          <table:table-cell table:formula="of:=['RAW Impl'.A101]" office:value-type="string" office:string-value="onDraw">
            <text:p>onDraw</text:p>
          </table:table-cell>
          <table:table-cell table:style-name="ce60" table:formula="of:=SUBSTITUTE(['RAW Impl'.E101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5">
          <table:table-cell table:formula="of:=['RAW Impl'.B102]" office:value-type="string" office:string-value="coreplugin.h">
            <text:p>coreplugin.h</text:p>
          </table:table-cell>
          <table:table-cell table:formula="of:=SUBSTITUTE(['RAW Impl'.D102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0" table:formula="of:=SUBSTITUTE(['RAW Impl'.F102];&quot;returntype:&quot;;&quot;&quot;)" office:value-type="string" office:string-value="class:linphone">
            <text:p>class:linphone</text:p>
          </table:table-cell>
          <table:table-cell table:formula="of:=['RAW Impl'.A102]" office:value-type="string" office:string-value="onMouseDown">
            <text:p>onMouseDown</text:p>
          </table:table-cell>
          <table:table-cell table:style-name="ce60" table:formula="of:=SUBSTITUTE(['RAW Impl'.E102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5">
          <table:table-cell table:formula="of:=['RAW Impl'.B103]" office:value-type="string" office:string-value="videoplugin.h">
            <text:p>videoplugin.h</text:p>
          </table:table-cell>
          <table:table-cell table:formula="of:=SUBSTITUTE(['RAW Impl'.D103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0" table:formula="of:=SUBSTITUTE(['RAW Impl'.F103];&quot;returntype:&quot;;&quot;&quot;)" office:value-type="string" office:string-value="class:video">
            <text:p>class:video</text:p>
          </table:table-cell>
          <table:table-cell table:formula="of:=['RAW Impl'.A103]" office:value-type="string" office:string-value="onMouseDown">
            <text:p>onMouseDown</text:p>
          </table:table-cell>
          <table:table-cell table:style-name="ce60" table:formula="of:=SUBSTITUTE(['RAW Impl'.E103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5">
          <table:table-cell table:formula="of:=['RAW Impl'.B104]" office:value-type="string" office:string-value="coreplugin.h">
            <text:p>coreplugin.h</text:p>
          </table:table-cell>
          <table:table-cell table:formula="of:=SUBSTITUTE(['RAW Impl'.D104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0" table:formula="of:=SUBSTITUTE(['RAW Impl'.F104];&quot;returntype:&quot;;&quot;&quot;)" office:value-type="string" office:string-value="class:linphone">
            <text:p>class:linphone</text:p>
          </table:table-cell>
          <table:table-cell table:formula="of:=['RAW Impl'.A104]" office:value-type="string" office:string-value="onMouseMove">
            <text:p>onMouseMove</text:p>
          </table:table-cell>
          <table:table-cell table:style-name="ce60" table:formula="of:=SUBSTITUTE(['RAW Impl'.E104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5">
          <table:table-cell table:formula="of:=['RAW Impl'.B105]" office:value-type="string" office:string-value="videoplugin.h">
            <text:p>videoplugin.h</text:p>
          </table:table-cell>
          <table:table-cell table:formula="of:=SUBSTITUTE(['RAW Impl'.D105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0" table:formula="of:=SUBSTITUTE(['RAW Impl'.F105];&quot;returntype:&quot;;&quot;&quot;)" office:value-type="string" office:string-value="class:video">
            <text:p>class:video</text:p>
          </table:table-cell>
          <table:table-cell table:formula="of:=['RAW Impl'.A105]" office:value-type="string" office:string-value="onMouseMove">
            <text:p>onMouseMove</text:p>
          </table:table-cell>
          <table:table-cell table:style-name="ce60" table:formula="of:=SUBSTITUTE(['RAW Impl'.E105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5">
          <table:table-cell table:formula="of:=['RAW Impl'.B106]" office:value-type="string" office:string-value="coreplugin.h">
            <text:p>coreplugin.h</text:p>
          </table:table-cell>
          <table:table-cell table:formula="of:=SUBSTITUTE(['RAW Impl'.D106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0" table:formula="of:=SUBSTITUTE(['RAW Impl'.F106];&quot;returntype:&quot;;&quot;&quot;)" office:value-type="string" office:string-value="class:linphone">
            <text:p>class:linphone</text:p>
          </table:table-cell>
          <table:table-cell table:formula="of:=['RAW Impl'.A106]" office:value-type="string" office:string-value="onMouseUp">
            <text:p>onMouseUp</text:p>
          </table:table-cell>
          <table:table-cell table:style-name="ce60" table:formula="of:=SUBSTITUTE(['RAW Impl'.E106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107]" office:value-type="string" office:string-value="videoplugin.h">
            <text:p>videoplugin.h</text:p>
          </table:table-cell>
          <table:table-cell table:formula="of:=SUBSTITUTE(['RAW Impl'.D107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0" table:formula="of:=SUBSTITUTE(['RAW Impl'.F107];&quot;returntype:&quot;;&quot;&quot;)" office:value-type="string" office:string-value="class:video">
            <text:p>class:video</text:p>
          </table:table-cell>
          <table:table-cell table:formula="of:=['RAW Impl'.A107]" office:value-type="string" office:string-value="onMouseUp">
            <text:p>onMouseUp</text:p>
          </table:table-cell>
          <table:table-cell table:style-name="ce60" table:formula="of:=SUBSTITUTE(['RAW Impl'.E107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5">
          <table:table-cell table:formula="of:=['RAW Impl'.B108]" office:value-type="string" office:string-value="coreplugin.h">
            <text:p>coreplugin.h</text:p>
          </table:table-cell>
          <table:table-cell table:formula="of:=SUBSTITUTE(['RAW Impl'.D108];&quot;line:&quot;;&quot;&quot;)" office:value-type="string" office:string-value="void onPluginReady();$/;&quot;">
            <text:p>void onPluginReady();$/;"</text:p>
          </table:table-cell>
          <table:table-cell table:style-name="ce60" table:formula="of:=SUBSTITUTE(['RAW Impl'.F108];&quot;returntype:&quot;;&quot;&quot;)" office:value-type="string" office:string-value="class:linphone">
            <text:p>class:linphone</text:p>
          </table:table-cell>
          <table:table-cell table:formula="of:=['RAW Impl'.A108]" office:value-type="string" office:string-value="onPluginReady">
            <text:p>onPluginReady</text:p>
          </table:table-cell>
          <table:table-cell table:style-name="ce60" table:formula="of:=SUBSTITUTE(['RAW Impl'.E108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09]" office:value-type="string" office:string-value="videoplugin.h">
            <text:p>videoplugin.h</text:p>
          </table:table-cell>
          <table:table-cell table:formula="of:=SUBSTITUTE(['RAW Impl'.D109];&quot;line:&quot;;&quot;&quot;)" office:value-type="string" office:string-value="void onPluginReady();$/;&quot;">
            <text:p>void onPluginReady();$/;"</text:p>
          </table:table-cell>
          <table:table-cell table:style-name="ce60" table:formula="of:=SUBSTITUTE(['RAW Impl'.F109];&quot;returntype:&quot;;&quot;&quot;)" office:value-type="string" office:string-value="class:video">
            <text:p>class:video</text:p>
          </table:table-cell>
          <table:table-cell table:formula="of:=['RAW Impl'.A109]" office:value-type="string" office:string-value="onPluginReady">
            <text:p>onPluginReady</text:p>
          </table:table-cell>
          <table:table-cell table:style-name="ce60" table:formula="of:=SUBSTITUTE(['RAW Impl'.E109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110]" office:value-type="string" office:string-value="coreplugin.h">
            <text:p>coreplugin.h</text:p>
          </table:table-cell>
          <table:table-cell table:formula="of:=SUBSTITUTE(['RAW Impl'.D110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0" table:formula="of:=SUBSTITUTE(['RAW Impl'.F110];&quot;returntype:&quot;;&quot;&quot;)" office:value-type="string" office:string-value="class:linphone">
            <text:p>class:linphone</text:p>
          </table:table-cell>
          <table:table-cell table:formula="of:=['RAW Impl'.A110]" office:value-type="string" office:string-value="onWindowAttached">
            <text:p>onWindowAttached</text:p>
          </table:table-cell>
          <table:table-cell table:style-name="ce60" table:formula="of:=SUBSTITUTE(['RAW Impl'.E110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5">
          <table:table-cell table:formula="of:=['RAW Impl'.B111]" office:value-type="string" office:string-value="videoplugin.h">
            <text:p>videoplugin.h</text:p>
          </table:table-cell>
          <table:table-cell table:formula="of:=SUBSTITUTE(['RAW Impl'.D111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0" table:formula="of:=SUBSTITUTE(['RAW Impl'.F111];&quot;returntype:&quot;;&quot;&quot;)" office:value-type="string" office:string-value="class:video">
            <text:p>class:video</text:p>
          </table:table-cell>
          <table:table-cell table:formula="of:=['RAW Impl'.A111]" office:value-type="string" office:string-value="onWindowAttached">
            <text:p>onWindowAttached</text:p>
          </table:table-cell>
          <table:table-cell table:style-name="ce60" table:formula="of:=SUBSTITUTE(['RAW Impl'.E111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5">
          <table:table-cell table:formula="of:=['RAW Impl'.B112]" office:value-type="string" office:string-value="coreplugin.h">
            <text:p>coreplugin.h</text:p>
          </table:table-cell>
          <table:table-cell table:formula="of:=SUBSTITUTE(['RAW Impl'.D112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0" table:formula="of:=SUBSTITUTE(['RAW Impl'.F112];&quot;returntype:&quot;;&quot;&quot;)" office:value-type="string" office:string-value="class:linphone">
            <text:p>class:linphone</text:p>
          </table:table-cell>
          <table:table-cell table:formula="of:=['RAW Impl'.A112]" office:value-type="string" office:string-value="onWindowDetached">
            <text:p>onWindowDetached</text:p>
          </table:table-cell>
          <table:table-cell table:style-name="ce60" table:formula="of:=SUBSTITUTE(['RAW Impl'.E112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5">
          <table:table-cell table:formula="of:=['RAW Impl'.B113]" office:value-type="string" office:string-value="videoplugin.h">
            <text:p>videoplugin.h</text:p>
          </table:table-cell>
          <table:table-cell table:formula="of:=SUBSTITUTE(['RAW Impl'.D113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0" table:formula="of:=SUBSTITUTE(['RAW Impl'.F113];&quot;returntype:&quot;;&quot;&quot;)" office:value-type="string" office:string-value="class:video">
            <text:p>class:video</text:p>
          </table:table-cell>
          <table:table-cell table:formula="of:=['RAW Impl'.A113]" office:value-type="string" office:string-value="onWindowDetached">
            <text:p>onWindowDetached</text:p>
          </table:table-cell>
          <table:table-cell table:style-name="ce60" table:formula="of:=SUBSTITUTE(['RAW Impl'.E113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5">
          <table:table-cell table:formula="of:=['RAW Impl'.B114]" office:value-type="string" office:string-value="utils.h">
            <text:p>utils.h</text:p>
          </table:table-cell>
          <table:table-cell table:formula="of:=SUBSTITUTE(['RAW Impl'.D114];&quot;line:&quot;;&quot;&quot;)" office:value-type="string" office:string-value="mythread_group&amp; operator=(mythread_group const&amp;);$/;&quot;">
            <text:p>mythread_group&amp; operator=(mythread_group const&amp;);$/;"</text:p>
          </table:table-cell>
          <table:table-cell table:style-name="ce60" table:formula="of:=SUBSTITUTE(['RAW Impl'.F114];&quot;returntype:&quot;;&quot;&quot;)" office:value-type="string" office:string-value="class:mythread_group">
            <text:p>class:mythread_group</text:p>
          </table:table-cell>
          <table:table-cell table:formula="of:=['RAW Impl'.A114]" office:value-type="string" office:string-value="operator =">
            <text:p>operator =</text:p>
          </table:table-cell>
          <table:table-cell table:style-name="ce60" table:formula="of:=SUBSTITUTE(['RAW Impl'.E114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5">
          <table:table-cell table:formula="of:=['RAW Impl'.B115]" office:value-type="string" office:string-value="proxyconfigapi.h">
            <text:p>proxyconfigapi.h</text:p>
          </table:table-cell>
          <table:table-cell table:formula="of:=SUBSTITUTE(['RAW Impl'.D115];&quot;line:&quot;;&quot;&quot;)" office:value-type="string" office:string-value="bool registerEnabled() const;$/;&quot;">
            <text:p>bool registerEnabled() const;$/;"</text:p>
          </table:table-cell>
          <table:table-cell table:style-name="ce60" table:formula="of:=SUBSTITUTE(['RAW Impl'.F115];&quot;returntype:&quot;;&quot;&quot;)" office:value-type="string" office:string-value="class:ProxyConfigAPI">
            <text:p>class:ProxyConfigAPI</text:p>
          </table:table-cell>
          <table:table-cell table:formula="of:=['RAW Impl'.A115]" office:value-type="string" office:string-value="registerEnabled">
            <text:p>registerEnabled</text:p>
          </table:table-cell>
          <table:table-cell table:style-name="ce60" table:formula="of:=SUBSTITUTE(['RAW Impl'.E115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5">
          <table:table-cell table:formula="of:=['RAW Impl'.B116]" office:value-type="string" office:string-value="coreapi.h">
            <text:p>coreapi.h</text:p>
          </table:table-cell>
          <table:table-cell table:formula="of:=SUBSTITUTE(['RAW Impl'.D116];&quot;line:&quot;;&quot;&quot;)" office:value-type="string" office:string-value="void reloadSoundDevices();$/;&quot;">
            <text:p>void reloadSoundDevices();$/;"</text:p>
          </table:table-cell>
          <table:table-cell table:style-name="ce60" table:formula="of:=SUBSTITUTE(['RAW Impl'.F116];&quot;returntype:&quot;;&quot;&quot;)" office:value-type="string" office:string-value="class:CoreAPI">
            <text:p>class:CoreAPI</text:p>
          </table:table-cell>
          <table:table-cell table:formula="of:=['RAW Impl'.A116]" office:value-type="string" office:string-value="reloadSoundDevices">
            <text:p>reloadSoundDevices</text:p>
          </table:table-cell>
          <table:table-cell table:style-name="ce60" table:formula="of:=SUBSTITUTE(['RAW Impl'.E116];&quot;signature:&quot;;&quot;&quot;)" office:value-type="string" office:string-value="line:128">
            <text:p>line:128</text:p>
          </table:table-cell>
          <table:table-cell table:number-columns-repeated="1019"/>
        </table:table-row>
        <table:table-row table:style-name="ro5">
          <table:table-cell table:formula="of:=['RAW Impl'.B117]" office:value-type="string" office:string-value="coreapi.h">
            <text:p>coreapi.h</text:p>
          </table:table-cell>
          <table:table-cell table:formula="of:=SUBSTITUTE(['RAW Impl'.D117];&quot;line:&quot;;&quot;&quot;)" office:value-type="string" office:string-value="void reloadVideoDevices();$/;&quot;">
            <text:p>void reloadVideoDevices();$/;"</text:p>
          </table:table-cell>
          <table:table-cell table:style-name="ce60" table:formula="of:=SUBSTITUTE(['RAW Impl'.F117];&quot;returntype:&quot;;&quot;&quot;)" office:value-type="string" office:string-value="class:CoreAPI">
            <text:p>class:CoreAPI</text:p>
          </table:table-cell>
          <table:table-cell table:formula="of:=['RAW Impl'.A117]" office:value-type="string" office:string-value="reloadVideoDevices">
            <text:p>reloadVideoDevices</text:p>
          </table:table-cell>
          <table:table-cell table:style-name="ce60" table:formula="of:=SUBSTITUTE(['RAW Impl'.E117];&quot;signature:&quot;;&quot;&quot;)" office:value-type="string" office:string-value="line:140">
            <text:p>line:140</text:p>
          </table:table-cell>
          <table:table-cell table:number-columns-repeated="1019"/>
        </table:table-row>
        <table:table-row table:style-name="ro5">
          <table:table-cell table:formula="of:=['RAW Impl'.B118]" office:value-type="string" office:string-value="coreapi.h">
            <text:p>coreapi.h</text:p>
          </table:table-cell>
          <table:table-cell table:formula="of:=SUBSTITUTE(['RAW Impl'.D118];&quot;line:&quot;;&quot;&quot;)" office:value-type="string" office:string-value="void removeProxyConfig(const ProxyConfigAPIPtr &amp;config);$/;&quot;">
            <text:p>void removeProxyConfig(const ProxyConfigAPIPtr &amp;config);$/;"</text:p>
          </table:table-cell>
          <table:table-cell table:style-name="ce60" table:formula="of:=SUBSTITUTE(['RAW Impl'.F118];&quot;returntype:&quot;;&quot;&quot;)" office:value-type="string" office:string-value="class:CoreAPI">
            <text:p>class:CoreAPI</text:p>
          </table:table-cell>
          <table:table-cell table:formula="of:=['RAW Impl'.A118]" office:value-type="string" office:string-value="removeProxyConfig">
            <text:p>removeProxyConfig</text:p>
          </table:table-cell>
          <table:table-cell table:style-name="ce60" table:formula="of:=SUBSTITUTE(['RAW Impl'.E118];&quot;signature:&quot;;&quot;&quot;)" office:value-type="string" office:string-value="line:154">
            <text:p>line:154</text:p>
          </table:table-cell>
          <table:table-cell table:number-columns-repeated="1019"/>
        </table:table-row>
        <table:table-row table:style-name="ro5">
          <table:table-cell table:formula="of:=['RAW Impl'.B119]" office:value-type="string" office:string-value="coreapi.h">
            <text:p>coreapi.h</text:p>
          </table:table-cell>
          <table:table-cell table:formula="of:=SUBSTITUTE(['RAW Impl'.D119];&quot;line:&quot;;&quot;&quot;)" office:value-type="string" office:string-value="void sendDtmf(const std::string &amp;dtmf);$/;&quot;">
            <text:p>void sendDtmf(const std::string &amp;dtmf);$/;"</text:p>
          </table:table-cell>
          <table:table-cell table:style-name="ce60" table:formula="of:=SUBSTITUTE(['RAW Impl'.F119];&quot;returntype:&quot;;&quot;&quot;)" office:value-type="string" office:string-value="class:CoreAPI">
            <text:p>class:CoreAPI</text:p>
          </table:table-cell>
          <table:table-cell table:formula="of:=['RAW Impl'.A119]" office:value-type="string" office:string-value="sendDtmf">
            <text:p>sendDtmf</text:p>
          </table:table-cell>
          <table:table-cell table:style-name="ce60" table:formula="of:=SUBSTITUTE(['RAW Impl'.E119];&quot;signature:&quot;;&quot;&quot;)" office:value-type="string" office:string-value="line:101">
            <text:p>line:101</text:p>
          </table:table-cell>
          <table:table-cell table:number-columns-repeated="1019"/>
        </table:table-row>
        <table:table-row table:style-name="ro5">
          <table:table-cell table:formula="of:=['RAW Impl'.B120]" office:value-type="string" office:string-value="coreapi.h">
            <text:p>coreapi.h</text:p>
          </table:table-cell>
          <table:table-cell table:formula="of:=SUBSTITUTE(['RAW Impl'.D120];&quot;line:&quot;;&quot;&quot;)" office:value-type="string" office:string-value="void setAudioCodecs(const std::vector&lt;FB::JSAPIPtr&gt; &amp;list);$/;&quot;">
            <text:p>void setAudioCodecs(const std::vector&lt;FB::JSAPIPtr&gt; &amp;list);$/;"</text:p>
          </table:table-cell>
          <table:table-cell table:style-name="ce60" table:formula="of:=SUBSTITUTE(['RAW Impl'.F120];&quot;returntype:&quot;;&quot;&quot;)" office:value-type="string" office:string-value="class:CoreAPI">
            <text:p>class:CoreAPI</text:p>
          </table:table-cell>
          <table:table-cell table:formula="of:=['RAW Impl'.A120]" office:value-type="string" office:string-value="setAudioCodecs">
            <text:p>setAudioCodecs</text:p>
          </table:table-cell>
          <table:table-cell table:style-name="ce60" table:formula="of:=SUBSTITUTE(['RAW Impl'.E120];&quot;signature:&quot;;&quot;&quot;)" office:value-type="string" office:string-value="line:148">
            <text:p>line:148</text:p>
          </table:table-cell>
          <table:table-cell table:number-columns-repeated="1019"/>
        </table:table-row>
        <table:table-row table:style-name="ro5">
          <table:table-cell table:formula="of:=['RAW Impl'.B121]" office:value-type="string" office:string-value="videoapi.h">
            <text:p>videoapi.h</text:p>
          </table:table-cell>
          <table:table-cell table:formula="of:=SUBSTITUTE(['RAW Impl'.D121];&quot;line:&quot;;&quot;&quot;)" office:value-type="string" office:string-value="void setBackgroundColor(int r, int g, int b);$/;&quot;">
            <text:p>void setBackgroundColor(int r, int g, int b);$/;"</text:p>
          </table:table-cell>
          <table:table-cell table:style-name="ce60" table:formula="of:=SUBSTITUTE(['RAW Impl'.F121];&quot;returntype:&quot;;&quot;&quot;)" office:value-type="string" office:string-value="class:VideoAPI">
            <text:p>class:VideoAPI</text:p>
          </table:table-cell>
          <table:table-cell table:formula="of:=['RAW Impl'.A121]" office:value-type="string" office:string-value="setBackgroundColor">
            <text:p>setBackgroundColor</text:p>
          </table:table-cell>
          <table:table-cell table:style-name="ce60" table:formula="of:=SUBSTITUTE(['RAW Impl'.E121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22]" office:value-type="string" office:string-value="videowindow.h">
            <text:p>videowindow.h</text:p>
          </table:table-cell>
          <table:table-cell table:formula="of:=SUBSTITUTE(['RAW Impl'.D122];&quot;line:&quot;;&quot;&quot;)" office:value-type="string" office:string-value="virtual void setBackgroundColor(int r, int g, int b) = 0;$/;&quot;">
            <text:p>virtual void setBackgroundColor(int r, int g, int b) = 0;$/;"</text:p>
          </table:table-cell>
          <table:table-cell table:style-name="ce60" table:formula="of:=SUBSTITUTE(['RAW Impl'.F122];&quot;returntype:&quot;;&quot;&quot;)" office:value-type="string" office:string-value="class:VideoWindow">
            <text:p>class:VideoWindow</text:p>
          </table:table-cell>
          <table:table-cell table:formula="of:=['RAW Impl'.A122]" office:value-type="string" office:string-value="setBackgroundColor">
            <text:p>setBackgroundColor</text:p>
          </table:table-cell>
          <table:table-cell table:style-name="ce60" table:formula="of:=SUBSTITUTE(['RAW Impl'.E122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23]" office:value-type="string" office:string-value="coreapi.h">
            <text:p>coreapi.h</text:p>
          </table:table-cell>
          <table:table-cell table:formula="of:=SUBSTITUTE(['RAW Impl'.D123];&quot;line:&quot;;&quot;&quot;)" office:value-type="string" office:string-value="void setCaptureDevice(const std::string &amp;devid);$/;&quot;">
            <text:p>void setCaptureDevice(const std::string &amp;devid);$/;"</text:p>
          </table:table-cell>
          <table:table-cell table:style-name="ce60" table:formula="of:=SUBSTITUTE(['RAW Impl'.F123];&quot;returntype:&quot;;&quot;&quot;)" office:value-type="string" office:string-value="class:CoreAPI">
            <text:p>class:CoreAPI</text:p>
          </table:table-cell>
          <table:table-cell table:formula="of:=['RAW Impl'.A123]" office:value-type="string" office:string-value="setCaptureDevice">
            <text:p>setCaptureDevice</text:p>
          </table:table-cell>
          <table:table-cell table:style-name="ce60" table:formula="of:=SUBSTITUTE(['RAW Impl'.E123];&quot;signature:&quot;;&quot;&quot;)" office:value-type="string" office:string-value="line:134">
            <text:p>line:134</text:p>
          </table:table-cell>
          <table:table-cell table:number-columns-repeated="1019"/>
        </table:table-row>
        <table:table-row table:style-name="ro5">
          <table:table-cell table:formula="of:=['RAW Impl'.B124]" office:value-type="string" office:string-value="coreapi.h">
            <text:p>coreapi.h</text:p>
          </table:table-cell>
          <table:table-cell table:formula="of:=SUBSTITUTE(['RAW Impl'.D124];&quot;line:&quot;;&quot;&quot;)" office:value-type="string" office:string-value="void setDefaultProxy(const ProxyConfigAPIPtr &amp;config);$/;&quot;">
            <text:p>void setDefaultProxy(const ProxyConfigAPIPtr &amp;config);$/;"</text:p>
          </table:table-cell>
          <table:table-cell table:style-name="ce60" table:formula="of:=SUBSTITUTE(['RAW Impl'.F124];&quot;returntype:&quot;;&quot;&quot;)" office:value-type="string" office:string-value="class:CoreAPI">
            <text:p>class:CoreAPI</text:p>
          </table:table-cell>
          <table:table-cell table:formula="of:=['RAW Impl'.A124]" office:value-type="string" office:string-value="setDefaultProxy">
            <text:p>setDefaultProxy</text:p>
          </table:table-cell>
          <table:table-cell table:style-name="ce60" table:formula="of:=SUBSTITUTE(['RAW Impl'.E124];&quot;signature:&quot;;&quot;&quot;)" office:value-type="string" office:string-value="line:156">
            <text:p>line:156</text:p>
          </table:table-cell>
          <table:table-cell table:number-columns-repeated="1019"/>
        </table:table-row>
        <table:table-row table:style-name="ro5">
          <table:table-cell table:formula="of:=['RAW Impl'.B125]" office:value-type="string" office:string-value="payloadtypeapi.h">
            <text:p>payloadtypeapi.h</text:p>
          </table:table-cell>
          <table:table-cell table:formula="of:=SUBSTITUTE(['RAW Impl'.D125];&quot;line:&quot;;&quot;&quot;)" office:value-type="string" office:string-value="void setEnabled(bool enable);$/;&quot;">
            <text:p>void setEnabled(bool enable);$/;"</text:p>
          </table:table-cell>
          <table:table-cell table:style-name="ce60" table:formula="of:=SUBSTITUTE(['RAW Impl'.F125];&quot;returntype:&quot;;&quot;&quot;)" office:value-type="string" office:string-value="class:PayloadTypeAPI">
            <text:p>class:PayloadTypeAPI</text:p>
          </table:table-cell>
          <table:table-cell table:formula="of:=['RAW Impl'.A125]" office:value-type="string" office:string-value="setEnabled">
            <text:p>setEnabled</text:p>
          </table:table-cell>
          <table:table-cell table:style-name="ce60" table:formula="of:=SUBSTITUTE(['RAW Impl'.E125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126]" office:value-type="string" office:string-value="proxyconfigapi.h">
            <text:p>proxyconfigapi.h</text:p>
          </table:table-cell>
          <table:table-cell table:formula="of:=SUBSTITUTE(['RAW Impl'.D126];&quot;line:&quot;;&quot;&quot;)" office:value-type="string" office:string-value="void setExpires(int expires);$/;&quot;">
            <text:p>void setExpires(int expires);$/;"</text:p>
          </table:table-cell>
          <table:table-cell table:style-name="ce60" table:formula="of:=SUBSTITUTE(['RAW Impl'.F126];&quot;returntype:&quot;;&quot;&quot;)" office:value-type="string" office:string-value="class:ProxyConfigAPI">
            <text:p>class:ProxyConfigAPI</text:p>
          </table:table-cell>
          <table:table-cell table:formula="of:=['RAW Impl'.A126]" office:value-type="string" office:string-value="setExpires">
            <text:p>setExpires</text:p>
          </table:table-cell>
          <table:table-cell table:style-name="ce60" table:formula="of:=SUBSTITUTE(['RAW Impl'.E126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127]" office:value-type="string" office:string-value="proxyconfigapi.h">
            <text:p>proxyconfigapi.h</text:p>
          </table:table-cell>
          <table:table-cell table:formula="of:=SUBSTITUTE(['RAW Impl'.D127];&quot;line:&quot;;&quot;&quot;)" office:value-type="string" office:string-value="int setIdentity(const std::string &amp;identity);$/;&quot;">
            <text:p>int setIdentity(const std::string &amp;identity);$/;"</text:p>
          </table:table-cell>
          <table:table-cell table:style-name="ce60" table:formula="of:=SUBSTITUTE(['RAW Impl'.F127];&quot;returntype:&quot;;&quot;&quot;)" office:value-type="string" office:string-value="class:ProxyConfigAPI">
            <text:p>class:ProxyConfigAPI</text:p>
          </table:table-cell>
          <table:table-cell table:formula="of:=['RAW Impl'.A127]" office:value-type="string" office:string-value="setIdentity">
            <text:p>setIdentity</text:p>
          </table:table-cell>
          <table:table-cell table:style-name="ce60" table:formula="of:=SUBSTITUTE(['RAW Impl'.E127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28]" office:value-type="string" office:string-value="coreapi.h">
            <text:p>coreapi.h</text:p>
          </table:table-cell>
          <table:table-cell table:formula="of:=SUBSTITUTE(['RAW Impl'.D128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0" table:formula="of:=SUBSTITUTE(['RAW Impl'.F128];&quot;returntype:&quot;;&quot;&quot;)" office:value-type="string" office:string-value="class:CoreAPI">
            <text:p>class:CoreAPI</text:p>
          </table:table-cell>
          <table:table-cell table:formula="of:=['RAW Impl'.A128]" office:value-type="string" office:string-value="setMagic">
            <text:p>setMagic</text:p>
          </table:table-cell>
          <table:table-cell table:style-name="ce60" table:formula="of:=SUBSTITUTE(['RAW Impl'.E128];&quot;signature:&quot;;&quot;&quot;)" office:value-type="string" office:string-value="line:97">
            <text:p>line:97</text:p>
          </table:table-cell>
          <table:table-cell table:number-columns-repeated="1019"/>
        </table:table-row>
        <table:table-row table:style-name="ro5">
          <table:table-cell table:formula="of:=['RAW Impl'.B129]" office:value-type="string" office:string-value="videoapi.h">
            <text:p>videoapi.h</text:p>
          </table:table-cell>
          <table:table-cell table:formula="of:=SUBSTITUTE(['RAW Impl'.D129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0" table:formula="of:=SUBSTITUTE(['RAW Impl'.F129];&quot;returntype:&quot;;&quot;&quot;)" office:value-type="string" office:string-value="class:VideoAPI">
            <text:p>class:VideoAPI</text:p>
          </table:table-cell>
          <table:table-cell table:formula="of:=['RAW Impl'.A129]" office:value-type="string" office:string-value="setMagic">
            <text:p>setMagic</text:p>
          </table:table-cell>
          <table:table-cell table:style-name="ce60" table:formula="of:=SUBSTITUTE(['RAW Impl'.E129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30]" office:value-type="string" office:string-value="coreapi.h">
            <text:p>coreapi.h</text:p>
          </table:table-cell>
          <table:table-cell table:formula="of:=SUBSTITUTE(['RAW Impl'.D130];&quot;line:&quot;;&quot;&quot;)" office:value-type="string" office:string-value="void setNativePreviewWindowId(unsigned long id);$/;&quot;">
            <text:p>void setNativePreviewWindowId(unsigned long id);$/;"</text:p>
          </table:table-cell>
          <table:table-cell table:style-name="ce60" table:formula="of:=SUBSTITUTE(['RAW Impl'.F130];&quot;returntype:&quot;;&quot;&quot;)" office:value-type="string" office:string-value="class:CoreAPI">
            <text:p>class:CoreAPI</text:p>
          </table:table-cell>
          <table:table-cell table:formula="of:=['RAW Impl'.A130]" office:value-type="string" office:string-value="setNativePreviewWindowId">
            <text:p>setNativePreviewWindowId</text:p>
          </table:table-cell>
          <table:table-cell table:style-name="ce60" table:formula="of:=SUBSTITUTE(['RAW Impl'.E130];&quot;signature:&quot;;&quot;&quot;)" office:value-type="string" office:string-value="line:124">
            <text:p>line:124</text:p>
          </table:table-cell>
          <table:table-cell table:number-columns-repeated="1019"/>
        </table:table-row>
        <table:table-row table:style-name="ro5">
          <table:table-cell table:formula="of:=['RAW Impl'.B131]" office:value-type="string" office:string-value="coreapi.h">
            <text:p>coreapi.h</text:p>
          </table:table-cell>
          <table:table-cell table:formula="of:=SUBSTITUTE(['RAW Impl'.D131];&quot;line:&quot;;&quot;&quot;)" office:value-type="string" office:string-value="void setNativeVideoWindowId(unsigned long id);$/;&quot;">
            <text:p>void setNativeVideoWindowId(unsigned long id);$/;"</text:p>
          </table:table-cell>
          <table:table-cell table:style-name="ce60" table:formula="of:=SUBSTITUTE(['RAW Impl'.F131];&quot;returntype:&quot;;&quot;&quot;)" office:value-type="string" office:string-value="class:CoreAPI">
            <text:p>class:CoreAPI</text:p>
          </table:table-cell>
          <table:table-cell table:formula="of:=['RAW Impl'.A131]" office:value-type="string" office:string-value="setNativeVideoWindowId">
            <text:p>setNativeVideoWindowId</text:p>
          </table:table-cell>
          <table:table-cell table:style-name="ce60" table:formula="of:=SUBSTITUTE(['RAW Impl'.E131];&quot;signature:&quot;;&quot;&quot;)" office:value-type="string" office:string-value="line:122">
            <text:p>line:122</text:p>
          </table:table-cell>
          <table:table-cell table:number-columns-repeated="1019"/>
        </table:table-row>
        <table:table-row table:style-name="ro5">
          <table:table-cell table:formula="of:=['RAW Impl'.B132]" office:value-type="string" office:string-value="authinfoapi.h">
            <text:p>authinfoapi.h</text:p>
          </table:table-cell>
          <table:table-cell table:formula="of:=SUBSTITUTE(['RAW Impl'.D132];&quot;line:&quot;;&quot;&quot;)" office:value-type="string" office:string-value="void setPasswd(const std::string &amp;passwd);$/;&quot;">
            <text:p>void setPasswd(const std::string &amp;passwd);$/;"</text:p>
          </table:table-cell>
          <table:table-cell table:style-name="ce60" table:formula="of:=SUBSTITUTE(['RAW Impl'.F132];&quot;returntype:&quot;;&quot;&quot;)" office:value-type="string" office:string-value="class:AuthInfoAPI">
            <text:p>class:AuthInfoAPI</text:p>
          </table:table-cell>
          <table:table-cell table:formula="of:=['RAW Impl'.A132]" office:value-type="string" office:string-value="setPasswd">
            <text:p>setPasswd</text:p>
          </table:table-cell>
          <table:table-cell table:style-name="ce60" table:formula="of:=SUBSTITUTE(['RAW Impl'.E132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133]" office:value-type="string" office:string-value="coreapi.h">
            <text:p>coreapi.h</text:p>
          </table:table-cell>
          <table:table-cell table:formula="of:=SUBSTITUTE(['RAW Impl'.D133];&quot;line:&quot;;&quot;&quot;)" office:value-type="string" office:string-value="void setPlayLevel(int level);$/;&quot;">
            <text:p>void setPlayLevel(int level);$/;"</text:p>
          </table:table-cell>
          <table:table-cell table:style-name="ce60" table:formula="of:=SUBSTITUTE(['RAW Impl'.F133];&quot;returntype:&quot;;&quot;&quot;)" office:value-type="string" office:string-value="class:CoreAPI">
            <text:p>class:CoreAPI</text:p>
          </table:table-cell>
          <table:table-cell table:formula="of:=['RAW Impl'.A133]" office:value-type="string" office:string-value="setPlayLevel">
            <text:p>setPlayLevel</text:p>
          </table:table-cell>
          <table:table-cell table:style-name="ce60" table:formula="of:=SUBSTITUTE(['RAW Impl'.E133];&quot;signature:&quot;;&quot;&quot;)" office:value-type="string" office:string-value="line:109">
            <text:p>line:109</text:p>
          </table:table-cell>
          <table:table-cell table:number-columns-repeated="1019"/>
        </table:table-row>
        <table:table-row table:style-name="ro5">
          <table:table-cell table:formula="of:=['RAW Impl'.B134]" office:value-type="string" office:string-value="coreapi.h">
            <text:p>coreapi.h</text:p>
          </table:table-cell>
          <table:table-cell table:formula="of:=SUBSTITUTE(['RAW Impl'.D134];&quot;line:&quot;;&quot;&quot;)" office:value-type="string" office:string-value="void setPlaybackDevice(const std::string &amp;devid);$/;&quot;">
            <text:p>void setPlaybackDevice(const std::string &amp;devid);$/;"</text:p>
          </table:table-cell>
          <table:table-cell table:style-name="ce60" table:formula="of:=SUBSTITUTE(['RAW Impl'.F134];&quot;returntype:&quot;;&quot;&quot;)" office:value-type="string" office:string-value="class:CoreAPI">
            <text:p>class:CoreAPI</text:p>
          </table:table-cell>
          <table:table-cell table:formula="of:=['RAW Impl'.A134]" office:value-type="string" office:string-value="setPlaybackDevice">
            <text:p>setPlaybackDevice</text:p>
          </table:table-cell>
          <table:table-cell table:style-name="ce60" table:formula="of:=SUBSTITUTE(['RAW Impl'.E134];&quot;signature:&quot;;&quot;&quot;)" office:value-type="string" office:string-value="line:133">
            <text:p>line:133</text:p>
          </table:table-cell>
          <table:table-cell table:number-columns-repeated="1019"/>
        </table:table-row>
        <table:table-row table:style-name="ro5">
          <table:table-cell table:formula="of:=['RAW Impl'.B135]" office:value-type="string" office:string-value="coreplugin.h">
            <text:p>coreplugin.h</text:p>
          </table:table-cell>
          <table:table-cell table:formula="of:=SUBSTITUTE(['RAW Impl'.D135];&quot;line:&quot;;&quot;&quot;)" office:value-type="string" office:string-value="virtual bool setReady();$/;&quot;">
            <text:p>virtual bool setReady();$/;"</text:p>
          </table:table-cell>
          <table:table-cell table:style-name="ce60" table:formula="of:=SUBSTITUTE(['RAW Impl'.F135];&quot;returntype:&quot;;&quot;&quot;)" office:value-type="string" office:string-value="class:linphone">
            <text:p>class:linphone</text:p>
          </table:table-cell>
          <table:table-cell table:formula="of:=['RAW Impl'.A135]" office:value-type="string" office:string-value="setReady">
            <text:p>setReady</text:p>
          </table:table-cell>
          <table:table-cell table:style-name="ce60" table:formula="of:=SUBSTITUTE(['RAW Impl'.E135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136]" office:value-type="string" office:string-value="videoplugin.h">
            <text:p>videoplugin.h</text:p>
          </table:table-cell>
          <table:table-cell table:formula="of:=SUBSTITUTE(['RAW Impl'.D136];&quot;line:&quot;;&quot;&quot;)" office:value-type="string" office:string-value="virtual bool setReady();$/;&quot;">
            <text:p>virtual bool setReady();$/;"</text:p>
          </table:table-cell>
          <table:table-cell table:style-name="ce60" table:formula="of:=SUBSTITUTE(['RAW Impl'.F136];&quot;returntype:&quot;;&quot;&quot;)" office:value-type="string" office:string-value="class:video">
            <text:p>class:video</text:p>
          </table:table-cell>
          <table:table-cell table:formula="of:=['RAW Impl'.A136]" office:value-type="string" office:string-value="setReady">
            <text:p>setReady</text:p>
          </table:table-cell>
          <table:table-cell table:style-name="ce60" table:formula="of:=SUBSTITUTE(['RAW Impl'.E136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37]" office:value-type="string" office:string-value="coreapi.h">
            <text:p>coreapi.h</text:p>
          </table:table-cell>
          <table:table-cell table:formula="of:=SUBSTITUTE(['RAW Impl'.D137];&quot;line:&quot;;&quot;&quot;)" office:value-type="string" office:string-value="void setRecLevel(int level);$/;&quot;">
            <text:p>void setRecLevel(int level);$/;"</text:p>
          </table:table-cell>
          <table:table-cell table:style-name="ce60" table:formula="of:=SUBSTITUTE(['RAW Impl'.F137];&quot;returntype:&quot;;&quot;&quot;)" office:value-type="string" office:string-value="class:CoreAPI">
            <text:p>class:CoreAPI</text:p>
          </table:table-cell>
          <table:table-cell table:formula="of:=['RAW Impl'.A137]" office:value-type="string" office:string-value="setRecLevel">
            <text:p>setRecLevel</text:p>
          </table:table-cell>
          <table:table-cell table:style-name="ce60" table:formula="of:=SUBSTITUTE(['RAW Impl'.E137];&quot;signature:&quot;;&quot;&quot;)" office:value-type="string" office:string-value="line:111">
            <text:p>line:111</text:p>
          </table:table-cell>
          <table:table-cell table:number-columns-repeated="1019"/>
        </table:table-row>
        <table:table-row table:style-name="ro5">
          <table:table-cell table:formula="of:=['RAW Impl'.B138]" office:value-type="string" office:string-value="coreapi.h">
            <text:p>coreapi.h</text:p>
          </table:table-cell>
          <table:table-cell table:formula="of:=SUBSTITUTE(['RAW Impl'.D138];&quot;line:&quot;;&quot;&quot;)" office:value-type="string" office:string-value="void setRingLevel(int level);$/;&quot;">
            <text:p>void setRingLevel(int level);$/;"</text:p>
          </table:table-cell>
          <table:table-cell table:style-name="ce60" table:formula="of:=SUBSTITUTE(['RAW Impl'.F138];&quot;returntype:&quot;;&quot;&quot;)" office:value-type="string" office:string-value="class:CoreAPI">
            <text:p>class:CoreAPI</text:p>
          </table:table-cell>
          <table:table-cell table:formula="of:=['RAW Impl'.A138]" office:value-type="string" office:string-value="setRingLevel">
            <text:p>setRingLevel</text:p>
          </table:table-cell>
          <table:table-cell table:style-name="ce60" table:formula="of:=SUBSTITUTE(['RAW Impl'.E138];&quot;signature:&quot;;&quot;&quot;)" office:value-type="string" office:string-value="line:113">
            <text:p>line:113</text:p>
          </table:table-cell>
          <table:table-cell table:number-columns-repeated="1019"/>
        </table:table-row>
        <table:table-row table:style-name="ro5">
          <table:table-cell table:formula="of:=['RAW Impl'.B139]" office:value-type="string" office:string-value="coreapi.h">
            <text:p>coreapi.h</text:p>
          </table:table-cell>
          <table:table-cell table:formula="of:=SUBSTITUTE(['RAW Impl'.D139];&quot;line:&quot;;&quot;&quot;)" office:value-type="string" office:string-value="void setRingerDevice(const std::string &amp;devid);$/;&quot;">
            <text:p>void setRingerDevice(const std::string &amp;devid);$/;"</text:p>
          </table:table-cell>
          <table:table-cell table:style-name="ce60" table:formula="of:=SUBSTITUTE(['RAW Impl'.F139];&quot;returntype:&quot;;&quot;&quot;)" office:value-type="string" office:string-value="class:CoreAPI">
            <text:p>class:CoreAPI</text:p>
          </table:table-cell>
          <table:table-cell table:formula="of:=['RAW Impl'.A139]" office:value-type="string" office:string-value="setRingerDevice">
            <text:p>setRingerDevice</text:p>
          </table:table-cell>
          <table:table-cell table:style-name="ce60" table:formula="of:=SUBSTITUTE(['RAW Impl'.E139];&quot;signature:&quot;;&quot;&quot;)" office:value-type="string" office:string-value="line:132">
            <text:p>line:132</text:p>
          </table:table-cell>
          <table:table-cell table:number-columns-repeated="1019"/>
        </table:table-row>
        <table:table-row table:style-name="ro5">
          <table:table-cell table:formula="of:=['RAW Impl'.B140]" office:value-type="string" office:string-value="proxyconfigapi.h">
            <text:p>proxyconfigapi.h</text:p>
          </table:table-cell>
          <table:table-cell table:formula="of:=SUBSTITUTE(['RAW Impl'.D140];&quot;line:&quot;;&quot;&quot;)" office:value-type="string" office:string-value="int setRoute(const std::string &amp;route);$/;&quot;">
            <text:p>int setRoute(const std::string &amp;route);$/;"</text:p>
          </table:table-cell>
          <table:table-cell table:style-name="ce60" table:formula="of:=SUBSTITUTE(['RAW Impl'.F140];&quot;returntype:&quot;;&quot;&quot;)" office:value-type="string" office:string-value="class:ProxyConfigAPI">
            <text:p>class:ProxyConfigAPI</text:p>
          </table:table-cell>
          <table:table-cell table:formula="of:=['RAW Impl'.A140]" office:value-type="string" office:string-value="setRoute">
            <text:p>setRoute</text:p>
          </table:table-cell>
          <table:table-cell table:style-name="ce60" table:formula="of:=SUBSTITUTE(['RAW Impl'.E140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41]" office:value-type="string" office:string-value="proxyconfigapi.h">
            <text:p>proxyconfigapi.h</text:p>
          </table:table-cell>
          <table:table-cell table:formula="of:=SUBSTITUTE(['RAW Impl'.D141];&quot;line:&quot;;&quot;&quot;)" office:value-type="string" office:string-value="int setServerAddr(const std::string &amp;server_addr);$/;&quot;">
            <text:p>int setServerAddr(const std::string &amp;server_addr);$/;"</text:p>
          </table:table-cell>
          <table:table-cell table:style-name="ce60" table:formula="of:=SUBSTITUTE(['RAW Impl'.F141];&quot;returntype:&quot;;&quot;&quot;)" office:value-type="string" office:string-value="class:ProxyConfigAPI">
            <text:p>class:ProxyConfigAPI</text:p>
          </table:table-cell>
          <table:table-cell table:formula="of:=['RAW Impl'.A141]" office:value-type="string" office:string-value="setServerAddr">
            <text:p>setServerAddr</text:p>
          </table:table-cell>
          <table:table-cell table:style-name="ce60" table:formula="of:=SUBSTITUTE(['RAW Impl'.E141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142]" office:value-type="string" office:string-value="authinfoapi.h">
            <text:p>authinfoapi.h</text:p>
          </table:table-cell>
          <table:table-cell table:formula="of:=SUBSTITUTE(['RAW Impl'.D142];&quot;line:&quot;;&quot;&quot;)" office:value-type="string" office:string-value="void setUserid(const std::string &amp;userid);$/;&quot;">
            <text:p>void setUserid(const std::string &amp;userid);$/;"</text:p>
          </table:table-cell>
          <table:table-cell table:style-name="ce60" table:formula="of:=SUBSTITUTE(['RAW Impl'.F142];&quot;returntype:&quot;;&quot;&quot;)" office:value-type="string" office:string-value="class:AuthInfoAPI">
            <text:p>class:AuthInfoAPI</text:p>
          </table:table-cell>
          <table:table-cell table:formula="of:=['RAW Impl'.A142]" office:value-type="string" office:string-value="setUserid">
            <text:p>setUserid</text:p>
          </table:table-cell>
          <table:table-cell table:style-name="ce60" table:formula="of:=SUBSTITUTE(['RAW Impl'.E142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43]" office:value-type="string" office:string-value="authinfoapi.h">
            <text:p>authinfoapi.h</text:p>
          </table:table-cell>
          <table:table-cell table:formula="of:=SUBSTITUTE(['RAW Impl'.D143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60" table:formula="of:=SUBSTITUTE(['RAW Impl'.F143];&quot;returntype:&quot;;&quot;&quot;)" office:value-type="string" office:string-value="class:AuthInfoAPI">
            <text:p>class:AuthInfoAPI</text:p>
          </table:table-cell>
          <table:table-cell table:formula="of:=['RAW Impl'.A143]" office:value-type="string" office:string-value="setUsername">
            <text:p>setUsername</text:p>
          </table:table-cell>
          <table:table-cell table:style-name="ce60" table:formula="of:=SUBSTITUTE(['RAW Impl'.E143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44]" office:value-type="string" office:string-value="coreapi.h">
            <text:p>coreapi.h</text:p>
          </table:table-cell>
          <table:table-cell table:formula="of:=SUBSTITUTE(['RAW Impl'.D144];&quot;line:&quot;;&quot;&quot;)" office:value-type="string" office:string-value="void setVideoCodecs(const std::vector&lt;FB::JSAPIPtr&gt; &amp;list);$/;&quot;">
            <text:p>void setVideoCodecs(const std::vector&lt;FB::JSAPIPtr&gt; &amp;list);$/;"</text:p>
          </table:table-cell>
          <table:table-cell table:style-name="ce60" table:formula="of:=SUBSTITUTE(['RAW Impl'.F144];&quot;returntype:&quot;;&quot;&quot;)" office:value-type="string" office:string-value="class:CoreAPI">
            <text:p>class:CoreAPI</text:p>
          </table:table-cell>
          <table:table-cell table:formula="of:=['RAW Impl'.A144]" office:value-type="string" office:string-value="setVideoCodecs">
            <text:p>setVideoCodecs</text:p>
          </table:table-cell>
          <table:table-cell table:style-name="ce60" table:formula="of:=SUBSTITUTE(['RAW Impl'.E144];&quot;signature:&quot;;&quot;&quot;)" office:value-type="string" office:string-value="line:149">
            <text:p>line:149</text:p>
          </table:table-cell>
          <table:table-cell table:number-columns-repeated="1019"/>
        </table:table-row>
        <table:table-row table:style-name="ro5">
          <table:table-cell table:formula="of:=['RAW Impl'.B145]" office:value-type="string" office:string-value="coreapi.h">
            <text:p>coreapi.h</text:p>
          </table:table-cell>
          <table:table-cell table:formula="of:=SUBSTITUTE(['RAW Impl'.D145];&quot;line:&quot;;&quot;&quot;)" office:value-type="string" office:string-value="void setVideoDevice(const std::string &amp;devid);$/;&quot;">
            <text:p>void setVideoDevice(const std::string &amp;devid);$/;"</text:p>
          </table:table-cell>
          <table:table-cell table:style-name="ce60" table:formula="of:=SUBSTITUTE(['RAW Impl'.F145];&quot;returntype:&quot;;&quot;&quot;)" office:value-type="string" office:string-value="class:CoreAPI">
            <text:p>class:CoreAPI</text:p>
          </table:table-cell>
          <table:table-cell table:formula="of:=['RAW Impl'.A145]" office:value-type="string" office:string-value="setVideoDevice">
            <text:p>setVideoDevice</text:p>
          </table:table-cell>
          <table:table-cell table:style-name="ce60" table:formula="of:=SUBSTITUTE(['RAW Impl'.E145];&quot;signature:&quot;;&quot;&quot;)" office:value-type="string" office:string-value="line:142">
            <text:p>line:142</text:p>
          </table:table-cell>
          <table:table-cell table:number-columns-repeated="1019"/>
        </table:table-row>
        <table:table-row table:style-name="ro5">
          <table:table-cell table:formula="of:=['RAW Impl'.B146]" office:value-type="string" office:string-value="videoapi.h">
            <text:p>videoapi.h</text:p>
          </table:table-cell>
          <table:table-cell table:formula="of:=SUBSTITUTE(['RAW Impl'.D146];&quot;line:&quot;;&quot;&quot;)" office:value-type="string" office:string-value="void setWindow(FB::PluginWindow *window);$/;&quot;">
            <text:p>void setWindow(FB::PluginWindow *window);$/;"</text:p>
          </table:table-cell>
          <table:table-cell table:style-name="ce60" table:formula="of:=SUBSTITUTE(['RAW Impl'.F146];&quot;returntype:&quot;;&quot;&quot;)" office:value-type="string" office:string-value="class:VideoAPI">
            <text:p>class:VideoAPI</text:p>
          </table:table-cell>
          <table:table-cell table:formula="of:=['RAW Impl'.A146]" office:value-type="string" office:string-value="setWindow">
            <text:p>setWindow</text:p>
          </table:table-cell>
          <table:table-cell table:style-name="ce60" table:formula="of:=SUBSTITUTE(['RAW Impl'.E146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47]" office:value-type="string" office:string-value="videowindow.h">
            <text:p>videowindow.h</text:p>
          </table:table-cell>
          <table:table-cell table:formula="of:=SUBSTITUTE(['RAW Impl'.D147];&quot;line:&quot;;&quot;&quot;)" office:value-type="string" office:string-value="virtual void setWindow(FB::PluginWindow *window) = 0;$/;&quot;">
            <text:p>virtual void setWindow(FB::PluginWindow *window) = 0;$/;"</text:p>
          </table:table-cell>
          <table:table-cell table:style-name="ce60" table:formula="of:=SUBSTITUTE(['RAW Impl'.F147];&quot;returntype:&quot;;&quot;&quot;)" office:value-type="string" office:string-value="class:VideoWindow">
            <text:p>class:VideoWindow</text:p>
          </table:table-cell>
          <table:table-cell table:formula="of:=['RAW Impl'.A147]" office:value-type="string" office:string-value="setWindow">
            <text:p>setWindow</text:p>
          </table:table-cell>
          <table:table-cell table:style-name="ce60" table:formula="of:=SUBSTITUTE(['RAW Impl'.E147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48]" office:value-type="string" office:string-value="coreplugin.h">
            <text:p>coreplugin.h</text:p>
          </table:table-cell>
          <table:table-cell table:formula="of:=SUBSTITUTE(['RAW Impl'.D148];&quot;line:&quot;;&quot;&quot;)" office:value-type="string" office:string-value="void shutdown();$/;&quot;">
            <text:p>void shutdown();$/;"</text:p>
          </table:table-cell>
          <table:table-cell table:style-name="ce60" table:formula="of:=SUBSTITUTE(['RAW Impl'.F148];&quot;returntype:&quot;;&quot;&quot;)" office:value-type="string" office:string-value="class:linphone">
            <text:p>class:linphone</text:p>
          </table:table-cell>
          <table:table-cell table:formula="of:=['RAW Impl'.A148]" office:value-type="string" office:string-value="shutdown">
            <text:p>shutdown</text:p>
          </table:table-cell>
          <table:table-cell table:style-name="ce60" table:formula="of:=SUBSTITUTE(['RAW Impl'.E148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49]" office:value-type="string" office:string-value="videoplugin.h">
            <text:p>videoplugin.h</text:p>
          </table:table-cell>
          <table:table-cell table:formula="of:=SUBSTITUTE(['RAW Impl'.D149];&quot;line:&quot;;&quot;&quot;)" office:value-type="string" office:string-value="void shutdown();$/;&quot;">
            <text:p>void shutdown();$/;"</text:p>
          </table:table-cell>
          <table:table-cell table:style-name="ce60" table:formula="of:=SUBSTITUTE(['RAW Impl'.F149];&quot;returntype:&quot;;&quot;&quot;)" office:value-type="string" office:string-value="class:video">
            <text:p>class:video</text:p>
          </table:table-cell>
          <table:table-cell table:formula="of:=['RAW Impl'.A149]" office:value-type="string" office:string-value="shutdown">
            <text:p>shutdown</text:p>
          </table:table-cell>
          <table:table-cell table:style-name="ce60" table:formula="of:=SUBSTITUTE(['RAW Impl'.E149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150]" office:value-type="string" office:string-value="coreapi.h">
            <text:p>coreapi.h</text:p>
          </table:table-cell>
          <table:table-cell table:formula="of:=SUBSTITUTE(['RAW Impl'.D150];&quot;line:&quot;;&quot;&quot;)" office:value-type="string" office:string-value="bool soundDeviceCanCapture(const std::string &amp;devid);$/;&quot;">
            <text:p>bool soundDeviceCanCapture(const std::string &amp;devid);$/;"</text:p>
          </table:table-cell>
          <table:table-cell table:style-name="ce60" table:formula="of:=SUBSTITUTE(['RAW Impl'.F150];&quot;returntype:&quot;;&quot;&quot;)" office:value-type="string" office:string-value="class:CoreAPI">
            <text:p>class:CoreAPI</text:p>
          </table:table-cell>
          <table:table-cell table:formula="of:=['RAW Impl'.A150]" office:value-type="string" office:string-value="soundDeviceCanCapture">
            <text:p>soundDeviceCanCapture</text:p>
          </table:table-cell>
          <table:table-cell table:style-name="ce60" table:formula="of:=SUBSTITUTE(['RAW Impl'.E150];&quot;signature:&quot;;&quot;&quot;)" office:value-type="string" office:string-value="line:130">
            <text:p>line:130</text:p>
          </table:table-cell>
          <table:table-cell table:number-columns-repeated="1019"/>
        </table:table-row>
        <table:table-row table:style-name="ro5">
          <table:table-cell table:formula="of:=['RAW Impl'.B151]" office:value-type="string" office:string-value="coreapi.h">
            <text:p>coreapi.h</text:p>
          </table:table-cell>
          <table:table-cell table:formula="of:=SUBSTITUTE(['RAW Impl'.D151];&quot;line:&quot;;&quot;&quot;)" office:value-type="string" office:string-value="bool soundDeviceCanPlayback(const std::string &amp;devid);$/;&quot;">
            <text:p>bool soundDeviceCanPlayback(const std::string &amp;devid);$/;"</text:p>
          </table:table-cell>
          <table:table-cell table:style-name="ce60" table:formula="of:=SUBSTITUTE(['RAW Impl'.F151];&quot;returntype:&quot;;&quot;&quot;)" office:value-type="string" office:string-value="class:CoreAPI">
            <text:p>class:CoreAPI</text:p>
          </table:table-cell>
          <table:table-cell table:formula="of:=['RAW Impl'.A151]" office:value-type="string" office:string-value="soundDeviceCanPlayback">
            <text:p>soundDeviceCanPlayback</text:p>
          </table:table-cell>
          <table:table-cell table:style-name="ce60" table:formula="of:=SUBSTITUTE(['RAW Impl'.E151];&quot;signature:&quot;;&quot;&quot;)" office:value-type="string" office:string-value="line:131">
            <text:p>line:131</text:p>
          </table:table-cell>
          <table:table-cell table:number-columns-repeated="1019"/>
        </table:table-row>
        <table:table-row table:style-name="ro5">
          <table:table-cell table:formula="of:=['RAW Impl'.B152]" office:value-type="string" office:string-value="coreapi.h">
            <text:p>coreapi.h</text:p>
          </table:table-cell>
          <table:table-cell table:formula="of:=SUBSTITUTE(['RAW Impl'.D152];&quot;line:&quot;;&quot;&quot;)" office:value-type="string" office:string-value="void terminateCall(const CallAPIPtr &amp;call);$/;&quot;">
            <text:p>void terminateCall(const CallAPIPtr &amp;call);$/;"</text:p>
          </table:table-cell>
          <table:table-cell table:style-name="ce60" table:formula="of:=SUBSTITUTE(['RAW Impl'.F152];&quot;returntype:&quot;;&quot;&quot;)" office:value-type="string" office:string-value="class:CoreAPI">
            <text:p>class:CoreAPI</text:p>
          </table:table-cell>
          <table:table-cell table:formula="of:=['RAW Impl'.A152]" office:value-type="string" office:string-value="terminateCall">
            <text:p>terminateCall</text:p>
          </table:table-cell>
          <table:table-cell table:style-name="ce60" table:formula="of:=SUBSTITUTE(['RAW Impl'.E152];&quot;signature:&quot;;&quot;&quot;)" office:value-type="string" office:string-value="line:106">
            <text:p>line:106</text:p>
          </table:table-cell>
          <table:table-cell table:number-columns-repeated="1019"/>
        </table:table-row>
        <table:table-row table:style-name="ro5">
          <table:table-cell table:formula="of:=['RAW Impl'.B153]" office:value-type="string" office:string-value="videoplugin.h">
            <text:p>videoplugin.h</text:p>
          </table:table-cell>
          <table:table-cell table:formula="of:=SUBSTITUTE(['RAW Impl'.D153];&quot;line:&quot;;&quot;&quot;)" office:value-type="string" office:string-value="video();$/;&quot;">
            <text:p>video();$/;"</text:p>
          </table:table-cell>
          <table:table-cell table:style-name="ce60" table:formula="of:=SUBSTITUTE(['RAW Impl'.F153];&quot;returntype:&quot;;&quot;&quot;)" office:value-type="string" office:string-value="class:video">
            <text:p>class:video</text:p>
          </table:table-cell>
          <table:table-cell table:formula="of:=['RAW Impl'.A153]" office:value-type="string" office:string-value="video">
            <text:p>video</text:p>
          </table:table-cell>
          <table:table-cell table:style-name="ce60" table:formula="of:=SUBSTITUTE(['RAW Impl'.E153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54]" office:value-type="string" office:string-value="coreapi.h">
            <text:p>coreapi.h</text:p>
          </table:table-cell>
          <table:table-cell table:formula="of:=SUBSTITUTE(['RAW Impl'.D154];&quot;line:&quot;;&quot;&quot;)" office:value-type="string" office:string-value="bool videoEnabled();$/;&quot;">
            <text:p>bool videoEnabled();$/;"</text:p>
          </table:table-cell>
          <table:table-cell table:style-name="ce60" table:formula="of:=SUBSTITUTE(['RAW Impl'.F154];&quot;returntype:&quot;;&quot;&quot;)" office:value-type="string" office:string-value="class:CoreAPI">
            <text:p>class:CoreAPI</text:p>
          </table:table-cell>
          <table:table-cell table:formula="of:=['RAW Impl'.A154]" office:value-type="string" office:string-value="videoEnabled">
            <text:p>videoEnabled</text:p>
          </table:table-cell>
          <table:table-cell table:style-name="ce60" table:formula="of:=SUBSTITUTE(['RAW Impl'.E154];&quot;signature:&quot;;&quot;&quot;)" office:value-type="string" office:string-value="line:119">
            <text:p>line:119</text:p>
          </table:table-cell>
          <table:table-cell table:number-columns-repeated="1019"/>
        </table:table-row>
        <table:table-row table:style-name="ro5">
          <table:table-cell table:formula="of:=['RAW Impl'.B155]" office:value-type="string" office:string-value="coreapi.h">
            <text:p>coreapi.h</text:p>
          </table:table-cell>
          <table:table-cell table:formula="of:=SUBSTITUTE(['RAW Impl'.D155];&quot;line:&quot;;&quot;&quot;)" office:value-type="string" office:string-value="bool videoPreviewEnabled();$/;&quot;">
            <text:p>bool videoPreviewEnabled();$/;"</text:p>
          </table:table-cell>
          <table:table-cell table:style-name="ce60" table:formula="of:=SUBSTITUTE(['RAW Impl'.F155];&quot;returntype:&quot;;&quot;&quot;)" office:value-type="string" office:string-value="class:CoreAPI">
            <text:p>class:CoreAPI</text:p>
          </table:table-cell>
          <table:table-cell table:formula="of:=['RAW Impl'.A155]" office:value-type="string" office:string-value="videoPreviewEnabled">
            <text:p>videoPreviewEnabled</text:p>
          </table:table-cell>
          <table:table-cell table:style-name="ce60" table:formula="of:=SUBSTITUTE(['RAW Impl'.E155];&quot;signature:&quot;;&quot;&quot;)" office:value-type="string" office:string-value="line:121">
            <text:p>line:121</text:p>
          </table:table-cell>
          <table:table-cell table:number-columns-repeated="1019"/>
        </table:table-row>
        <table:table-row table:style-name="ro5">
          <table:table-cell table:formula="of:=['RAW Impl'.B156]" office:value-type="string" office:string-value="coreapi.h">
            <text:p>coreapi.h</text:p>
          </table:table-cell>
          <table:table-cell table:formula="of:=SUBSTITUTE(['RAW Impl'.D156];&quot;line:&quot;;&quot;&quot;)" office:value-type="string" office:string-value="bool videoSupported();$/;&quot;">
            <text:p>bool videoSupported();$/;"</text:p>
          </table:table-cell>
          <table:table-cell table:style-name="ce60" table:formula="of:=SUBSTITUTE(['RAW Impl'.F156];&quot;returntype:&quot;;&quot;&quot;)" office:value-type="string" office:string-value="class:CoreAPI">
            <text:p>class:CoreAPI</text:p>
          </table:table-cell>
          <table:table-cell table:formula="of:=['RAW Impl'.A156]" office:value-type="string" office:string-value="videoSupported">
            <text:p>videoSupported</text:p>
          </table:table-cell>
          <table:table-cell table:style-name="ce60" table:formula="of:=SUBSTITUTE(['RAW Impl'.E156];&quot;signature:&quot;;&quot;&quot;)" office:value-type="string" office:string-value="line:117">
            <text:p>line:117</text:p>
          </table:table-cell>
          <table:table-cell table:number-columns-repeated="1019"/>
        </table:table-row>
        <table:table-row table:style-name="ro5">
          <table:table-cell table:formula="of:=['RAW Impl'.B157]" office:value-type="string" office:string-value="coreapi.h">
            <text:p>coreapi.h</text:p>
          </table:table-cell>
          <table:table-cell table:formula="of:=SUBSTITUTE(['RAW Impl'.D157];&quot;line:&quot;;&quot;&quot;)" office:value-type="string" office:string-value="static void wrapper_auth_info_requested(LinphoneCore *lc, const char *realm, const char *username);$/;&quot;">
            <text:p>static void wrapper_auth_info_requested(LinphoneCore *lc, const char *realm, const char *username);$/;"</text:p>
          </table:table-cell>
          <table:table-cell table:style-name="ce60" table:formula="of:=SUBSTITUTE(['RAW Impl'.F157];&quot;returntype:&quot;;&quot;&quot;)" office:value-type="string" office:string-value="class:CoreAPI">
            <text:p>class:CoreAPI</text:p>
          </table:table-cell>
          <table:table-cell table:formula="of:=['RAW Impl'.A157]" office:value-type="string" office:string-value="wrapper_auth_info_requested">
            <text:p>wrapper_auth_info_requested</text:p>
          </table:table-cell>
          <table:table-cell table:style-name="ce60" table:formula="of:=SUBSTITUTE(['RAW Impl'.E157];&quot;signature:&quot;;&quot;&quot;)" office:value-type="string" office:string-value="line:212">
            <text:p>line:212</text:p>
          </table:table-cell>
          <table:table-cell table:number-columns-repeated="1019"/>
        </table:table-row>
        <table:table-row table:style-name="ro5">
          <table:table-cell table:formula="of:=['RAW Impl'.B158]" office:value-type="string" office:string-value="coreapi.h">
            <text:p>coreapi.h</text:p>
          </table:table-cell>
          <table:table-cell table:formula="of:=SUBSTITUTE(['RAW Impl'.D158];&quot;line:&quot;;&quot;&quot;)" office:value-type="string" office:string-value="static void wrapper_buddy_info_updated(LinphoneCore *lc, LinphoneFriend *lf);$/;&quot;">
            <text:p>static void wrapper_buddy_info_updated(LinphoneCore *lc, LinphoneFriend *lf);$/;"</text:p>
          </table:table-cell>
          <table:table-cell table:style-name="ce60" table:formula="of:=SUBSTITUTE(['RAW Impl'.F158];&quot;returntype:&quot;;&quot;&quot;)" office:value-type="string" office:string-value="class:CoreAPI">
            <text:p>class:CoreAPI</text:p>
          </table:table-cell>
          <table:table-cell table:formula="of:=['RAW Impl'.A158]" office:value-type="string" office:string-value="wrapper_buddy_info_updated">
            <text:p>wrapper_buddy_info_updated</text:p>
          </table:table-cell>
          <table:table-cell table:style-name="ce60" table:formula="of:=SUBSTITUTE(['RAW Impl'.E158];&quot;signature:&quot;;&quot;&quot;)" office:value-type="string" office:string-value="line:217">
            <text:p>line:217</text:p>
          </table:table-cell>
          <table:table-cell table:number-columns-repeated="1019"/>
        </table:table-row>
        <table:table-row table:style-name="ro5">
          <table:table-cell table:formula="of:=['RAW Impl'.B159]" office:value-type="string" office:string-value="coreapi.h">
            <text:p>coreapi.h</text:p>
          </table:table-cell>
          <table:table-cell table:formula="of:=SUBSTITUTE(['RAW Impl'.D159];&quot;line:&quot;;&quot;&quot;)" office:value-type="string" office:string-value="static void wrapper_call_encryption_changed(LinphoneCore *lc, LinphoneCall *call, bool_t on, const char *authentication_token);$/;&quot;">
            <text:p>static void wrapper_call_encryption_changed(LinphoneCore *lc, LinphoneCall *call, bool_t on, const char *authentication_token);$/;"</text:p>
          </table:table-cell>
          <table:table-cell table:style-name="ce60" table:formula="of:=SUBSTITUTE(['RAW Impl'.F159];&quot;returntype:&quot;;&quot;&quot;)" office:value-type="string" office:string-value="class:CoreAPI">
            <text:p>class:CoreAPI</text:p>
          </table:table-cell>
          <table:table-cell table:formula="of:=['RAW Impl'.A159]" office:value-type="string" office:string-value="wrapper_call_encryption_changed">
            <text:p>wrapper_call_encryption_changed</text:p>
          </table:table-cell>
          <table:table-cell table:style-name="ce60" table:formula="of:=SUBSTITUTE(['RAW Impl'.E159];&quot;signature:&quot;;&quot;&quot;)" office:value-type="string" office:string-value="line:224">
            <text:p>line:224</text:p>
          </table:table-cell>
          <table:table-cell table:number-columns-repeated="1019"/>
        </table:table-row>
        <table:table-row table:style-name="ro5">
          <table:table-cell table:formula="of:=['RAW Impl'.B160]" office:value-type="string" office:string-value="coreapi.h">
            <text:p>coreapi.h</text:p>
          </table:table-cell>
          <table:table-cell table:formula="of:=SUBSTITUTE(['RAW Impl'.D160];&quot;line:&quot;;&quot;&quot;)" office:value-type="string" office:string-value="static void wrapper_call_log_updated(LinphoneCore *lc, LinphoneCallLog *newcl);$/;&quot;">
            <text:p>static void wrapper_call_log_updated(LinphoneCore *lc, LinphoneCallLog *newcl);$/;"</text:p>
          </table:table-cell>
          <table:table-cell table:style-name="ce60" table:formula="of:=SUBSTITUTE(['RAW Impl'.F160];&quot;returntype:&quot;;&quot;&quot;)" office:value-type="string" office:string-value="class:CoreAPI">
            <text:p>class:CoreAPI</text:p>
          </table:table-cell>
          <table:table-cell table:formula="of:=['RAW Impl'.A160]" office:value-type="string" office:string-value="wrapper_call_log_updated">
            <text:p>wrapper_call_log_updated</text:p>
          </table:table-cell>
          <table:table-cell table:style-name="ce60" table:formula="of:=SUBSTITUTE(['RAW Impl'.E160];&quot;signature:&quot;;&quot;&quot;)" office:value-type="string" office:string-value="line:213">
            <text:p>line:213</text:p>
          </table:table-cell>
          <table:table-cell table:number-columns-repeated="1019"/>
        </table:table-row>
        <table:table-row table:style-name="ro5">
          <table:table-cell table:formula="of:=['RAW Impl'.B161]" office:value-type="string" office:string-value="coreapi.h">
            <text:p>coreapi.h</text:p>
          </table:table-cell>
          <table:table-cell table:formula="of:=SUBSTITUTE(['RAW Impl'.D161];&quot;line:&quot;;&quot;&quot;)" office:value-type="string" office:string-value="static void wrapper_call_state_changed(LinphoneCore *lc, LinphoneCall *call, LinphoneCallState cstate, const char *message);$/;&quot;">
            <text:p>static void wrapper_call_state_changed(LinphoneCore *lc, LinphoneCall *call, LinphoneCallState cstate, const char *message);$/;"</text:p>
          </table:table-cell>
          <table:table-cell table:style-name="ce60" table:formula="of:=SUBSTITUTE(['RAW Impl'.F161];&quot;returntype:&quot;;&quot;&quot;)" office:value-type="string" office:string-value="class:CoreAPI">
            <text:p>class:CoreAPI</text:p>
          </table:table-cell>
          <table:table-cell table:formula="of:=['RAW Impl'.A161]" office:value-type="string" office:string-value="wrapper_call_state_changed">
            <text:p>wrapper_call_state_changed</text:p>
          </table:table-cell>
          <table:table-cell table:style-name="ce60" table:formula="of:=SUBSTITUTE(['RAW Impl'.E161];&quot;signature:&quot;;&quot;&quot;)" office:value-type="string" office:string-value="line:209">
            <text:p>line:209</text:p>
          </table:table-cell>
          <table:table-cell table:number-columns-repeated="1019"/>
        </table:table-row>
        <table:table-row table:style-name="ro5">
          <table:table-cell table:formula="of:=['RAW Impl'.B162]" office:value-type="string" office:string-value="coreapi.h">
            <text:p>coreapi.h</text:p>
          </table:table-cell>
          <table:table-cell table:formula="of:=SUBSTITUTE(['RAW Impl'.D162];&quot;line:&quot;;&quot;&quot;)" office:value-type="string" office:string-value="static void wrapper_display_message(LinphoneCore *lc, const char *message);$/;&quot;">
            <text:p>static void wrapper_display_message(LinphoneCore *lc, const char *message);$/;"</text:p>
          </table:table-cell>
          <table:table-cell table:style-name="ce60" table:formula="of:=SUBSTITUTE(['RAW Impl'.F162];&quot;returntype:&quot;;&quot;&quot;)" office:value-type="string" office:string-value="class:CoreAPI">
            <text:p>class:CoreAPI</text:p>
          </table:table-cell>
          <table:table-cell table:formula="of:=['RAW Impl'.A162]" office:value-type="string" office:string-value="wrapper_display_message">
            <text:p>wrapper_display_message</text:p>
          </table:table-cell>
          <table:table-cell table:style-name="ce60" table:formula="of:=SUBSTITUTE(['RAW Impl'.E162];&quot;signature:&quot;;&quot;&quot;)" office:value-type="string" office:string-value="line:220">
            <text:p>line:220</text:p>
          </table:table-cell>
          <table:table-cell table:number-columns-repeated="1019"/>
        </table:table-row>
        <table:table-row table:style-name="ro5">
          <table:table-cell table:formula="of:=['RAW Impl'.B163]" office:value-type="string" office:string-value="coreapi.h">
            <text:p>coreapi.h</text:p>
          </table:table-cell>
          <table:table-cell table:formula="of:=SUBSTITUTE(['RAW Impl'.D163];&quot;line:&quot;;&quot;&quot;)" office:value-type="string" office:string-value="static void wrapper_display_status(LinphoneCore *lc, const char *message);$/;&quot;">
            <text:p>static void wrapper_display_status(LinphoneCore *lc, const char *message);$/;"</text:p>
          </table:table-cell>
          <table:table-cell table:style-name="ce60" table:formula="of:=SUBSTITUTE(['RAW Impl'.F163];&quot;returntype:&quot;;&quot;&quot;)" office:value-type="string" office:string-value="class:CoreAPI">
            <text:p>class:CoreAPI</text:p>
          </table:table-cell>
          <table:table-cell table:formula="of:=['RAW Impl'.A163]" office:value-type="string" office:string-value="wrapper_display_status">
            <text:p>wrapper_display_status</text:p>
          </table:table-cell>
          <table:table-cell table:style-name="ce60" table:formula="of:=SUBSTITUTE(['RAW Impl'.E163];&quot;signature:&quot;;&quot;&quot;)" office:value-type="string" office:string-value="line:219">
            <text:p>line:219</text:p>
          </table:table-cell>
          <table:table-cell table:number-columns-repeated="1019"/>
        </table:table-row>
        <table:table-row table:style-name="ro5">
          <table:table-cell table:formula="of:=['RAW Impl'.B164]" office:value-type="string" office:string-value="coreapi.h">
            <text:p>coreapi.h</text:p>
          </table:table-cell>
          <table:table-cell table:formula="of:=SUBSTITUTE(['RAW Impl'.D164];&quot;line:&quot;;&quot;&quot;)" office:value-type="string" office:string-value="static void wrapper_display_url(LinphoneCore *lc, const char *message, const char *url);$/;&quot;">
            <text:p>static void wrapper_display_url(LinphoneCore *lc, const char *message, const char *url);$/;"</text:p>
          </table:table-cell>
          <table:table-cell table:style-name="ce60" table:formula="of:=SUBSTITUTE(['RAW Impl'.F164];&quot;returntype:&quot;;&quot;&quot;)" office:value-type="string" office:string-value="class:CoreAPI">
            <text:p>class:CoreAPI</text:p>
          </table:table-cell>
          <table:table-cell table:formula="of:=['RAW Impl'.A164]" office:value-type="string" office:string-value="wrapper_display_url">
            <text:p>wrapper_display_url</text:p>
          </table:table-cell>
          <table:table-cell table:style-name="ce60" table:formula="of:=SUBSTITUTE(['RAW Impl'.E164];&quot;signature:&quot;;&quot;&quot;)" office:value-type="string" office:string-value="line:222">
            <text:p>line:222</text:p>
          </table:table-cell>
          <table:table-cell table:number-columns-repeated="1019"/>
        </table:table-row>
        <table:table-row table:style-name="ro5">
          <table:table-cell table:formula="of:=['RAW Impl'.B165]" office:value-type="string" office:string-value="coreapi.h">
            <text:p>coreapi.h</text:p>
          </table:table-cell>
          <table:table-cell table:formula="of:=SUBSTITUTE(['RAW Impl'.D165];&quot;line:&quot;;&quot;&quot;)" office:value-type="string" office:string-value="static void wrapper_display_warning(LinphoneCore *lc, const char *message);$/;&quot;">
            <text:p>static void wrapper_display_warning(LinphoneCore *lc, const char *message);$/;"</text:p>
          </table:table-cell>
          <table:table-cell table:style-name="ce60" table:formula="of:=SUBSTITUTE(['RAW Impl'.F165];&quot;returntype:&quot;;&quot;&quot;)" office:value-type="string" office:string-value="class:CoreAPI">
            <text:p>class:CoreAPI</text:p>
          </table:table-cell>
          <table:table-cell table:formula="of:=['RAW Impl'.A165]" office:value-type="string" office:string-value="wrapper_display_warning">
            <text:p>wrapper_display_warning</text:p>
          </table:table-cell>
          <table:table-cell table:style-name="ce60" table:formula="of:=SUBSTITUTE(['RAW Impl'.E165];&quot;signature:&quot;;&quot;&quot;)" office:value-type="string" office:string-value="line:221">
            <text:p>line:221</text:p>
          </table:table-cell>
          <table:table-cell table:number-columns-repeated="1019"/>
        </table:table-row>
        <table:table-row table:style-name="ro5">
          <table:table-cell table:formula="of:=['RAW Impl'.B166]" office:value-type="string" office:string-value="coreapi.h">
            <text:p>coreapi.h</text:p>
          </table:table-cell>
          <table:table-cell table:formula="of:=SUBSTITUTE(['RAW Impl'.D166];&quot;line:&quot;;&quot;&quot;)" office:value-type="string" office:string-value="static void wrapper_dtmf_received(LinphoneCore *lc, LinphoneCall *call, int dtmf);$/;&quot;">
            <text:p>static void wrapper_dtmf_received(LinphoneCore *lc, LinphoneCall *call, int dtmf);$/;"</text:p>
          </table:table-cell>
          <table:table-cell table:style-name="ce60" table:formula="of:=SUBSTITUTE(['RAW Impl'.F166];&quot;returntype:&quot;;&quot;&quot;)" office:value-type="string" office:string-value="class:CoreAPI">
            <text:p>class:CoreAPI</text:p>
          </table:table-cell>
          <table:table-cell table:formula="of:=['RAW Impl'.A166]" office:value-type="string" office:string-value="wrapper_dtmf_received">
            <text:p>wrapper_dtmf_received</text:p>
          </table:table-cell>
          <table:table-cell table:style-name="ce60" table:formula="of:=SUBSTITUTE(['RAW Impl'.E166];&quot;signature:&quot;;&quot;&quot;)" office:value-type="string" office:string-value="line:215">
            <text:p>line:215</text:p>
          </table:table-cell>
          <table:table-cell table:number-columns-repeated="1019"/>
        </table:table-row>
        <table:table-row table:style-name="ro5">
          <table:table-cell table:formula="of:=['RAW Impl'.B167]" office:value-type="string" office:string-value="coreapi.h">
            <text:p>coreapi.h</text:p>
          </table:table-cell>
          <table:table-cell table:formula="of:=SUBSTITUTE(['RAW Impl'.D167];&quot;line:&quot;;&quot;&quot;)" office:value-type="string" office:string-value="static void wrapper_global_state_changed(LinphoneCore *lc, LinphoneGlobalState gstate, const char *message);$/;&quot;">
            <text:p>static void wrapper_global_state_changed(LinphoneCore *lc, LinphoneGlobalState gstate, const char *message);$/;"</text:p>
          </table:table-cell>
          <table:table-cell table:style-name="ce60" table:formula="of:=SUBSTITUTE(['RAW Impl'.F167];&quot;returntype:&quot;;&quot;&quot;)" office:value-type="string" office:string-value="class:CoreAPI">
            <text:p>class:CoreAPI</text:p>
          </table:table-cell>
          <table:table-cell table:formula="of:=['RAW Impl'.A167]" office:value-type="string" office:string-value="wrapper_global_state_changed">
            <text:p>wrapper_global_state_changed</text:p>
          </table:table-cell>
          <table:table-cell table:style-name="ce60" table:formula="of:=SUBSTITUTE(['RAW Impl'.E167];&quot;signature:&quot;;&quot;&quot;)" office:value-type="string" office:string-value="line:207">
            <text:p>line:207</text:p>
          </table:table-cell>
          <table:table-cell table:number-columns-repeated="1019"/>
        </table:table-row>
        <table:table-row table:style-name="ro5">
          <table:table-cell table:formula="of:=['RAW Impl'.B168]" office:value-type="string" office:string-value="coreapi.h">
            <text:p>coreapi.h</text:p>
          </table:table-cell>
          <table:table-cell table:formula="of:=SUBSTITUTE(['RAW Impl'.D168];&quot;line:&quot;;&quot;&quot;)" office:value-type="string" office:string-value="static void wrapper_new_subscription_request(LinphoneCore *lc, LinphoneFriend *lf, const char *url);$/;&quot;">
            <text:p>static void wrapper_new_subscription_request(LinphoneCore *lc, LinphoneFriend *lf, const char *url);$/;"</text:p>
          </table:table-cell>
          <table:table-cell table:style-name="ce60" table:formula="of:=SUBSTITUTE(['RAW Impl'.F168];&quot;returntype:&quot;;&quot;&quot;)" office:value-type="string" office:string-value="class:CoreAPI">
            <text:p>class:CoreAPI</text:p>
          </table:table-cell>
          <table:table-cell table:formula="of:=['RAW Impl'.A168]" office:value-type="string" office:string-value="wrapper_new_subscription_request">
            <text:p>wrapper_new_subscription_request</text:p>
          </table:table-cell>
          <table:table-cell table:style-name="ce60" table:formula="of:=SUBSTITUTE(['RAW Impl'.E168];&quot;signature:&quot;;&quot;&quot;)" office:value-type="string" office:string-value="line:211">
            <text:p>line:211</text:p>
          </table:table-cell>
          <table:table-cell table:number-columns-repeated="1019"/>
        </table:table-row>
        <table:table-row table:style-name="ro5">
          <table:table-cell table:formula="of:=['RAW Impl'.B169]" office:value-type="string" office:string-value="coreapi.h">
            <text:p>coreapi.h</text:p>
          </table:table-cell>
          <table:table-cell table:formula="of:=SUBSTITUTE(['RAW Impl'.D169];&quot;line:&quot;;&quot;&quot;)" office:value-type="string" office:string-value="static void wrapper_notify_presence_recv(LinphoneCore *lc, LinphoneFriend * lf);$/;&quot;">
            <text:p>static void wrapper_notify_presence_recv(LinphoneCore *lc, LinphoneFriend * lf);$/;"</text:p>
          </table:table-cell>
          <table:table-cell table:style-name="ce60" table:formula="of:=SUBSTITUTE(['RAW Impl'.F169];&quot;returntype:&quot;;&quot;&quot;)" office:value-type="string" office:string-value="class:CoreAPI">
            <text:p>class:CoreAPI</text:p>
          </table:table-cell>
          <table:table-cell table:formula="of:=['RAW Impl'.A169]" office:value-type="string" office:string-value="wrapper_notify_presence_recv">
            <text:p>wrapper_notify_presence_recv</text:p>
          </table:table-cell>
          <table:table-cell table:style-name="ce60" table:formula="of:=SUBSTITUTE(['RAW Impl'.E169];&quot;signature:&quot;;&quot;&quot;)" office:value-type="string" office:string-value="line:210">
            <text:p>line:210</text:p>
          </table:table-cell>
          <table:table-cell table:number-columns-repeated="1019"/>
        </table:table-row>
        <table:table-row table:style-name="ro5">
          <table:table-cell table:formula="of:=['RAW Impl'.B170]" office:value-type="string" office:string-value="coreapi.h">
            <text:p>coreapi.h</text:p>
          </table:table-cell>
          <table:table-cell table:formula="of:=SUBSTITUTE(['RAW Impl'.D170];&quot;line:&quot;;&quot;&quot;)" office:value-type="string" office:string-value="static void wrapper_notify_recv(LinphoneCore *lc, LinphoneCall *call, const char *from, const char *event);$/;&quot;">
            <text:p>static void wrapper_notify_recv(LinphoneCore *lc, LinphoneCall *call, const char *from, const char *event);$/;"</text:p>
          </table:table-cell>
          <table:table-cell table:style-name="ce60" table:formula="of:=SUBSTITUTE(['RAW Impl'.F170];&quot;returntype:&quot;;&quot;&quot;)" office:value-type="string" office:string-value="class:CoreAPI">
            <text:p>class:CoreAPI</text:p>
          </table:table-cell>
          <table:table-cell table:formula="of:=['RAW Impl'.A170]" office:value-type="string" office:string-value="wrapper_notify_recv">
            <text:p>wrapper_notify_recv</text:p>
          </table:table-cell>
          <table:table-cell table:style-name="ce60" table:formula="of:=SUBSTITUTE(['RAW Impl'.E170];&quot;signature:&quot;;&quot;&quot;)" office:value-type="string" office:string-value="line:218">
            <text:p>line:218</text:p>
          </table:table-cell>
          <table:table-cell table:number-columns-repeated="1019"/>
        </table:table-row>
        <table:table-row table:style-name="ro5">
          <table:table-cell table:formula="of:=['RAW Impl'.B171]" office:value-type="string" office:string-value="coreapi.h">
            <text:p>coreapi.h</text:p>
          </table:table-cell>
          <table:table-cell table:formula="of:=SUBSTITUTE(['RAW Impl'.D171];&quot;line:&quot;;&quot;&quot;)" office:value-type="string" office:string-value="static void wrapper_refer_received(LinphoneCore *lc, const char *refer_to);$/;&quot;">
            <text:p>static void wrapper_refer_received(LinphoneCore *lc, const char *refer_to);$/;"</text:p>
          </table:table-cell>
          <table:table-cell table:style-name="ce60" table:formula="of:=SUBSTITUTE(['RAW Impl'.F171];&quot;returntype:&quot;;&quot;&quot;)" office:value-type="string" office:string-value="class:CoreAPI">
            <text:p>class:CoreAPI</text:p>
          </table:table-cell>
          <table:table-cell table:formula="of:=['RAW Impl'.A171]" office:value-type="string" office:string-value="wrapper_refer_received">
            <text:p>wrapper_refer_received</text:p>
          </table:table-cell>
          <table:table-cell table:style-name="ce60" table:formula="of:=SUBSTITUTE(['RAW Impl'.E171];&quot;signature:&quot;;&quot;&quot;)" office:value-type="string" office:string-value="line:216">
            <text:p>line:216</text:p>
          </table:table-cell>
          <table:table-cell table:number-columns-repeated="1019"/>
        </table:table-row>
        <table:table-row table:style-name="ro5">
          <table:table-cell table:formula="of:=['RAW Impl'.B172]" office:value-type="string" office:string-value="coreapi.h">
            <text:p>coreapi.h</text:p>
          </table:table-cell>
          <table:table-cell table:formula="of:=SUBSTITUTE(['RAW Impl'.D172];&quot;line:&quot;;&quot;&quot;)" office:value-type="string" office:string-value="static void wrapper_registration_state_changed(LinphoneCore *lc, LinphoneProxyConfig *cfg, LinphoneRegistrationState cstate, const char *message);$/;&quot;">
            <text:p>static void wrapper_registration_state_changed(LinphoneCore *lc, LinphoneProxyConfig *cfg, LinphoneRegistrationState cstate, const char *message);$/;"</text:p>
          </table:table-cell>
          <table:table-cell table:style-name="ce60" table:formula="of:=SUBSTITUTE(['RAW Impl'.F172];&quot;returntype:&quot;;&quot;&quot;)" office:value-type="string" office:string-value="class:CoreAPI">
            <text:p>class:CoreAPI</text:p>
          </table:table-cell>
          <table:table-cell table:formula="of:=['RAW Impl'.A172]" office:value-type="string" office:string-value="wrapper_registration_state_changed">
            <text:p>wrapper_registration_state_changed</text:p>
          </table:table-cell>
          <table:table-cell table:style-name="ce60" table:formula="of:=SUBSTITUTE(['RAW Impl'.E172];&quot;signature:&quot;;&quot;&quot;)" office:value-type="string" office:string-value="line:208">
            <text:p>line:208</text:p>
          </table:table-cell>
          <table:table-cell table:number-columns-repeated="1019"/>
        </table:table-row>
        <table:table-row table:style-name="ro5">
          <table:table-cell table:formula="of:=['RAW Impl'.B173]" office:value-type="string" office:string-value="coreapi.h">
            <text:p>coreapi.h</text:p>
          </table:table-cell>
          <table:table-cell table:formula="of:=SUBSTITUTE(['RAW Impl'.D173];&quot;line:&quot;;&quot;&quot;)" office:value-type="string" office:string-value="static void wrapper_show(LinphoneCore *lc);$/;&quot;">
            <text:p>static void wrapper_show(LinphoneCore *lc);$/;"</text:p>
          </table:table-cell>
          <table:table-cell table:style-name="ce60" table:formula="of:=SUBSTITUTE(['RAW Impl'.F173];&quot;returntype:&quot;;&quot;&quot;)" office:value-type="string" office:string-value="class:CoreAPI">
            <text:p>class:CoreAPI</text:p>
          </table:table-cell>
          <table:table-cell table:formula="of:=['RAW Impl'.A173]" office:value-type="string" office:string-value="wrapper_show">
            <text:p>wrapper_show</text:p>
          </table:table-cell>
          <table:table-cell table:style-name="ce60" table:formula="of:=SUBSTITUTE(['RAW Impl'.E173];&quot;signature:&quot;;&quot;&quot;)" office:value-type="string" office:string-value="line:223">
            <text:p>line:223</text:p>
          </table:table-cell>
          <table:table-cell table:number-columns-repeated="1019"/>
        </table:table-row>
        <table:table-row table:style-name="ro5">
          <table:table-cell table:formula="of:=['RAW Impl'.B174]" office:value-type="string" office:string-value="coreapi.h">
            <text:p>coreapi.h</text:p>
          </table:table-cell>
          <table:table-cell table:formula="of:=SUBSTITUTE(['RAW Impl'.D174];&quot;line:&quot;;&quot;&quot;)" office:value-type="string" office:string-value="static void wrapper_text_received(LinphoneCore *lc, LinphoneChatRoom *room, const LinphoneAddress *from, const char *message);$/;&quot;">
            <text:p>static void wrapper_text_received(LinphoneCore *lc, LinphoneChatRoom *room, const LinphoneAddress *from, const char *message);$/;"</text:p>
          </table:table-cell>
          <table:table-cell table:style-name="ce60" table:formula="of:=SUBSTITUTE(['RAW Impl'.F174];&quot;returntype:&quot;;&quot;&quot;)" office:value-type="string" office:string-value="class:CoreAPI">
            <text:p>class:CoreAPI</text:p>
          </table:table-cell>
          <table:table-cell table:formula="of:=['RAW Impl'.A174]" office:value-type="string" office:string-value="wrapper_text_received">
            <text:p>wrapper_text_received</text:p>
          </table:table-cell>
          <table:table-cell table:style-name="ce60" table:formula="of:=SUBSTITUTE(['RAW Impl'.E174];&quot;signature:&quot;;&quot;&quot;)" office:value-type="string" office:string-value="line:214">
            <text:p>line:214</text:p>
          </table:table-cell>
          <table:table-cell table:number-columns-repeated="1019"/>
        </table:table-row>
        <table:table-row table:style-name="ro5">
          <table:table-cell table:formula="of:=['RAW Impl'.B175]" office:value-type="string" office:string-value="authinfoapi.h">
            <text:p>authinfoapi.h</text:p>
          </table:table-cell>
          <table:table-cell table:formula="of:=SUBSTITUTE(['RAW Impl'.D175];&quot;line:&quot;;&quot;&quot;)" office:value-type="string" office:string-value="~AuthInfoAPI();$/;&quot;">
            <text:p>~AuthInfoAPI();$/;"</text:p>
          </table:table-cell>
          <table:table-cell table:style-name="ce60" table:formula="of:=SUBSTITUTE(['RAW Impl'.F175];&quot;returntype:&quot;;&quot;&quot;)" office:value-type="string" office:string-value="class:AuthInfoAPI">
            <text:p>class:AuthInfoAPI</text:p>
          </table:table-cell>
          <table:table-cell table:formula="of:=['RAW Impl'.A175]" office:value-type="string" office:string-value="~AuthInfoAPI">
            <text:p>~AuthInfoAPI</text:p>
          </table:table-cell>
          <table:table-cell table:style-name="ce60" table:formula="of:=SUBSTITUTE(['RAW Impl'.E175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176]" office:value-type="string" office:string-value="callapi.h">
            <text:p>callapi.h</text:p>
          </table:table-cell>
          <table:table-cell table:formula="of:=SUBSTITUTE(['RAW Impl'.D176];&quot;line:&quot;;&quot;&quot;)" office:value-type="string" office:string-value="~CallAPI();$/;&quot;">
            <text:p>~CallAPI();$/;"</text:p>
          </table:table-cell>
          <table:table-cell table:style-name="ce60" table:formula="of:=SUBSTITUTE(['RAW Impl'.F176];&quot;returntype:&quot;;&quot;&quot;)" office:value-type="string" office:string-value="class:CallAPI">
            <text:p>class:CallAPI</text:p>
          </table:table-cell>
          <table:table-cell table:formula="of:=['RAW Impl'.A176]" office:value-type="string" office:string-value="~CallAPI">
            <text:p>~CallAPI</text:p>
          </table:table-cell>
          <table:table-cell table:style-name="ce60" table:formula="of:=SUBSTITUTE(['RAW Impl'.E176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177]" office:value-type="string" office:string-value="coreapi.h">
            <text:p>coreapi.h</text:p>
          </table:table-cell>
          <table:table-cell table:formula="of:=SUBSTITUTE(['RAW Impl'.D177];&quot;line:&quot;;&quot;&quot;)" office:value-type="string" office:string-value="~CoreAPI();$/;&quot;">
            <text:p>~CoreAPI();$/;"</text:p>
          </table:table-cell>
          <table:table-cell table:style-name="ce60" table:formula="of:=SUBSTITUTE(['RAW Impl'.F177];&quot;returntype:&quot;;&quot;&quot;)" office:value-type="string" office:string-value="class:CoreAPI">
            <text:p>class:CoreAPI</text:p>
          </table:table-cell>
          <table:table-cell table:formula="of:=['RAW Impl'.A177]" office:value-type="string" office:string-value="~CoreAPI">
            <text:p>~CoreAPI</text:p>
          </table:table-cell>
          <table:table-cell table:style-name="ce60" table:formula="of:=SUBSTITUTE(['RAW Impl'.E177];&quot;signature:&quot;;&quot;&quot;)" office:value-type="string" office:string-value="line:87">
            <text:p>line:87</text:p>
          </table:table-cell>
          <table:table-cell table:number-columns-repeated="1019"/>
        </table:table-row>
        <table:table-row table:style-name="ro5">
          <table:table-cell table:formula="of:=['RAW Impl'.B178]" office:value-type="string" office:string-value="payloadtypeapi.h">
            <text:p>payloadtypeapi.h</text:p>
          </table:table-cell>
          <table:table-cell table:formula="of:=SUBSTITUTE(['RAW Impl'.D178];&quot;line:&quot;;&quot;&quot;)" office:value-type="string" office:string-value="~PayloadTypeAPI();$/;&quot;">
            <text:p>~PayloadTypeAPI();$/;"</text:p>
          </table:table-cell>
          <table:table-cell table:style-name="ce60" table:formula="of:=SUBSTITUTE(['RAW Impl'.F178];&quot;returntype:&quot;;&quot;&quot;)" office:value-type="string" office:string-value="class:PayloadTypeAPI">
            <text:p>class:PayloadTypeAPI</text:p>
          </table:table-cell>
          <table:table-cell table:formula="of:=['RAW Impl'.A178]" office:value-type="string" office:string-value="~PayloadTypeAPI">
            <text:p>~PayloadTypeAPI</text:p>
          </table:table-cell>
          <table:table-cell table:style-name="ce60" table:formula="of:=SUBSTITUTE(['RAW Impl'.E178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79]" office:value-type="string" office:string-value="proxyconfigapi.h">
            <text:p>proxyconfigapi.h</text:p>
          </table:table-cell>
          <table:table-cell table:formula="of:=SUBSTITUTE(['RAW Impl'.D179];&quot;line:&quot;;&quot;&quot;)" office:value-type="string" office:string-value="~ProxyConfigAPI();$/;&quot;">
            <text:p>~ProxyConfigAPI();$/;"</text:p>
          </table:table-cell>
          <table:table-cell table:style-name="ce60" table:formula="of:=SUBSTITUTE(['RAW Impl'.F179];&quot;returntype:&quot;;&quot;&quot;)" office:value-type="string" office:string-value="class:ProxyConfigAPI">
            <text:p>class:ProxyConfigAPI</text:p>
          </table:table-cell>
          <table:table-cell table:formula="of:=['RAW Impl'.A179]" office:value-type="string" office:string-value="~ProxyConfigAPI">
            <text:p>~ProxyConfigAPI</text:p>
          </table:table-cell>
          <table:table-cell table:style-name="ce60" table:formula="of:=SUBSTITUTE(['RAW Impl'.E179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80]" office:value-type="string" office:string-value="videoapi.h">
            <text:p>videoapi.h</text:p>
          </table:table-cell>
          <table:table-cell table:formula="of:=SUBSTITUTE(['RAW Impl'.D180];&quot;line:&quot;;&quot;&quot;)" office:value-type="string" office:string-value="~VideoAPI();$/;&quot;">
            <text:p>~VideoAPI();$/;"</text:p>
          </table:table-cell>
          <table:table-cell table:style-name="ce60" table:formula="of:=SUBSTITUTE(['RAW Impl'.F180];&quot;returntype:&quot;;&quot;&quot;)" office:value-type="string" office:string-value="class:VideoAPI">
            <text:p>class:VideoAPI</text:p>
          </table:table-cell>
          <table:table-cell table:formula="of:=['RAW Impl'.A180]" office:value-type="string" office:string-value="~VideoAPI">
            <text:p>~VideoAPI</text:p>
          </table:table-cell>
          <table:table-cell table:style-name="ce60" table:formula="of:=SUBSTITUTE(['RAW Impl'.E180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81]" office:value-type="string" office:string-value="coreplugin.h">
            <text:p>coreplugin.h</text:p>
          </table:table-cell>
          <table:table-cell table:formula="of:=SUBSTITUTE(['RAW Impl'.D181];&quot;line:&quot;;&quot;&quot;)" office:value-type="string" office:string-value="virtual ~linphone();$/;&quot;">
            <text:p>virtual ~linphone();$/;"</text:p>
          </table:table-cell>
          <table:table-cell table:style-name="ce60" table:formula="of:=SUBSTITUTE(['RAW Impl'.F181];&quot;returntype:&quot;;&quot;&quot;)" office:value-type="string" office:string-value="class:linphone">
            <text:p>class:linphone</text:p>
          </table:table-cell>
          <table:table-cell table:formula="of:=['RAW Impl'.A181]" office:value-type="string" office:string-value="~linphone">
            <text:p>~linphone</text:p>
          </table:table-cell>
          <table:table-cell table:style-name="ce60" table:formula="of:=SUBSTITUTE(['RAW Impl'.E181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82]" office:value-type="string" office:string-value="videoplugin.h">
            <text:p>videoplugin.h</text:p>
          </table:table-cell>
          <table:table-cell table:formula="of:=SUBSTITUTE(['RAW Impl'.D182];&quot;line:&quot;;&quot;&quot;)" office:value-type="string" office:string-value="virtual ~video();$/;&quot;">
            <text:p>virtual ~video();$/;"</text:p>
          </table:table-cell>
          <table:table-cell table:style-name="ce60" table:formula="of:=SUBSTITUTE(['RAW Impl'.F182];&quot;returntype:&quot;;&quot;&quot;)" office:value-type="string" office:string-value="class:video">
            <text:p>class:video</text:p>
          </table:table-cell>
          <table:table-cell table:formula="of:=['RAW Impl'.A182]" office:value-type="string" office:string-value="~video">
            <text:p>~video</text:p>
          </table:table-cell>
          <table:table-cell table:style-name="ce60" table:formula="of:=SUBSTITUTE(['RAW Impl'.E182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 table:number-rows-repeated="259">
          <table:table-cell table:number-columns-repeated="2"/>
          <table:table-cell table:style-name="ce60"/>
          <table:table-cell/>
          <table:table-cell table:style-name="ce60"/>
          <table:table-cell table:number-columns-repeated="1019"/>
        </table:table-row>
        <table:table-row table:style-name="ro5" table:number-rows-repeated="10481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25T12:19:01</dc:date>
    <dc:creator>Yann Diorcet</dc:creator>
    <meta:editing-duration>PT11H44M46S</meta:editing-duration>
    <meta:editing-cycles>248</meta:editing-cycles>
    <meta:generator>LibreOffice/3.5$Linux_X86_64 LibreOffice_project/350m1$Build-2</meta:generator>
    <meta:document-statistic meta:table-count="10" meta:cell-count="844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3,index).string = method then
	    	ret = "Yes"
		end if
		index = index + 1
	Loop
	SeekImpl = ret
End Function

Sub CheckAPI()
	Dim sheets(5)
	Dim found
	Dim sumsheet, sheet,sheet2,cell,cell2,cell3,val,val2,val3,i
	Dim row, row2, sumrow, sumcol as integer
	sheets(0) = "Auth"
	sheets(1) = "Address"
	sheets(2) = "Call"
	sheets(3) = "Core"
	sheets(4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sumrow = sumrow + 1
		end if
		row = row + 1
	Loop
	sumsheet.getCellByPosition(sumcol,sumrow).string = " "
	sumsheet.getCellByPosition(sumcol,sumrow).CharColor = RGB (255, 255, 255)
	sumsheet.getCellByPosition(sumcol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